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u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366in">
            <draw:object draw:notify-on-update-of-ranges="true.A2:true.A111 true.I2:true.I2 true.K2:true.K111 true.I3:true.I3 true.L2:true.L111 true.I4:true.I4 true.N2:true.N111 true.I6:true.I6 true.Q2:true.Q111 true.I5:true.I5 true.P2:true.P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4" table:default-cell-style-name="Default"/>
        <table:table-column table:style-name="co1" table:number-columns-repeated="5" table:default-cell-style-name="ce4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2"/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number-columns-repeated="3" table:style-name="Default" office:value-type="float" office:value="277323.4" calcext:value-type="float">
            <text:p>277323.4</text:p>
          </table:table-cell>
          <table:table-cell table:number-columns-repeated="2" table:style-name="Default" office:value-type="float" office:value="277539.4" calcext:value-type="float">
            <text:p>277539.4</text:p>
          </table:table-cell>
          <table:table-cell table:number-columns-repeated="2" office:value-type="float" office:value="277323.4" calcext:value-type="float">
            <text:p>277323.4</text:p>
          </table:table-cell>
          <table:table-cell office:value-type="string" calcext:value-type="string">
            <text:p>Exhaustive</text:p>
          </table:table-cell>
          <table:table-cell/>
          <table:table-cell table:style-name="ce1" table:formula="of:=[.B2]/[.B2]" office:value-type="float" office:value="1" calcext:value-type="float">
            <text:p>1</text:p>
          </table:table-cell>
          <table:table-cell table:style-name="ce1" table:formula="of:=[.C2]/[.B2]" office:value-type="float" office:value="1" calcext:value-type="float">
            <text:p>1</text:p>
          </table:table-cell>
          <table:table-cell table:style-name="ce1" table:formula="of:=[.D2]/[.B2]" office:value-type="float" office:value="1" calcext:value-type="float">
            <text:p>1</text:p>
          </table:table-cell>
          <table:table-cell table:style-name="ce1" table:formula="of:=[.E2]/[.B2]" office:value-type="float" office:value="1.00077887405102" calcext:value-type="float">
            <text:p>1.00077887405102</text:p>
          </table:table-cell>
          <table:table-cell table:style-name="ce1" table:formula="of:=[.F2]/[.B2]" office:value-type="float" office:value="1.00077887405102" calcext:value-type="float">
            <text:p>1.00077887405102</text:p>
          </table:table-cell>
          <table:table-cell table:formula="of:=[.G2]/[.B2]" office:value-type="float" office:value="1" calcext:value-type="float">
            <text:p>1</text:p>
          </table:table-cell>
          <table:table-cell table:formula="of:=[.H2]/[.B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number-columns-repeated="5" table:style-name="Default" office:value-type="float" office:value="276312.4" calcext:value-type="float">
            <text:p>276312.4</text:p>
          </table:table-cell>
          <table:table-cell table:number-columns-repeated="2" office:value-type="float" office:value="276312.4" calcext:value-type="float">
            <text:p>276312.4</text:p>
          </table:table-cell>
          <table:table-cell office:value-type="string" calcext:value-type="string">
            <text:p>Kruskal</text:p>
          </table:table-cell>
          <table:table-cell/>
          <table:table-cell table:style-name="ce1" table:formula="of:=[.B3]/[.B3]" office:value-type="float" office:value="1" calcext:value-type="float">
            <text:p>1</text:p>
          </table:table-cell>
          <table:table-cell table:style-name="ce1" table:formula="of:=[.C3]/[.B3]" office:value-type="float" office:value="1" calcext:value-type="float">
            <text:p>1</text:p>
          </table:table-cell>
          <table:table-cell table:style-name="ce1" table:formula="of:=[.D3]/[.B3]" office:value-type="float" office:value="1" calcext:value-type="float">
            <text:p>1</text:p>
          </table:table-cell>
          <table:table-cell table:style-name="ce1" table:formula="of:=[.E3]/[.B3]" office:value-type="float" office:value="1" calcext:value-type="float">
            <text:p>1</text:p>
          </table:table-cell>
          <table:table-cell table:style-name="ce1" table:formula="of:=[.F3]/[.B3]" office:value-type="float" office:value="1" calcext:value-type="float">
            <text:p>1</text:p>
          </table:table-cell>
          <table:table-cell table:formula="of:=[.G3]/[.B3]" office:value-type="float" office:value="1" calcext:value-type="float">
            <text:p>1</text:p>
          </table:table-cell>
          <table:table-cell table:formula="of:=[.H3]/[.B3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276922.6" calcext:value-type="float">
            <text:p>276922.6</text:p>
          </table:table-cell>
          <table:table-cell table:number-columns-repeated="2" table:style-name="Default" office:value-type="float" office:value="276966.4" calcext:value-type="float">
            <text:p>276966.4</text:p>
          </table:table-cell>
          <table:table-cell table:number-columns-repeated="2" table:style-name="Default" office:value-type="float" office:value="276922.6" calcext:value-type="float">
            <text:p>276922.6</text:p>
          </table:table-cell>
          <table:table-cell office:value-type="float" office:value="276922.6" calcext:value-type="float">
            <text:p>276922.6</text:p>
          </table:table-cell>
          <table:table-cell office:value-type="float" office:value="276966.4" calcext:value-type="float">
            <text:p>276966.4</text:p>
          </table:table-cell>
          <table:table-cell office:value-type="string" calcext:value-type="string">
            <text:p>Prim</text:p>
          </table:table-cell>
          <table:table-cell/>
          <table:table-cell table:style-name="ce1" table:formula="of:=[.B4]/[.B4]" office:value-type="float" office:value="1" calcext:value-type="float">
            <text:p>1</text:p>
          </table:table-cell>
          <table:table-cell table:style-name="ce1" table:formula="of:=[.C4]/[.B4]" office:value-type="float" office:value="1.00015816693907" calcext:value-type="float">
            <text:p>1.00015816693907</text:p>
          </table:table-cell>
          <table:table-cell table:style-name="ce1" table:formula="of:=[.D4]/[.B4]" office:value-type="float" office:value="1.00015816693907" calcext:value-type="float">
            <text:p>1.00015816693907</text:p>
          </table:table-cell>
          <table:table-cell table:style-name="ce1" table:formula="of:=[.E4]/[.B4]" office:value-type="float" office:value="1" calcext:value-type="float">
            <text:p>1</text:p>
          </table:table-cell>
          <table:table-cell table:style-name="ce1" table:formula="of:=[.F4]/[.B4]" office:value-type="float" office:value="1" calcext:value-type="float">
            <text:p>1</text:p>
          </table:table-cell>
          <table:table-cell table:formula="of:=[.G4]/[.B4]" office:value-type="float" office:value="1" calcext:value-type="float">
            <text:p>1</text:p>
          </table:table-cell>
          <table:table-cell table:formula="of:=[.H4]/[.B4]" office:value-type="float" office:value="1.00015816693907" calcext:value-type="float">
            <text:p>1.0001581669390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276337.400000001" calcext:value-type="float">
            <text:p>276337.400000001</text:p>
          </table:table-cell>
          <table:table-cell table:number-columns-repeated="4" table:style-name="Default" office:value-type="float" office:value="276337.4" calcext:value-type="float">
            <text:p>276337.4</text:p>
          </table:table-cell>
          <table:table-cell table:number-columns-repeated="2" office:value-type="float" office:value="276337.4" calcext:value-type="float">
            <text:p>276337.4</text:p>
          </table:table-cell>
          <table:table-cell office:value-type="string" calcext:value-type="string">
            <text:p>Ensemble</text:p>
          </table:table-cell>
          <table:table-cell/>
          <table:table-cell table:style-name="ce1" table:formula="of:=[.B5]/[.B5]" office:value-type="float" office:value="1" calcext:value-type="float">
            <text:p>1</text:p>
          </table:table-cell>
          <table:table-cell table:style-name="ce1" table:formula="of:=[.C5]/[.B5]" office:value-type="float" office:value="0.999999999999996" calcext:value-type="float">
            <text:p>0.999999999999996</text:p>
          </table:table-cell>
          <table:table-cell table:style-name="ce1" table:formula="of:=[.D5]/[.B5]" office:value-type="float" office:value="0.999999999999996" calcext:value-type="float">
            <text:p>0.999999999999996</text:p>
          </table:table-cell>
          <table:table-cell table:style-name="ce1" table:formula="of:=[.E5]/[.B5]" office:value-type="float" office:value="0.999999999999996" calcext:value-type="float">
            <text:p>0.999999999999996</text:p>
          </table:table-cell>
          <table:table-cell table:style-name="ce1" table:formula="of:=[.F5]/[.B5]" office:value-type="float" office:value="0.999999999999996" calcext:value-type="float">
            <text:p>0.999999999999996</text:p>
          </table:table-cell>
          <table:table-cell table:formula="of:=[.G5]/[.B5]" office:value-type="float" office:value="0.999999999999996" calcext:value-type="float">
            <text:p>0.999999999999996</text:p>
          </table:table-cell>
          <table:table-cell table:formula="of:=[.H5]/[.B5]" office:value-type="float" office:value="0.999999999999996" calcext:value-type="float">
            <text:p>0.99999999999999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1623787.4" calcext:value-type="float">
            <text:p>1623787.4</text:p>
          </table:table-cell>
          <table:table-cell table:style-name="Default" office:value-type="float" office:value="2405522.2" calcext:value-type="float">
            <text:p>2405522.2</text:p>
          </table:table-cell>
          <table:table-cell table:style-name="Default" office:value-type="float" office:value="1691799.4" calcext:value-type="float">
            <text:p>1691799.4</text:p>
          </table:table-cell>
          <table:table-cell table:style-name="Default" office:value-type="float" office:value="4578379.2" calcext:value-type="float">
            <text:p>4578379.2</text:p>
          </table:table-cell>
          <table:table-cell table:style-name="Default" office:value-type="float" office:value="1691799.4" calcext:value-type="float">
            <text:p>1691799.4</text:p>
          </table:table-cell>
          <table:table-cell office:value-type="float" office:value="1691799.4" calcext:value-type="float">
            <text:p>1691799.4</text:p>
          </table:table-cell>
          <table:table-cell office:value-type="float" office:value="4578379.2" calcext:value-type="float">
            <text:p>4578379.2</text:p>
          </table:table-cell>
          <table:table-cell office:value-type="string" calcext:value-type="string">
            <text:p>GOO</text:p>
          </table:table-cell>
          <table:table-cell/>
          <table:table-cell table:style-name="ce1" table:formula="of:=[.B6]/[.B6]" office:value-type="float" office:value="1" calcext:value-type="float">
            <text:p>1</text:p>
          </table:table-cell>
          <table:table-cell table:style-name="ce1" table:formula="of:=[.C6]/[.B6]" office:value-type="float" office:value="1.48142681732843" calcext:value-type="float">
            <text:p>1.48142681732843</text:p>
          </table:table-cell>
          <table:table-cell table:style-name="ce1" table:formula="of:=[.D6]/[.B6]" office:value-type="float" office:value="1.04188479353886" calcext:value-type="float">
            <text:p>1.04188479353886</text:p>
          </table:table-cell>
          <table:table-cell table:style-name="ce1" table:formula="of:=[.E6]/[.B6]" office:value-type="float" office:value="2.81956812819215" calcext:value-type="float">
            <text:p>2.81956812819215</text:p>
          </table:table-cell>
          <table:table-cell table:style-name="ce1" table:formula="of:=[.F6]/[.B6]" office:value-type="float" office:value="1.04188479353886" calcext:value-type="float">
            <text:p>1.04188479353886</text:p>
          </table:table-cell>
          <table:table-cell table:formula="of:=[.G6]/[.B6]" office:value-type="float" office:value="1.04188479353886" calcext:value-type="float">
            <text:p>1.04188479353886</text:p>
          </table:table-cell>
          <table:table-cell table:formula="of:=[.H6]/[.B6]" office:value-type="float" office:value="2.81956812819215" calcext:value-type="float">
            <text:p>2.819568128192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1615969.4" calcext:value-type="float">
            <text:p>1615969.4</text:p>
          </table:table-cell>
          <table:table-cell table:style-name="Default" office:value-type="float" office:value="2127750.2" calcext:value-type="float">
            <text:p>2127750.2</text:p>
          </table:table-cell>
          <table:table-cell table:style-name="Default" office:value-type="float" office:value="1689193.4" calcext:value-type="float">
            <text:p>1689193.4</text:p>
          </table:table-cell>
          <table:table-cell table:style-name="Default" office:value-type="float" office:value="4299534.2" calcext:value-type="float">
            <text:p>4299534.2</text:p>
          </table:table-cell>
          <table:table-cell table:style-name="Default" office:value-type="float" office:value="1689193.4" calcext:value-type="float">
            <text:p>1689193.4</text:p>
          </table:table-cell>
          <table:table-cell office:value-type="float" office:value="1689193.4" calcext:value-type="float">
            <text:p>1689193.4</text:p>
          </table:table-cell>
          <table:table-cell office:value-type="float" office:value="4299534.2" calcext:value-type="float">
            <text:p>4299534.2</text:p>
          </table:table-cell>
          <table:table-cell table:number-columns-repeated="2"/>
          <table:table-cell table:style-name="ce1" table:formula="of:=[.B7]/[.B7]" office:value-type="float" office:value="1" calcext:value-type="float">
            <text:p>1</text:p>
          </table:table-cell>
          <table:table-cell table:style-name="ce1" table:formula="of:=[.C7]/[.B7]" office:value-type="float" office:value="1.31670203656084" calcext:value-type="float">
            <text:p>1.31670203656084</text:p>
          </table:table-cell>
          <table:table-cell table:style-name="ce1" table:formula="of:=[.D7]/[.B7]" office:value-type="float" office:value="1.045312739214" calcext:value-type="float">
            <text:p>1.045312739214</text:p>
          </table:table-cell>
          <table:table-cell table:style-name="ce1" table:formula="of:=[.E7]/[.B7]" office:value-type="float" office:value="2.66065322771582" calcext:value-type="float">
            <text:p>2.66065322771582</text:p>
          </table:table-cell>
          <table:table-cell table:style-name="ce1" table:formula="of:=[.F7]/[.B7]" office:value-type="float" office:value="1.045312739214" calcext:value-type="float">
            <text:p>1.045312739214</text:p>
          </table:table-cell>
          <table:table-cell table:formula="of:=[.G7]/[.B7]" office:value-type="float" office:value="1.045312739214" calcext:value-type="float">
            <text:p>1.045312739214</text:p>
          </table:table-cell>
          <table:table-cell table:formula="of:=[.H7]/[.B7]" office:value-type="float" office:value="2.66065322771582" calcext:value-type="float">
            <text:p>2.6606532277158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810570.199999999" calcext:value-type="float">
            <text:p>810570.199999999</text:p>
          </table:table-cell>
          <table:table-cell table:number-columns-repeated="4" table:style-name="Default" office:value-type="float" office:value="811338.2" calcext:value-type="float">
            <text:p>811338.2</text:p>
          </table:table-cell>
          <table:table-cell table:number-columns-repeated="2" office:value-type="float" office:value="811338.2" calcext:value-type="float">
            <text:p>811338.2</text:p>
          </table:table-cell>
          <table:table-cell table:number-columns-repeated="2"/>
          <table:table-cell table:style-name="ce1" table:formula="of:=[.B8]/[.B8]" office:value-type="float" office:value="1" calcext:value-type="float">
            <text:p>1</text:p>
          </table:table-cell>
          <table:table-cell table:style-name="ce1" table:formula="of:=[.C8]/[.B8]" office:value-type="float" office:value="1.0009474811682" calcext:value-type="float">
            <text:p>1.0009474811682</text:p>
          </table:table-cell>
          <table:table-cell table:style-name="ce1" table:formula="of:=[.D8]/[.B8]" office:value-type="float" office:value="1.0009474811682" calcext:value-type="float">
            <text:p>1.0009474811682</text:p>
          </table:table-cell>
          <table:table-cell table:style-name="ce1" table:formula="of:=[.E8]/[.B8]" office:value-type="float" office:value="1.0009474811682" calcext:value-type="float">
            <text:p>1.0009474811682</text:p>
          </table:table-cell>
          <table:table-cell table:style-name="ce1" table:formula="of:=[.F8]/[.B8]" office:value-type="float" office:value="1.0009474811682" calcext:value-type="float">
            <text:p>1.0009474811682</text:p>
          </table:table-cell>
          <table:table-cell table:formula="of:=[.G8]/[.B8]" office:value-type="float" office:value="1.0009474811682" calcext:value-type="float">
            <text:p>1.0009474811682</text:p>
          </table:table-cell>
          <table:table-cell table:formula="of:=[.H8]/[.B8]" office:value-type="float" office:value="1.0009474811682" calcext:value-type="float">
            <text:p>1.000947481168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number-columns-repeated="5" table:style-name="Default" office:value-type="float" office:value="1752281.4" calcext:value-type="float">
            <text:p>1752281.4</text:p>
          </table:table-cell>
          <table:table-cell table:number-columns-repeated="2" office:value-type="float" office:value="1752281.4" calcext:value-type="float">
            <text:p>1752281.4</text:p>
          </table:table-cell>
          <table:table-cell table:number-columns-repeated="2"/>
          <table:table-cell table:style-name="ce1" table:formula="of:=[.B9]/[.B9]" office:value-type="float" office:value="1" calcext:value-type="float">
            <text:p>1</text:p>
          </table:table-cell>
          <table:table-cell table:style-name="ce1" table:formula="of:=[.C9]/[.B9]" office:value-type="float" office:value="1" calcext:value-type="float">
            <text:p>1</text:p>
          </table:table-cell>
          <table:table-cell table:style-name="ce1" table:formula="of:=[.D9]/[.B9]" office:value-type="float" office:value="1" calcext:value-type="float">
            <text:p>1</text:p>
          </table:table-cell>
          <table:table-cell table:style-name="ce1" table:formula="of:=[.E9]/[.B9]" office:value-type="float" office:value="1" calcext:value-type="float">
            <text:p>1</text:p>
          </table:table-cell>
          <table:table-cell table:style-name="ce1" table:formula="of:=[.F9]/[.B9]" office:value-type="float" office:value="1" calcext:value-type="float">
            <text:p>1</text:p>
          </table:table-cell>
          <table:table-cell table:formula="of:=[.G9]/[.B9]" office:value-type="float" office:value="1" calcext:value-type="float">
            <text:p>1</text:p>
          </table:table-cell>
          <table:table-cell table:formula="of:=[.H9]/[.B9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number-columns-repeated="4" table:style-name="Default" office:value-type="float" office:value="1108175" calcext:value-type="float">
            <text:p>1108175</text:p>
          </table:table-cell>
          <table:table-cell table:style-name="Default" office:value-type="float" office:value="1109113" calcext:value-type="float">
            <text:p>1109113</text:p>
          </table:table-cell>
          <table:table-cell table:number-columns-repeated="2" office:value-type="float" office:value="1108175" calcext:value-type="float">
            <text:p>1108175</text:p>
          </table:table-cell>
          <table:table-cell table:number-columns-repeated="2"/>
          <table:table-cell table:style-name="ce1" table:formula="of:=[.B10]/[.B10]" office:value-type="float" office:value="1" calcext:value-type="float">
            <text:p>1</text:p>
          </table:table-cell>
          <table:table-cell table:style-name="ce1" table:formula="of:=[.C10]/[.B10]" office:value-type="float" office:value="1" calcext:value-type="float">
            <text:p>1</text:p>
          </table:table-cell>
          <table:table-cell table:style-name="ce1" table:formula="of:=[.D10]/[.B10]" office:value-type="float" office:value="1" calcext:value-type="float">
            <text:p>1</text:p>
          </table:table-cell>
          <table:table-cell table:style-name="ce1" table:formula="of:=[.E10]/[.B10]" office:value-type="float" office:value="1" calcext:value-type="float">
            <text:p>1</text:p>
          </table:table-cell>
          <table:table-cell table:style-name="ce1" table:formula="of:=[.F10]/[.B10]" office:value-type="float" office:value="1.000846436709" calcext:value-type="float">
            <text:p>1.000846436709</text:p>
          </table:table-cell>
          <table:table-cell table:formula="of:=[.G10]/[.B10]" office:value-type="float" office:value="1" calcext:value-type="float">
            <text:p>1</text:p>
          </table:table-cell>
          <table:table-cell table:formula="of:=[.H10]/[.B10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number-columns-repeated="4" table:style-name="Default" office:value-type="float" office:value="1104685" calcext:value-type="float">
            <text:p>1104685</text:p>
          </table:table-cell>
          <table:table-cell table:style-name="Default" office:value-type="float" office:value="1105453" calcext:value-type="float">
            <text:p>1105453</text:p>
          </table:table-cell>
          <table:table-cell table:number-columns-repeated="2" office:value-type="float" office:value="1104685" calcext:value-type="float">
            <text:p>1104685</text:p>
          </table:table-cell>
          <table:table-cell table:number-columns-repeated="2"/>
          <table:table-cell table:style-name="ce1" table:formula="of:=[.B11]/[.B11]" office:value-type="float" office:value="1" calcext:value-type="float">
            <text:p>1</text:p>
          </table:table-cell>
          <table:table-cell table:style-name="ce1" table:formula="of:=[.C11]/[.B11]" office:value-type="float" office:value="1" calcext:value-type="float">
            <text:p>1</text:p>
          </table:table-cell>
          <table:table-cell table:style-name="ce1" table:formula="of:=[.D11]/[.B11]" office:value-type="float" office:value="1" calcext:value-type="float">
            <text:p>1</text:p>
          </table:table-cell>
          <table:table-cell table:style-name="ce1" table:formula="of:=[.E11]/[.B11]" office:value-type="float" office:value="1" calcext:value-type="float">
            <text:p>1</text:p>
          </table:table-cell>
          <table:table-cell table:style-name="ce1" table:formula="of:=[.F11]/[.B11]" office:value-type="float" office:value="1.00069522080955" calcext:value-type="float">
            <text:p>1.00069522080955</text:p>
          </table:table-cell>
          <table:table-cell table:formula="of:=[.G11]/[.B11]" office:value-type="float" office:value="1" calcext:value-type="float">
            <text:p>1</text:p>
          </table:table-cell>
          <table:table-cell table:formula="of:=[.H11]/[.B11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1120391" calcext:value-type="float">
            <text:p>1120391</text:p>
          </table:table-cell>
          <table:table-cell table:number-columns-repeated="3" table:style-name="Default" office:value-type="float" office:value="1128969" calcext:value-type="float">
            <text:p>1128969</text:p>
          </table:table-cell>
          <table:table-cell table:style-name="Default" office:value-type="float" office:value="1120391" calcext:value-type="float">
            <text:p>1120391</text:p>
          </table:table-cell>
          <table:table-cell office:value-type="float" office:value="1120391" calcext:value-type="float">
            <text:p>1120391</text:p>
          </table:table-cell>
          <table:table-cell office:value-type="float" office:value="1128969" calcext:value-type="float">
            <text:p>1128969</text:p>
          </table:table-cell>
          <table:table-cell table:number-columns-repeated="2"/>
          <table:table-cell table:style-name="ce1" table:formula="of:=[.B12]/[.B12]" office:value-type="float" office:value="1" calcext:value-type="float">
            <text:p>1</text:p>
          </table:table-cell>
          <table:table-cell table:style-name="ce1" table:formula="of:=[.C12]/[.B12]" office:value-type="float" office:value="1.00765625571787" calcext:value-type="float">
            <text:p>1.00765625571787</text:p>
          </table:table-cell>
          <table:table-cell table:style-name="ce1" table:formula="of:=[.D12]/[.B12]" office:value-type="float" office:value="1.00765625571787" calcext:value-type="float">
            <text:p>1.00765625571787</text:p>
          </table:table-cell>
          <table:table-cell table:style-name="ce1" table:formula="of:=[.E12]/[.B12]" office:value-type="float" office:value="1.00765625571787" calcext:value-type="float">
            <text:p>1.00765625571787</text:p>
          </table:table-cell>
          <table:table-cell table:style-name="ce1" table:formula="of:=[.F12]/[.B12]" office:value-type="float" office:value="1" calcext:value-type="float">
            <text:p>1</text:p>
          </table:table-cell>
          <table:table-cell table:formula="of:=[.G12]/[.B12]" office:value-type="float" office:value="1" calcext:value-type="float">
            <text:p>1</text:p>
          </table:table-cell>
          <table:table-cell table:formula="of:=[.H12]/[.B12]" office:value-type="float" office:value="1.00765625571787" calcext:value-type="float">
            <text:p>1.0076562557178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number-columns-repeated="5" table:style-name="Default" office:value-type="float" office:value="338582.6" calcext:value-type="float">
            <text:p>338582.6</text:p>
          </table:table-cell>
          <table:table-cell office:value-type="float" office:value="338582.6" calcext:value-type="float">
            <text:p>338582.6</text:p>
          </table:table-cell>
          <table:table-cell office:value-type="float" office:value="451127.6" calcext:value-type="float">
            <text:p>451127.6</text:p>
          </table:table-cell>
          <table:table-cell table:number-columns-repeated="2"/>
          <table:table-cell table:style-name="ce1" table:formula="of:=[.B13]/[.B13]" office:value-type="float" office:value="1" calcext:value-type="float">
            <text:p>1</text:p>
          </table:table-cell>
          <table:table-cell table:style-name="ce1" table:formula="of:=[.C13]/[.B13]" office:value-type="float" office:value="1" calcext:value-type="float">
            <text:p>1</text:p>
          </table:table-cell>
          <table:table-cell table:style-name="ce1" table:formula="of:=[.D13]/[.B13]" office:value-type="float" office:value="1" calcext:value-type="float">
            <text:p>1</text:p>
          </table:table-cell>
          <table:table-cell table:style-name="ce1" table:formula="of:=[.E13]/[.B13]" office:value-type="float" office:value="1" calcext:value-type="float">
            <text:p>1</text:p>
          </table:table-cell>
          <table:table-cell table:style-name="ce1" table:formula="of:=[.F13]/[.B13]" office:value-type="float" office:value="1" calcext:value-type="float">
            <text:p>1</text:p>
          </table:table-cell>
          <table:table-cell table:formula="of:=[.G13]/[.B13]" office:value-type="float" office:value="1" calcext:value-type="float">
            <text:p>1</text:p>
          </table:table-cell>
          <table:table-cell table:formula="of:=[.H13]/[.B13]" office:value-type="float" office:value="1.33240042459359" calcext:value-type="float">
            <text:p>1.3324004245935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number-columns-repeated="5" table:style-name="Default" office:value-type="float" office:value="277849.6" calcext:value-type="float">
            <text:p>277849.6</text:p>
          </table:table-cell>
          <table:table-cell office:value-type="float" office:value="277849.6" calcext:value-type="float">
            <text:p>277849.6</text:p>
          </table:table-cell>
          <table:table-cell office:value-type="float" office:value="288269.6" calcext:value-type="float">
            <text:p>288269.6</text:p>
          </table:table-cell>
          <table:table-cell table:number-columns-repeated="2"/>
          <table:table-cell table:style-name="ce1" table:formula="of:=[.B14]/[.B14]" office:value-type="float" office:value="1" calcext:value-type="float">
            <text:p>1</text:p>
          </table:table-cell>
          <table:table-cell table:style-name="ce1" table:formula="of:=[.C14]/[.B14]" office:value-type="float" office:value="1" calcext:value-type="float">
            <text:p>1</text:p>
          </table:table-cell>
          <table:table-cell table:style-name="ce1" table:formula="of:=[.D14]/[.B14]" office:value-type="float" office:value="1" calcext:value-type="float">
            <text:p>1</text:p>
          </table:table-cell>
          <table:table-cell table:style-name="ce1" table:formula="of:=[.E14]/[.B14]" office:value-type="float" office:value="1" calcext:value-type="float">
            <text:p>1</text:p>
          </table:table-cell>
          <table:table-cell table:style-name="ce1" table:formula="of:=[.F14]/[.B14]" office:value-type="float" office:value="1" calcext:value-type="float">
            <text:p>1</text:p>
          </table:table-cell>
          <table:table-cell table:formula="of:=[.G14]/[.B14]" office:value-type="float" office:value="1" calcext:value-type="float">
            <text:p>1</text:p>
          </table:table-cell>
          <table:table-cell table:formula="of:=[.H14]/[.B14]" office:value-type="float" office:value="1.03750230340443" calcext:value-type="float">
            <text:p>1.0375023034044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number-columns-repeated="5" table:style-name="Default" office:value-type="float" office:value="290148.6" calcext:value-type="float">
            <text:p>290148.6</text:p>
          </table:table-cell>
          <table:table-cell office:value-type="float" office:value="290148.6" calcext:value-type="float">
            <text:p>290148.6</text:p>
          </table:table-cell>
          <table:table-cell office:value-type="float" office:value="292808.6" calcext:value-type="float">
            <text:p>292808.6</text:p>
          </table:table-cell>
          <table:table-cell table:number-columns-repeated="2"/>
          <table:table-cell table:style-name="ce1" table:formula="of:=[.B15]/[.B15]" office:value-type="float" office:value="1" calcext:value-type="float">
            <text:p>1</text:p>
          </table:table-cell>
          <table:table-cell table:style-name="ce1" table:formula="of:=[.C15]/[.B15]" office:value-type="float" office:value="1" calcext:value-type="float">
            <text:p>1</text:p>
          </table:table-cell>
          <table:table-cell table:style-name="ce1" table:formula="of:=[.D15]/[.B15]" office:value-type="float" office:value="1" calcext:value-type="float">
            <text:p>1</text:p>
          </table:table-cell>
          <table:table-cell table:style-name="ce1" table:formula="of:=[.E15]/[.B15]" office:value-type="float" office:value="1" calcext:value-type="float">
            <text:p>1</text:p>
          </table:table-cell>
          <table:table-cell table:style-name="ce1" table:formula="of:=[.F15]/[.B15]" office:value-type="float" office:value="1" calcext:value-type="float">
            <text:p>1</text:p>
          </table:table-cell>
          <table:table-cell table:formula="of:=[.G15]/[.B15]" office:value-type="float" office:value="1" calcext:value-type="float">
            <text:p>1</text:p>
          </table:table-cell>
          <table:table-cell table:formula="of:=[.H15]/[.B15]" office:value-type="float" office:value="1.00916771612891" calcext:value-type="float">
            <text:p>1.009167716128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1036558.2" calcext:value-type="float">
            <text:p>1036558.2</text:p>
          </table:table-cell>
          <table:table-cell table:number-columns-repeated="3" table:style-name="Default" office:value-type="float" office:value="1052888.2" calcext:value-type="float">
            <text:p>1052888.2</text:p>
          </table:table-cell>
          <table:table-cell table:style-name="Default" office:value-type="float" office:value="1096552.2" calcext:value-type="float">
            <text:p>1096552.2</text:p>
          </table:table-cell>
          <table:table-cell table:number-columns-repeated="2" office:value-type="float" office:value="1052888.2" calcext:value-type="float">
            <text:p>1052888.2</text:p>
          </table:table-cell>
          <table:table-cell table:number-columns-repeated="2"/>
          <table:table-cell table:style-name="ce1" table:formula="of:=[.B16]/[.B16]" office:value-type="float" office:value="1" calcext:value-type="float">
            <text:p>1</text:p>
          </table:table-cell>
          <table:table-cell table:style-name="ce1" table:formula="of:=[.C16]/[.B16]" office:value-type="float" office:value="1.0157540599264" calcext:value-type="float">
            <text:p>1.0157540599264</text:p>
          </table:table-cell>
          <table:table-cell table:style-name="ce1" table:formula="of:=[.D16]/[.B16]" office:value-type="float" office:value="1.0157540599264" calcext:value-type="float">
            <text:p>1.0157540599264</text:p>
          </table:table-cell>
          <table:table-cell table:style-name="ce1" table:formula="of:=[.E16]/[.B16]" office:value-type="float" office:value="1.0157540599264" calcext:value-type="float">
            <text:p>1.0157540599264</text:p>
          </table:table-cell>
          <table:table-cell table:style-name="ce1" table:formula="of:=[.F16]/[.B16]" office:value-type="float" office:value="1.05787808152017" calcext:value-type="float">
            <text:p>1.05787808152017</text:p>
          </table:table-cell>
          <table:table-cell table:formula="of:=[.G16]/[.B16]" office:value-type="float" office:value="1.0157540599264" calcext:value-type="float">
            <text:p>1.0157540599264</text:p>
          </table:table-cell>
          <table:table-cell table:formula="of:=[.H16]/[.B16]" office:value-type="float" office:value="1.0157540599264" calcext:value-type="float">
            <text:p>1.015754059926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524554.6" calcext:value-type="float">
            <text:p>524554.6</text:p>
          </table:table-cell>
          <table:table-cell table:number-columns-repeated="3" table:style-name="Default" office:value-type="float" office:value="526427.2" calcext:value-type="float">
            <text:p>526427.2</text:p>
          </table:table-cell>
          <table:table-cell table:style-name="Default" office:value-type="float" office:value="524554.6" calcext:value-type="float">
            <text:p>524554.6</text:p>
          </table:table-cell>
          <table:table-cell office:value-type="float" office:value="524554.6" calcext:value-type="float">
            <text:p>524554.6</text:p>
          </table:table-cell>
          <table:table-cell office:value-type="float" office:value="526427.2" calcext:value-type="float">
            <text:p>526427.2</text:p>
          </table:table-cell>
          <table:table-cell table:number-columns-repeated="2"/>
          <table:table-cell table:style-name="ce1" table:formula="of:=[.B17]/[.B17]" office:value-type="float" office:value="1" calcext:value-type="float">
            <text:p>1</text:p>
          </table:table-cell>
          <table:table-cell table:style-name="ce1" table:formula="of:=[.C17]/[.B17]" office:value-type="float" office:value="1.00356988576594" calcext:value-type="float">
            <text:p>1.00356988576594</text:p>
          </table:table-cell>
          <table:table-cell table:style-name="ce1" table:formula="of:=[.D17]/[.B17]" office:value-type="float" office:value="1.00356988576594" calcext:value-type="float">
            <text:p>1.00356988576594</text:p>
          </table:table-cell>
          <table:table-cell table:style-name="ce1" table:formula="of:=[.E17]/[.B17]" office:value-type="float" office:value="1.00356988576594" calcext:value-type="float">
            <text:p>1.00356988576594</text:p>
          </table:table-cell>
          <table:table-cell table:style-name="ce1" table:formula="of:=[.F17]/[.B17]" office:value-type="float" office:value="1" calcext:value-type="float">
            <text:p>1</text:p>
          </table:table-cell>
          <table:table-cell table:formula="of:=[.G17]/[.B17]" office:value-type="float" office:value="1" calcext:value-type="float">
            <text:p>1</text:p>
          </table:table-cell>
          <table:table-cell table:formula="of:=[.H17]/[.B17]" office:value-type="float" office:value="1.00356988576594" calcext:value-type="float">
            <text:p>1.0035698857659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526411.2" calcext:value-type="float">
            <text:p>526411.2</text:p>
          </table:table-cell>
          <table:table-cell table:number-columns-repeated="3" table:style-name="Default" office:value-type="float" office:value="526433.2" calcext:value-type="float">
            <text:p>526433.2</text:p>
          </table:table-cell>
          <table:table-cell table:style-name="Default" office:value-type="float" office:value="526563.2" calcext:value-type="float">
            <text:p>526563.2</text:p>
          </table:table-cell>
          <table:table-cell table:number-columns-repeated="2" office:value-type="float" office:value="526433.2" calcext:value-type="float">
            <text:p>526433.2</text:p>
          </table:table-cell>
          <table:table-cell table:number-columns-repeated="2"/>
          <table:table-cell table:style-name="ce1" table:formula="of:=[.B18]/[.B18]" office:value-type="float" office:value="1" calcext:value-type="float">
            <text:p>1</text:p>
          </table:table-cell>
          <table:table-cell table:style-name="ce1" table:formula="of:=[.C18]/[.B18]" office:value-type="float" office:value="1.00004179242387" calcext:value-type="float">
            <text:p>1.00004179242387</text:p>
          </table:table-cell>
          <table:table-cell table:style-name="ce1" table:formula="of:=[.D18]/[.B18]" office:value-type="float" office:value="1.00004179242387" calcext:value-type="float">
            <text:p>1.00004179242387</text:p>
          </table:table-cell>
          <table:table-cell table:style-name="ce1" table:formula="of:=[.E18]/[.B18]" office:value-type="float" office:value="1.00004179242387" calcext:value-type="float">
            <text:p>1.00004179242387</text:p>
          </table:table-cell>
          <table:table-cell table:style-name="ce1" table:formula="of:=[.F18]/[.B18]" office:value-type="float" office:value="1.00028874765582" calcext:value-type="float">
            <text:p>1.00028874765582</text:p>
          </table:table-cell>
          <table:table-cell table:formula="of:=[.G18]/[.B18]" office:value-type="float" office:value="1.00004179242387" calcext:value-type="float">
            <text:p>1.00004179242387</text:p>
          </table:table-cell>
          <table:table-cell table:formula="of:=[.H18]/[.B18]" office:value-type="float" office:value="1.00004179242387" calcext:value-type="float">
            <text:p>1.0000417924238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number-columns-repeated="5" table:style-name="Default" office:value-type="float" office:value="1070728" calcext:value-type="float">
            <text:p>1070728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number-columns-repeated="2"/>
          <table:table-cell table:style-name="ce1" table:formula="of:=[.B19]/[.B19]" office:value-type="float" office:value="1" calcext:value-type="float">
            <text:p>1</text:p>
          </table:table-cell>
          <table:table-cell table:style-name="ce1" table:formula="of:=[.C19]/[.B19]" office:value-type="float" office:value="1" calcext:value-type="float">
            <text:p>1</text:p>
          </table:table-cell>
          <table:table-cell table:style-name="ce1" table:formula="of:=[.D19]/[.B19]" office:value-type="float" office:value="1" calcext:value-type="float">
            <text:p>1</text:p>
          </table:table-cell>
          <table:table-cell table:style-name="ce1" table:formula="of:=[.E19]/[.B19]" office:value-type="float" office:value="1" calcext:value-type="float">
            <text:p>1</text:p>
          </table:table-cell>
          <table:table-cell table:style-name="ce1" table:formula="of:=[.F19]/[.B19]" office:value-type="float" office:value="1" calcext:value-type="float">
            <text:p>1</text:p>
          </table:table-cell>
          <table:table-cell table:formula="of:=[.G19]/[.B19]" office:value-type="float" office:value="1" calcext:value-type="float">
            <text:p>1</text:p>
          </table:table-cell>
          <table:table-cell table:formula="of:=[.H19]/[.B19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number-columns-repeated="5" table:style-name="Default" office:value-type="float" office:value="1173966" calcext:value-type="float">
            <text:p>1173966</text:p>
          </table:table-cell>
          <table:table-cell table:number-columns-repeated="2" office:value-type="float" office:value="1173966" calcext:value-type="float">
            <text:p>1173966</text:p>
          </table:table-cell>
          <table:table-cell table:number-columns-repeated="2"/>
          <table:table-cell table:style-name="ce1" table:formula="of:=[.B20]/[.B20]" office:value-type="float" office:value="1" calcext:value-type="float">
            <text:p>1</text:p>
          </table:table-cell>
          <table:table-cell table:style-name="ce1" table:formula="of:=[.C20]/[.B20]" office:value-type="float" office:value="1" calcext:value-type="float">
            <text:p>1</text:p>
          </table:table-cell>
          <table:table-cell table:style-name="ce1" table:formula="of:=[.D20]/[.B20]" office:value-type="float" office:value="1" calcext:value-type="float">
            <text:p>1</text:p>
          </table:table-cell>
          <table:table-cell table:style-name="ce1" table:formula="of:=[.E20]/[.B20]" office:value-type="float" office:value="1" calcext:value-type="float">
            <text:p>1</text:p>
          </table:table-cell>
          <table:table-cell table:style-name="ce1" table:formula="of:=[.F20]/[.B20]" office:value-type="float" office:value="1" calcext:value-type="float">
            <text:p>1</text:p>
          </table:table-cell>
          <table:table-cell table:formula="of:=[.G20]/[.B20]" office:value-type="float" office:value="1" calcext:value-type="float">
            <text:p>1</text:p>
          </table:table-cell>
          <table:table-cell table:formula="of:=[.H20]/[.B20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number-columns-repeated="5" table:style-name="Default" office:value-type="float" office:value="1065964" calcext:value-type="float">
            <text:p>1065964</text:p>
          </table:table-cell>
          <table:table-cell table:number-columns-repeated="2" office:value-type="float" office:value="1065964" calcext:value-type="float">
            <text:p>1065964</text:p>
          </table:table-cell>
          <table:table-cell table:number-columns-repeated="2"/>
          <table:table-cell table:style-name="ce1" table:formula="of:=[.B21]/[.B21]" office:value-type="float" office:value="1" calcext:value-type="float">
            <text:p>1</text:p>
          </table:table-cell>
          <table:table-cell table:style-name="ce1" table:formula="of:=[.C21]/[.B21]" office:value-type="float" office:value="1" calcext:value-type="float">
            <text:p>1</text:p>
          </table:table-cell>
          <table:table-cell table:style-name="ce1" table:formula="of:=[.D21]/[.B21]" office:value-type="float" office:value="1" calcext:value-type="float">
            <text:p>1</text:p>
          </table:table-cell>
          <table:table-cell table:style-name="ce1" table:formula="of:=[.E21]/[.B21]" office:value-type="float" office:value="1" calcext:value-type="float">
            <text:p>1</text:p>
          </table:table-cell>
          <table:table-cell table:style-name="ce1" table:formula="of:=[.F21]/[.B21]" office:value-type="float" office:value="1" calcext:value-type="float">
            <text:p>1</text:p>
          </table:table-cell>
          <table:table-cell table:formula="of:=[.G21]/[.B21]" office:value-type="float" office:value="1" calcext:value-type="float">
            <text:p>1</text:p>
          </table:table-cell>
          <table:table-cell table:formula="of:=[.H21]/[.B21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number-columns-repeated="5" table:style-name="Default" office:value-type="float" office:value="4314342" calcext:value-type="float">
            <text:p>4314342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number-columns-repeated="2"/>
          <table:table-cell table:style-name="ce1" table:formula="of:=[.B22]/[.B22]" office:value-type="float" office:value="1" calcext:value-type="float">
            <text:p>1</text:p>
          </table:table-cell>
          <table:table-cell table:style-name="ce1" table:formula="of:=[.C22]/[.B22]" office:value-type="float" office:value="1" calcext:value-type="float">
            <text:p>1</text:p>
          </table:table-cell>
          <table:table-cell table:style-name="ce1" table:formula="of:=[.D22]/[.B22]" office:value-type="float" office:value="1" calcext:value-type="float">
            <text:p>1</text:p>
          </table:table-cell>
          <table:table-cell table:style-name="ce1" table:formula="of:=[.E22]/[.B22]" office:value-type="float" office:value="1" calcext:value-type="float">
            <text:p>1</text:p>
          </table:table-cell>
          <table:table-cell table:style-name="ce1" table:formula="of:=[.F22]/[.B22]" office:value-type="float" office:value="1" calcext:value-type="float">
            <text:p>1</text:p>
          </table:table-cell>
          <table:table-cell table:formula="of:=[.G22]/[.B22]" office:value-type="float" office:value="1" calcext:value-type="float">
            <text:p>1</text:p>
          </table:table-cell>
          <table:table-cell table:formula="of:=[.H22]/[.B2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number-columns-repeated="5" table:style-name="Default" office:value-type="float" office:value="1070728" calcext:value-type="float">
            <text:p>1070728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number-columns-repeated="2"/>
          <table:table-cell table:style-name="ce1" table:formula="of:=[.B23]/[.B23]" office:value-type="float" office:value="1" calcext:value-type="float">
            <text:p>1</text:p>
          </table:table-cell>
          <table:table-cell table:style-name="ce1" table:formula="of:=[.C23]/[.B23]" office:value-type="float" office:value="1" calcext:value-type="float">
            <text:p>1</text:p>
          </table:table-cell>
          <table:table-cell table:style-name="ce1" table:formula="of:=[.D23]/[.B23]" office:value-type="float" office:value="1" calcext:value-type="float">
            <text:p>1</text:p>
          </table:table-cell>
          <table:table-cell table:style-name="ce1" table:formula="of:=[.E23]/[.B23]" office:value-type="float" office:value="1" calcext:value-type="float">
            <text:p>1</text:p>
          </table:table-cell>
          <table:table-cell table:style-name="ce1" table:formula="of:=[.F23]/[.B23]" office:value-type="float" office:value="1" calcext:value-type="float">
            <text:p>1</text:p>
          </table:table-cell>
          <table:table-cell table:formula="of:=[.G23]/[.B23]" office:value-type="float" office:value="1" calcext:value-type="float">
            <text:p>1</text:p>
          </table:table-cell>
          <table:table-cell table:formula="of:=[.H23]/[.B23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number-columns-repeated="5" table:style-name="Default" office:value-type="float" office:value="4314342" calcext:value-type="float">
            <text:p>4314342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number-columns-repeated="2"/>
          <table:table-cell table:style-name="ce1" table:formula="of:=[.B24]/[.B24]" office:value-type="float" office:value="1" calcext:value-type="float">
            <text:p>1</text:p>
          </table:table-cell>
          <table:table-cell table:style-name="ce1" table:formula="of:=[.C24]/[.B24]" office:value-type="float" office:value="1" calcext:value-type="float">
            <text:p>1</text:p>
          </table:table-cell>
          <table:table-cell table:style-name="ce1" table:formula="of:=[.D24]/[.B24]" office:value-type="float" office:value="1" calcext:value-type="float">
            <text:p>1</text:p>
          </table:table-cell>
          <table:table-cell table:style-name="ce1" table:formula="of:=[.E24]/[.B24]" office:value-type="float" office:value="1" calcext:value-type="float">
            <text:p>1</text:p>
          </table:table-cell>
          <table:table-cell table:style-name="ce1" table:formula="of:=[.F24]/[.B24]" office:value-type="float" office:value="1" calcext:value-type="float">
            <text:p>1</text:p>
          </table:table-cell>
          <table:table-cell table:formula="of:=[.G24]/[.B24]" office:value-type="float" office:value="1" calcext:value-type="float">
            <text:p>1</text:p>
          </table:table-cell>
          <table:table-cell table:formula="of:=[.H24]/[.B24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971334.599999999" calcext:value-type="float">
            <text:p>971334.599999999</text:p>
          </table:table-cell>
          <table:table-cell table:number-columns-repeated="2" table:style-name="Default" office:value-type="float" office:value="971334.6" calcext:value-type="float">
            <text:p>971334.6</text:p>
          </table:table-cell>
          <table:table-cell table:style-name="Default" office:value-type="float" office:value="986134.6" calcext:value-type="float">
            <text:p>986134.6</text:p>
          </table:table-cell>
          <table:table-cell table:style-name="Default" office:value-type="float" office:value="1067914.6" calcext:value-type="float">
            <text:p>1067914.6</text:p>
          </table:table-cell>
          <table:table-cell office:value-type="float" office:value="971334.6" calcext:value-type="float">
            <text:p>971334.6</text:p>
          </table:table-cell>
          <table:table-cell office:value-type="float" office:value="1025898.6" calcext:value-type="float">
            <text:p>1025898.6</text:p>
          </table:table-cell>
          <table:table-cell table:number-columns-repeated="2"/>
          <table:table-cell table:style-name="ce1" table:formula="of:=[.B25]/[.B25]" office:value-type="float" office:value="1" calcext:value-type="float">
            <text:p>1</text:p>
          </table:table-cell>
          <table:table-cell table:style-name="ce1" table:formula="of:=[.C25]/[.B25]" office:value-type="float" office:value="1" calcext:value-type="float">
            <text:p>1</text:p>
          </table:table-cell>
          <table:table-cell table:style-name="ce1" table:formula="of:=[.D25]/[.B25]" office:value-type="float" office:value="1" calcext:value-type="float">
            <text:p>1</text:p>
          </table:table-cell>
          <table:table-cell table:style-name="ce1" table:formula="of:=[.E25]/[.B25]" office:value-type="float" office:value="1.01523676805089" calcext:value-type="float">
            <text:p>1.01523676805089</text:p>
          </table:table-cell>
          <table:table-cell table:style-name="ce1" table:formula="of:=[.F25]/[.B25]" office:value-type="float" office:value="1.09943020664558" calcext:value-type="float">
            <text:p>1.09943020664558</text:p>
          </table:table-cell>
          <table:table-cell table:formula="of:=[.G25]/[.B25]" office:value-type="float" office:value="1" calcext:value-type="float">
            <text:p>1</text:p>
          </table:table-cell>
          <table:table-cell table:formula="of:=[.H25]/[.B25]" office:value-type="float" office:value="1.05617425756274" calcext:value-type="float">
            <text:p>1.0561742575627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829616.599999999" calcext:value-type="float">
            <text:p>829616.599999999</text:p>
          </table:table-cell>
          <table:table-cell table:number-columns-repeated="2" table:style-name="Default" office:value-type="float" office:value="832587.6" calcext:value-type="float">
            <text:p>832587.6</text:p>
          </table:table-cell>
          <table:table-cell table:style-name="Default" office:value-type="float" office:value="832641.6" calcext:value-type="float">
            <text:p>832641.6</text:p>
          </table:table-cell>
          <table:table-cell table:style-name="Default" office:value-type="float" office:value="829652.6" calcext:value-type="float">
            <text:p>829652.6</text:p>
          </table:table-cell>
          <table:table-cell office:value-type="float" office:value="829652.6" calcext:value-type="float">
            <text:p>829652.6</text:p>
          </table:table-cell>
          <table:table-cell office:value-type="float" office:value="841425.6" calcext:value-type="float">
            <text:p>841425.6</text:p>
          </table:table-cell>
          <table:table-cell table:number-columns-repeated="2"/>
          <table:table-cell table:style-name="ce1" table:formula="of:=[.B26]/[.B26]" office:value-type="float" office:value="1" calcext:value-type="float">
            <text:p>1</text:p>
          </table:table-cell>
          <table:table-cell table:style-name="ce1" table:formula="of:=[.C26]/[.B26]" office:value-type="float" office:value="1.00358117231502" calcext:value-type="float">
            <text:p>1.00358117231502</text:p>
          </table:table-cell>
          <table:table-cell table:style-name="ce1" table:formula="of:=[.D26]/[.B26]" office:value-type="float" office:value="1.00358117231502" calcext:value-type="float">
            <text:p>1.00358117231502</text:p>
          </table:table-cell>
          <table:table-cell table:style-name="ce1" table:formula="of:=[.E26]/[.B26]" office:value-type="float" office:value="1.003646262623" calcext:value-type="float">
            <text:p>1.003646262623</text:p>
          </table:table-cell>
          <table:table-cell table:style-name="ce1" table:formula="of:=[.F26]/[.B26]" office:value-type="float" office:value="1.00004339353866" calcext:value-type="float">
            <text:p>1.00004339353866</text:p>
          </table:table-cell>
          <table:table-cell table:formula="of:=[.G26]/[.B26]" office:value-type="float" office:value="1.00004339353866" calcext:value-type="float">
            <text:p>1.00004339353866</text:p>
          </table:table-cell>
          <table:table-cell table:formula="of:=[.H26]/[.B26]" office:value-type="float" office:value="1.01423428605455" calcext:value-type="float">
            <text:p>1.0142342860545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number-columns-repeated="3" table:style-name="Default" office:value-type="float" office:value="23572905.2" calcext:value-type="float">
            <text:p>23572905.2</text:p>
          </table:table-cell>
          <table:table-cell table:style-name="Default" office:value-type="float" office:value="55472229" calcext:value-type="float">
            <text:p>55472229</text:p>
          </table:table-cell>
          <table:table-cell table:style-name="Default" office:value-type="float" office:value="33374642" calcext:value-type="float">
            <text:p>33374642</text:p>
          </table:table-cell>
          <table:table-cell office:value-type="float" office:value="23572905.2" calcext:value-type="float">
            <text:p>23572905.2</text:p>
          </table:table-cell>
          <table:table-cell office:value-type="float" office:value="54438323" calcext:value-type="float">
            <text:p>54438323</text:p>
          </table:table-cell>
          <table:table-cell table:number-columns-repeated="2"/>
          <table:table-cell table:style-name="ce1" table:formula="of:=[.B27]/[.B27]" office:value-type="float" office:value="1" calcext:value-type="float">
            <text:p>1</text:p>
          </table:table-cell>
          <table:table-cell table:style-name="ce1" table:formula="of:=[.C27]/[.B27]" office:value-type="float" office:value="1" calcext:value-type="float">
            <text:p>1</text:p>
          </table:table-cell>
          <table:table-cell table:style-name="ce1" table:formula="of:=[.D27]/[.B27]" office:value-type="float" office:value="1" calcext:value-type="float">
            <text:p>1</text:p>
          </table:table-cell>
          <table:table-cell table:style-name="ce1" table:formula="of:=[.E27]/[.B27]" office:value-type="float" office:value="2.35321987380665" calcext:value-type="float">
            <text:p>2.35321987380665</text:p>
          </table:table-cell>
          <table:table-cell table:style-name="ce1" table:formula="of:=[.F27]/[.B27]" office:value-type="float" office:value="1.41580521012743" calcext:value-type="float">
            <text:p>1.41580521012743</text:p>
          </table:table-cell>
          <table:table-cell table:formula="of:=[.G27]/[.B27]" office:value-type="float" office:value="1" calcext:value-type="float">
            <text:p>1</text:p>
          </table:table-cell>
          <table:table-cell table:formula="of:=[.H27]/[.B27]" office:value-type="float" office:value="2.30935994261751" calcext:value-type="float">
            <text:p>2.3093599426175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11052568.4" calcext:value-type="float">
            <text:p>11052568.4</text:p>
          </table:table-cell>
          <table:table-cell table:style-name="Default" office:value-type="float" office:value="15644295.2" calcext:value-type="float">
            <text:p>15644295.2</text:p>
          </table:table-cell>
          <table:table-cell table:style-name="Default" office:value-type="float" office:value="11052568.4" calcext:value-type="float">
            <text:p>11052568.4</text:p>
          </table:table-cell>
          <table:table-cell table:style-name="Default" office:value-type="float" office:value="46459750.4" calcext:value-type="float">
            <text:p>46459750.4</text:p>
          </table:table-cell>
          <table:table-cell table:style-name="Default" office:value-type="float" office:value="11167442.4" calcext:value-type="float">
            <text:p>11167442.4</text:p>
          </table:table-cell>
          <table:table-cell office:value-type="float" office:value="11052568.4" calcext:value-type="float">
            <text:p>11052568.4</text:p>
          </table:table-cell>
          <table:table-cell office:value-type="float" office:value="46459750.4" calcext:value-type="float">
            <text:p>46459750.4</text:p>
          </table:table-cell>
          <table:table-cell table:number-columns-repeated="2"/>
          <table:table-cell table:style-name="ce1" table:formula="of:=[.B28]/[.B28]" office:value-type="float" office:value="1" calcext:value-type="float">
            <text:p>1</text:p>
          </table:table-cell>
          <table:table-cell table:style-name="ce1" table:formula="of:=[.C28]/[.B28]" office:value-type="float" office:value="1.41544432333031" calcext:value-type="float">
            <text:p>1.41544432333031</text:p>
          </table:table-cell>
          <table:table-cell table:style-name="ce1" table:formula="of:=[.D28]/[.B28]" office:value-type="float" office:value="1" calcext:value-type="float">
            <text:p>1</text:p>
          </table:table-cell>
          <table:table-cell table:style-name="ce1" table:formula="of:=[.E28]/[.B28]" office:value-type="float" office:value="4.20352525481769" calcext:value-type="float">
            <text:p>4.20352525481769</text:p>
          </table:table-cell>
          <table:table-cell table:style-name="ce1" table:formula="of:=[.F28]/[.B28]" office:value-type="float" office:value="1.01039342131554" calcext:value-type="float">
            <text:p>1.01039342131554</text:p>
          </table:table-cell>
          <table:table-cell table:formula="of:=[.G28]/[.B28]" office:value-type="float" office:value="1" calcext:value-type="float">
            <text:p>1</text:p>
          </table:table-cell>
          <table:table-cell table:formula="of:=[.H28]/[.B28]" office:value-type="float" office:value="4.20352525481769" calcext:value-type="float">
            <text:p>4.2035252548176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1921598.2" calcext:value-type="float">
            <text:p>1921598.2</text:p>
          </table:table-cell>
          <table:table-cell table:style-name="Default" office:value-type="float" office:value="2825778.6" calcext:value-type="float">
            <text:p>2825778.6</text:p>
          </table:table-cell>
          <table:table-cell table:style-name="Default" office:value-type="float" office:value="1922895.2" calcext:value-type="float">
            <text:p>1922895.2</text:p>
          </table:table-cell>
          <table:table-cell table:style-name="Default" office:value-type="float" office:value="2885244.6" calcext:value-type="float">
            <text:p>2885244.6</text:p>
          </table:table-cell>
          <table:table-cell table:style-name="Default" office:value-type="float" office:value="1921937.2" calcext:value-type="float">
            <text:p>1921937.2</text:p>
          </table:table-cell>
          <table:table-cell office:value-type="float" office:value="1921937.2" calcext:value-type="float">
            <text:p>1921937.2</text:p>
          </table:table-cell>
          <table:table-cell office:value-type="float" office:value="3748120.6" calcext:value-type="float">
            <text:p>3748120.6</text:p>
          </table:table-cell>
          <table:table-cell table:number-columns-repeated="2"/>
          <table:table-cell table:style-name="ce1" table:formula="of:=[.B29]/[.B29]" office:value-type="float" office:value="1" calcext:value-type="float">
            <text:p>1</text:p>
          </table:table-cell>
          <table:table-cell table:style-name="ce1" table:formula="of:=[.C29]/[.B29]" office:value-type="float" office:value="1.47053561977733" calcext:value-type="float">
            <text:p>1.47053561977733</text:p>
          </table:table-cell>
          <table:table-cell table:style-name="ce1" table:formula="of:=[.D29]/[.B29]" office:value-type="float" office:value="1.00067495900027" calcext:value-type="float">
            <text:p>1.00067495900027</text:p>
          </table:table-cell>
          <table:table-cell table:style-name="ce1" table:formula="of:=[.E29]/[.B29]" office:value-type="float" office:value="1.50148173535966" calcext:value-type="float">
            <text:p>1.50148173535966</text:p>
          </table:table-cell>
          <table:table-cell table:style-name="ce1" table:formula="of:=[.F29]/[.B29]" office:value-type="float" office:value="1.00017641565235" calcext:value-type="float">
            <text:p>1.00017641565235</text:p>
          </table:table-cell>
          <table:table-cell table:formula="of:=[.G29]/[.B29]" office:value-type="float" office:value="1.00017641565235" calcext:value-type="float">
            <text:p>1.00017641565235</text:p>
          </table:table-cell>
          <table:table-cell table:formula="of:=[.H29]/[.B29]" office:value-type="float" office:value="1.95052253899905" calcext:value-type="float">
            <text:p>1.9505225389990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1414676.6" calcext:value-type="float">
            <text:p>1414676.6</text:p>
          </table:table-cell>
          <table:table-cell table:number-columns-repeated="2" table:style-name="Default" office:value-type="float" office:value="1466314.6" calcext:value-type="float">
            <text:p>1466314.6</text:p>
          </table:table-cell>
          <table:table-cell table:style-name="Default" office:value-type="float" office:value="1480948.6" calcext:value-type="float">
            <text:p>1480948.6</text:p>
          </table:table-cell>
          <table:table-cell table:style-name="Default" office:value-type="float" office:value="1466622.6" calcext:value-type="float">
            <text:p>1466622.6</text:p>
          </table:table-cell>
          <table:table-cell office:value-type="float" office:value="1466314.6" calcext:value-type="float">
            <text:p>1466314.6</text:p>
          </table:table-cell>
          <table:table-cell office:value-type="float" office:value="1602998.6" calcext:value-type="float">
            <text:p>1602998.6</text:p>
          </table:table-cell>
          <table:table-cell table:number-columns-repeated="2"/>
          <table:table-cell table:style-name="ce1" table:formula="of:=[.B30]/[.B30]" office:value-type="float" office:value="1" calcext:value-type="float">
            <text:p>1</text:p>
          </table:table-cell>
          <table:table-cell table:style-name="ce1" table:formula="of:=[.C30]/[.B30]" office:value-type="float" office:value="1.03650162871147" calcext:value-type="float">
            <text:p>1.03650162871147</text:p>
          </table:table-cell>
          <table:table-cell table:style-name="ce1" table:formula="of:=[.D30]/[.B30]" office:value-type="float" office:value="1.03650162871147" calcext:value-type="float">
            <text:p>1.03650162871147</text:p>
          </table:table-cell>
          <table:table-cell table:style-name="ce1" table:formula="of:=[.E30]/[.B30]" office:value-type="float" office:value="1.04684604240998" calcext:value-type="float">
            <text:p>1.04684604240998</text:p>
          </table:table-cell>
          <table:table-cell table:style-name="ce1" table:formula="of:=[.F30]/[.B30]" office:value-type="float" office:value="1.03671934631562" calcext:value-type="float">
            <text:p>1.03671934631562</text:p>
          </table:table-cell>
          <table:table-cell table:formula="of:=[.G30]/[.B30]" office:value-type="float" office:value="1.03650162871147" calcext:value-type="float">
            <text:p>1.03650162871147</text:p>
          </table:table-cell>
          <table:table-cell table:formula="of:=[.H30]/[.B30]" office:value-type="float" office:value="1.13312017743136" calcext:value-type="float">
            <text:p>1.1331201774313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2063818.2" calcext:value-type="float">
            <text:p>2063818.2</text:p>
          </table:table-cell>
          <table:table-cell table:number-columns-repeated="3" table:style-name="Default" office:value-type="float" office:value="2063949.2" calcext:value-type="float">
            <text:p>2063949.2</text:p>
          </table:table-cell>
          <table:table-cell table:style-name="Default" office:value-type="float" office:value="2064211.2" calcext:value-type="float">
            <text:p>2064211.2</text:p>
          </table:table-cell>
          <table:table-cell office:value-type="float" office:value="2063949.2" calcext:value-type="float">
            <text:p>2063949.2</text:p>
          </table:table-cell>
          <table:table-cell office:value-type="float" office:value="2096968.2" calcext:value-type="float">
            <text:p>2096968.2</text:p>
          </table:table-cell>
          <table:table-cell table:number-columns-repeated="2"/>
          <table:table-cell table:style-name="ce1" table:formula="of:=[.B31]/[.B31]" office:value-type="float" office:value="1" calcext:value-type="float">
            <text:p>1</text:p>
          </table:table-cell>
          <table:table-cell table:style-name="ce1" table:formula="of:=[.C31]/[.B31]" office:value-type="float" office:value="1.00006347458318" calcext:value-type="float">
            <text:p>1.00006347458318</text:p>
          </table:table-cell>
          <table:table-cell table:style-name="ce1" table:formula="of:=[.D31]/[.B31]" office:value-type="float" office:value="1.00006347458318" calcext:value-type="float">
            <text:p>1.00006347458318</text:p>
          </table:table-cell>
          <table:table-cell table:style-name="ce1" table:formula="of:=[.E31]/[.B31]" office:value-type="float" office:value="1.00006347458318" calcext:value-type="float">
            <text:p>1.00006347458318</text:p>
          </table:table-cell>
          <table:table-cell table:style-name="ce1" table:formula="of:=[.F31]/[.B31]" office:value-type="float" office:value="1.00019042374953" calcext:value-type="float">
            <text:p>1.00019042374953</text:p>
          </table:table-cell>
          <table:table-cell table:formula="of:=[.G31]/[.B31]" office:value-type="float" office:value="1.00006347458318" calcext:value-type="float">
            <text:p>1.00006347458318</text:p>
          </table:table-cell>
          <table:table-cell table:formula="of:=[.H31]/[.B31]" office:value-type="float" office:value="1.01606246131563" calcext:value-type="float">
            <text:p>1.0160624613156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6442574.2" calcext:value-type="float">
            <text:p>6442574.2</text:p>
          </table:table-cell>
          <table:table-cell table:style-name="Default" office:value-type="float" office:value="8576002.4" calcext:value-type="float">
            <text:p>8576002.4</text:p>
          </table:table-cell>
          <table:table-cell table:style-name="Default" office:value-type="float" office:value="8299579.6" calcext:value-type="float">
            <text:p>8299579.6</text:p>
          </table:table-cell>
          <table:table-cell table:style-name="Default" office:value-type="float" office:value="6442754.2" calcext:value-type="float">
            <text:p>6442754.2</text:p>
          </table:table-cell>
          <table:table-cell table:style-name="Default" office:value-type="float" office:value="8309341.6" calcext:value-type="float">
            <text:p>8309341.6</text:p>
          </table:table-cell>
          <table:table-cell office:value-type="float" office:value="8299579.6" calcext:value-type="float">
            <text:p>8299579.6</text:p>
          </table:table-cell>
          <table:table-cell office:value-type="float" office:value="8592579.4" calcext:value-type="float">
            <text:p>8592579.4</text:p>
          </table:table-cell>
          <table:table-cell table:number-columns-repeated="2"/>
          <table:table-cell table:style-name="ce1" table:formula="of:=[.B32]/[.B32]" office:value-type="float" office:value="1" calcext:value-type="float">
            <text:p>1</text:p>
          </table:table-cell>
          <table:table-cell table:style-name="ce1" table:formula="of:=[.C32]/[.B32]" office:value-type="float" office:value="1.3311453052415" calcext:value-type="float">
            <text:p>1.3311453052415</text:p>
          </table:table-cell>
          <table:table-cell table:style-name="ce1" table:formula="of:=[.D32]/[.B32]" office:value-type="float" office:value="1.28823966047609" calcext:value-type="float">
            <text:p>1.28823966047609</text:p>
          </table:table-cell>
          <table:table-cell table:style-name="ce1" table:formula="of:=[.E32]/[.B32]" office:value-type="float" office:value="1.00002793914271" calcext:value-type="float">
            <text:p>1.00002793914271</text:p>
          </table:table-cell>
          <table:table-cell table:style-name="ce1" table:formula="of:=[.F32]/[.B32]" office:value-type="float" office:value="1.28975489331578" calcext:value-type="float">
            <text:p>1.28975489331578</text:p>
          </table:table-cell>
          <table:table-cell table:formula="of:=[.G32]/[.B32]" office:value-type="float" office:value="1.28823966047609" calcext:value-type="float">
            <text:p>1.28823966047609</text:p>
          </table:table-cell>
          <table:table-cell table:formula="of:=[.H32]/[.B32]" office:value-type="float" office:value="1.33371834506772" calcext:value-type="float">
            <text:p>1.3337183450677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831372.399999999" calcext:value-type="float">
            <text:p>831372.399999999</text:p>
          </table:table-cell>
          <table:table-cell table:number-columns-repeated="3" table:style-name="Default" office:value-type="float" office:value="840376.4" calcext:value-type="float">
            <text:p>840376.4</text:p>
          </table:table-cell>
          <table:table-cell table:style-name="Default" office:value-type="float" office:value="848415.4" calcext:value-type="float">
            <text:p>848415.4</text:p>
          </table:table-cell>
          <table:table-cell table:number-columns-repeated="2" office:value-type="float" office:value="840376.4" calcext:value-type="float">
            <text:p>840376.4</text:p>
          </table:table-cell>
          <table:table-cell table:number-columns-repeated="2"/>
          <table:table-cell table:style-name="ce1" table:formula="of:=[.B33]/[.B33]" office:value-type="float" office:value="1" calcext:value-type="float">
            <text:p>1</text:p>
          </table:table-cell>
          <table:table-cell table:style-name="ce1" table:formula="of:=[.C33]/[.B33]" office:value-type="float" office:value="1.01083028496015" calcext:value-type="float">
            <text:p>1.01083028496015</text:p>
          </table:table-cell>
          <table:table-cell table:style-name="ce1" table:formula="of:=[.D33]/[.B33]" office:value-type="float" office:value="1.01083028496015" calcext:value-type="float">
            <text:p>1.01083028496015</text:p>
          </table:table-cell>
          <table:table-cell table:style-name="ce1" table:formula="of:=[.E33]/[.B33]" office:value-type="float" office:value="1.01083028496015" calcext:value-type="float">
            <text:p>1.01083028496015</text:p>
          </table:table-cell>
          <table:table-cell table:style-name="ce1" table:formula="of:=[.F33]/[.B33]" office:value-type="float" office:value="1.02049983858016" calcext:value-type="float">
            <text:p>1.02049983858016</text:p>
          </table:table-cell>
          <table:table-cell table:formula="of:=[.G33]/[.B33]" office:value-type="float" office:value="1.01083028496015" calcext:value-type="float">
            <text:p>1.01083028496015</text:p>
          </table:table-cell>
          <table:table-cell table:formula="of:=[.H33]/[.B33]" office:value-type="float" office:value="1.01083028496015" calcext:value-type="float">
            <text:p>1.010830284960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902407.399999999" calcext:value-type="float">
            <text:p>902407.399999999</text:p>
          </table:table-cell>
          <table:table-cell table:number-columns-repeated="4" table:style-name="Default" office:value-type="float" office:value="909938.4" calcext:value-type="float">
            <text:p>909938.4</text:p>
          </table:table-cell>
          <table:table-cell office:value-type="float" office:value="909938.4" calcext:value-type="float">
            <text:p>909938.4</text:p>
          </table:table-cell>
          <table:table-cell office:value-type="float" office:value="958098.4" calcext:value-type="float">
            <text:p>958098.4</text:p>
          </table:table-cell>
          <table:table-cell table:number-columns-repeated="2"/>
          <table:table-cell table:style-name="ce1" table:formula="of:=[.B34]/[.B34]" office:value-type="float" office:value="1" calcext:value-type="float">
            <text:p>1</text:p>
          </table:table-cell>
          <table:table-cell table:style-name="ce1" table:formula="of:=[.C34]/[.B34]" office:value-type="float" office:value="1.00834545461396" calcext:value-type="float">
            <text:p>1.00834545461396</text:p>
          </table:table-cell>
          <table:table-cell table:style-name="ce1" table:formula="of:=[.D34]/[.B34]" office:value-type="float" office:value="1.00834545461396" calcext:value-type="float">
            <text:p>1.00834545461396</text:p>
          </table:table-cell>
          <table:table-cell table:style-name="ce1" table:formula="of:=[.E34]/[.B34]" office:value-type="float" office:value="1.00834545461396" calcext:value-type="float">
            <text:p>1.00834545461396</text:p>
          </table:table-cell>
          <table:table-cell table:style-name="ce1" table:formula="of:=[.F34]/[.B34]" office:value-type="float" office:value="1.00834545461396" calcext:value-type="float">
            <text:p>1.00834545461396</text:p>
          </table:table-cell>
          <table:table-cell table:formula="of:=[.G34]/[.B34]" office:value-type="float" office:value="1.00834545461396" calcext:value-type="float">
            <text:p>1.00834545461396</text:p>
          </table:table-cell>
          <table:table-cell table:formula="of:=[.H34]/[.B34]" office:value-type="float" office:value="1.06171381130075" calcext:value-type="float">
            <text:p>1.0617138113007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8522041.8" calcext:value-type="float">
            <text:p>8522041.8</text:p>
          </table:table-cell>
          <table:table-cell table:number-columns-repeated="4" table:style-name="Default" office:value-type="float" office:value="9277667.8" calcext:value-type="float">
            <text:p>9277667.8</text:p>
          </table:table-cell>
          <table:table-cell office:value-type="float" office:value="9277667.8" calcext:value-type="float">
            <text:p>9277667.8</text:p>
          </table:table-cell>
          <table:table-cell office:value-type="float" office:value="9085701.8" calcext:value-type="float">
            <text:p>9085701.8</text:p>
          </table:table-cell>
          <table:table-cell table:number-columns-repeated="2"/>
          <table:table-cell table:style-name="ce1" table:formula="of:=[.B35]/[.B35]" office:value-type="float" office:value="1" calcext:value-type="float">
            <text:p>1</text:p>
          </table:table-cell>
          <table:table-cell table:style-name="ce1" table:formula="of:=[.C35]/[.B35]" office:value-type="float" office:value="1.08866724873375" calcext:value-type="float">
            <text:p>1.08866724873375</text:p>
          </table:table-cell>
          <table:table-cell table:style-name="ce1" table:formula="of:=[.D35]/[.B35]" office:value-type="float" office:value="1.08866724873375" calcext:value-type="float">
            <text:p>1.08866724873375</text:p>
          </table:table-cell>
          <table:table-cell table:style-name="ce1" table:formula="of:=[.E35]/[.B35]" office:value-type="float" office:value="1.08866724873375" calcext:value-type="float">
            <text:p>1.08866724873375</text:p>
          </table:table-cell>
          <table:table-cell table:style-name="ce1" table:formula="of:=[.F35]/[.B35]" office:value-type="float" office:value="1.08866724873375" calcext:value-type="float">
            <text:p>1.08866724873375</text:p>
          </table:table-cell>
          <table:table-cell table:formula="of:=[.G35]/[.B35]" office:value-type="float" office:value="1.08866724873375" calcext:value-type="float">
            <text:p>1.08866724873375</text:p>
          </table:table-cell>
          <table:table-cell table:formula="of:=[.H35]/[.B35]" office:value-type="float" office:value="1.06614142634222" calcext:value-type="float">
            <text:p>1.0661414263422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7778294.4" calcext:value-type="float">
            <text:p>7778294.4</text:p>
          </table:table-cell>
          <table:table-cell table:number-columns-repeated="4" table:style-name="Default" office:value-type="float" office:value="11505821.6" calcext:value-type="float">
            <text:p>11505821.6</text:p>
          </table:table-cell>
          <table:table-cell office:value-type="float" office:value="11505821.6" calcext:value-type="float">
            <text:p>11505821.6</text:p>
          </table:table-cell>
          <table:table-cell office:value-type="float" office:value="19443723.4" calcext:value-type="float">
            <text:p>19443723.4</text:p>
          </table:table-cell>
          <table:table-cell table:number-columns-repeated="2"/>
          <table:table-cell table:style-name="ce1" table:formula="of:=[.B36]/[.B36]" office:value-type="float" office:value="1" calcext:value-type="float">
            <text:p>1</text:p>
          </table:table-cell>
          <table:table-cell table:style-name="ce1" table:formula="of:=[.C36]/[.B36]" office:value-type="float" office:value="1.47922166587061" calcext:value-type="float">
            <text:p>1.47922166587061</text:p>
          </table:table-cell>
          <table:table-cell table:style-name="ce1" table:formula="of:=[.D36]/[.B36]" office:value-type="float" office:value="1.47922166587061" calcext:value-type="float">
            <text:p>1.47922166587061</text:p>
          </table:table-cell>
          <table:table-cell table:style-name="ce1" table:formula="of:=[.E36]/[.B36]" office:value-type="float" office:value="1.47922166587061" calcext:value-type="float">
            <text:p>1.47922166587061</text:p>
          </table:table-cell>
          <table:table-cell table:style-name="ce1" table:formula="of:=[.F36]/[.B36]" office:value-type="float" office:value="1.47922166587061" calcext:value-type="float">
            <text:p>1.47922166587061</text:p>
          </table:table-cell>
          <table:table-cell table:formula="of:=[.G36]/[.B36]" office:value-type="float" office:value="1.47922166587061" calcext:value-type="float">
            <text:p>1.47922166587061</text:p>
          </table:table-cell>
          <table:table-cell table:formula="of:=[.H36]/[.B36]" office:value-type="float" office:value="2.49974125432948" calcext:value-type="float">
            <text:p>2.4997412543294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5285457.2" calcext:value-type="float">
            <text:p>5285457.2</text:p>
          </table:table-cell>
          <table:table-cell table:style-name="Default" office:value-type="float" office:value="14504944" calcext:value-type="float">
            <text:p>14504944</text:p>
          </table:table-cell>
          <table:table-cell table:style-name="Default" office:value-type="float" office:value="14421324" calcext:value-type="float">
            <text:p>14421324</text:p>
          </table:table-cell>
          <table:table-cell table:number-columns-repeated="2" table:style-name="Default" office:value-type="float" office:value="22033160" calcext:value-type="float">
            <text:p>22033160</text:p>
          </table:table-cell>
          <table:table-cell office:value-type="float" office:value="14421324" calcext:value-type="float">
            <text:p>14421324</text:p>
          </table:table-cell>
          <table:table-cell office:value-type="float" office:value="17783148" calcext:value-type="float">
            <text:p>17783148</text:p>
          </table:table-cell>
          <table:table-cell table:number-columns-repeated="2"/>
          <table:table-cell table:style-name="ce1" table:formula="of:=[.B37]/[.B37]" office:value-type="float" office:value="1" calcext:value-type="float">
            <text:p>1</text:p>
          </table:table-cell>
          <table:table-cell table:style-name="ce1" table:formula="of:=[.C37]/[.B37]" office:value-type="float" office:value="2.74431207200013" calcext:value-type="float">
            <text:p>2.74431207200013</text:p>
          </table:table-cell>
          <table:table-cell table:style-name="ce1" table:formula="of:=[.D37]/[.B37]" office:value-type="float" office:value="2.72849130251211" calcext:value-type="float">
            <text:p>2.72849130251211</text:p>
          </table:table-cell>
          <table:table-cell table:style-name="ce1" table:formula="of:=[.E37]/[.B37]" office:value-type="float" office:value="4.1686384292356" calcext:value-type="float">
            <text:p>4.1686384292356</text:p>
          </table:table-cell>
          <table:table-cell table:style-name="ce1" table:formula="of:=[.F37]/[.B37]" office:value-type="float" office:value="4.1686384292356" calcext:value-type="float">
            <text:p>4.1686384292356</text:p>
          </table:table-cell>
          <table:table-cell table:formula="of:=[.G37]/[.B37]" office:value-type="float" office:value="2.72849130251211" calcext:value-type="float">
            <text:p>2.72849130251211</text:p>
          </table:table-cell>
          <table:table-cell table:formula="of:=[.H37]/[.B37]" office:value-type="float" office:value="3.36454299544796" calcext:value-type="float">
            <text:p>3.3645429954479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5064729.2" calcext:value-type="float">
            <text:p>5064729.2</text:p>
          </table:table-cell>
          <table:table-cell table:style-name="Default" office:value-type="float" office:value="14062294" calcext:value-type="float">
            <text:p>14062294</text:p>
          </table:table-cell>
          <table:table-cell table:style-name="Default" office:value-type="float" office:value="13515536" calcext:value-type="float">
            <text:p>13515536</text:p>
          </table:table-cell>
          <table:table-cell table:style-name="Default" office:value-type="float" office:value="21982772" calcext:value-type="float">
            <text:p>21982772</text:p>
          </table:table-cell>
          <table:table-cell table:style-name="Default" office:value-type="float" office:value="14439891" calcext:value-type="float">
            <text:p>14439891</text:p>
          </table:table-cell>
          <table:table-cell office:value-type="float" office:value="13515536" calcext:value-type="float">
            <text:p>13515536</text:p>
          </table:table-cell>
          <table:table-cell office:value-type="float" office:value="17631984" calcext:value-type="float">
            <text:p>17631984</text:p>
          </table:table-cell>
          <table:table-cell table:number-columns-repeated="2"/>
          <table:table-cell table:style-name="ce1" table:formula="of:=[.B38]/[.B38]" office:value-type="float" office:value="1" calcext:value-type="float">
            <text:p>1</text:p>
          </table:table-cell>
          <table:table-cell table:style-name="ce1" table:formula="of:=[.C38]/[.B38]" office:value-type="float" office:value="2.77651448768475" calcext:value-type="float">
            <text:p>2.77651448768475</text:p>
          </table:table-cell>
          <table:table-cell table:style-name="ce1" table:formula="of:=[.D38]/[.B38]" office:value-type="float" office:value="2.66856044346853" calcext:value-type="float">
            <text:p>2.66856044346853</text:p>
          </table:table-cell>
          <table:table-cell table:style-name="ce1" table:formula="of:=[.E38]/[.B38]" office:value-type="float" office:value="4.34036473262973" calcext:value-type="float">
            <text:p>4.34036473262973</text:p>
          </table:table-cell>
          <table:table-cell table:style-name="ce1" table:formula="of:=[.F38]/[.B38]" office:value-type="float" office:value="2.85106872051521" calcext:value-type="float">
            <text:p>2.85106872051521</text:p>
          </table:table-cell>
          <table:table-cell table:formula="of:=[.G38]/[.B38]" office:value-type="float" office:value="2.66856044346853" calcext:value-type="float">
            <text:p>2.66856044346853</text:p>
          </table:table-cell>
          <table:table-cell table:formula="of:=[.H38]/[.B38]" office:value-type="float" office:value="3.48132808364167" calcext:value-type="float">
            <text:p>3.4813280836416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5108375.2" calcext:value-type="float">
            <text:p>5108375.2</text:p>
          </table:table-cell>
          <table:table-cell table:style-name="Default" office:value-type="float" office:value="14143494" calcext:value-type="float">
            <text:p>14143494</text:p>
          </table:table-cell>
          <table:table-cell table:style-name="Default" office:value-type="float" office:value="14006256" calcext:value-type="float">
            <text:p>14006256</text:p>
          </table:table-cell>
          <table:table-cell table:style-name="Default" office:value-type="float" office:value="21992392" calcext:value-type="float">
            <text:p>21992392</text:p>
          </table:table-cell>
          <table:table-cell table:style-name="Default" office:value-type="float" office:value="17845669" calcext:value-type="float">
            <text:p>17845669</text:p>
          </table:table-cell>
          <table:table-cell office:value-type="float" office:value="14006256" calcext:value-type="float">
            <text:p>14006256</text:p>
          </table:table-cell>
          <table:table-cell office:value-type="float" office:value="17660844" calcext:value-type="float">
            <text:p>17660844</text:p>
          </table:table-cell>
          <table:table-cell table:number-columns-repeated="2"/>
          <table:table-cell table:style-name="ce1" table:formula="of:=[.B39]/[.B39]" office:value-type="float" office:value="1" calcext:value-type="float">
            <text:p>1</text:p>
          </table:table-cell>
          <table:table-cell table:style-name="ce1" table:formula="of:=[.C39]/[.B39]" office:value-type="float" office:value="2.76868739007268" calcext:value-type="float">
            <text:p>2.76868739007268</text:p>
          </table:table-cell>
          <table:table-cell table:style-name="ce1" table:formula="of:=[.D39]/[.B39]" office:value-type="float" office:value="2.74182209638791" calcext:value-type="float">
            <text:p>2.74182209638791</text:p>
          </table:table-cell>
          <table:table-cell table:style-name="ce1" table:formula="of:=[.E39]/[.B39]" office:value-type="float" office:value="4.30516380237693" calcext:value-type="float">
            <text:p>4.30516380237693</text:p>
          </table:table-cell>
          <table:table-cell table:style-name="ce1" table:formula="of:=[.F39]/[.B39]" office:value-type="float" office:value="3.49341391368434" calcext:value-type="float">
            <text:p>3.49341391368434</text:p>
          </table:table-cell>
          <table:table-cell table:formula="of:=[.G39]/[.B39]" office:value-type="float" office:value="2.74182209638791" calcext:value-type="float">
            <text:p>2.74182209638791</text:p>
          </table:table-cell>
          <table:table-cell table:formula="of:=[.H39]/[.B39]" office:value-type="float" office:value="3.45723313354117" calcext:value-type="float">
            <text:p>3.4572331335411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11173450.2" calcext:value-type="float">
            <text:p>11173450.2</text:p>
          </table:table-cell>
          <table:table-cell table:number-columns-repeated="4" table:style-name="Default" office:value-type="float" office:value="13082501.4" calcext:value-type="float">
            <text:p>13082501.4</text:p>
          </table:table-cell>
          <table:table-cell office:value-type="float" office:value="13082501.4" calcext:value-type="float">
            <text:p>13082501.4</text:p>
          </table:table-cell>
          <table:table-cell office:value-type="float" office:value="28537707.4" calcext:value-type="float">
            <text:p>28537707.4</text:p>
          </table:table-cell>
          <table:table-cell table:number-columns-repeated="2"/>
          <table:table-cell table:style-name="ce1" table:formula="of:=[.B40]/[.B40]" office:value-type="float" office:value="1" calcext:value-type="float">
            <text:p>1</text:p>
          </table:table-cell>
          <table:table-cell table:style-name="ce1" table:formula="of:=[.C40]/[.B40]" office:value-type="float" office:value="1.17085601723987" calcext:value-type="float">
            <text:p>1.17085601723987</text:p>
          </table:table-cell>
          <table:table-cell table:style-name="ce1" table:formula="of:=[.D40]/[.B40]" office:value-type="float" office:value="1.17085601723987" calcext:value-type="float">
            <text:p>1.17085601723987</text:p>
          </table:table-cell>
          <table:table-cell table:style-name="ce1" table:formula="of:=[.E40]/[.B40]" office:value-type="float" office:value="1.17085601723987" calcext:value-type="float">
            <text:p>1.17085601723987</text:p>
          </table:table-cell>
          <table:table-cell table:style-name="ce1" table:formula="of:=[.F40]/[.B40]" office:value-type="float" office:value="1.17085601723987" calcext:value-type="float">
            <text:p>1.17085601723987</text:p>
          </table:table-cell>
          <table:table-cell table:formula="of:=[.G40]/[.B40]" office:value-type="float" office:value="1.17085601723987" calcext:value-type="float">
            <text:p>1.17085601723987</text:p>
          </table:table-cell>
          <table:table-cell table:formula="of:=[.H40]/[.B40]" office:value-type="float" office:value="2.55406404370961" calcext:value-type="float">
            <text:p>2.5540640437096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8469037.4" calcext:value-type="float">
            <text:p>8469037.4</text:p>
          </table:table-cell>
          <table:table-cell table:style-name="Default" office:value-type="float" office:value="23093974" calcext:value-type="float">
            <text:p>23093974</text:p>
          </table:table-cell>
          <table:table-cell table:style-name="Default" office:value-type="float" office:value="21669740.2" calcext:value-type="float">
            <text:p>21669740.2</text:p>
          </table:table-cell>
          <table:table-cell table:number-columns-repeated="2" table:style-name="Default" office:value-type="float" office:value="23093974" calcext:value-type="float">
            <text:p>23093974</text:p>
          </table:table-cell>
          <table:table-cell office:value-type="float" office:value="21669740.2" calcext:value-type="float">
            <text:p>21669740.2</text:p>
          </table:table-cell>
          <table:table-cell office:value-type="float" office:value="20134466.4" calcext:value-type="float">
            <text:p>20134466.4</text:p>
          </table:table-cell>
          <table:table-cell table:number-columns-repeated="2"/>
          <table:table-cell table:style-name="ce1" table:formula="of:=[.B41]/[.B41]" office:value-type="float" office:value="1" calcext:value-type="float">
            <text:p>1</text:p>
          </table:table-cell>
          <table:table-cell table:style-name="ce1" table:formula="of:=[.C41]/[.B41]" office:value-type="float" office:value="2.7268711790079" calcext:value-type="float">
            <text:p>2.7268711790079</text:p>
          </table:table-cell>
          <table:table-cell table:style-name="ce1" table:formula="of:=[.D41]/[.B41]" office:value-type="float" office:value="2.55870167724138" calcext:value-type="float">
            <text:p>2.55870167724138</text:p>
          </table:table-cell>
          <table:table-cell table:style-name="ce1" table:formula="of:=[.E41]/[.B41]" office:value-type="float" office:value="2.7268711790079" calcext:value-type="float">
            <text:p>2.7268711790079</text:p>
          </table:table-cell>
          <table:table-cell table:style-name="ce1" table:formula="of:=[.F41]/[.B41]" office:value-type="float" office:value="2.7268711790079" calcext:value-type="float">
            <text:p>2.7268711790079</text:p>
          </table:table-cell>
          <table:table-cell table:formula="of:=[.G41]/[.B41]" office:value-type="float" office:value="2.55870167724138" calcext:value-type="float">
            <text:p>2.55870167724138</text:p>
          </table:table-cell>
          <table:table-cell table:formula="of:=[.H41]/[.B41]" office:value-type="float" office:value="2.37742088610921" calcext:value-type="float">
            <text:p>2.3774208861092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3837899.2" calcext:value-type="float">
            <text:p>3837899.2</text:p>
          </table:table-cell>
          <table:table-cell table:style-name="Default" office:value-type="float" office:value="5234738.4" calcext:value-type="float">
            <text:p>5234738.4</text:p>
          </table:table-cell>
          <table:table-cell table:style-name="Default" office:value-type="float" office:value="4080805.2" calcext:value-type="float">
            <text:p>4080805.2</text:p>
          </table:table-cell>
          <table:table-cell table:style-name="Default" office:value-type="float" office:value="5234738.4" calcext:value-type="float">
            <text:p>5234738.4</text:p>
          </table:table-cell>
          <table:table-cell table:style-name="Default" office:value-type="float" office:value="4080805.2" calcext:value-type="float">
            <text:p>4080805.2</text:p>
          </table:table-cell>
          <table:table-cell office:value-type="float" office:value="4080805.2" calcext:value-type="float">
            <text:p>4080805.2</text:p>
          </table:table-cell>
          <table:table-cell office:value-type="float" office:value="28901350.4" calcext:value-type="float">
            <text:p>28901350.4</text:p>
          </table:table-cell>
          <table:table-cell table:number-columns-repeated="2"/>
          <table:table-cell table:style-name="ce1" table:formula="of:=[.B42]/[.B42]" office:value-type="float" office:value="1" calcext:value-type="float">
            <text:p>1</text:p>
          </table:table-cell>
          <table:table-cell table:style-name="ce1" table:formula="of:=[.C42]/[.B42]" office:value-type="float" office:value="1.36395932441373" calcext:value-type="float">
            <text:p>1.36395932441373</text:p>
          </table:table-cell>
          <table:table-cell table:style-name="ce1" table:formula="of:=[.D42]/[.B42]" office:value-type="float" office:value="1.0632913965015" calcext:value-type="float">
            <text:p>1.0632913965015</text:p>
          </table:table-cell>
          <table:table-cell table:style-name="ce1" table:formula="of:=[.E42]/[.B42]" office:value-type="float" office:value="1.36395932441373" calcext:value-type="float">
            <text:p>1.36395932441373</text:p>
          </table:table-cell>
          <table:table-cell table:style-name="ce1" table:formula="of:=[.F42]/[.B42]" office:value-type="float" office:value="1.0632913965015" calcext:value-type="float">
            <text:p>1.0632913965015</text:p>
          </table:table-cell>
          <table:table-cell table:formula="of:=[.G42]/[.B42]" office:value-type="float" office:value="1.0632913965015" calcext:value-type="float">
            <text:p>1.0632913965015</text:p>
          </table:table-cell>
          <table:table-cell table:formula="of:=[.H42]/[.B42]" office:value-type="float" office:value="7.53051315157" calcext:value-type="float">
            <text:p>7.5305131515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286320.599999998" calcext:value-type="float">
            <text:p>286320.599999998</text:p>
          </table:table-cell>
          <table:table-cell table:number-columns-repeated="2" table:style-name="Default" office:value-type="float" office:value="286550.2" calcext:value-type="float">
            <text:p>286550.2</text:p>
          </table:table-cell>
          <table:table-cell table:style-name="Default" office:value-type="float" office:value="286636.2" calcext:value-type="float">
            <text:p>286636.2</text:p>
          </table:table-cell>
          <table:table-cell table:style-name="Default" office:value-type="float" office:value="288496.6" calcext:value-type="float">
            <text:p>288496.6</text:p>
          </table:table-cell>
          <table:table-cell office:value-type="float" office:value="286550.2" calcext:value-type="float">
            <text:p>286550.2</text:p>
          </table:table-cell>
          <table:table-cell office:value-type="float" office:value="295118.6" calcext:value-type="float">
            <text:p>295118.6</text:p>
          </table:table-cell>
          <table:table-cell table:number-columns-repeated="2"/>
          <table:table-cell table:style-name="ce1" table:formula="of:=[.B43]/[.B43]" office:value-type="float" office:value="1" calcext:value-type="float">
            <text:p>1</text:p>
          </table:table-cell>
          <table:table-cell table:style-name="ce1" table:formula="of:=[.C43]/[.B43]" office:value-type="float" office:value="1.00080189829164" calcext:value-type="float">
            <text:p>1.00080189829164</text:p>
          </table:table-cell>
          <table:table-cell table:style-name="ce1" table:formula="of:=[.D43]/[.B43]" office:value-type="float" office:value="1.00080189829164" calcext:value-type="float">
            <text:p>1.00080189829164</text:p>
          </table:table-cell>
          <table:table-cell table:style-name="ce1" table:formula="of:=[.E43]/[.B43]" office:value-type="float" office:value="1.00110226089217" calcext:value-type="float">
            <text:p>1.00110226089217</text:p>
          </table:table-cell>
          <table:table-cell table:style-name="ce1" table:formula="of:=[.F43]/[.B43]" office:value-type="float" office:value="1.00759987231098" calcext:value-type="float">
            <text:p>1.00759987231098</text:p>
          </table:table-cell>
          <table:table-cell table:formula="of:=[.G43]/[.B43]" office:value-type="float" office:value="1.00080189829164" calcext:value-type="float">
            <text:p>1.00080189829164</text:p>
          </table:table-cell>
          <table:table-cell table:formula="of:=[.H43]/[.B43]" office:value-type="float" office:value="1.03072779255143" calcext:value-type="float">
            <text:p>1.0307277925514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2062018.2" calcext:value-type="float">
            <text:p>2062018.2</text:p>
          </table:table-cell>
          <table:table-cell table:number-columns-repeated="2" table:style-name="Default" office:value-type="float" office:value="2541780.2" calcext:value-type="float">
            <text:p>2541780.2</text:p>
          </table:table-cell>
          <table:table-cell table:style-name="Default" office:value-type="float" office:value="2593944.2" calcext:value-type="float">
            <text:p>2593944.2</text:p>
          </table:table-cell>
          <table:table-cell table:style-name="Default" office:value-type="float" office:value="2991761.2" calcext:value-type="float">
            <text:p>2991761.2</text:p>
          </table:table-cell>
          <table:table-cell office:value-type="float" office:value="2541780.2" calcext:value-type="float">
            <text:p>2541780.2</text:p>
          </table:table-cell>
          <table:table-cell office:value-type="float" office:value="2522002.2" calcext:value-type="float">
            <text:p>2522002.2</text:p>
          </table:table-cell>
          <table:table-cell table:number-columns-repeated="2"/>
          <table:table-cell table:style-name="ce1" table:formula="of:=[.B44]/[.B44]" office:value-type="float" office:value="1" calcext:value-type="float">
            <text:p>1</text:p>
          </table:table-cell>
          <table:table-cell table:style-name="ce1" table:formula="of:=[.C44]/[.B44]" office:value-type="float" office:value="1.23266622961912" calcext:value-type="float">
            <text:p>1.23266622961912</text:p>
          </table:table-cell>
          <table:table-cell table:style-name="ce1" table:formula="of:=[.D44]/[.B44]" office:value-type="float" office:value="1.23266622961912" calcext:value-type="float">
            <text:p>1.23266622961912</text:p>
          </table:table-cell>
          <table:table-cell table:style-name="ce1" table:formula="of:=[.E44]/[.B44]" office:value-type="float" office:value="1.25796377548947" calcext:value-type="float">
            <text:p>1.25796377548947</text:p>
          </table:table-cell>
          <table:table-cell table:style-name="ce1" table:formula="of:=[.F44]/[.B44]" office:value-type="float" office:value="1.45088981270873" calcext:value-type="float">
            <text:p>1.45088981270873</text:p>
          </table:table-cell>
          <table:table-cell table:formula="of:=[.G44]/[.B44]" office:value-type="float" office:value="1.23266622961912" calcext:value-type="float">
            <text:p>1.23266622961912</text:p>
          </table:table-cell>
          <table:table-cell table:formula="of:=[.H44]/[.B44]" office:value-type="float" office:value="1.22307465569412" calcext:value-type="float">
            <text:p>1.2230746556941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833409" calcext:value-type="float">
            <text:p>833409</text:p>
          </table:table-cell>
          <table:table-cell table:number-columns-repeated="4" table:style-name="Default" office:value-type="float" office:value="893397" calcext:value-type="float">
            <text:p>893397</text:p>
          </table:table-cell>
          <table:table-cell table:number-columns-repeated="2" office:value-type="float" office:value="893397" calcext:value-type="float">
            <text:p>893397</text:p>
          </table:table-cell>
          <table:table-cell table:number-columns-repeated="2"/>
          <table:table-cell table:style-name="ce1" table:formula="of:=[.B45]/[.B45]" office:value-type="float" office:value="1" calcext:value-type="float">
            <text:p>1</text:p>
          </table:table-cell>
          <table:table-cell table:style-name="ce1" table:formula="of:=[.C45]/[.B45]" office:value-type="float" office:value="1.07197906430096" calcext:value-type="float">
            <text:p>1.07197906430096</text:p>
          </table:table-cell>
          <table:table-cell table:style-name="ce1" table:formula="of:=[.D45]/[.B45]" office:value-type="float" office:value="1.07197906430096" calcext:value-type="float">
            <text:p>1.07197906430096</text:p>
          </table:table-cell>
          <table:table-cell table:style-name="ce1" table:formula="of:=[.E45]/[.B45]" office:value-type="float" office:value="1.07197906430096" calcext:value-type="float">
            <text:p>1.07197906430096</text:p>
          </table:table-cell>
          <table:table-cell table:style-name="ce1" table:formula="of:=[.F45]/[.B45]" office:value-type="float" office:value="1.07197906430096" calcext:value-type="float">
            <text:p>1.07197906430096</text:p>
          </table:table-cell>
          <table:table-cell table:formula="of:=[.G45]/[.B45]" office:value-type="float" office:value="1.07197906430096" calcext:value-type="float">
            <text:p>1.07197906430096</text:p>
          </table:table-cell>
          <table:table-cell table:formula="of:=[.H45]/[.B45]" office:value-type="float" office:value="1.07197906430096" calcext:value-type="float">
            <text:p>1.0719790643009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846564" calcext:value-type="float">
            <text:p>846564</text:p>
          </table:table-cell>
          <table:table-cell table:number-columns-repeated="4" table:style-name="Default" office:value-type="float" office:value="897782" calcext:value-type="float">
            <text:p>897782</text:p>
          </table:table-cell>
          <table:table-cell table:number-columns-repeated="2" office:value-type="float" office:value="897782" calcext:value-type="float">
            <text:p>897782</text:p>
          </table:table-cell>
          <table:table-cell table:number-columns-repeated="2"/>
          <table:table-cell table:style-name="ce1" table:formula="of:=[.B46]/[.B46]" office:value-type="float" office:value="1" calcext:value-type="float">
            <text:p>1</text:p>
          </table:table-cell>
          <table:table-cell table:style-name="ce1" table:formula="of:=[.C46]/[.B46]" office:value-type="float" office:value="1.06050103713364" calcext:value-type="float">
            <text:p>1.06050103713364</text:p>
          </table:table-cell>
          <table:table-cell table:style-name="ce1" table:formula="of:=[.D46]/[.B46]" office:value-type="float" office:value="1.06050103713364" calcext:value-type="float">
            <text:p>1.06050103713364</text:p>
          </table:table-cell>
          <table:table-cell table:style-name="ce1" table:formula="of:=[.E46]/[.B46]" office:value-type="float" office:value="1.06050103713364" calcext:value-type="float">
            <text:p>1.06050103713364</text:p>
          </table:table-cell>
          <table:table-cell table:style-name="ce1" table:formula="of:=[.F46]/[.B46]" office:value-type="float" office:value="1.06050103713364" calcext:value-type="float">
            <text:p>1.06050103713364</text:p>
          </table:table-cell>
          <table:table-cell table:formula="of:=[.G46]/[.B46]" office:value-type="float" office:value="1.06050103713364" calcext:value-type="float">
            <text:p>1.06050103713364</text:p>
          </table:table-cell>
          <table:table-cell table:formula="of:=[.H46]/[.B46]" office:value-type="float" office:value="1.06050103713364" calcext:value-type="float">
            <text:p>1.0605010371336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917986.6" calcext:value-type="float">
            <text:p>917986.6</text:p>
          </table:table-cell>
          <table:table-cell table:style-name="Default" office:value-type="float" office:value="1339225.4" calcext:value-type="float">
            <text:p>1339225.4</text:p>
          </table:table-cell>
          <table:table-cell table:style-name="Default" office:value-type="float" office:value="1240254.4" calcext:value-type="float">
            <text:p>1240254.4</text:p>
          </table:table-cell>
          <table:table-cell table:number-columns-repeated="2" table:style-name="Default" office:value-type="float" office:value="1612562.6" calcext:value-type="float">
            <text:p>1612562.6</text:p>
          </table:table-cell>
          <table:table-cell office:value-type="float" office:value="1240254.4" calcext:value-type="float">
            <text:p>1240254.4</text:p>
          </table:table-cell>
          <table:table-cell office:value-type="float" office:value="1612562.6" calcext:value-type="float">
            <text:p>1612562.6</text:p>
          </table:table-cell>
          <table:table-cell table:style-name="ce7"/>
          <table:table-cell/>
          <table:table-cell table:style-name="ce3" table:formula="of:=[.B47]/[.B47]" office:value-type="float" office:value="1" calcext:value-type="float">
            <text:p>1</text:p>
          </table:table-cell>
          <table:table-cell table:style-name="ce3" table:formula="of:=[.C47]/[.B47]" office:value-type="float" office:value="1.45887249334576" calcext:value-type="float">
            <text:p>1.45887249334576</text:p>
          </table:table-cell>
          <table:table-cell table:style-name="ce3" table:formula="of:=[.D47]/[.B47]" office:value-type="float" office:value="1.35105937276209" calcext:value-type="float">
            <text:p>1.35105937276209</text:p>
          </table:table-cell>
          <table:table-cell table:style-name="ce3" table:formula="of:=[.E47]/[.B47]" office:value-type="float" office:value="1.75662978087044" calcext:value-type="float">
            <text:p>1.75662978087044</text:p>
          </table:table-cell>
          <table:table-cell table:style-name="ce3" table:formula="of:=[.F47]/[.B47]" office:value-type="float" office:value="1.75662978087044" calcext:value-type="float">
            <text:p>1.75662978087044</text:p>
          </table:table-cell>
          <table:table-cell table:style-name="ce5" table:formula="of:=[.G47]/[.B47]" office:value-type="float" office:value="1.35105937276209" calcext:value-type="float">
            <text:p>1.35105937276209</text:p>
          </table:table-cell>
          <table:table-cell table:style-name="ce5" table:formula="of:=[.H47]/[.B47]" office:value-type="float" office:value="1.75662978087044" calcext:value-type="float">
            <text:p>1.75662978087044</text:p>
          </table:table-cell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178174.6" calcext:value-type="float">
            <text:p>178174.6</text:p>
          </table:table-cell>
          <table:table-cell table:number-columns-repeated="4" table:style-name="Default" office:value-type="float" office:value="245109.6" calcext:value-type="float">
            <text:p>245109.6</text:p>
          </table:table-cell>
          <table:table-cell table:number-columns-repeated="2" office:value-type="float" office:value="245109.6" calcext:value-type="float">
            <text:p>245109.6</text:p>
          </table:table-cell>
          <table:table-cell table:number-columns-repeated="2"/>
          <table:table-cell table:style-name="ce1" table:formula="of:=[.B48]/[.B48]" office:value-type="float" office:value="1" calcext:value-type="float">
            <text:p>1</text:p>
          </table:table-cell>
          <table:table-cell table:style-name="ce1" table:formula="of:=[.C48]/[.B48]" office:value-type="float" office:value="1.37567083074692" calcext:value-type="float">
            <text:p>1.37567083074692</text:p>
          </table:table-cell>
          <table:table-cell table:style-name="ce1" table:formula="of:=[.D48]/[.B48]" office:value-type="float" office:value="1.37567083074692" calcext:value-type="float">
            <text:p>1.37567083074692</text:p>
          </table:table-cell>
          <table:table-cell table:style-name="ce1" table:formula="of:=[.E48]/[.B48]" office:value-type="float" office:value="1.37567083074692" calcext:value-type="float">
            <text:p>1.37567083074692</text:p>
          </table:table-cell>
          <table:table-cell table:style-name="ce1" table:formula="of:=[.F48]/[.B48]" office:value-type="float" office:value="1.37567083074692" calcext:value-type="float">
            <text:p>1.37567083074692</text:p>
          </table:table-cell>
          <table:table-cell table:formula="of:=[.G48]/[.B48]" office:value-type="float" office:value="1.37567083074692" calcext:value-type="float">
            <text:p>1.37567083074692</text:p>
          </table:table-cell>
          <table:table-cell table:formula="of:=[.H48]/[.B48]" office:value-type="float" office:value="1.37567083074692" calcext:value-type="float">
            <text:p>1.3756708307469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3017121.4" calcext:value-type="float">
            <text:p>3017121.4</text:p>
          </table:table-cell>
          <table:table-cell table:number-columns-repeated="2" table:style-name="Default" office:value-type="float" office:value="3346811.4" calcext:value-type="float">
            <text:p>3346811.4</text:p>
          </table:table-cell>
          <table:table-cell table:style-name="Default" office:value-type="float" office:value="10785410.6" calcext:value-type="float">
            <text:p>10785410.6</text:p>
          </table:table-cell>
          <table:table-cell table:style-name="Default" office:value-type="float" office:value="5036271.4" calcext:value-type="float">
            <text:p>5036271.4</text:p>
          </table:table-cell>
          <table:table-cell office:value-type="float" office:value="3346811.4" calcext:value-type="float">
            <text:p>3346811.4</text:p>
          </table:table-cell>
          <table:table-cell office:value-type="float" office:value="12415373" calcext:value-type="float">
            <text:p>12415373</text:p>
          </table:table-cell>
          <table:table-cell table:number-columns-repeated="2"/>
          <table:table-cell table:style-name="ce1" table:formula="of:=[.B49]/[.B49]" office:value-type="float" office:value="1" calcext:value-type="float">
            <text:p>1</text:p>
          </table:table-cell>
          <table:table-cell table:style-name="ce1" table:formula="of:=[.C49]/[.B49]" office:value-type="float" office:value="1.10927303090953" calcext:value-type="float">
            <text:p>1.10927303090953</text:p>
          </table:table-cell>
          <table:table-cell table:style-name="ce1" table:formula="of:=[.D49]/[.B49]" office:value-type="float" office:value="1.10927303090953" calcext:value-type="float">
            <text:p>1.10927303090953</text:p>
          </table:table-cell>
          <table:table-cell table:style-name="ce1" table:formula="of:=[.E49]/[.B49]" office:value-type="float" office:value="3.57473537524874" calcext:value-type="float">
            <text:p>3.57473537524874</text:p>
          </table:table-cell>
          <table:table-cell table:style-name="ce1" table:formula="of:=[.F49]/[.B49]" office:value-type="float" office:value="1.66923061166846" calcext:value-type="float">
            <text:p>1.66923061166846</text:p>
          </table:table-cell>
          <table:table-cell table:formula="of:=[.G49]/[.B49]" office:value-type="float" office:value="1.10927303090953" calcext:value-type="float">
            <text:p>1.10927303090953</text:p>
          </table:table-cell>
          <table:table-cell table:formula="of:=[.H49]/[.B49]" office:value-type="float" office:value="4.11497296727934" calcext:value-type="float">
            <text:p>4.1149729672793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54372.8" calcext:value-type="float">
            <text:p>54372.8</text:p>
          </table:table-cell>
          <table:table-cell table:number-columns-repeated="4" table:style-name="Default" office:value-type="float" office:value="55430.8" calcext:value-type="float">
            <text:p>55430.8</text:p>
          </table:table-cell>
          <table:table-cell office:value-type="float" office:value="55430.8" calcext:value-type="float">
            <text:p>55430.8</text:p>
          </table:table-cell>
          <table:table-cell office:value-type="float" office:value="54372.8" calcext:value-type="float">
            <text:p>54372.8</text:p>
          </table:table-cell>
          <table:table-cell table:number-columns-repeated="2"/>
          <table:table-cell table:style-name="ce1" table:formula="of:=[.B50]/[.B50]" office:value-type="float" office:value="1" calcext:value-type="float">
            <text:p>1</text:p>
          </table:table-cell>
          <table:table-cell table:style-name="ce1" table:formula="of:=[.C50]/[.B50]" office:value-type="float" office:value="1.01945825854104" calcext:value-type="float">
            <text:p>1.01945825854104</text:p>
          </table:table-cell>
          <table:table-cell table:style-name="ce1" table:formula="of:=[.D50]/[.B50]" office:value-type="float" office:value="1.01945825854104" calcext:value-type="float">
            <text:p>1.01945825854104</text:p>
          </table:table-cell>
          <table:table-cell table:style-name="ce1" table:formula="of:=[.E50]/[.B50]" office:value-type="float" office:value="1.01945825854104" calcext:value-type="float">
            <text:p>1.01945825854104</text:p>
          </table:table-cell>
          <table:table-cell table:style-name="ce1" table:formula="of:=[.F50]/[.B50]" office:value-type="float" office:value="1.01945825854104" calcext:value-type="float">
            <text:p>1.01945825854104</text:p>
          </table:table-cell>
          <table:table-cell table:formula="of:=[.G50]/[.B50]" office:value-type="float" office:value="1.01945825854104" calcext:value-type="float">
            <text:p>1.01945825854104</text:p>
          </table:table-cell>
          <table:table-cell table:formula="of:=[.H50]/[.B50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9709.8" calcext:value-type="float">
            <text:p>9709.8</text:p>
          </table:table-cell>
          <table:table-cell table:number-columns-repeated="4" table:style-name="Default" office:value-type="float" office:value="9828.8" calcext:value-type="float">
            <text:p>9828.8</text:p>
          </table:table-cell>
          <table:table-cell office:value-type="float" office:value="9828.8" calcext:value-type="float">
            <text:p>9828.8</text:p>
          </table:table-cell>
          <table:table-cell office:value-type="float" office:value="9821.8" calcext:value-type="float">
            <text:p>9821.8</text:p>
          </table:table-cell>
          <table:table-cell table:number-columns-repeated="2"/>
          <table:table-cell table:style-name="ce1" table:formula="of:=[.B51]/[.B51]" office:value-type="float" office:value="1" calcext:value-type="float">
            <text:p>1</text:p>
          </table:table-cell>
          <table:table-cell table:style-name="ce1" table:formula="of:=[.C51]/[.B51]" office:value-type="float" office:value="1.01225565923088" calcext:value-type="float">
            <text:p>1.01225565923088</text:p>
          </table:table-cell>
          <table:table-cell table:style-name="ce1" table:formula="of:=[.D51]/[.B51]" office:value-type="float" office:value="1.01225565923088" calcext:value-type="float">
            <text:p>1.01225565923088</text:p>
          </table:table-cell>
          <table:table-cell table:style-name="ce1" table:formula="of:=[.E51]/[.B51]" office:value-type="float" office:value="1.01225565923088" calcext:value-type="float">
            <text:p>1.01225565923088</text:p>
          </table:table-cell>
          <table:table-cell table:style-name="ce1" table:formula="of:=[.F51]/[.B51]" office:value-type="float" office:value="1.01225565923088" calcext:value-type="float">
            <text:p>1.01225565923088</text:p>
          </table:table-cell>
          <table:table-cell table:formula="of:=[.G51]/[.B51]" office:value-type="float" office:value="1.01225565923088" calcext:value-type="float">
            <text:p>1.01225565923088</text:p>
          </table:table-cell>
          <table:table-cell table:formula="of:=[.H51]/[.B51]" office:value-type="float" office:value="1.01153473809965" calcext:value-type="float">
            <text:p>1.0115347380996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846776.8" calcext:value-type="float">
            <text:p>846776.8</text:p>
          </table:table-cell>
          <table:table-cell table:style-name="Default" office:value-type="float" office:value="1683593.2" calcext:value-type="float">
            <text:p>1683593.2</text:p>
          </table:table-cell>
          <table:table-cell table:style-name="Default" office:value-type="float" office:value="1259360.8" calcext:value-type="float">
            <text:p>1259360.8</text:p>
          </table:table-cell>
          <table:table-cell table:style-name="Default" office:value-type="float" office:value="2284563.2" calcext:value-type="float">
            <text:p>2284563.2</text:p>
          </table:table-cell>
          <table:table-cell table:style-name="Default" office:value-type="float" office:value="1230823.8" calcext:value-type="float">
            <text:p>1230823.8</text:p>
          </table:table-cell>
          <table:table-cell office:value-type="float" office:value="1230823.8" calcext:value-type="float">
            <text:p>1230823.8</text:p>
          </table:table-cell>
          <table:table-cell office:value-type="float" office:value="2204118.2" calcext:value-type="float">
            <text:p>2204118.2</text:p>
          </table:table-cell>
          <table:table-cell table:number-columns-repeated="2"/>
          <table:table-cell table:style-name="ce1" table:formula="of:=[.B52]/[.B52]" office:value-type="float" office:value="1" calcext:value-type="float">
            <text:p>1</text:p>
          </table:table-cell>
          <table:table-cell table:style-name="ce1" table:formula="of:=[.C52]/[.B52]" office:value-type="float" office:value="1.98823727811154" calcext:value-type="float">
            <text:p>1.98823727811154</text:p>
          </table:table-cell>
          <table:table-cell table:style-name="ce1" table:formula="of:=[.D52]/[.B52]" office:value-type="float" office:value="1.48724055737002" calcext:value-type="float">
            <text:p>1.48724055737002</text:p>
          </table:table-cell>
          <table:table-cell table:style-name="ce1" table:formula="of:=[.E52]/[.B52]" office:value-type="float" office:value="2.69795204592285" calcext:value-type="float">
            <text:p>2.69795204592285</text:p>
          </table:table-cell>
          <table:table-cell table:style-name="ce1" table:formula="of:=[.F52]/[.B52]" office:value-type="float" office:value="1.45353982300885" calcext:value-type="float">
            <text:p>1.45353982300885</text:p>
          </table:table-cell>
          <table:table-cell table:formula="of:=[.G52]/[.B52]" office:value-type="float" office:value="1.45353982300885" calcext:value-type="float">
            <text:p>1.45353982300885</text:p>
          </table:table-cell>
          <table:table-cell table:formula="of:=[.H52]/[.B52]" office:value-type="float" office:value="2.60295062406056" calcext:value-type="float">
            <text:p>2.6029506240605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781242.8" calcext:value-type="float">
            <text:p>781242.8</text:p>
          </table:table-cell>
          <table:table-cell table:number-columns-repeated="4" table:style-name="Default" office:value-type="float" office:value="839670.8" calcext:value-type="float">
            <text:p>839670.8</text:p>
          </table:table-cell>
          <table:table-cell office:value-type="float" office:value="839670.8" calcext:value-type="float">
            <text:p>839670.8</text:p>
          </table:table-cell>
          <table:table-cell office:value-type="float" office:value="1032820.8" calcext:value-type="float">
            <text:p>1032820.8</text:p>
          </table:table-cell>
          <table:table-cell table:number-columns-repeated="2"/>
          <table:table-cell table:style-name="ce1" table:formula="of:=[.B53]/[.B53]" office:value-type="float" office:value="1" calcext:value-type="float">
            <text:p>1</text:p>
          </table:table-cell>
          <table:table-cell table:style-name="ce1" table:formula="of:=[.C53]/[.B53]" office:value-type="float" office:value="1.07478852925109" calcext:value-type="float">
            <text:p>1.07478852925109</text:p>
          </table:table-cell>
          <table:table-cell table:style-name="ce1" table:formula="of:=[.D53]/[.B53]" office:value-type="float" office:value="1.07478852925109" calcext:value-type="float">
            <text:p>1.07478852925109</text:p>
          </table:table-cell>
          <table:table-cell table:style-name="ce1" table:formula="of:=[.E53]/[.B53]" office:value-type="float" office:value="1.07478852925109" calcext:value-type="float">
            <text:p>1.07478852925109</text:p>
          </table:table-cell>
          <table:table-cell table:style-name="ce1" table:formula="of:=[.F53]/[.B53]" office:value-type="float" office:value="1.07478852925109" calcext:value-type="float">
            <text:p>1.07478852925109</text:p>
          </table:table-cell>
          <table:table-cell table:formula="of:=[.G53]/[.B53]" office:value-type="float" office:value="1.07478852925109" calcext:value-type="float">
            <text:p>1.07478852925109</text:p>
          </table:table-cell>
          <table:table-cell table:formula="of:=[.H53]/[.B53]" office:value-type="float" office:value="1.3220228077622" calcext:value-type="float">
            <text:p>1.322022807762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288446.4" calcext:value-type="float">
            <text:p>288446.4</text:p>
          </table:table-cell>
          <table:table-cell table:number-columns-repeated="3" table:style-name="Default" office:value-type="float" office:value="288741" calcext:value-type="float">
            <text:p>288741</text:p>
          </table:table-cell>
          <table:table-cell table:style-name="Default" office:value-type="float" office:value="288884.4" calcext:value-type="float">
            <text:p>288884.4</text:p>
          </table:table-cell>
          <table:table-cell office:value-type="float" office:value="288741" calcext:value-type="float">
            <text:p>288741</text:p>
          </table:table-cell>
          <table:table-cell office:value-type="float" office:value="329397" calcext:value-type="float">
            <text:p>329397</text:p>
          </table:table-cell>
          <table:table-cell table:number-columns-repeated="2"/>
          <table:table-cell table:style-name="ce1" table:formula="of:=[.B54]/[.B54]" office:value-type="float" office:value="1" calcext:value-type="float">
            <text:p>1</text:p>
          </table:table-cell>
          <table:table-cell table:style-name="ce1" table:formula="of:=[.C54]/[.B54]" office:value-type="float" office:value="1.00102133359959" calcext:value-type="float">
            <text:p>1.00102133359959</text:p>
          </table:table-cell>
          <table:table-cell table:style-name="ce1" table:formula="of:=[.D54]/[.B54]" office:value-type="float" office:value="1.00102133359959" calcext:value-type="float">
            <text:p>1.00102133359959</text:p>
          </table:table-cell>
          <table:table-cell table:style-name="ce1" table:formula="of:=[.E54]/[.B54]" office:value-type="float" office:value="1.00102133359959" calcext:value-type="float">
            <text:p>1.00102133359959</text:p>
          </table:table-cell>
          <table:table-cell table:style-name="ce1" table:formula="of:=[.F54]/[.B54]" office:value-type="float" office:value="1.00151847968981" calcext:value-type="float">
            <text:p>1.00151847968981</text:p>
          </table:table-cell>
          <table:table-cell table:formula="of:=[.G54]/[.B54]" office:value-type="float" office:value="1.00102133359959" calcext:value-type="float">
            <text:p>1.00102133359959</text:p>
          </table:table-cell>
          <table:table-cell table:formula="of:=[.H54]/[.B54]" office:value-type="float" office:value="1.14196953056096" calcext:value-type="float">
            <text:p>1.1419695305609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276898.999999994" calcext:value-type="float">
            <text:p>276898.999999994</text:p>
          </table:table-cell>
          <table:table-cell table:number-columns-repeated="4" table:style-name="Default" office:value-type="float" office:value="278908" calcext:value-type="float">
            <text:p>278908</text:p>
          </table:table-cell>
          <table:table-cell office:value-type="float" office:value="278908" calcext:value-type="float">
            <text:p>278908</text:p>
          </table:table-cell>
          <table:table-cell office:value-type="float" office:value="278885" calcext:value-type="float">
            <text:p>278885</text:p>
          </table:table-cell>
          <table:table-cell table:number-columns-repeated="2"/>
          <table:table-cell table:style-name="ce1" table:formula="of:=[.B55]/[.B55]" office:value-type="float" office:value="1" calcext:value-type="float">
            <text:p>1</text:p>
          </table:table-cell>
          <table:table-cell table:style-name="ce1" table:formula="of:=[.C55]/[.B55]" office:value-type="float" office:value="1.00725535303488" calcext:value-type="float">
            <text:p>1.00725535303488</text:p>
          </table:table-cell>
          <table:table-cell table:style-name="ce1" table:formula="of:=[.D55]/[.B55]" office:value-type="float" office:value="1.00725535303488" calcext:value-type="float">
            <text:p>1.00725535303488</text:p>
          </table:table-cell>
          <table:table-cell table:style-name="ce1" table:formula="of:=[.E55]/[.B55]" office:value-type="float" office:value="1.00725535303488" calcext:value-type="float">
            <text:p>1.00725535303488</text:p>
          </table:table-cell>
          <table:table-cell table:style-name="ce1" table:formula="of:=[.F55]/[.B55]" office:value-type="float" office:value="1.00725535303488" calcext:value-type="float">
            <text:p>1.00725535303488</text:p>
          </table:table-cell>
          <table:table-cell table:formula="of:=[.G55]/[.B55]" office:value-type="float" office:value="1.00725535303488" calcext:value-type="float">
            <text:p>1.00725535303488</text:p>
          </table:table-cell>
          <table:table-cell table:formula="of:=[.H55]/[.B55]" office:value-type="float" office:value="1.00717229025748" calcext:value-type="float">
            <text:p>1.0071722902574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355740" calcext:value-type="float">
            <text:p>355740</text:p>
          </table:table-cell>
          <table:table-cell table:number-columns-repeated="3" table:style-name="Default" office:value-type="float" office:value="359368" calcext:value-type="float">
            <text:p>359368</text:p>
          </table:table-cell>
          <table:table-cell table:style-name="Default" office:value-type="float" office:value="358127" calcext:value-type="float">
            <text:p>358127</text:p>
          </table:table-cell>
          <table:table-cell office:value-type="float" office:value="358127" calcext:value-type="float">
            <text:p>358127</text:p>
          </table:table-cell>
          <table:table-cell office:value-type="float" office:value="447423" calcext:value-type="float">
            <text:p>447423</text:p>
          </table:table-cell>
          <table:table-cell table:number-columns-repeated="2"/>
          <table:table-cell table:style-name="ce1" table:formula="of:=[.B56]/[.B56]" office:value-type="float" office:value="1" calcext:value-type="float">
            <text:p>1</text:p>
          </table:table-cell>
          <table:table-cell table:style-name="ce1" table:formula="of:=[.C56]/[.B56]" office:value-type="float" office:value="1.01019845954911" calcext:value-type="float">
            <text:p>1.01019845954911</text:p>
          </table:table-cell>
          <table:table-cell table:style-name="ce1" table:formula="of:=[.D56]/[.B56]" office:value-type="float" office:value="1.01019845954911" calcext:value-type="float">
            <text:p>1.01019845954911</text:p>
          </table:table-cell>
          <table:table-cell table:style-name="ce1" table:formula="of:=[.E56]/[.B56]" office:value-type="float" office:value="1.01019845954911" calcext:value-type="float">
            <text:p>1.01019845954911</text:p>
          </table:table-cell>
          <table:table-cell table:style-name="ce1" table:formula="of:=[.F56]/[.B56]" office:value-type="float" office:value="1.00670995670996" calcext:value-type="float">
            <text:p>1.00670995670996</text:p>
          </table:table-cell>
          <table:table-cell table:formula="of:=[.G56]/[.B56]" office:value-type="float" office:value="1.00670995670996" calcext:value-type="float">
            <text:p>1.00670995670996</text:p>
          </table:table-cell>
          <table:table-cell table:formula="of:=[.H56]/[.B56]" office:value-type="float" office:value="1.25772474278968" calcext:value-type="float">
            <text:p>1.2577247427896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2458094.6" calcext:value-type="float">
            <text:p>2458094.6</text:p>
          </table:table-cell>
          <table:table-cell table:style-name="Default" office:value-type="float" office:value="4120713.6" calcext:value-type="float">
            <text:p>4120713.6</text:p>
          </table:table-cell>
          <table:table-cell table:style-name="Default" office:value-type="float" office:value="2458094.6" calcext:value-type="float">
            <text:p>2458094.6</text:p>
          </table:table-cell>
          <table:table-cell table:style-name="Default" office:value-type="float" office:value="5115567.6" calcext:value-type="float">
            <text:p>5115567.6</text:p>
          </table:table-cell>
          <table:table-cell table:style-name="Default" office:value-type="float" office:value="2458094.6" calcext:value-type="float">
            <text:p>2458094.6</text:p>
          </table:table-cell>
          <table:table-cell office:value-type="float" office:value="2458094.6" calcext:value-type="float">
            <text:p>2458094.6</text:p>
          </table:table-cell>
          <table:table-cell office:value-type="float" office:value="4861597.6" calcext:value-type="float">
            <text:p>4861597.6</text:p>
          </table:table-cell>
          <table:table-cell table:number-columns-repeated="2"/>
          <table:table-cell table:style-name="ce1" table:formula="of:=[.B57]/[.B57]" office:value-type="float" office:value="1" calcext:value-type="float">
            <text:p>1</text:p>
          </table:table-cell>
          <table:table-cell table:style-name="ce1" table:formula="of:=[.C57]/[.B57]" office:value-type="float" office:value="1.67638527825577" calcext:value-type="float">
            <text:p>1.67638527825577</text:p>
          </table:table-cell>
          <table:table-cell table:style-name="ce1" table:formula="of:=[.D57]/[.B57]" office:value-type="float" office:value="1" calcext:value-type="float">
            <text:p>1</text:p>
          </table:table-cell>
          <table:table-cell table:style-name="ce1" table:formula="of:=[.E57]/[.B57]" office:value-type="float" office:value="2.08111095480215" calcext:value-type="float">
            <text:p>2.08111095480215</text:p>
          </table:table-cell>
          <table:table-cell table:style-name="ce1" table:formula="of:=[.F57]/[.B57]" office:value-type="float" office:value="1" calcext:value-type="float">
            <text:p>1</text:p>
          </table:table-cell>
          <table:table-cell table:formula="of:=[.G57]/[.B57]" office:value-type="float" office:value="1" calcext:value-type="float">
            <text:p>1</text:p>
          </table:table-cell>
          <table:table-cell table:formula="of:=[.H57]/[.B57]" office:value-type="float" office:value="1.97779109070904" calcext:value-type="float">
            <text:p>1.9777910907090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512814.799999999" calcext:value-type="float">
            <text:p>512814.799999999</text:p>
          </table:table-cell>
          <table:table-cell table:number-columns-repeated="4" table:style-name="Default" office:value-type="float" office:value="512814.8" calcext:value-type="float">
            <text:p>512814.8</text:p>
          </table:table-cell>
          <table:table-cell office:value-type="float" office:value="512814.8" calcext:value-type="float">
            <text:p>512814.8</text:p>
          </table:table-cell>
          <table:table-cell office:value-type="float" office:value="519752.8" calcext:value-type="float">
            <text:p>519752.8</text:p>
          </table:table-cell>
          <table:table-cell table:number-columns-repeated="2"/>
          <table:table-cell table:style-name="ce1" table:formula="of:=[.B58]/[.B58]" office:value-type="float" office:value="1" calcext:value-type="float">
            <text:p>1</text:p>
          </table:table-cell>
          <table:table-cell table:style-name="ce1" table:formula="of:=[.C58]/[.B58]" office:value-type="float" office:value="1" calcext:value-type="float">
            <text:p>1</text:p>
          </table:table-cell>
          <table:table-cell table:style-name="ce1" table:formula="of:=[.D58]/[.B58]" office:value-type="float" office:value="1" calcext:value-type="float">
            <text:p>1</text:p>
          </table:table-cell>
          <table:table-cell table:style-name="ce1" table:formula="of:=[.E58]/[.B58]" office:value-type="float" office:value="1" calcext:value-type="float">
            <text:p>1</text:p>
          </table:table-cell>
          <table:table-cell table:style-name="ce1" table:formula="of:=[.F58]/[.B58]" office:value-type="float" office:value="1" calcext:value-type="float">
            <text:p>1</text:p>
          </table:table-cell>
          <table:table-cell table:formula="of:=[.G58]/[.B58]" office:value-type="float" office:value="1" calcext:value-type="float">
            <text:p>1</text:p>
          </table:table-cell>
          <table:table-cell table:formula="of:=[.H58]/[.B58]" office:value-type="float" office:value="1.01352925071585" calcext:value-type="float">
            <text:p>1.0135292507158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506991.799999999" calcext:value-type="float">
            <text:p>506991.799999999</text:p>
          </table:table-cell>
          <table:table-cell table:number-columns-repeated="4" table:style-name="Default" office:value-type="float" office:value="506991.8" calcext:value-type="float">
            <text:p>506991.8</text:p>
          </table:table-cell>
          <table:table-cell office:value-type="float" office:value="506991.8" calcext:value-type="float">
            <text:p>506991.8</text:p>
          </table:table-cell>
          <table:table-cell office:value-type="float" office:value="507978.8" calcext:value-type="float">
            <text:p>507978.8</text:p>
          </table:table-cell>
          <table:table-cell table:number-columns-repeated="2"/>
          <table:table-cell table:style-name="ce1" table:formula="of:=[.B59]/[.B59]" office:value-type="float" office:value="1" calcext:value-type="float">
            <text:p>1</text:p>
          </table:table-cell>
          <table:table-cell table:style-name="ce1" table:formula="of:=[.C59]/[.B59]" office:value-type="float" office:value="1" calcext:value-type="float">
            <text:p>1</text:p>
          </table:table-cell>
          <table:table-cell table:style-name="ce1" table:formula="of:=[.D59]/[.B59]" office:value-type="float" office:value="1" calcext:value-type="float">
            <text:p>1</text:p>
          </table:table-cell>
          <table:table-cell table:style-name="ce1" table:formula="of:=[.E59]/[.B59]" office:value-type="float" office:value="1" calcext:value-type="float">
            <text:p>1</text:p>
          </table:table-cell>
          <table:table-cell table:style-name="ce1" table:formula="of:=[.F59]/[.B59]" office:value-type="float" office:value="1" calcext:value-type="float">
            <text:p>1</text:p>
          </table:table-cell>
          <table:table-cell table:formula="of:=[.G59]/[.B59]" office:value-type="float" office:value="1" calcext:value-type="float">
            <text:p>1</text:p>
          </table:table-cell>
          <table:table-cell table:formula="of:=[.H59]/[.B59]" office:value-type="float" office:value="1.00194677704847" calcext:value-type="float">
            <text:p>1.0019467770484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10766810.6" calcext:value-type="float">
            <text:p>10766810.6</text:p>
          </table:table-cell>
          <table:table-cell table:number-columns-repeated="2" table:style-name="Default" office:value-type="float" office:value="10804181.6" calcext:value-type="float">
            <text:p>10804181.6</text:p>
          </table:table-cell>
          <table:table-cell table:number-columns-repeated="2" table:style-name="Default" office:value-type="float" office:value="12084046.6" calcext:value-type="float">
            <text:p>12084046.6</text:p>
          </table:table-cell>
          <table:table-cell office:value-type="float" office:value="10804181.6" calcext:value-type="float">
            <text:p>10804181.6</text:p>
          </table:table-cell>
          <table:table-cell office:value-type="float" office:value="12046675.6" calcext:value-type="float">
            <text:p>12046675.6</text:p>
          </table:table-cell>
          <table:table-cell table:number-columns-repeated="2"/>
          <table:table-cell table:style-name="ce1" table:formula="of:=[.B60]/[.B60]" office:value-type="float" office:value="1" calcext:value-type="float">
            <text:p>1</text:p>
          </table:table-cell>
          <table:table-cell table:style-name="ce1" table:formula="of:=[.C60]/[.B60]" office:value-type="float" office:value="1.00347094431103" calcext:value-type="float">
            <text:p>1.00347094431103</text:p>
          </table:table-cell>
          <table:table-cell table:style-name="ce1" table:formula="of:=[.D60]/[.B60]" office:value-type="float" office:value="1.00347094431103" calcext:value-type="float">
            <text:p>1.00347094431103</text:p>
          </table:table-cell>
          <table:table-cell table:style-name="ce1" table:formula="of:=[.E60]/[.B60]" office:value-type="float" office:value="1.12234226540588" calcext:value-type="float">
            <text:p>1.12234226540588</text:p>
          </table:table-cell>
          <table:table-cell table:style-name="ce1" table:formula="of:=[.F60]/[.B60]" office:value-type="float" office:value="1.12234226540588" calcext:value-type="float">
            <text:p>1.12234226540588</text:p>
          </table:table-cell>
          <table:table-cell table:formula="of:=[.G60]/[.B60]" office:value-type="float" office:value="1.00347094431103" calcext:value-type="float">
            <text:p>1.00347094431103</text:p>
          </table:table-cell>
          <table:table-cell table:formula="of:=[.H60]/[.B60]" office:value-type="float" office:value="1.11887132109485" calcext:value-type="float">
            <text:p>1.1188713210948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283018" calcext:value-type="float">
            <text:p>283018</text:p>
          </table:table-cell>
          <table:table-cell table:number-columns-repeated="3" table:style-name="Default" office:value-type="float" office:value="287082.6" calcext:value-type="float">
            <text:p>287082.6</text:p>
          </table:table-cell>
          <table:table-cell table:style-name="Default" office:value-type="float" office:value="283126" calcext:value-type="float">
            <text:p>283126</text:p>
          </table:table-cell>
          <table:table-cell office:value-type="float" office:value="283126" calcext:value-type="float">
            <text:p>283126</text:p>
          </table:table-cell>
          <table:table-cell office:value-type="float" office:value="336580.6" calcext:value-type="float">
            <text:p>336580.6</text:p>
          </table:table-cell>
          <table:table-cell table:number-columns-repeated="2"/>
          <table:table-cell table:style-name="ce1" table:formula="of:=[.B61]/[.B61]" office:value-type="float" office:value="1" calcext:value-type="float">
            <text:p>1</text:p>
          </table:table-cell>
          <table:table-cell table:style-name="ce1" table:formula="of:=[.C61]/[.B61]" office:value-type="float" office:value="1.014361630709" calcext:value-type="float">
            <text:p>1.014361630709</text:p>
          </table:table-cell>
          <table:table-cell table:style-name="ce1" table:formula="of:=[.D61]/[.B61]" office:value-type="float" office:value="1.014361630709" calcext:value-type="float">
            <text:p>1.014361630709</text:p>
          </table:table-cell>
          <table:table-cell table:style-name="ce1" table:formula="of:=[.E61]/[.B61]" office:value-type="float" office:value="1.014361630709" calcext:value-type="float">
            <text:p>1.014361630709</text:p>
          </table:table-cell>
          <table:table-cell table:style-name="ce1" table:formula="of:=[.F61]/[.B61]" office:value-type="float" office:value="1.00038160117024" calcext:value-type="float">
            <text:p>1.00038160117024</text:p>
          </table:table-cell>
          <table:table-cell table:formula="of:=[.G61]/[.B61]" office:value-type="float" office:value="1.00038160117024" calcext:value-type="float">
            <text:p>1.00038160117024</text:p>
          </table:table-cell>
          <table:table-cell table:formula="of:=[.H61]/[.B61]" office:value-type="float" office:value="1.18925510038231" calcext:value-type="float">
            <text:p>1.1892551003823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313647.6" calcext:value-type="float">
            <text:p>313647.6</text:p>
          </table:table-cell>
          <table:table-cell table:number-columns-repeated="3" table:style-name="Default" office:value-type="float" office:value="331593.2" calcext:value-type="float">
            <text:p>331593.2</text:p>
          </table:table-cell>
          <table:table-cell table:style-name="Default" office:value-type="float" office:value="313652" calcext:value-type="float">
            <text:p>313652</text:p>
          </table:table-cell>
          <table:table-cell office:value-type="float" office:value="313652" calcext:value-type="float">
            <text:p>313652</text:p>
          </table:table-cell>
          <table:table-cell office:value-type="float" office:value="562615.2" calcext:value-type="float">
            <text:p>562615.2</text:p>
          </table:table-cell>
          <table:table-cell table:number-columns-repeated="2"/>
          <table:table-cell table:style-name="ce1" table:formula="of:=[.B62]/[.B62]" office:value-type="float" office:value="1" calcext:value-type="float">
            <text:p>1</text:p>
          </table:table-cell>
          <table:table-cell table:style-name="ce1" table:formula="of:=[.C62]/[.B62]" office:value-type="float" office:value="1.05721580525405" calcext:value-type="float">
            <text:p>1.05721580525405</text:p>
          </table:table-cell>
          <table:table-cell table:style-name="ce1" table:formula="of:=[.D62]/[.B62]" office:value-type="float" office:value="1.05721580525405" calcext:value-type="float">
            <text:p>1.05721580525405</text:p>
          </table:table-cell>
          <table:table-cell table:style-name="ce1" table:formula="of:=[.E62]/[.B62]" office:value-type="float" office:value="1.05721580525405" calcext:value-type="float">
            <text:p>1.05721580525405</text:p>
          </table:table-cell>
          <table:table-cell table:style-name="ce1" table:formula="of:=[.F62]/[.B62]" office:value-type="float" office:value="1.00001402848292" calcext:value-type="float">
            <text:p>1.00001402848292</text:p>
          </table:table-cell>
          <table:table-cell table:formula="of:=[.G62]/[.B62]" office:value-type="float" office:value="1.00001402848292" calcext:value-type="float">
            <text:p>1.00001402848292</text:p>
          </table:table-cell>
          <table:table-cell table:formula="of:=[.H62]/[.B62]" office:value-type="float" office:value="1.79378130105252" calcext:value-type="float">
            <text:p>1.7937813010525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308340.6" calcext:value-type="float">
            <text:p>308340.6</text:p>
          </table:table-cell>
          <table:table-cell table:number-columns-repeated="3" table:style-name="Default" office:value-type="float" office:value="309542.6" calcext:value-type="float">
            <text:p>309542.6</text:p>
          </table:table-cell>
          <table:table-cell table:style-name="Default" office:value-type="float" office:value="308663.6" calcext:value-type="float">
            <text:p>308663.6</text:p>
          </table:table-cell>
          <table:table-cell office:value-type="float" office:value="308663.6" calcext:value-type="float">
            <text:p>308663.6</text:p>
          </table:table-cell>
          <table:table-cell office:value-type="float" office:value="336623.6" calcext:value-type="float">
            <text:p>336623.6</text:p>
          </table:table-cell>
          <table:table-cell table:number-columns-repeated="2"/>
          <table:table-cell table:style-name="ce1" table:formula="of:=[.B63]/[.B63]" office:value-type="float" office:value="1" calcext:value-type="float">
            <text:p>1</text:p>
          </table:table-cell>
          <table:table-cell table:style-name="ce1" table:formula="of:=[.C63]/[.B63]" office:value-type="float" office:value="1.00389828650525" calcext:value-type="float">
            <text:p>1.00389828650525</text:p>
          </table:table-cell>
          <table:table-cell table:style-name="ce1" table:formula="of:=[.D63]/[.B63]" office:value-type="float" office:value="1.00389828650525" calcext:value-type="float">
            <text:p>1.00389828650525</text:p>
          </table:table-cell>
          <table:table-cell table:style-name="ce1" table:formula="of:=[.E63]/[.B63]" office:value-type="float" office:value="1.00389828650525" calcext:value-type="float">
            <text:p>1.00389828650525</text:p>
          </table:table-cell>
          <table:table-cell table:style-name="ce1" table:formula="of:=[.F63]/[.B63]" office:value-type="float" office:value="1.00104754287953" calcext:value-type="float">
            <text:p>1.00104754287953</text:p>
          </table:table-cell>
          <table:table-cell table:formula="of:=[.G63]/[.B63]" office:value-type="float" office:value="1.00104754287953" calcext:value-type="float">
            <text:p>1.00104754287953</text:p>
          </table:table-cell>
          <table:table-cell table:formula="of:=[.H63]/[.B63]" office:value-type="float" office:value="1.09172648687847" calcext:value-type="float">
            <text:p>1.0917264868784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709916.6" calcext:value-type="float">
            <text:p>709916.6</text:p>
          </table:table-cell>
          <table:table-cell table:number-columns-repeated="2" table:style-name="Default" office:value-type="float" office:value="750448.6" calcext:value-type="float">
            <text:p>750448.6</text:p>
          </table:table-cell>
          <table:table-cell table:style-name="Default" office:value-type="float" office:value="880524.6" calcext:value-type="float">
            <text:p>880524.6</text:p>
          </table:table-cell>
          <table:table-cell table:style-name="Default" office:value-type="float" office:value="889133.2" calcext:value-type="float">
            <text:p>889133.2</text:p>
          </table:table-cell>
          <table:table-cell office:value-type="float" office:value="750448.6" calcext:value-type="float">
            <text:p>750448.6</text:p>
          </table:table-cell>
          <table:table-cell office:value-type="float" office:value="824942.2" calcext:value-type="float">
            <text:p>824942.2</text:p>
          </table:table-cell>
          <table:table-cell table:number-columns-repeated="2"/>
          <table:table-cell table:style-name="ce1" table:formula="of:=[.B64]/[.B64]" office:value-type="float" office:value="1" calcext:value-type="float">
            <text:p>1</text:p>
          </table:table-cell>
          <table:table-cell table:style-name="ce1" table:formula="of:=[.C64]/[.B64]" office:value-type="float" office:value="1.05709403048189" calcext:value-type="float">
            <text:p>1.05709403048189</text:p>
          </table:table-cell>
          <table:table-cell table:style-name="ce1" table:formula="of:=[.D64]/[.B64]" office:value-type="float" office:value="1.05709403048189" calcext:value-type="float">
            <text:p>1.05709403048189</text:p>
          </table:table-cell>
          <table:table-cell table:style-name="ce1" table:formula="of:=[.E64]/[.B64]" office:value-type="float" office:value="1.24032118702394" calcext:value-type="float">
            <text:p>1.24032118702394</text:p>
          </table:table-cell>
          <table:table-cell table:style-name="ce1" table:formula="of:=[.F64]/[.B64]" office:value-type="float" office:value="1.2524474001594" calcext:value-type="float">
            <text:p>1.2524474001594</text:p>
          </table:table-cell>
          <table:table-cell table:formula="of:=[.G64]/[.B64]" office:value-type="float" office:value="1.05709403048189" calcext:value-type="float">
            <text:p>1.05709403048189</text:p>
          </table:table-cell>
          <table:table-cell table:formula="of:=[.H64]/[.B64]" office:value-type="float" office:value="1.16202691978184" calcext:value-type="float">
            <text:p>1.1620269197818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number-columns-repeated="3" table:style-name="Default" office:value-type="float" office:value="693206" calcext:value-type="float">
            <text:p>693206</text:p>
          </table:table-cell>
          <table:table-cell table:style-name="Default" office:value-type="float" office:value="693706" calcext:value-type="float">
            <text:p>693706</text:p>
          </table:table-cell>
          <table:table-cell table:style-name="Default" office:value-type="float" office:value="693802" calcext:value-type="float">
            <text:p>693802</text:p>
          </table:table-cell>
          <table:table-cell office:value-type="float" office:value="693206" calcext:value-type="float">
            <text:p>693206</text:p>
          </table:table-cell>
          <table:table-cell office:value-type="float" office:value="693342" calcext:value-type="float">
            <text:p>693342</text:p>
          </table:table-cell>
          <table:table-cell table:number-columns-repeated="2"/>
          <table:table-cell table:style-name="ce1" table:formula="of:=[.B65]/[.B65]" office:value-type="float" office:value="1" calcext:value-type="float">
            <text:p>1</text:p>
          </table:table-cell>
          <table:table-cell table:style-name="ce1" table:formula="of:=[.C65]/[.B65]" office:value-type="float" office:value="1" calcext:value-type="float">
            <text:p>1</text:p>
          </table:table-cell>
          <table:table-cell table:style-name="ce1" table:formula="of:=[.D65]/[.B65]" office:value-type="float" office:value="1" calcext:value-type="float">
            <text:p>1</text:p>
          </table:table-cell>
          <table:table-cell table:style-name="ce1" table:formula="of:=[.E65]/[.B65]" office:value-type="float" office:value="1.00072128631316" calcext:value-type="float">
            <text:p>1.00072128631316</text:p>
          </table:table-cell>
          <table:table-cell table:style-name="ce1" table:formula="of:=[.F65]/[.B65]" office:value-type="float" office:value="1.00085977328529" calcext:value-type="float">
            <text:p>1.00085977328529</text:p>
          </table:table-cell>
          <table:table-cell table:formula="of:=[.G65]/[.B65]" office:value-type="float" office:value="1" calcext:value-type="float">
            <text:p>1</text:p>
          </table:table-cell>
          <table:table-cell table:formula="of:=[.H65]/[.B65]" office:value-type="float" office:value="1.00019618987718" calcext:value-type="float">
            <text:p>1.0001961898771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1373563.6" calcext:value-type="float">
            <text:p>1373563.6</text:p>
          </table:table-cell>
          <table:table-cell table:number-columns-repeated="4" table:style-name="Default" office:value-type="float" office:value="1373679.6" calcext:value-type="float">
            <text:p>1373679.6</text:p>
          </table:table-cell>
          <table:table-cell office:value-type="float" office:value="1373679.6" calcext:value-type="float">
            <text:p>1373679.6</text:p>
          </table:table-cell>
          <table:table-cell office:value-type="float" office:value="4541479" calcext:value-type="float">
            <text:p>4541479</text:p>
          </table:table-cell>
          <table:table-cell table:number-columns-repeated="2"/>
          <table:table-cell table:style-name="ce1" table:formula="of:=[.B66]/[.B66]" office:value-type="float" office:value="1" calcext:value-type="float">
            <text:p>1</text:p>
          </table:table-cell>
          <table:table-cell table:style-name="ce1" table:formula="of:=[.C66]/[.B66]" office:value-type="float" office:value="1.00008445185938" calcext:value-type="float">
            <text:p>1.00008445185938</text:p>
          </table:table-cell>
          <table:table-cell table:style-name="ce1" table:formula="of:=[.D66]/[.B66]" office:value-type="float" office:value="1.00008445185938" calcext:value-type="float">
            <text:p>1.00008445185938</text:p>
          </table:table-cell>
          <table:table-cell table:style-name="ce1" table:formula="of:=[.E66]/[.B66]" office:value-type="float" office:value="1.00008445185938" calcext:value-type="float">
            <text:p>1.00008445185938</text:p>
          </table:table-cell>
          <table:table-cell table:style-name="ce1" table:formula="of:=[.F66]/[.B66]" office:value-type="float" office:value="1.00008445185938" calcext:value-type="float">
            <text:p>1.00008445185938</text:p>
          </table:table-cell>
          <table:table-cell table:formula="of:=[.G66]/[.B66]" office:value-type="float" office:value="1.00008445185938" calcext:value-type="float">
            <text:p>1.00008445185938</text:p>
          </table:table-cell>
          <table:table-cell table:formula="of:=[.H66]/[.B66]" office:value-type="float" office:value="3.30634780944981" calcext:value-type="float">
            <text:p>3.3063478094498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1417734.2" calcext:value-type="float">
            <text:p>1417734.2</text:p>
          </table:table-cell>
          <table:table-cell table:number-columns-repeated="4" table:style-name="Default" office:value-type="float" office:value="1418958.2" calcext:value-type="float">
            <text:p>1418958.2</text:p>
          </table:table-cell>
          <table:table-cell office:value-type="float" office:value="1418958.2" calcext:value-type="float">
            <text:p>1418958.2</text:p>
          </table:table-cell>
          <table:table-cell office:value-type="float" office:value="7223858.4" calcext:value-type="float">
            <text:p>7223858.4</text:p>
          </table:table-cell>
          <table:table-cell table:number-columns-repeated="2"/>
          <table:table-cell table:style-name="ce1" table:formula="of:=[.B67]/[.B67]" office:value-type="float" office:value="1" calcext:value-type="float">
            <text:p>1</text:p>
          </table:table-cell>
          <table:table-cell table:style-name="ce1" table:formula="of:=[.C67]/[.B67]" office:value-type="float" office:value="1.0008633494205" calcext:value-type="float">
            <text:p>1.0008633494205</text:p>
          </table:table-cell>
          <table:table-cell table:style-name="ce1" table:formula="of:=[.D67]/[.B67]" office:value-type="float" office:value="1.0008633494205" calcext:value-type="float">
            <text:p>1.0008633494205</text:p>
          </table:table-cell>
          <table:table-cell table:style-name="ce1" table:formula="of:=[.E67]/[.B67]" office:value-type="float" office:value="1.0008633494205" calcext:value-type="float">
            <text:p>1.0008633494205</text:p>
          </table:table-cell>
          <table:table-cell table:style-name="ce1" table:formula="of:=[.F67]/[.B67]" office:value-type="float" office:value="1.0008633494205" calcext:value-type="float">
            <text:p>1.0008633494205</text:p>
          </table:table-cell>
          <table:table-cell table:formula="of:=[.G67]/[.B67]" office:value-type="float" office:value="1.0008633494205" calcext:value-type="float">
            <text:p>1.0008633494205</text:p>
          </table:table-cell>
          <table:table-cell table:formula="of:=[.H67]/[.B67]" office:value-type="float" office:value="5.09535454530193" calcext:value-type="float">
            <text:p>5.0953545453019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number-columns-repeated="5" table:style-name="Default" office:value-type="float" office:value="1193772" calcext:value-type="float">
            <text:p>1193772</text:p>
          </table:table-cell>
          <table:table-cell office:value-type="float" office:value="1193772" calcext:value-type="float">
            <text:p>1193772</text:p>
          </table:table-cell>
          <table:table-cell office:value-type="float" office:value="1201530" calcext:value-type="float">
            <text:p>1201530</text:p>
          </table:table-cell>
          <table:table-cell table:number-columns-repeated="2"/>
          <table:table-cell table:style-name="ce1" table:formula="of:=[.B68]/[.B68]" office:value-type="float" office:value="1" calcext:value-type="float">
            <text:p>1</text:p>
          </table:table-cell>
          <table:table-cell table:style-name="ce1" table:formula="of:=[.C68]/[.B68]" office:value-type="float" office:value="1" calcext:value-type="float">
            <text:p>1</text:p>
          </table:table-cell>
          <table:table-cell table:style-name="ce1" table:formula="of:=[.D68]/[.B68]" office:value-type="float" office:value="1" calcext:value-type="float">
            <text:p>1</text:p>
          </table:table-cell>
          <table:table-cell table:style-name="ce1" table:formula="of:=[.E68]/[.B68]" office:value-type="float" office:value="1" calcext:value-type="float">
            <text:p>1</text:p>
          </table:table-cell>
          <table:table-cell table:style-name="ce1" table:formula="of:=[.F68]/[.B68]" office:value-type="float" office:value="1" calcext:value-type="float">
            <text:p>1</text:p>
          </table:table-cell>
          <table:table-cell table:formula="of:=[.G68]/[.B68]" office:value-type="float" office:value="1" calcext:value-type="float">
            <text:p>1</text:p>
          </table:table-cell>
          <table:table-cell table:formula="of:=[.H68]/[.B68]" office:value-type="float" office:value="1.0064987284004" calcext:value-type="float">
            <text:p>1.006498728400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14543389.8" calcext:value-type="float">
            <text:p>14543389.8</text:p>
          </table:table-cell>
          <table:table-cell table:number-columns-repeated="2" table:style-name="Default" office:value-type="float" office:value="14845779.2" calcext:value-type="float">
            <text:p>14845779.2</text:p>
          </table:table-cell>
          <table:table-cell table:number-columns-repeated="2" table:style-name="Default" office:value-type="float" office:value="19630779" calcext:value-type="float">
            <text:p>19630779</text:p>
          </table:table-cell>
          <table:table-cell office:value-type="float" office:value="14845779.2" calcext:value-type="float">
            <text:p>14845779.2</text:p>
          </table:table-cell>
          <table:table-cell office:value-type="float" office:value="40396218" calcext:value-type="float">
            <text:p>40396218</text:p>
          </table:table-cell>
          <table:table-cell table:number-columns-repeated="2"/>
          <table:table-cell table:style-name="ce1" table:formula="of:=[.B69]/[.B69]" office:value-type="float" office:value="1" calcext:value-type="float">
            <text:p>1</text:p>
          </table:table-cell>
          <table:table-cell table:style-name="ce1" table:formula="of:=[.C69]/[.B69]" office:value-type="float" office:value="1.02079222273201" calcext:value-type="float">
            <text:p>1.02079222273201</text:p>
          </table:table-cell>
          <table:table-cell table:style-name="ce1" table:formula="of:=[.D69]/[.B69]" office:value-type="float" office:value="1.02079222273201" calcext:value-type="float">
            <text:p>1.02079222273201</text:p>
          </table:table-cell>
          <table:table-cell table:style-name="ce1" table:formula="of:=[.E69]/[.B69]" office:value-type="float" office:value="1.34980766313504" calcext:value-type="float">
            <text:p>1.34980766313504</text:p>
          </table:table-cell>
          <table:table-cell table:style-name="ce1" table:formula="of:=[.F69]/[.B69]" office:value-type="float" office:value="1.34980766313504" calcext:value-type="float">
            <text:p>1.34980766313504</text:p>
          </table:table-cell>
          <table:table-cell table:formula="of:=[.G69]/[.B69]" office:value-type="float" office:value="1.02079222273201" calcext:value-type="float">
            <text:p>1.02079222273201</text:p>
          </table:table-cell>
          <table:table-cell table:formula="of:=[.H69]/[.B69]" office:value-type="float" office:value="2.77763427615754" calcext:value-type="float">
            <text:p>2.7776342761575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number-columns-repeated="5" table:style-name="Default" office:value-type="float" office:value="2763234" calcext:value-type="float">
            <text:p>2763234</text:p>
          </table:table-cell>
          <table:table-cell office:value-type="float" office:value="2763234" calcext:value-type="float">
            <text:p>2763234</text:p>
          </table:table-cell>
          <table:table-cell office:value-type="float" office:value="4419206.4" calcext:value-type="float">
            <text:p>4419206.4</text:p>
          </table:table-cell>
          <table:table-cell table:number-columns-repeated="2"/>
          <table:table-cell table:style-name="ce1" table:formula="of:=[.B70]/[.B70]" office:value-type="float" office:value="1" calcext:value-type="float">
            <text:p>1</text:p>
          </table:table-cell>
          <table:table-cell table:style-name="ce1" table:formula="of:=[.C70]/[.B70]" office:value-type="float" office:value="1" calcext:value-type="float">
            <text:p>1</text:p>
          </table:table-cell>
          <table:table-cell table:style-name="ce1" table:formula="of:=[.D70]/[.B70]" office:value-type="float" office:value="1" calcext:value-type="float">
            <text:p>1</text:p>
          </table:table-cell>
          <table:table-cell table:style-name="ce1" table:formula="of:=[.E70]/[.B70]" office:value-type="float" office:value="1" calcext:value-type="float">
            <text:p>1</text:p>
          </table:table-cell>
          <table:table-cell table:style-name="ce1" table:formula="of:=[.F70]/[.B70]" office:value-type="float" office:value="1" calcext:value-type="float">
            <text:p>1</text:p>
          </table:table-cell>
          <table:table-cell table:formula="of:=[.G70]/[.B70]" office:value-type="float" office:value="1" calcext:value-type="float">
            <text:p>1</text:p>
          </table:table-cell>
          <table:table-cell table:formula="of:=[.H70]/[.B70]" office:value-type="float" office:value="1.59928779104484" calcext:value-type="float">
            <text:p>1.5992877910448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number-columns-repeated="5" table:style-name="Default" office:value-type="float" office:value="2401956" calcext:value-type="float">
            <text:p>2401956</text:p>
          </table:table-cell>
          <table:table-cell office:value-type="float" office:value="2401956" calcext:value-type="float">
            <text:p>2401956</text:p>
          </table:table-cell>
          <table:table-cell office:value-type="float" office:value="3672007.4" calcext:value-type="float">
            <text:p>3672007.4</text:p>
          </table:table-cell>
          <table:table-cell table:number-columns-repeated="2"/>
          <table:table-cell table:style-name="ce1" table:formula="of:=[.B71]/[.B71]" office:value-type="float" office:value="1" calcext:value-type="float">
            <text:p>1</text:p>
          </table:table-cell>
          <table:table-cell table:style-name="ce1" table:formula="of:=[.C71]/[.B71]" office:value-type="float" office:value="1" calcext:value-type="float">
            <text:p>1</text:p>
          </table:table-cell>
          <table:table-cell table:style-name="ce1" table:formula="of:=[.D71]/[.B71]" office:value-type="float" office:value="1" calcext:value-type="float">
            <text:p>1</text:p>
          </table:table-cell>
          <table:table-cell table:style-name="ce1" table:formula="of:=[.E71]/[.B71]" office:value-type="float" office:value="1" calcext:value-type="float">
            <text:p>1</text:p>
          </table:table-cell>
          <table:table-cell table:style-name="ce1" table:formula="of:=[.F71]/[.B71]" office:value-type="float" office:value="1" calcext:value-type="float">
            <text:p>1</text:p>
          </table:table-cell>
          <table:table-cell table:formula="of:=[.G71]/[.B71]" office:value-type="float" office:value="1" calcext:value-type="float">
            <text:p>1</text:p>
          </table:table-cell>
          <table:table-cell table:formula="of:=[.H71]/[.B71]" office:value-type="float" office:value="1.52875714625913" calcext:value-type="float">
            <text:p>1.5287571462591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1921996.8" calcext:value-type="float">
            <text:p>1921996.8</text:p>
          </table:table-cell>
          <table:table-cell table:style-name="Default" office:value-type="float" office:value="3026025.2" calcext:value-type="float">
            <text:p>3026025.2</text:p>
          </table:table-cell>
          <table:table-cell table:style-name="Default" office:value-type="float" office:value="1924184.8" calcext:value-type="float">
            <text:p>1924184.8</text:p>
          </table:table-cell>
          <table:table-cell table:style-name="Default" office:value-type="float" office:value="2861661.2" calcext:value-type="float">
            <text:p>2861661.2</text:p>
          </table:table-cell>
          <table:table-cell table:style-name="Default" office:value-type="float" office:value="1922511.2" calcext:value-type="float">
            <text:p>1922511.2</text:p>
          </table:table-cell>
          <table:table-cell office:value-type="float" office:value="1922511.2" calcext:value-type="float">
            <text:p>1922511.2</text:p>
          </table:table-cell>
          <table:table-cell office:value-type="float" office:value="3229530.2" calcext:value-type="float">
            <text:p>3229530.2</text:p>
          </table:table-cell>
          <table:table-cell table:number-columns-repeated="2"/>
          <table:table-cell table:style-name="ce1" table:formula="of:=[.B72]/[.B72]" office:value-type="float" office:value="1" calcext:value-type="float">
            <text:p>1</text:p>
          </table:table-cell>
          <table:table-cell table:style-name="ce1" table:formula="of:=[.C72]/[.B72]" office:value-type="float" office:value="1.57441739757319" calcext:value-type="float">
            <text:p>1.57441739757319</text:p>
          </table:table-cell>
          <table:table-cell table:style-name="ce1" table:formula="of:=[.D72]/[.B72]" office:value-type="float" office:value="1.00113839939796" calcext:value-type="float">
            <text:p>1.00113839939796</text:p>
          </table:table-cell>
          <table:table-cell table:style-name="ce1" table:formula="of:=[.E72]/[.B72]" office:value-type="float" office:value="1.48890008557767" calcext:value-type="float">
            <text:p>1.48890008557767</text:p>
          </table:table-cell>
          <table:table-cell table:style-name="ce1" table:formula="of:=[.F72]/[.B72]" office:value-type="float" office:value="1.00026763832281" calcext:value-type="float">
            <text:p>1.00026763832281</text:p>
          </table:table-cell>
          <table:table-cell table:formula="of:=[.G72]/[.B72]" office:value-type="float" office:value="1.00026763832281" calcext:value-type="float">
            <text:p>1.00026763832281</text:p>
          </table:table-cell>
          <table:table-cell table:formula="of:=[.H72]/[.B72]" office:value-type="float" office:value="1.68029946772024" calcext:value-type="float">
            <text:p>1.6802994677202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1335351.6" calcext:value-type="float">
            <text:p>1335351.6</text:p>
          </table:table-cell>
          <table:table-cell table:number-columns-repeated="2" table:style-name="Default" office:value-type="float" office:value="1486499.2" calcext:value-type="float">
            <text:p>1486499.2</text:p>
          </table:table-cell>
          <table:table-cell table:style-name="Default" office:value-type="float" office:value="1466244.6" calcext:value-type="float">
            <text:p>1466244.6</text:p>
          </table:table-cell>
          <table:table-cell table:style-name="Default" office:value-type="float" office:value="1335355.6" calcext:value-type="float">
            <text:p>1335355.6</text:p>
          </table:table-cell>
          <table:table-cell office:value-type="float" office:value="1335355.6" calcext:value-type="float">
            <text:p>1335355.6</text:p>
          </table:table-cell>
          <table:table-cell office:value-type="float" office:value="1603156.6" calcext:value-type="float">
            <text:p>1603156.6</text:p>
          </table:table-cell>
          <table:table-cell table:number-columns-repeated="2"/>
          <table:table-cell table:style-name="ce1" table:formula="of:=[.B73]/[.B73]" office:value-type="float" office:value="1" calcext:value-type="float">
            <text:p>1</text:p>
          </table:table-cell>
          <table:table-cell table:style-name="ce1" table:formula="of:=[.C73]/[.B73]" office:value-type="float" office:value="1.11318936525781" calcext:value-type="float">
            <text:p>1.11318936525781</text:p>
          </table:table-cell>
          <table:table-cell table:style-name="ce1" table:formula="of:=[.D73]/[.B73]" office:value-type="float" office:value="1.11318936525781" calcext:value-type="float">
            <text:p>1.11318936525781</text:p>
          </table:table-cell>
          <table:table-cell table:style-name="ce1" table:formula="of:=[.E73]/[.B73]" office:value-type="float" office:value="1.0980213750446" calcext:value-type="float">
            <text:p>1.0980213750446</text:p>
          </table:table-cell>
          <table:table-cell table:style-name="ce1" table:formula="of:=[.F73]/[.B73]" office:value-type="float" office:value="1.00000299546576" calcext:value-type="float">
            <text:p>1.00000299546576</text:p>
          </table:table-cell>
          <table:table-cell table:formula="of:=[.G73]/[.B73]" office:value-type="float" office:value="1.00000299546576" calcext:value-type="float">
            <text:p>1.00000299546576</text:p>
          </table:table-cell>
          <table:table-cell table:formula="of:=[.H73]/[.B73]" office:value-type="float" office:value="1.20055017719678" calcext:value-type="float">
            <text:p>1.2005501771967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2033944.8" calcext:value-type="float">
            <text:p>2033944.8</text:p>
          </table:table-cell>
          <table:table-cell table:number-columns-repeated="2" table:style-name="Default" office:value-type="float" office:value="2048080.8" calcext:value-type="float">
            <text:p>2048080.8</text:p>
          </table:table-cell>
          <table:table-cell table:style-name="Default" office:value-type="float" office:value="2049408.8" calcext:value-type="float">
            <text:p>2049408.8</text:p>
          </table:table-cell>
          <table:table-cell table:style-name="Default" office:value-type="float" office:value="2042952.8" calcext:value-type="float">
            <text:p>2042952.8</text:p>
          </table:table-cell>
          <table:table-cell office:value-type="float" office:value="2042952.8" calcext:value-type="float">
            <text:p>2042952.8</text:p>
          </table:table-cell>
          <table:table-cell office:value-type="float" office:value="2109505.8" calcext:value-type="float">
            <text:p>2109505.8</text:p>
          </table:table-cell>
          <table:table-cell table:number-columns-repeated="2"/>
          <table:table-cell table:style-name="ce1" table:formula="of:=[.B74]/[.B74]" office:value-type="float" office:value="1" calcext:value-type="float">
            <text:p>1</text:p>
          </table:table-cell>
          <table:table-cell table:style-name="ce1" table:formula="of:=[.C74]/[.B74]" office:value-type="float" office:value="1.00695004112206" calcext:value-type="float">
            <text:p>1.00695004112206</text:p>
          </table:table-cell>
          <table:table-cell table:style-name="ce1" table:formula="of:=[.D74]/[.B74]" office:value-type="float" office:value="1.00695004112206" calcext:value-type="float">
            <text:p>1.00695004112206</text:p>
          </table:table-cell>
          <table:table-cell table:style-name="ce1" table:formula="of:=[.E74]/[.B74]" office:value-type="float" office:value="1.00760295952968" calcext:value-type="float">
            <text:p>1.00760295952968</text:p>
          </table:table-cell>
          <table:table-cell table:style-name="ce1" table:formula="of:=[.F74]/[.B74]" office:value-type="float" office:value="1.00442883209023" calcext:value-type="float">
            <text:p>1.00442883209023</text:p>
          </table:table-cell>
          <table:table-cell table:formula="of:=[.G74]/[.B74]" office:value-type="float" office:value="1.00442883209023" calcext:value-type="float">
            <text:p>1.00442883209023</text:p>
          </table:table-cell>
          <table:table-cell table:formula="of:=[.H74]/[.B74]" office:value-type="float" office:value="1.03714997575155" calcext:value-type="float">
            <text:p>1.0371499757515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13950201.2" calcext:value-type="float">
            <text:p>13950201.2</text:p>
          </table:table-cell>
          <table:table-cell table:style-name="Default" office:value-type="float" office:value="16302419" calcext:value-type="float">
            <text:p>16302419</text:p>
          </table:table-cell>
          <table:table-cell table:style-name="Default" office:value-type="float" office:value="15469096.2" calcext:value-type="float">
            <text:p>15469096.2</text:p>
          </table:table-cell>
          <table:table-cell table:number-columns-repeated="2" table:style-name="Default" office:value-type="float" office:value="22183345.6" calcext:value-type="float">
            <text:p>22183345.6</text:p>
          </table:table-cell>
          <table:table-cell office:value-type="float" office:value="15469096.2" calcext:value-type="float">
            <text:p>15469096.2</text:p>
          </table:table-cell>
          <table:table-cell office:value-type="float" office:value="66273051.4" calcext:value-type="float">
            <text:p>66273051.4</text:p>
          </table:table-cell>
          <table:table-cell table:number-columns-repeated="2"/>
          <table:table-cell table:style-name="ce1" table:formula="of:=[.B75]/[.B75]" office:value-type="float" office:value="1" calcext:value-type="float">
            <text:p>1</text:p>
          </table:table-cell>
          <table:table-cell table:style-name="ce1" table:formula="of:=[.C75]/[.B75]" office:value-type="float" office:value="1.16861533151221" calcext:value-type="float">
            <text:p>1.16861533151221</text:p>
          </table:table-cell>
          <table:table-cell table:style-name="ce1" table:formula="of:=[.D75]/[.B75]" office:value-type="float" office:value="1.10887979164057" calcext:value-type="float">
            <text:p>1.10887979164057</text:p>
          </table:table-cell>
          <table:table-cell table:style-name="ce1" table:formula="of:=[.E75]/[.B75]" office:value-type="float" office:value="1.59018105057868" calcext:value-type="float">
            <text:p>1.59018105057868</text:p>
          </table:table-cell>
          <table:table-cell table:style-name="ce1" table:formula="of:=[.F75]/[.B75]" office:value-type="float" office:value="1.59018105057868" calcext:value-type="float">
            <text:p>1.59018105057868</text:p>
          </table:table-cell>
          <table:table-cell table:formula="of:=[.G75]/[.B75]" office:value-type="float" office:value="1.10887979164057" calcext:value-type="float">
            <text:p>1.10887979164057</text:p>
          </table:table-cell>
          <table:table-cell table:formula="of:=[.H75]/[.B75]" office:value-type="float" office:value="4.75068785387841" calcext:value-type="float">
            <text:p>4.7506878538784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3336098" calcext:value-type="float">
            <text:p>3336098</text:p>
          </table:table-cell>
          <table:table-cell table:style-name="Default" office:value-type="float" office:value="3666621.2" calcext:value-type="float">
            <text:p>3666621.2</text:p>
          </table:table-cell>
          <table:table-cell table:style-name="Default" office:value-type="float" office:value="3344830" calcext:value-type="float">
            <text:p>3344830</text:p>
          </table:table-cell>
          <table:table-cell table:style-name="Default" office:value-type="float" office:value="4609395.2" calcext:value-type="float">
            <text:p>4609395.2</text:p>
          </table:table-cell>
          <table:table-cell table:style-name="Default" office:value-type="float" office:value="3363768" calcext:value-type="float">
            <text:p>3363768</text:p>
          </table:table-cell>
          <table:table-cell office:value-type="float" office:value="3344830" calcext:value-type="float">
            <text:p>3344830</text:p>
          </table:table-cell>
          <table:table-cell office:value-type="float" office:value="97674563" calcext:value-type="float">
            <text:p>97674563</text:p>
          </table:table-cell>
          <table:table-cell table:number-columns-repeated="2"/>
          <table:table-cell table:style-name="ce1" table:formula="of:=[.B76]/[.B76]" office:value-type="float" office:value="1" calcext:value-type="float">
            <text:p>1</text:p>
          </table:table-cell>
          <table:table-cell table:style-name="ce1" table:formula="of:=[.C76]/[.B76]" office:value-type="float" office:value="1.09907478737135" calcext:value-type="float">
            <text:p>1.09907478737135</text:p>
          </table:table-cell>
          <table:table-cell table:style-name="ce1" table:formula="of:=[.D76]/[.B76]" office:value-type="float" office:value="1.0026174291043" calcext:value-type="float">
            <text:p>1.0026174291043</text:p>
          </table:table-cell>
          <table:table-cell table:style-name="ce1" table:formula="of:=[.E76]/[.B76]" office:value-type="float" office:value="1.38167260074494" calcext:value-type="float">
            <text:p>1.38167260074494</text:p>
          </table:table-cell>
          <table:table-cell table:style-name="ce1" table:formula="of:=[.F76]/[.B76]" office:value-type="float" office:value="1.00829412085616" calcext:value-type="float">
            <text:p>1.00829412085616</text:p>
          </table:table-cell>
          <table:table-cell table:formula="of:=[.G76]/[.B76]" office:value-type="float" office:value="1.0026174291043" calcext:value-type="float">
            <text:p>1.0026174291043</text:p>
          </table:table-cell>
          <table:table-cell table:formula="of:=[.H76]/[.B76]" office:value-type="float" office:value="29.2780856557571" calcext:value-type="float">
            <text:p>29.278085655757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1873711.4" calcext:value-type="float">
            <text:p>1873711.4</text:p>
          </table:table-cell>
          <table:table-cell table:number-columns-repeated="4" table:style-name="Default" office:value-type="float" office:value="2017453.2" calcext:value-type="float">
            <text:p>2017453.2</text:p>
          </table:table-cell>
          <table:table-cell office:value-type="float" office:value="2017453.2" calcext:value-type="float">
            <text:p>2017453.2</text:p>
          </table:table-cell>
          <table:table-cell office:value-type="float" office:value="47385486" calcext:value-type="float">
            <text:p>47385486</text:p>
          </table:table-cell>
          <table:table-cell table:number-columns-repeated="2"/>
          <table:table-cell table:style-name="ce1" table:formula="of:=[.B77]/[.B77]" office:value-type="float" office:value="1" calcext:value-type="float">
            <text:p>1</text:p>
          </table:table-cell>
          <table:table-cell table:style-name="ce1" table:formula="of:=[.C77]/[.B77]" office:value-type="float" office:value="1.07671501598378" calcext:value-type="float">
            <text:p>1.07671501598378</text:p>
          </table:table-cell>
          <table:table-cell table:style-name="ce1" table:formula="of:=[.D77]/[.B77]" office:value-type="float" office:value="1.07671501598378" calcext:value-type="float">
            <text:p>1.07671501598378</text:p>
          </table:table-cell>
          <table:table-cell table:style-name="ce1" table:formula="of:=[.E77]/[.B77]" office:value-type="float" office:value="1.07671501598378" calcext:value-type="float">
            <text:p>1.07671501598378</text:p>
          </table:table-cell>
          <table:table-cell table:style-name="ce1" table:formula="of:=[.F77]/[.B77]" office:value-type="float" office:value="1.07671501598378" calcext:value-type="float">
            <text:p>1.07671501598378</text:p>
          </table:table-cell>
          <table:table-cell table:formula="of:=[.G77]/[.B77]" office:value-type="float" office:value="1.07671501598378" calcext:value-type="float">
            <text:p>1.07671501598378</text:p>
          </table:table-cell>
          <table:table-cell table:formula="of:=[.H77]/[.B77]" office:value-type="float" office:value="25.2896395891064" calcext:value-type="float">
            <text:p>25.289639589106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1822618.2" calcext:value-type="float">
            <text:p>1822618.2</text:p>
          </table:table-cell>
          <table:table-cell table:number-columns-repeated="4" table:style-name="Default" office:value-type="float" office:value="1907292.2" calcext:value-type="float">
            <text:p>1907292.2</text:p>
          </table:table-cell>
          <table:table-cell office:value-type="float" office:value="1907292.2" calcext:value-type="float">
            <text:p>1907292.2</text:p>
          </table:table-cell>
          <table:table-cell office:value-type="float" office:value="54218941" calcext:value-type="float">
            <text:p>54218941</text:p>
          </table:table-cell>
          <table:table-cell table:number-columns-repeated="2"/>
          <table:table-cell table:style-name="ce1" table:formula="of:=[.B78]/[.B78]" office:value-type="float" office:value="1" calcext:value-type="float">
            <text:p>1</text:p>
          </table:table-cell>
          <table:table-cell table:style-name="ce1" table:formula="of:=[.C78]/[.B78]" office:value-type="float" office:value="1.046457343617" calcext:value-type="float">
            <text:p>1.046457343617</text:p>
          </table:table-cell>
          <table:table-cell table:style-name="ce1" table:formula="of:=[.D78]/[.B78]" office:value-type="float" office:value="1.046457343617" calcext:value-type="float">
            <text:p>1.046457343617</text:p>
          </table:table-cell>
          <table:table-cell table:style-name="ce1" table:formula="of:=[.E78]/[.B78]" office:value-type="float" office:value="1.046457343617" calcext:value-type="float">
            <text:p>1.046457343617</text:p>
          </table:table-cell>
          <table:table-cell table:style-name="ce1" table:formula="of:=[.F78]/[.B78]" office:value-type="float" office:value="1.046457343617" calcext:value-type="float">
            <text:p>1.046457343617</text:p>
          </table:table-cell>
          <table:table-cell table:formula="of:=[.G78]/[.B78]" office:value-type="float" office:value="1.046457343617" calcext:value-type="float">
            <text:p>1.046457343617</text:p>
          </table:table-cell>
          <table:table-cell table:formula="of:=[.H78]/[.B78]" office:value-type="float" office:value="29.7478325411213" calcext:value-type="float">
            <text:p>29.747832541121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57192.8" calcext:value-type="float">
            <text:p>57192.8</text:p>
          </table:table-cell>
          <table:table-cell table:number-columns-repeated="4" table:style-name="Default" office:value-type="float" office:value="141689.8" calcext:value-type="float">
            <text:p>141689.8</text:p>
          </table:table-cell>
          <table:table-cell office:value-type="float" office:value="141689.8" calcext:value-type="float">
            <text:p>141689.8</text:p>
          </table:table-cell>
          <table:table-cell office:value-type="float" office:value="177483.8" calcext:value-type="float">
            <text:p>177483.8</text:p>
          </table:table-cell>
          <table:table-cell table:number-columns-repeated="2"/>
          <table:table-cell table:style-name="ce1" table:formula="of:=[.B79]/[.B79]" office:value-type="float" office:value="1" calcext:value-type="float">
            <text:p>1</text:p>
          </table:table-cell>
          <table:table-cell table:style-name="ce1" table:formula="of:=[.C79]/[.B79]" office:value-type="float" office:value="2.47740624694017" calcext:value-type="float">
            <text:p>2.47740624694017</text:p>
          </table:table-cell>
          <table:table-cell table:style-name="ce1" table:formula="of:=[.D79]/[.B79]" office:value-type="float" office:value="2.47740624694017" calcext:value-type="float">
            <text:p>2.47740624694017</text:p>
          </table:table-cell>
          <table:table-cell table:style-name="ce1" table:formula="of:=[.E79]/[.B79]" office:value-type="float" office:value="2.47740624694017" calcext:value-type="float">
            <text:p>2.47740624694017</text:p>
          </table:table-cell>
          <table:table-cell table:style-name="ce1" table:formula="of:=[.F79]/[.B79]" office:value-type="float" office:value="2.47740624694017" calcext:value-type="float">
            <text:p>2.47740624694017</text:p>
          </table:table-cell>
          <table:table-cell table:formula="of:=[.G79]/[.B79]" office:value-type="float" office:value="2.47740624694017" calcext:value-type="float">
            <text:p>2.47740624694017</text:p>
          </table:table-cell>
          <table:table-cell table:formula="of:=[.H79]/[.B79]" office:value-type="float" office:value="3.10325425578045" calcext:value-type="float">
            <text:p>3.1032542557804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24630.8" calcext:value-type="float">
            <text:p>24630.8</text:p>
          </table:table-cell>
          <table:table-cell table:number-columns-repeated="3" table:style-name="Default" office:value-type="float" office:value="27062.8" calcext:value-type="float">
            <text:p>27062.8</text:p>
          </table:table-cell>
          <table:table-cell table:style-name="Default" office:value-type="float" office:value="26902.8" calcext:value-type="float">
            <text:p>26902.8</text:p>
          </table:table-cell>
          <table:table-cell office:value-type="float" office:value="26902.8" calcext:value-type="float">
            <text:p>26902.8</text:p>
          </table:table-cell>
          <table:table-cell office:value-type="float" office:value="53462.8" calcext:value-type="float">
            <text:p>53462.8</text:p>
          </table:table-cell>
          <table:table-cell table:number-columns-repeated="2"/>
          <table:table-cell table:style-name="ce1" table:formula="of:=[.B80]/[.B80]" office:value-type="float" office:value="1" calcext:value-type="float">
            <text:p>1</text:p>
          </table:table-cell>
          <table:table-cell table:style-name="ce1" table:formula="of:=[.C80]/[.B80]" office:value-type="float" office:value="1.09873816522403" calcext:value-type="float">
            <text:p>1.09873816522403</text:p>
          </table:table-cell>
          <table:table-cell table:style-name="ce1" table:formula="of:=[.D80]/[.B80]" office:value-type="float" office:value="1.09873816522403" calcext:value-type="float">
            <text:p>1.09873816522403</text:p>
          </table:table-cell>
          <table:table-cell table:style-name="ce1" table:formula="of:=[.E80]/[.B80]" office:value-type="float" office:value="1.09873816522403" calcext:value-type="float">
            <text:p>1.09873816522403</text:p>
          </table:table-cell>
          <table:table-cell table:style-name="ce1" table:formula="of:=[.F80]/[.B80]" office:value-type="float" office:value="1.0922422333014" calcext:value-type="float">
            <text:p>1.0922422333014</text:p>
          </table:table-cell>
          <table:table-cell table:formula="of:=[.G80]/[.B80]" office:value-type="float" office:value="1.0922422333014" calcext:value-type="float">
            <text:p>1.0922422333014</text:p>
          </table:table-cell>
          <table:table-cell table:formula="of:=[.H80]/[.B80]" office:value-type="float" office:value="2.17056693245855" calcext:value-type="float">
            <text:p>2.1705669324585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69172.7999999998" calcext:value-type="float">
            <text:p>69172.7999999998</text:p>
          </table:table-cell>
          <table:table-cell table:number-columns-repeated="4" table:style-name="Default" office:value-type="float" office:value="203618.8" calcext:value-type="float">
            <text:p>203618.8</text:p>
          </table:table-cell>
          <table:table-cell office:value-type="float" office:value="203618.8" calcext:value-type="float">
            <text:p>203618.8</text:p>
          </table:table-cell>
          <table:table-cell office:value-type="float" office:value="199346.8" calcext:value-type="float">
            <text:p>199346.8</text:p>
          </table:table-cell>
          <table:table-cell table:number-columns-repeated="2"/>
          <table:table-cell table:style-name="ce1" table:formula="of:=[.B81]/[.B81]" office:value-type="float" office:value="1" calcext:value-type="float">
            <text:p>1</text:p>
          </table:table-cell>
          <table:table-cell table:style-name="ce1" table:formula="of:=[.C81]/[.B81]" office:value-type="float" office:value="2.94362523997873" calcext:value-type="float">
            <text:p>2.94362523997873</text:p>
          </table:table-cell>
          <table:table-cell table:style-name="ce1" table:formula="of:=[.D81]/[.B81]" office:value-type="float" office:value="2.94362523997873" calcext:value-type="float">
            <text:p>2.94362523997873</text:p>
          </table:table-cell>
          <table:table-cell table:style-name="ce1" table:formula="of:=[.E81]/[.B81]" office:value-type="float" office:value="2.94362523997873" calcext:value-type="float">
            <text:p>2.94362523997873</text:p>
          </table:table-cell>
          <table:table-cell table:style-name="ce1" table:formula="of:=[.F81]/[.B81]" office:value-type="float" office:value="2.94362523997873" calcext:value-type="float">
            <text:p>2.94362523997873</text:p>
          </table:table-cell>
          <table:table-cell table:formula="of:=[.G81]/[.B81]" office:value-type="float" office:value="2.94362523997873" calcext:value-type="float">
            <text:p>2.94362523997873</text:p>
          </table:table-cell>
          <table:table-cell table:formula="of:=[.H81]/[.B81]" office:value-type="float" office:value="2.8818668609627" calcext:value-type="float">
            <text:p>2.881866860962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326135" calcext:value-type="float">
            <text:p>326135</text:p>
          </table:table-cell>
          <table:table-cell table:number-columns-repeated="2" table:style-name="Default" office:value-type="float" office:value="343694.4" calcext:value-type="float">
            <text:p>343694.4</text:p>
          </table:table-cell>
          <table:table-cell table:style-name="Default" office:value-type="float" office:value="348922.4" calcext:value-type="float">
            <text:p>348922.4</text:p>
          </table:table-cell>
          <table:table-cell table:style-name="Default" office:value-type="float" office:value="329333.4" calcext:value-type="float">
            <text:p>329333.4</text:p>
          </table:table-cell>
          <table:table-cell office:value-type="float" office:value="329333.4" calcext:value-type="float">
            <text:p>329333.4</text:p>
          </table:table-cell>
          <table:table-cell office:value-type="float" office:value="383177" calcext:value-type="float">
            <text:p>383177</text:p>
          </table:table-cell>
          <table:table-cell table:number-columns-repeated="2"/>
          <table:table-cell table:style-name="ce1" table:formula="of:=[.B82]/[.B82]" office:value-type="float" office:value="1" calcext:value-type="float">
            <text:p>1</text:p>
          </table:table-cell>
          <table:table-cell table:style-name="ce1" table:formula="of:=[.C82]/[.B82]" office:value-type="float" office:value="1.05384089410827" calcext:value-type="float">
            <text:p>1.05384089410827</text:p>
          </table:table-cell>
          <table:table-cell table:style-name="ce1" table:formula="of:=[.D82]/[.B82]" office:value-type="float" office:value="1.05384089410827" calcext:value-type="float">
            <text:p>1.05384089410827</text:p>
          </table:table-cell>
          <table:table-cell table:style-name="ce1" table:formula="of:=[.E82]/[.B82]" office:value-type="float" office:value="1.06987106566299" calcext:value-type="float">
            <text:p>1.06987106566299</text:p>
          </table:table-cell>
          <table:table-cell table:style-name="ce1" table:formula="of:=[.F82]/[.B82]" office:value-type="float" office:value="1.00980698177135" calcext:value-type="float">
            <text:p>1.00980698177135</text:p>
          </table:table-cell>
          <table:table-cell table:formula="of:=[.G82]/[.B82]" office:value-type="float" office:value="1.00980698177135" calcext:value-type="float">
            <text:p>1.00980698177135</text:p>
          </table:table-cell>
          <table:table-cell table:formula="of:=[.H82]/[.B82]" office:value-type="float" office:value="1.17490303095344" calcext:value-type="float">
            <text:p>1.1749030309534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322644.6" calcext:value-type="float">
            <text:p>322644.6</text:p>
          </table:table-cell>
          <table:table-cell table:number-columns-repeated="2" table:style-name="Default" office:value-type="float" office:value="342225" calcext:value-type="float">
            <text:p>342225</text:p>
          </table:table-cell>
          <table:table-cell table:style-name="Default" office:value-type="float" office:value="347453" calcext:value-type="float">
            <text:p>347453</text:p>
          </table:table-cell>
          <table:table-cell table:style-name="Default" office:value-type="float" office:value="325266.6" calcext:value-type="float">
            <text:p>325266.6</text:p>
          </table:table-cell>
          <table:table-cell office:value-type="float" office:value="325266.6" calcext:value-type="float">
            <text:p>325266.6</text:p>
          </table:table-cell>
          <table:table-cell office:value-type="float" office:value="383169" calcext:value-type="float">
            <text:p>383169</text:p>
          </table:table-cell>
          <table:table-cell table:number-columns-repeated="2"/>
          <table:table-cell table:style-name="ce1" table:formula="of:=[.B83]/[.B83]" office:value-type="float" office:value="1" calcext:value-type="float">
            <text:p>1</text:p>
          </table:table-cell>
          <table:table-cell table:style-name="ce1" table:formula="of:=[.C83]/[.B83]" office:value-type="float" office:value="1.06068720815411" calcext:value-type="float">
            <text:p>1.06068720815411</text:p>
          </table:table-cell>
          <table:table-cell table:style-name="ce1" table:formula="of:=[.D83]/[.B83]" office:value-type="float" office:value="1.06068720815411" calcext:value-type="float">
            <text:p>1.06068720815411</text:p>
          </table:table-cell>
          <table:table-cell table:style-name="ce1" table:formula="of:=[.E83]/[.B83]" office:value-type="float" office:value="1.07689079563086" calcext:value-type="float">
            <text:p>1.07689079563086</text:p>
          </table:table-cell>
          <table:table-cell table:style-name="ce1" table:formula="of:=[.F83]/[.B83]" office:value-type="float" office:value="1.0081265888225" calcext:value-type="float">
            <text:p>1.0081265888225</text:p>
          </table:table-cell>
          <table:table-cell table:formula="of:=[.G83]/[.B83]" office:value-type="float" office:value="1.0081265888225" calcext:value-type="float">
            <text:p>1.0081265888225</text:p>
          </table:table-cell>
          <table:table-cell table:formula="of:=[.H83]/[.B83]" office:value-type="float" office:value="1.18758844871416" calcext:value-type="float">
            <text:p>1.1875884487141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288906.8" calcext:value-type="float">
            <text:p>288906.8</text:p>
          </table:table-cell>
          <table:table-cell table:number-columns-repeated="2" table:style-name="Default" office:value-type="float" office:value="291111.8" calcext:value-type="float">
            <text:p>291111.8</text:p>
          </table:table-cell>
          <table:table-cell table:style-name="Default" office:value-type="float" office:value="293520.4" calcext:value-type="float">
            <text:p>293520.4</text:p>
          </table:table-cell>
          <table:table-cell table:style-name="Default" office:value-type="float" office:value="292641.4" calcext:value-type="float">
            <text:p>292641.4</text:p>
          </table:table-cell>
          <table:table-cell office:value-type="float" office:value="291111.8" calcext:value-type="float">
            <text:p>291111.8</text:p>
          </table:table-cell>
          <table:table-cell office:value-type="float" office:value="296314" calcext:value-type="float">
            <text:p>296314</text:p>
          </table:table-cell>
          <table:table-cell table:number-columns-repeated="2"/>
          <table:table-cell table:style-name="ce1" table:formula="of:=[.B84]/[.B84]" office:value-type="float" office:value="1" calcext:value-type="float">
            <text:p>1</text:p>
          </table:table-cell>
          <table:table-cell table:style-name="ce1" table:formula="of:=[.C84]/[.B84]" office:value-type="float" office:value="1.00763221911011" calcext:value-type="float">
            <text:p>1.00763221911011</text:p>
          </table:table-cell>
          <table:table-cell table:style-name="ce1" table:formula="of:=[.D84]/[.B84]" office:value-type="float" office:value="1.00763221911011" calcext:value-type="float">
            <text:p>1.00763221911011</text:p>
          </table:table-cell>
          <table:table-cell table:style-name="ce1" table:formula="of:=[.E84]/[.B84]" office:value-type="float" office:value="1.015969163758" calcext:value-type="float">
            <text:p>1.015969163758</text:p>
          </table:table-cell>
          <table:table-cell table:style-name="ce1" table:formula="of:=[.F84]/[.B84]" office:value-type="float" office:value="1.01292666008554" calcext:value-type="float">
            <text:p>1.01292666008554</text:p>
          </table:table-cell>
          <table:table-cell table:formula="of:=[.G84]/[.B84]" office:value-type="float" office:value="1.00763221911011" calcext:value-type="float">
            <text:p>1.00763221911011</text:p>
          </table:table-cell>
          <table:table-cell table:formula="of:=[.H84]/[.B84]" office:value-type="float" office:value="1.02563871809179" calcext:value-type="float">
            <text:p>1.0256387180917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310347.400000002" calcext:value-type="float">
            <text:p>310347.400000002</text:p>
          </table:table-cell>
          <table:table-cell table:number-columns-repeated="3" table:style-name="Default" office:value-type="float" office:value="398697.4" calcext:value-type="float">
            <text:p>398697.4</text:p>
          </table:table-cell>
          <table:table-cell table:style-name="Default" office:value-type="float" office:value="397818.4" calcext:value-type="float">
            <text:p>397818.4</text:p>
          </table:table-cell>
          <table:table-cell office:value-type="float" office:value="397818.4" calcext:value-type="float">
            <text:p>397818.4</text:p>
          </table:table-cell>
          <table:table-cell office:value-type="float" office:value="566023.4" calcext:value-type="float">
            <text:p>566023.4</text:p>
          </table:table-cell>
          <table:table-cell table:number-columns-repeated="2"/>
          <table:table-cell table:style-name="ce1" table:formula="of:=[.B85]/[.B85]" office:value-type="float" office:value="1" calcext:value-type="float">
            <text:p>1</text:p>
          </table:table-cell>
          <table:table-cell table:style-name="ce1" table:formula="of:=[.C85]/[.B85]" office:value-type="float" office:value="1.28468097364437" calcext:value-type="float">
            <text:p>1.28468097364437</text:p>
          </table:table-cell>
          <table:table-cell table:style-name="ce1" table:formula="of:=[.D85]/[.B85]" office:value-type="float" office:value="1.28468097364437" calcext:value-type="float">
            <text:p>1.28468097364437</text:p>
          </table:table-cell>
          <table:table-cell table:style-name="ce1" table:formula="of:=[.E85]/[.B85]" office:value-type="float" office:value="1.28468097364437" calcext:value-type="float">
            <text:p>1.28468097364437</text:p>
          </table:table-cell>
          <table:table-cell table:style-name="ce1" table:formula="of:=[.F85]/[.B85]" office:value-type="float" office:value="1.28184866378773" calcext:value-type="float">
            <text:p>1.28184866378773</text:p>
          </table:table-cell>
          <table:table-cell table:formula="of:=[.G85]/[.B85]" office:value-type="float" office:value="1.28184866378773" calcext:value-type="float">
            <text:p>1.28184866378773</text:p>
          </table:table-cell>
          <table:table-cell table:formula="of:=[.H85]/[.B85]" office:value-type="float" office:value="1.82383806018673" calcext:value-type="float">
            <text:p>1.8238380601867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number-columns-repeated="3" table:style-name="Default" office:value-type="float" office:value="103336.8" calcext:value-type="float">
            <text:p>103336.8</text:p>
          </table:table-cell>
          <table:table-cell table:style-name="Default" office:value-type="float" office:value="103338.8" calcext:value-type="float">
            <text:p>103338.8</text:p>
          </table:table-cell>
          <table:table-cell table:style-name="Default" office:value-type="float" office:value="106422.2" calcext:value-type="float">
            <text:p>106422.2</text:p>
          </table:table-cell>
          <table:table-cell office:value-type="float" office:value="103336.8" calcext:value-type="float">
            <text:p>103336.8</text:p>
          </table:table-cell>
          <table:table-cell office:value-type="float" office:value="107798.8" calcext:value-type="float">
            <text:p>107798.8</text:p>
          </table:table-cell>
          <table:table-cell table:number-columns-repeated="2"/>
          <table:table-cell table:style-name="ce1" table:formula="of:=[.B86]/[.B86]" office:value-type="float" office:value="1" calcext:value-type="float">
            <text:p>1</text:p>
          </table:table-cell>
          <table:table-cell table:style-name="ce1" table:formula="of:=[.C86]/[.B86]" office:value-type="float" office:value="1" calcext:value-type="float">
            <text:p>1</text:p>
          </table:table-cell>
          <table:table-cell table:style-name="ce1" table:formula="of:=[.D86]/[.B86]" office:value-type="float" office:value="1" calcext:value-type="float">
            <text:p>1</text:p>
          </table:table-cell>
          <table:table-cell table:style-name="ce1" table:formula="of:=[.E86]/[.B86]" office:value-type="float" office:value="1.00001935418941" calcext:value-type="float">
            <text:p>1.00001935418941</text:p>
          </table:table-cell>
          <table:table-cell table:style-name="ce1" table:formula="of:=[.F86]/[.B86]" office:value-type="float" office:value="1.02985770799947" calcext:value-type="float">
            <text:p>1.02985770799947</text:p>
          </table:table-cell>
          <table:table-cell table:formula="of:=[.G86]/[.B86]" office:value-type="float" office:value="1" calcext:value-type="float">
            <text:p>1</text:p>
          </table:table-cell>
          <table:table-cell table:formula="of:=[.H86]/[.B86]" office:value-type="float" office:value="1.04317919656889" calcext:value-type="float">
            <text:p>1.0431791965688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number-columns-repeated="4" table:style-name="Default" office:value-type="float" office:value="103334.8" calcext:value-type="float">
            <text:p>103334.8</text:p>
          </table:table-cell>
          <table:table-cell table:style-name="Default" office:value-type="float" office:value="106422.2" calcext:value-type="float">
            <text:p>106422.2</text:p>
          </table:table-cell>
          <table:table-cell office:value-type="float" office:value="103334.8" calcext:value-type="float">
            <text:p>103334.8</text:p>
          </table:table-cell>
          <table:table-cell office:value-type="float" office:value="107154.8" calcext:value-type="float">
            <text:p>107154.8</text:p>
          </table:table-cell>
          <table:table-cell table:number-columns-repeated="2"/>
          <table:table-cell table:style-name="ce1" table:formula="of:=[.B87]/[.B87]" office:value-type="float" office:value="1" calcext:value-type="float">
            <text:p>1</text:p>
          </table:table-cell>
          <table:table-cell table:style-name="ce1" table:formula="of:=[.C87]/[.B87]" office:value-type="float" office:value="1" calcext:value-type="float">
            <text:p>1</text:p>
          </table:table-cell>
          <table:table-cell table:style-name="ce1" table:formula="of:=[.D87]/[.B87]" office:value-type="float" office:value="1" calcext:value-type="float">
            <text:p>1</text:p>
          </table:table-cell>
          <table:table-cell table:style-name="ce1" table:formula="of:=[.E87]/[.B87]" office:value-type="float" office:value="1" calcext:value-type="float">
            <text:p>1</text:p>
          </table:table-cell>
          <table:table-cell table:style-name="ce1" table:formula="of:=[.F87]/[.B87]" office:value-type="float" office:value="1.02987764044639" calcext:value-type="float">
            <text:p>1.02987764044639</text:p>
          </table:table-cell>
          <table:table-cell table:formula="of:=[.G87]/[.B87]" office:value-type="float" office:value="1" calcext:value-type="float">
            <text:p>1</text:p>
          </table:table-cell>
          <table:table-cell table:formula="of:=[.H87]/[.B87]" office:value-type="float" office:value="1.0369672172395" calcext:value-type="float">
            <text:p>1.036967217239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number-columns-repeated="4" table:style-name="Default" office:value-type="float" office:value="103385.8" calcext:value-type="float">
            <text:p>103385.8</text:p>
          </table:table-cell>
          <table:table-cell table:style-name="Default" office:value-type="float" office:value="118529.2" calcext:value-type="float">
            <text:p>118529.2</text:p>
          </table:table-cell>
          <table:table-cell office:value-type="float" office:value="103385.8" calcext:value-type="float">
            <text:p>103385.8</text:p>
          </table:table-cell>
          <table:table-cell office:value-type="float" office:value="107868.8" calcext:value-type="float">
            <text:p>107868.8</text:p>
          </table:table-cell>
          <table:table-cell table:number-columns-repeated="2"/>
          <table:table-cell table:style-name="ce1" table:formula="of:=[.B88]/[.B88]" office:value-type="float" office:value="1" calcext:value-type="float">
            <text:p>1</text:p>
          </table:table-cell>
          <table:table-cell table:style-name="ce1" table:formula="of:=[.C88]/[.B88]" office:value-type="float" office:value="1" calcext:value-type="float">
            <text:p>1</text:p>
          </table:table-cell>
          <table:table-cell table:style-name="ce1" table:formula="of:=[.D88]/[.B88]" office:value-type="float" office:value="1" calcext:value-type="float">
            <text:p>1</text:p>
          </table:table-cell>
          <table:table-cell table:style-name="ce1" table:formula="of:=[.E88]/[.B88]" office:value-type="float" office:value="1" calcext:value-type="float">
            <text:p>1</text:p>
          </table:table-cell>
          <table:table-cell table:style-name="ce1" table:formula="of:=[.F88]/[.B88]" office:value-type="float" office:value="1.14647466093022" calcext:value-type="float">
            <text:p>1.14647466093022</text:p>
          </table:table-cell>
          <table:table-cell table:formula="of:=[.G88]/[.B88]" office:value-type="float" office:value="1" calcext:value-type="float">
            <text:p>1</text:p>
          </table:table-cell>
          <table:table-cell table:formula="of:=[.H88]/[.B88]" office:value-type="float" office:value="1.0433618543359" calcext:value-type="float">
            <text:p>1.043361854335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1103862" calcext:value-type="float">
            <text:p>1103862</text:p>
          </table:table-cell>
          <table:table-cell table:number-columns-repeated="3" table:style-name="Default" office:value-type="float" office:value="1117800" calcext:value-type="float">
            <text:p>1117800</text:p>
          </table:table-cell>
          <table:table-cell table:style-name="Default" office:value-type="float" office:value="1114746" calcext:value-type="float">
            <text:p>1114746</text:p>
          </table:table-cell>
          <table:table-cell office:value-type="float" office:value="1114746" calcext:value-type="float">
            <text:p>1114746</text:p>
          </table:table-cell>
          <table:table-cell office:value-type="float" office:value="1227016" calcext:value-type="float">
            <text:p>1227016</text:p>
          </table:table-cell>
          <table:table-cell table:number-columns-repeated="2"/>
          <table:table-cell table:style-name="ce1" table:formula="of:=[.B89]/[.B89]" office:value-type="float" office:value="1" calcext:value-type="float">
            <text:p>1</text:p>
          </table:table-cell>
          <table:table-cell table:style-name="ce1" table:formula="of:=[.C89]/[.B89]" office:value-type="float" office:value="1.01262657832229" calcext:value-type="float">
            <text:p>1.01262657832229</text:p>
          </table:table-cell>
          <table:table-cell table:style-name="ce1" table:formula="of:=[.D89]/[.B89]" office:value-type="float" office:value="1.01262657832229" calcext:value-type="float">
            <text:p>1.01262657832229</text:p>
          </table:table-cell>
          <table:table-cell table:style-name="ce1" table:formula="of:=[.E89]/[.B89]" office:value-type="float" office:value="1.01262657832229" calcext:value-type="float">
            <text:p>1.01262657832229</text:p>
          </table:table-cell>
          <table:table-cell table:style-name="ce1" table:formula="of:=[.F89]/[.B89]" office:value-type="float" office:value="1.00985992814319" calcext:value-type="float">
            <text:p>1.00985992814319</text:p>
          </table:table-cell>
          <table:table-cell table:formula="of:=[.G89]/[.B89]" office:value-type="float" office:value="1.00985992814319" calcext:value-type="float">
            <text:p>1.00985992814319</text:p>
          </table:table-cell>
          <table:table-cell table:formula="of:=[.H89]/[.B89]" office:value-type="float" office:value="1.11156648204214" calcext:value-type="float">
            <text:p>1.1115664820421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804723.6" calcext:value-type="float">
            <text:p>804723.6</text:p>
          </table:table-cell>
          <table:table-cell table:number-columns-repeated="3" table:style-name="Default" office:value-type="float" office:value="808071.6" calcext:value-type="float">
            <text:p>808071.6</text:p>
          </table:table-cell>
          <table:table-cell table:style-name="Default" office:value-type="float" office:value="807851.6" calcext:value-type="float">
            <text:p>807851.6</text:p>
          </table:table-cell>
          <table:table-cell office:value-type="float" office:value="807851.6" calcext:value-type="float">
            <text:p>807851.6</text:p>
          </table:table-cell>
          <table:table-cell office:value-type="float" office:value="822924.2" calcext:value-type="float">
            <text:p>822924.2</text:p>
          </table:table-cell>
          <table:table-cell table:number-columns-repeated="2"/>
          <table:table-cell table:style-name="ce1" table:formula="of:=[.B90]/[.B90]" office:value-type="float" office:value="1" calcext:value-type="float">
            <text:p>1</text:p>
          </table:table-cell>
          <table:table-cell table:style-name="ce1" table:formula="of:=[.C90]/[.B90]" office:value-type="float" office:value="1.00416043471324" calcext:value-type="float">
            <text:p>1.00416043471324</text:p>
          </table:table-cell>
          <table:table-cell table:style-name="ce1" table:formula="of:=[.D90]/[.B90]" office:value-type="float" office:value="1.00416043471324" calcext:value-type="float">
            <text:p>1.00416043471324</text:p>
          </table:table-cell>
          <table:table-cell table:style-name="ce1" table:formula="of:=[.E90]/[.B90]" office:value-type="float" office:value="1.00416043471324" calcext:value-type="float">
            <text:p>1.00416043471324</text:p>
          </table:table-cell>
          <table:table-cell table:style-name="ce1" table:formula="of:=[.F90]/[.B90]" office:value-type="float" office:value="1.00388704891965" calcext:value-type="float">
            <text:p>1.00388704891965</text:p>
          </table:table-cell>
          <table:table-cell table:formula="of:=[.G90]/[.B90]" office:value-type="float" office:value="1.00388704891965" calcext:value-type="float">
            <text:p>1.00388704891965</text:p>
          </table:table-cell>
          <table:table-cell table:formula="of:=[.H90]/[.B90]" office:value-type="float" office:value="1.02261720670302" calcext:value-type="float">
            <text:p>1.0226172067030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1339804.2" calcext:value-type="float">
            <text:p>1339804.2</text:p>
          </table:table-cell>
          <table:table-cell table:style-name="Default" office:value-type="float" office:value="2775832.2" calcext:value-type="float">
            <text:p>2775832.2</text:p>
          </table:table-cell>
          <table:table-cell table:style-name="Default" office:value-type="float" office:value="1382660.2" calcext:value-type="float">
            <text:p>1382660.2</text:p>
          </table:table-cell>
          <table:table-cell table:style-name="Default" office:value-type="float" office:value="3433246.2" calcext:value-type="float">
            <text:p>3433246.2</text:p>
          </table:table-cell>
          <table:table-cell table:style-name="Default" office:value-type="float" office:value="1459932.2" calcext:value-type="float">
            <text:p>1459932.2</text:p>
          </table:table-cell>
          <table:table-cell office:value-type="float" office:value="1382660.2" calcext:value-type="float">
            <text:p>1382660.2</text:p>
          </table:table-cell>
          <table:table-cell office:value-type="float" office:value="3853266.2" calcext:value-type="float">
            <text:p>3853266.2</text:p>
          </table:table-cell>
          <table:table-cell table:number-columns-repeated="2"/>
          <table:table-cell table:style-name="ce1" table:formula="of:=[.B91]/[.B91]" office:value-type="float" office:value="1" calcext:value-type="float">
            <text:p>1</text:p>
          </table:table-cell>
          <table:table-cell table:style-name="ce1" table:formula="of:=[.C91]/[.B91]" office:value-type="float" office:value="2.07181930016341" calcext:value-type="float">
            <text:p>2.07181930016341</text:p>
          </table:table-cell>
          <table:table-cell table:style-name="ce1" table:formula="of:=[.D91]/[.B91]" office:value-type="float" office:value="1.03198676343902" calcext:value-type="float">
            <text:p>1.03198676343902</text:p>
          </table:table-cell>
          <table:table-cell table:style-name="ce1" table:formula="of:=[.E91]/[.B91]" office:value-type="float" office:value="2.56249846059596" calcext:value-type="float">
            <text:p>2.56249846059596</text:p>
          </table:table-cell>
          <table:table-cell table:style-name="ce1" table:formula="of:=[.F91]/[.B91]" office:value-type="float" office:value="1.08966086238571" calcext:value-type="float">
            <text:p>1.08966086238571</text:p>
          </table:table-cell>
          <table:table-cell table:formula="of:=[.G91]/[.B91]" office:value-type="float" office:value="1.03198676343902" calcext:value-type="float">
            <text:p>1.03198676343902</text:p>
          </table:table-cell>
          <table:table-cell table:formula="of:=[.H91]/[.B91]" office:value-type="float" office:value="2.87599202928309" calcext:value-type="float">
            <text:p>2.8759920292830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1252204" calcext:value-type="float">
            <text:p>1252204</text:p>
          </table:table-cell>
          <table:table-cell table:style-name="Default" office:value-type="float" office:value="2358961.2" calcext:value-type="float">
            <text:p>2358961.2</text:p>
          </table:table-cell>
          <table:table-cell table:style-name="Default" office:value-type="float" office:value="1351723.6" calcext:value-type="float">
            <text:p>1351723.6</text:p>
          </table:table-cell>
          <table:table-cell table:style-name="Default" office:value-type="float" office:value="2323197.6" calcext:value-type="float">
            <text:p>2323197.6</text:p>
          </table:table-cell>
          <table:table-cell table:style-name="Default" office:value-type="float" office:value="1252210" calcext:value-type="float">
            <text:p>1252210</text:p>
          </table:table-cell>
          <table:table-cell office:value-type="float" office:value="1252210" calcext:value-type="float">
            <text:p>1252210</text:p>
          </table:table-cell>
          <table:table-cell office:value-type="float" office:value="3564849.6" calcext:value-type="float">
            <text:p>3564849.6</text:p>
          </table:table-cell>
          <table:table-cell table:number-columns-repeated="2"/>
          <table:table-cell table:style-name="ce1" table:formula="of:=[.B92]/[.B92]" office:value-type="float" office:value="1" calcext:value-type="float">
            <text:p>1</text:p>
          </table:table-cell>
          <table:table-cell table:style-name="ce1" table:formula="of:=[.C92]/[.B92]" office:value-type="float" office:value="1.88384736033426" calcext:value-type="float">
            <text:p>1.88384736033426</text:p>
          </table:table-cell>
          <table:table-cell table:style-name="ce1" table:formula="of:=[.D92]/[.B92]" office:value-type="float" office:value="1.07947554871251" calcext:value-type="float">
            <text:p>1.07947554871251</text:p>
          </table:table-cell>
          <table:table-cell table:style-name="ce1" table:formula="of:=[.E92]/[.B92]" office:value-type="float" office:value="1.8552868382468" calcext:value-type="float">
            <text:p>1.8552868382468</text:p>
          </table:table-cell>
          <table:table-cell table:style-name="ce1" table:formula="of:=[.F92]/[.B92]" office:value-type="float" office:value="1.00000479155154" calcext:value-type="float">
            <text:p>1.00000479155154</text:p>
          </table:table-cell>
          <table:table-cell table:formula="of:=[.G92]/[.B92]" office:value-type="float" office:value="1.00000479155154" calcext:value-type="float">
            <text:p>1.00000479155154</text:p>
          </table:table-cell>
          <table:table-cell table:formula="of:=[.H92]/[.B92]" office:value-type="float" office:value="2.84686009627824" calcext:value-type="float">
            <text:p>2.8468600962782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1671476.2" calcext:value-type="float">
            <text:p>1671476.2</text:p>
          </table:table-cell>
          <table:table-cell table:style-name="Default" office:value-type="float" office:value="3738510.2" calcext:value-type="float">
            <text:p>3738510.2</text:p>
          </table:table-cell>
          <table:table-cell table:style-name="Default" office:value-type="float" office:value="1702919.2" calcext:value-type="float">
            <text:p>1702919.2</text:p>
          </table:table-cell>
          <table:table-cell table:style-name="Default" office:value-type="float" office:value="5213819.2" calcext:value-type="float">
            <text:p>5213819.2</text:p>
          </table:table-cell>
          <table:table-cell table:style-name="Default" office:value-type="float" office:value="1927744.2" calcext:value-type="float">
            <text:p>1927744.2</text:p>
          </table:table-cell>
          <table:table-cell office:value-type="float" office:value="1702919.2" calcext:value-type="float">
            <text:p>1702919.2</text:p>
          </table:table-cell>
          <table:table-cell office:value-type="float" office:value="11647507.2" calcext:value-type="float">
            <text:p>11647507.2</text:p>
          </table:table-cell>
          <table:table-cell table:number-columns-repeated="2"/>
          <table:table-cell table:style-name="ce1" table:formula="of:=[.B93]/[.B93]" office:value-type="float" office:value="1" calcext:value-type="float">
            <text:p>1</text:p>
          </table:table-cell>
          <table:table-cell table:style-name="ce1" table:formula="of:=[.C93]/[.B93]" office:value-type="float" office:value="2.23665176925642" calcext:value-type="float">
            <text:p>2.23665176925642</text:p>
          </table:table-cell>
          <table:table-cell table:style-name="ce1" table:formula="of:=[.D93]/[.B93]" office:value-type="float" office:value="1.01881151523426" calcext:value-type="float">
            <text:p>1.01881151523426</text:p>
          </table:table-cell>
          <table:table-cell table:style-name="ce1" table:formula="of:=[.E93]/[.B93]" office:value-type="float" office:value="3.11929012210883" calcext:value-type="float">
            <text:p>3.11929012210883</text:p>
          </table:table-cell>
          <table:table-cell table:style-name="ce1" table:formula="of:=[.F93]/[.B93]" office:value-type="float" office:value="1.15331836612451" calcext:value-type="float">
            <text:p>1.15331836612451</text:p>
          </table:table-cell>
          <table:table-cell table:formula="of:=[.G93]/[.B93]" office:value-type="float" office:value="1.01881151523426" calcext:value-type="float">
            <text:p>1.01881151523426</text:p>
          </table:table-cell>
          <table:table-cell table:formula="of:=[.H93]/[.B93]" office:value-type="float" office:value="6.96839548179029" calcext:value-type="float">
            <text:p>6.9683954817902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369435.199999999" calcext:value-type="float">
            <text:p>369435.199999999</text:p>
          </table:table-cell>
          <table:table-cell table:style-name="Default" office:value-type="float" office:value="457450.8" calcext:value-type="float">
            <text:p>457450.8</text:p>
          </table:table-cell>
          <table:table-cell table:style-name="Default" office:value-type="float" office:value="407464.6" calcext:value-type="float">
            <text:p>407464.6</text:p>
          </table:table-cell>
          <table:table-cell table:style-name="Default" office:value-type="float" office:value="457450.8" calcext:value-type="float">
            <text:p>457450.8</text:p>
          </table:table-cell>
          <table:table-cell table:style-name="Default" office:value-type="float" office:value="406464.6" calcext:value-type="float">
            <text:p>406464.6</text:p>
          </table:table-cell>
          <table:table-cell office:value-type="float" office:value="406464.6" calcext:value-type="float">
            <text:p>406464.6</text:p>
          </table:table-cell>
          <table:table-cell office:value-type="float" office:value="13898498" calcext:value-type="float">
            <text:p>13898498</text:p>
          </table:table-cell>
          <table:table-cell table:number-columns-repeated="2"/>
          <table:table-cell table:style-name="ce1" table:formula="of:=[.B94]/[.B94]" office:value-type="float" office:value="1" calcext:value-type="float">
            <text:p>1</text:p>
          </table:table-cell>
          <table:table-cell table:style-name="ce1" table:formula="of:=[.C94]/[.B94]" office:value-type="float" office:value="1.23824367575153" calcext:value-type="float">
            <text:p>1.23824367575153</text:p>
          </table:table-cell>
          <table:table-cell table:style-name="ce1" table:formula="of:=[.D94]/[.B94]" office:value-type="float" office:value="1.10293929760889" calcext:value-type="float">
            <text:p>1.10293929760889</text:p>
          </table:table-cell>
          <table:table-cell table:style-name="ce1" table:formula="of:=[.E94]/[.B94]" office:value-type="float" office:value="1.23824367575153" calcext:value-type="float">
            <text:p>1.23824367575153</text:p>
          </table:table-cell>
          <table:table-cell table:style-name="ce1" table:formula="of:=[.F94]/[.B94]" office:value-type="float" office:value="1.10023246295968" calcext:value-type="float">
            <text:p>1.10023246295968</text:p>
          </table:table-cell>
          <table:table-cell table:formula="of:=[.G94]/[.B94]" office:value-type="float" office:value="1.10023246295968" calcext:value-type="float">
            <text:p>1.10023246295968</text:p>
          </table:table-cell>
          <table:table-cell table:formula="of:=[.H94]/[.B94]" office:value-type="float" office:value="37.6209359584578" calcext:value-type="float">
            <text:p>37.620935958457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298709.399999999" calcext:value-type="float">
            <text:p>298709.399999999</text:p>
          </table:table-cell>
          <table:table-cell table:style-name="Default" office:value-type="float" office:value="477634.8" calcext:value-type="float">
            <text:p>477634.8</text:p>
          </table:table-cell>
          <table:table-cell table:style-name="Default" office:value-type="float" office:value="393050.6" calcext:value-type="float">
            <text:p>393050.6</text:p>
          </table:table-cell>
          <table:table-cell table:style-name="Default" office:value-type="float" office:value="477634.8" calcext:value-type="float">
            <text:p>477634.8</text:p>
          </table:table-cell>
          <table:table-cell table:style-name="Default" office:value-type="float" office:value="392054.6" calcext:value-type="float">
            <text:p>392054.6</text:p>
          </table:table-cell>
          <table:table-cell office:value-type="float" office:value="392054.6" calcext:value-type="float">
            <text:p>392054.6</text:p>
          </table:table-cell>
          <table:table-cell office:value-type="float" office:value="7585978.2" calcext:value-type="float">
            <text:p>7585978.2</text:p>
          </table:table-cell>
          <table:table-cell table:number-columns-repeated="2"/>
          <table:table-cell table:style-name="ce1" table:formula="of:=[.B95]/[.B95]" office:value-type="float" office:value="1" calcext:value-type="float">
            <text:p>1</text:p>
          </table:table-cell>
          <table:table-cell table:style-name="ce1" table:formula="of:=[.C95]/[.B95]" office:value-type="float" office:value="1.59899487595637" calcext:value-type="float">
            <text:p>1.59899487595637</text:p>
          </table:table-cell>
          <table:table-cell table:style-name="ce1" table:formula="of:=[.D95]/[.B95]" office:value-type="float" office:value="1.31582936459315" calcext:value-type="float">
            <text:p>1.31582936459315</text:p>
          </table:table-cell>
          <table:table-cell table:style-name="ce1" table:formula="of:=[.E95]/[.B95]" office:value-type="float" office:value="1.59899487595637" calcext:value-type="float">
            <text:p>1.59899487595637</text:p>
          </table:table-cell>
          <table:table-cell table:style-name="ce1" table:formula="of:=[.F95]/[.B95]" office:value-type="float" office:value="1.31249502024376" calcext:value-type="float">
            <text:p>1.31249502024376</text:p>
          </table:table-cell>
          <table:table-cell table:formula="of:=[.G95]/[.B95]" office:value-type="float" office:value="1.31249502024376" calcext:value-type="float">
            <text:p>1.31249502024376</text:p>
          </table:table-cell>
          <table:table-cell table:formula="of:=[.H95]/[.B95]" office:value-type="float" office:value="25.395846933508" calcext:value-type="float">
            <text:p>25.39584693350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1831234.8" calcext:value-type="float">
            <text:p>1831234.8</text:p>
          </table:table-cell>
          <table:table-cell table:number-columns-repeated="4" table:style-name="Default" office:value-type="float" office:value="1932225.8" calcext:value-type="float">
            <text:p>1932225.8</text:p>
          </table:table-cell>
          <table:table-cell office:value-type="float" office:value="1932225.8" calcext:value-type="float">
            <text:p>1932225.8</text:p>
          </table:table-cell>
          <table:table-cell office:value-type="float" office:value="155296703.8" calcext:value-type="float">
            <text:p>155296703.8</text:p>
          </table:table-cell>
          <table:table-cell table:number-columns-repeated="2"/>
          <table:table-cell table:style-name="ce1" table:formula="of:=[.B96]/[.B96]" office:value-type="float" office:value="1" calcext:value-type="float">
            <text:p>1</text:p>
          </table:table-cell>
          <table:table-cell table:style-name="ce1" table:formula="of:=[.C96]/[.B96]" office:value-type="float" office:value="1.05514912669855" calcext:value-type="float">
            <text:p>1.05514912669855</text:p>
          </table:table-cell>
          <table:table-cell table:style-name="ce1" table:formula="of:=[.D96]/[.B96]" office:value-type="float" office:value="1.05514912669855" calcext:value-type="float">
            <text:p>1.05514912669855</text:p>
          </table:table-cell>
          <table:table-cell table:style-name="ce1" table:formula="of:=[.E96]/[.B96]" office:value-type="float" office:value="1.05514912669855" calcext:value-type="float">
            <text:p>1.05514912669855</text:p>
          </table:table-cell>
          <table:table-cell table:style-name="ce1" table:formula="of:=[.F96]/[.B96]" office:value-type="float" office:value="1.05514912669855" calcext:value-type="float">
            <text:p>1.05514912669855</text:p>
          </table:table-cell>
          <table:table-cell table:formula="of:=[.G96]/[.B96]" office:value-type="float" office:value="1.05514912669855" calcext:value-type="float">
            <text:p>1.05514912669855</text:p>
          </table:table-cell>
          <table:table-cell table:formula="of:=[.H96]/[.B96]" office:value-type="float" office:value="84.8043646833273" calcext:value-type="float">
            <text:p>84.804364683327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13119.9999999986" calcext:value-type="float">
            <text:p>13119.9999999986</text:p>
          </table:table-cell>
          <table:table-cell table:number-columns-repeated="2" table:style-name="Default" office:value-type="float" office:value="15103" calcext:value-type="float">
            <text:p>15103</text:p>
          </table:table-cell>
          <table:table-cell table:style-name="Default" office:value-type="float" office:value="13195" calcext:value-type="float">
            <text:p>13195</text:p>
          </table:table-cell>
          <table:table-cell table:style-name="Default" office:value-type="float" office:value="15103" calcext:value-type="float">
            <text:p>15103</text:p>
          </table:table-cell>
          <table:table-cell office:value-type="float" office:value="15103" calcext:value-type="float">
            <text:p>15103</text:p>
          </table:table-cell>
          <table:table-cell office:value-type="float" office:value="92257" calcext:value-type="float">
            <text:p>92257</text:p>
          </table:table-cell>
          <table:table-cell table:number-columns-repeated="2"/>
          <table:table-cell table:style-name="ce1" table:formula="of:=[.B97]/[.B97]" office:value-type="float" office:value="1" calcext:value-type="float">
            <text:p>1</text:p>
          </table:table-cell>
          <table:table-cell table:style-name="ce1" table:formula="of:=[.C97]/[.B97]" office:value-type="float" office:value="1.15114329268305" calcext:value-type="float">
            <text:p>1.15114329268305</text:p>
          </table:table-cell>
          <table:table-cell table:style-name="ce1" table:formula="of:=[.D97]/[.B97]" office:value-type="float" office:value="1.15114329268305" calcext:value-type="float">
            <text:p>1.15114329268305</text:p>
          </table:table-cell>
          <table:table-cell table:style-name="ce1" table:formula="of:=[.E97]/[.B97]" office:value-type="float" office:value="1.00571646341474" calcext:value-type="float">
            <text:p>1.00571646341474</text:p>
          </table:table-cell>
          <table:table-cell table:style-name="ce1" table:formula="of:=[.F97]/[.B97]" office:value-type="float" office:value="1.15114329268305" calcext:value-type="float">
            <text:p>1.15114329268305</text:p>
          </table:table-cell>
          <table:table-cell table:formula="of:=[.G97]/[.B97]" office:value-type="float" office:value="1.15114329268305" calcext:value-type="float">
            <text:p>1.15114329268305</text:p>
          </table:table-cell>
          <table:table-cell table:formula="of:=[.H97]/[.B97]" office:value-type="float" office:value="7.03178353658612" calcext:value-type="float">
            <text:p>7.0317835365861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13230.3999999994" calcext:value-type="float">
            <text:p>13230.3999999994</text:p>
          </table:table-cell>
          <table:table-cell table:number-columns-repeated="2" table:style-name="Default" office:value-type="float" office:value="17620.8" calcext:value-type="float">
            <text:p>17620.8</text:p>
          </table:table-cell>
          <table:table-cell table:style-name="Default" office:value-type="float" office:value="13907.4" calcext:value-type="float">
            <text:p>13907.4</text:p>
          </table:table-cell>
          <table:table-cell table:style-name="Default" office:value-type="float" office:value="17964.8" calcext:value-type="float">
            <text:p>17964.8</text:p>
          </table:table-cell>
          <table:table-cell office:value-type="float" office:value="17620.8" calcext:value-type="float">
            <text:p>17620.8</text:p>
          </table:table-cell>
          <table:table-cell office:value-type="float" office:value="66162" calcext:value-type="float">
            <text:p>66162</text:p>
          </table:table-cell>
          <table:table-cell table:number-columns-repeated="2"/>
          <table:table-cell table:style-name="ce1" table:formula="of:=[.B98]/[.B98]" office:value-type="float" office:value="1" calcext:value-type="float">
            <text:p>1</text:p>
          </table:table-cell>
          <table:table-cell table:style-name="ce1" table:formula="of:=[.C98]/[.B98]" office:value-type="float" office:value="1.33184181884152" calcext:value-type="float">
            <text:p>1.33184181884152</text:p>
          </table:table-cell>
          <table:table-cell table:style-name="ce1" table:formula="of:=[.D98]/[.B98]" office:value-type="float" office:value="1.33184181884152" calcext:value-type="float">
            <text:p>1.33184181884152</text:p>
          </table:table-cell>
          <table:table-cell table:style-name="ce1" table:formula="of:=[.E98]/[.B98]" office:value-type="float" office:value="1.05117003265212" calcext:value-type="float">
            <text:p>1.05117003265212</text:p>
          </table:table-cell>
          <table:table-cell table:style-name="ce1" table:formula="of:=[.F98]/[.B98]" office:value-type="float" office:value="1.35784254444316" calcext:value-type="float">
            <text:p>1.35784254444316</text:p>
          </table:table-cell>
          <table:table-cell table:formula="of:=[.G98]/[.B98]" office:value-type="float" office:value="1.33184181884152" calcext:value-type="float">
            <text:p>1.33184181884152</text:p>
          </table:table-cell>
          <table:table-cell table:formula="of:=[.H98]/[.B98]" office:value-type="float" office:value="5.00075583504679" calcext:value-type="float">
            <text:p>5.0007558350467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26503.9999999995" calcext:value-type="float">
            <text:p>26503.9999999995</text:p>
          </table:table-cell>
          <table:table-cell table:number-columns-repeated="2" table:style-name="Default" office:value-type="float" office:value="75214" calcext:value-type="float">
            <text:p>75214</text:p>
          </table:table-cell>
          <table:table-cell table:style-name="Default" office:value-type="float" office:value="73318" calcext:value-type="float">
            <text:p>73318</text:p>
          </table:table-cell>
          <table:table-cell table:style-name="Default" office:value-type="float" office:value="75214" calcext:value-type="float">
            <text:p>75214</text:p>
          </table:table-cell>
          <table:table-cell office:value-type="float" office:value="75214" calcext:value-type="float">
            <text:p>75214</text:p>
          </table:table-cell>
          <table:table-cell office:value-type="float" office:value="117416" calcext:value-type="float">
            <text:p>117416</text:p>
          </table:table-cell>
          <table:table-cell table:number-columns-repeated="2"/>
          <table:table-cell table:style-name="ce1" table:formula="of:=[.B99]/[.B99]" office:value-type="float" office:value="1" calcext:value-type="float">
            <text:p>1</text:p>
          </table:table-cell>
          <table:table-cell table:style-name="ce1" table:formula="of:=[.C99]/[.B99]" office:value-type="float" office:value="2.83783579837011" calcext:value-type="float">
            <text:p>2.83783579837011</text:p>
          </table:table-cell>
          <table:table-cell table:style-name="ce1" table:formula="of:=[.D99]/[.B99]" office:value-type="float" office:value="2.83783579837011" calcext:value-type="float">
            <text:p>2.83783579837011</text:p>
          </table:table-cell>
          <table:table-cell table:style-name="ce1" table:formula="of:=[.E99]/[.B99]" office:value-type="float" office:value="2.76629942650171" calcext:value-type="float">
            <text:p>2.76629942650171</text:p>
          </table:table-cell>
          <table:table-cell table:style-name="ce1" table:formula="of:=[.F99]/[.B99]" office:value-type="float" office:value="2.83783579837011" calcext:value-type="float">
            <text:p>2.83783579837011</text:p>
          </table:table-cell>
          <table:table-cell table:formula="of:=[.G99]/[.B99]" office:value-type="float" office:value="2.83783579837011" calcext:value-type="float">
            <text:p>2.83783579837011</text:p>
          </table:table-cell>
          <table:table-cell table:formula="of:=[.H99]/[.B99]" office:value-type="float" office:value="4.430123754905" calcext:value-type="float">
            <text:p>4.43012375490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24502.3999999996" calcext:value-type="float">
            <text:p>24502.3999999996</text:p>
          </table:table-cell>
          <table:table-cell table:number-columns-repeated="3" table:style-name="Default" office:value-type="float" office:value="48431.4" calcext:value-type="float">
            <text:p>48431.4</text:p>
          </table:table-cell>
          <table:table-cell table:style-name="Default" office:value-type="float" office:value="50697.4" calcext:value-type="float">
            <text:p>50697.4</text:p>
          </table:table-cell>
          <table:table-cell office:value-type="float" office:value="48431.4" calcext:value-type="float">
            <text:p>48431.4</text:p>
          </table:table-cell>
          <table:table-cell office:value-type="float" office:value="135003.4" calcext:value-type="float">
            <text:p>135003.4</text:p>
          </table:table-cell>
          <table:table-cell table:style-name="ce7"/>
          <table:table-cell/>
          <table:table-cell table:style-name="ce3" table:formula="of:=[.B100]/[.B100]" office:value-type="float" office:value="1" calcext:value-type="float">
            <text:p>1</text:p>
          </table:table-cell>
          <table:table-cell table:style-name="ce3" table:formula="of:=[.C100]/[.B100]" office:value-type="float" office:value="1.97659821078755" calcext:value-type="float">
            <text:p>1.97659821078755</text:p>
          </table:table-cell>
          <table:table-cell table:style-name="ce3" table:formula="of:=[.D100]/[.B100]" office:value-type="float" office:value="1.97659821078755" calcext:value-type="float">
            <text:p>1.97659821078755</text:p>
          </table:table-cell>
          <table:table-cell table:style-name="ce3" table:formula="of:=[.E100]/[.B100]" office:value-type="float" office:value="1.97659821078755" calcext:value-type="float">
            <text:p>1.97659821078755</text:p>
          </table:table-cell>
          <table:table-cell table:style-name="ce3" table:formula="of:=[.F100]/[.B100]" office:value-type="float" office:value="2.06907894736846" calcext:value-type="float">
            <text:p>2.06907894736846</text:p>
          </table:table-cell>
          <table:table-cell table:style-name="ce5" table:formula="of:=[.G100]/[.B100]" office:value-type="float" office:value="1.97659821078755" calcext:value-type="float">
            <text:p>1.97659821078755</text:p>
          </table:table-cell>
          <table:table-cell table:style-name="ce5" table:formula="of:=[.H100]/[.B100]" office:value-type="float" office:value="5.50980312132698" calcext:value-type="float">
            <text:p>5.50980312132698</text:p>
          </table:table-cell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15751.3999999996" calcext:value-type="float">
            <text:p>15751.3999999996</text:p>
          </table:table-cell>
          <table:table-cell table:number-columns-repeated="3" table:style-name="Default" office:value-type="float" office:value="24262.4" calcext:value-type="float">
            <text:p>24262.4</text:p>
          </table:table-cell>
          <table:table-cell table:style-name="Default" office:value-type="float" office:value="23864.4" calcext:value-type="float">
            <text:p>23864.4</text:p>
          </table:table-cell>
          <table:table-cell office:value-type="float" office:value="23864.4" calcext:value-type="float">
            <text:p>23864.4</text:p>
          </table:table-cell>
          <table:table-cell office:value-type="float" office:value="97901.4" calcext:value-type="float">
            <text:p>97901.4</text:p>
          </table:table-cell>
          <table:table-cell table:number-columns-repeated="2"/>
          <table:table-cell table:style-name="ce1" table:formula="of:=[.B101]/[.B101]" office:value-type="float" office:value="1" calcext:value-type="float">
            <text:p>1</text:p>
          </table:table-cell>
          <table:table-cell table:style-name="ce1" table:formula="of:=[.C101]/[.B101]" office:value-type="float" office:value="1.54033292278786" calcext:value-type="float">
            <text:p>1.54033292278786</text:p>
          </table:table-cell>
          <table:table-cell table:style-name="ce1" table:formula="of:=[.D101]/[.B101]" office:value-type="float" office:value="1.54033292278786" calcext:value-type="float">
            <text:p>1.54033292278786</text:p>
          </table:table-cell>
          <table:table-cell table:style-name="ce1" table:formula="of:=[.E101]/[.B101]" office:value-type="float" office:value="1.54033292278786" calcext:value-type="float">
            <text:p>1.54033292278786</text:p>
          </table:table-cell>
          <table:table-cell table:style-name="ce1" table:formula="of:=[.F101]/[.B101]" office:value-type="float" office:value="1.51506532752648" calcext:value-type="float">
            <text:p>1.51506532752648</text:p>
          </table:table-cell>
          <table:table-cell table:formula="of:=[.G101]/[.B101]" office:value-type="float" office:value="1.51506532752648" calcext:value-type="float">
            <text:p>1.51506532752648</text:p>
          </table:table-cell>
          <table:table-cell table:formula="of:=[.H101]/[.B101]" office:value-type="float" office:value="6.21540942392438" calcext:value-type="float">
            <text:p>6.2154094239243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29736.3999999996" calcext:value-type="float">
            <text:p>29736.3999999996</text:p>
          </table:table-cell>
          <table:table-cell table:number-columns-repeated="3" table:style-name="Default" office:value-type="float" office:value="76211.4" calcext:value-type="float">
            <text:p>76211.4</text:p>
          </table:table-cell>
          <table:table-cell table:style-name="Default" office:value-type="float" office:value="80251.4" calcext:value-type="float">
            <text:p>80251.4</text:p>
          </table:table-cell>
          <table:table-cell office:value-type="float" office:value="76211.4" calcext:value-type="float">
            <text:p>76211.4</text:p>
          </table:table-cell>
          <table:table-cell office:value-type="float" office:value="256890.4" calcext:value-type="float">
            <text:p>256890.4</text:p>
          </table:table-cell>
          <table:table-cell table:number-columns-repeated="2"/>
          <table:table-cell table:style-name="ce1" table:formula="of:=[.B102]/[.B102]" office:value-type="float" office:value="1" calcext:value-type="float">
            <text:p>1</text:p>
          </table:table-cell>
          <table:table-cell table:style-name="ce1" table:formula="of:=[.C102]/[.B102]" office:value-type="float" office:value="2.56289934222034" calcext:value-type="float">
            <text:p>2.56289934222034</text:p>
          </table:table-cell>
          <table:table-cell table:style-name="ce1" table:formula="of:=[.D102]/[.B102]" office:value-type="float" office:value="2.56289934222034" calcext:value-type="float">
            <text:p>2.56289934222034</text:p>
          </table:table-cell>
          <table:table-cell table:style-name="ce1" table:formula="of:=[.E102]/[.B102]" office:value-type="float" office:value="2.56289934222034" calcext:value-type="float">
            <text:p>2.56289934222034</text:p>
          </table:table-cell>
          <table:table-cell table:style-name="ce1" table:formula="of:=[.F102]/[.B102]" office:value-type="float" office:value="2.69875976917183" calcext:value-type="float">
            <text:p>2.69875976917183</text:p>
          </table:table-cell>
          <table:table-cell table:formula="of:=[.G102]/[.B102]" office:value-type="float" office:value="2.56289934222034" calcext:value-type="float">
            <text:p>2.56289934222034</text:p>
          </table:table-cell>
          <table:table-cell table:formula="of:=[.H102]/[.B102]" office:value-type="float" office:value="8.63892064943986" calcext:value-type="float">
            <text:p>8.6389206494398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180765" calcext:value-type="float">
            <text:p>180765</text:p>
          </table:table-cell>
          <table:table-cell table:number-columns-repeated="2" table:style-name="Default" office:value-type="float" office:value="342413.2" calcext:value-type="float">
            <text:p>342413.2</text:p>
          </table:table-cell>
          <table:table-cell table:style-name="Default" office:value-type="float" office:value="280563.6" calcext:value-type="float">
            <text:p>280563.6</text:p>
          </table:table-cell>
          <table:table-cell table:style-name="Default" office:value-type="float" office:value="321015" calcext:value-type="float">
            <text:p>321015</text:p>
          </table:table-cell>
          <table:table-cell office:value-type="float" office:value="321015" calcext:value-type="float">
            <text:p>321015</text:p>
          </table:table-cell>
          <table:table-cell office:value-type="float" office:value="532509.2" calcext:value-type="float">
            <text:p>532509.2</text:p>
          </table:table-cell>
          <table:table-cell table:number-columns-repeated="2"/>
          <table:table-cell table:style-name="ce1" table:formula="of:=[.B103]/[.B103]" office:value-type="float" office:value="1" calcext:value-type="float">
            <text:p>1</text:p>
          </table:table-cell>
          <table:table-cell table:style-name="ce1" table:formula="of:=[.C103]/[.B103]" office:value-type="float" office:value="1.89424501424501" calcext:value-type="float">
            <text:p>1.89424501424501</text:p>
          </table:table-cell>
          <table:table-cell table:style-name="ce1" table:formula="of:=[.D103]/[.B103]" office:value-type="float" office:value="1.89424501424501" calcext:value-type="float">
            <text:p>1.89424501424501</text:p>
          </table:table-cell>
          <table:table-cell table:style-name="ce1" table:formula="of:=[.E103]/[.B103]" office:value-type="float" office:value="1.55209028296407" calcext:value-type="float">
            <text:p>1.55209028296407</text:p>
          </table:table-cell>
          <table:table-cell table:style-name="ce1" table:formula="of:=[.F103]/[.B103]" office:value-type="float" office:value="1.77586922247116" calcext:value-type="float">
            <text:p>1.77586922247116</text:p>
          </table:table-cell>
          <table:table-cell table:formula="of:=[.G103]/[.B103]" office:value-type="float" office:value="1.77586922247116" calcext:value-type="float">
            <text:p>1.77586922247116</text:p>
          </table:table-cell>
          <table:table-cell table:formula="of:=[.H103]/[.B103]" office:value-type="float" office:value="2.94586452023345" calcext:value-type="float">
            <text:p>2.9458645202334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177430.2" calcext:value-type="float">
            <text:p>177430.2</text:p>
          </table:table-cell>
          <table:table-cell table:number-columns-repeated="2" table:style-name="Default" office:value-type="float" office:value="279015.6" calcext:value-type="float">
            <text:p>279015.6</text:p>
          </table:table-cell>
          <table:table-cell table:style-name="Default" office:value-type="float" office:value="216678.6" calcext:value-type="float">
            <text:p>216678.6</text:p>
          </table:table-cell>
          <table:table-cell table:style-name="Default" office:value-type="float" office:value="242596" calcext:value-type="float">
            <text:p>242596</text:p>
          </table:table-cell>
          <table:table-cell office:value-type="float" office:value="242596" calcext:value-type="float">
            <text:p>242596</text:p>
          </table:table-cell>
          <table:table-cell office:value-type="float" office:value="351689.2" calcext:value-type="float">
            <text:p>351689.2</text:p>
          </table:table-cell>
          <table:table-cell table:number-columns-repeated="2"/>
          <table:table-cell table:style-name="ce1" table:formula="of:=[.B104]/[.B104]" office:value-type="float" office:value="1" calcext:value-type="float">
            <text:p>1</text:p>
          </table:table-cell>
          <table:table-cell table:style-name="ce1" table:formula="of:=[.C104]/[.B104]" office:value-type="float" office:value="1.57253725690441" calcext:value-type="float">
            <text:p>1.57253725690441</text:p>
          </table:table-cell>
          <table:table-cell table:style-name="ce1" table:formula="of:=[.D104]/[.B104]" office:value-type="float" office:value="1.57253725690441" calcext:value-type="float">
            <text:p>1.57253725690441</text:p>
          </table:table-cell>
          <table:table-cell table:style-name="ce1" table:formula="of:=[.E104]/[.B104]" office:value-type="float" office:value="1.22120473290342" calcext:value-type="float">
            <text:p>1.22120473290342</text:p>
          </table:table-cell>
          <table:table-cell table:style-name="ce1" table:formula="of:=[.F104]/[.B104]" office:value-type="float" office:value="1.36727569489298" calcext:value-type="float">
            <text:p>1.36727569489298</text:p>
          </table:table-cell>
          <table:table-cell table:formula="of:=[.G104]/[.B104]" office:value-type="float" office:value="1.36727569489298" calcext:value-type="float">
            <text:p>1.36727569489298</text:p>
          </table:table-cell>
          <table:table-cell table:formula="of:=[.H104]/[.B104]" office:value-type="float" office:value="1.98212705616068" calcext:value-type="float">
            <text:p>1.9821270561606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284021.199999999" calcext:value-type="float">
            <text:p>284021.199999999</text:p>
          </table:table-cell>
          <table:table-cell table:style-name="Default" office:value-type="float" office:value="541145.2" calcext:value-type="float">
            <text:p>541145.2</text:p>
          </table:table-cell>
          <table:table-cell table:style-name="Default" office:value-type="float" office:value="285191" calcext:value-type="float">
            <text:p>285191</text:p>
          </table:table-cell>
          <table:table-cell table:style-name="Default" office:value-type="float" office:value="318753.2" calcext:value-type="float">
            <text:p>318753.2</text:p>
          </table:table-cell>
          <table:table-cell table:style-name="Default" office:value-type="float" office:value="286726.4" calcext:value-type="float">
            <text:p>286726.4</text:p>
          </table:table-cell>
          <table:table-cell office:value-type="float" office:value="285191" calcext:value-type="float">
            <text:p>285191</text:p>
          </table:table-cell>
          <table:table-cell office:value-type="float" office:value="549402.6" calcext:value-type="float">
            <text:p>549402.6</text:p>
          </table:table-cell>
          <table:table-cell table:number-columns-repeated="2"/>
          <table:table-cell table:style-name="ce1" table:formula="of:=[.B105]/[.B105]" office:value-type="float" office:value="1" calcext:value-type="float">
            <text:p>1</text:p>
          </table:table-cell>
          <table:table-cell table:style-name="ce1" table:formula="of:=[.C105]/[.B105]" office:value-type="float" office:value="1.90529861855383" calcext:value-type="float">
            <text:p>1.90529861855383</text:p>
          </table:table-cell>
          <table:table-cell table:style-name="ce1" table:formula="of:=[.D105]/[.B105]" office:value-type="float" office:value="1.00411870663176" calcext:value-type="float">
            <text:p>1.00411870663176</text:p>
          </table:table-cell>
          <table:table-cell table:style-name="ce1" table:formula="of:=[.E105]/[.B105]" office:value-type="float" office:value="1.1222866462081" calcext:value-type="float">
            <text:p>1.1222866462081</text:p>
          </table:table-cell>
          <table:table-cell table:style-name="ce1" table:formula="of:=[.F105]/[.B105]" office:value-type="float" office:value="1.00952464111834" calcext:value-type="float">
            <text:p>1.00952464111834</text:p>
          </table:table-cell>
          <table:table-cell table:formula="of:=[.G105]/[.B105]" office:value-type="float" office:value="1.00411870663176" calcext:value-type="float">
            <text:p>1.00411870663176</text:p>
          </table:table-cell>
          <table:table-cell table:formula="of:=[.H105]/[.B105]" office:value-type="float" office:value="1.93437180041491" calcext:value-type="float">
            <text:p>1.934371800414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239938" calcext:value-type="float">
            <text:p>239938</text:p>
          </table:table-cell>
          <table:table-cell table:number-columns-repeated="2" table:style-name="Default" office:value-type="float" office:value="300262" calcext:value-type="float">
            <text:p>300262</text:p>
          </table:table-cell>
          <table:table-cell table:style-name="Default" office:value-type="float" office:value="294524" calcext:value-type="float">
            <text:p>294524</text:p>
          </table:table-cell>
          <table:table-cell table:style-name="Default" office:value-type="float" office:value="264414" calcext:value-type="float">
            <text:p>264414</text:p>
          </table:table-cell>
          <table:table-cell office:value-type="float" office:value="264414" calcext:value-type="float">
            <text:p>264414</text:p>
          </table:table-cell>
          <table:table-cell office:value-type="float" office:value="3959781.4" calcext:value-type="float">
            <text:p>3959781.4</text:p>
          </table:table-cell>
          <table:table-cell table:number-columns-repeated="2"/>
          <table:table-cell table:style-name="ce1" table:formula="of:=[.B106]/[.B106]" office:value-type="float" office:value="1" calcext:value-type="float">
            <text:p>1</text:p>
          </table:table-cell>
          <table:table-cell table:style-name="ce1" table:formula="of:=[.C106]/[.B106]" office:value-type="float" office:value="1.25141494886179" calcext:value-type="float">
            <text:p>1.25141494886179</text:p>
          </table:table-cell>
          <table:table-cell table:style-name="ce1" table:formula="of:=[.D106]/[.B106]" office:value-type="float" office:value="1.25141494886179" calcext:value-type="float">
            <text:p>1.25141494886179</text:p>
          </table:table-cell>
          <table:table-cell table:style-name="ce1" table:formula="of:=[.E106]/[.B106]" office:value-type="float" office:value="1.22750043761305" calcext:value-type="float">
            <text:p>1.22750043761305</text:p>
          </table:table-cell>
          <table:table-cell table:style-name="ce1" table:formula="of:=[.F106]/[.B106]" office:value-type="float" office:value="1.10200968583551" calcext:value-type="float">
            <text:p>1.10200968583551</text:p>
          </table:table-cell>
          <table:table-cell table:formula="of:=[.G106]/[.B106]" office:value-type="float" office:value="1.10200968583551" calcext:value-type="float">
            <text:p>1.10200968583551</text:p>
          </table:table-cell>
          <table:table-cell table:formula="of:=[.H106]/[.B106]" office:value-type="float" office:value="16.5033525327376" calcext:value-type="float">
            <text:p>16.503352532737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102150" calcext:value-type="float">
            <text:p>102150</text:p>
          </table:table-cell>
          <table:table-cell table:number-columns-repeated="2" table:style-name="Default" office:value-type="float" office:value="171178.4" calcext:value-type="float">
            <text:p>171178.4</text:p>
          </table:table-cell>
          <table:table-cell table:style-name="Default" office:value-type="float" office:value="160830.8" calcext:value-type="float">
            <text:p>160830.8</text:p>
          </table:table-cell>
          <table:table-cell table:style-name="Default" office:value-type="float" office:value="129758.8" calcext:value-type="float">
            <text:p>129758.8</text:p>
          </table:table-cell>
          <table:table-cell office:value-type="float" office:value="129758.8" calcext:value-type="float">
            <text:p>129758.8</text:p>
          </table:table-cell>
          <table:table-cell office:value-type="float" office:value="3356145.4" calcext:value-type="float">
            <text:p>3356145.4</text:p>
          </table:table-cell>
          <table:table-cell table:number-columns-repeated="2"/>
          <table:table-cell table:style-name="ce1" table:formula="of:=[.B107]/[.B107]" office:value-type="float" office:value="1" calcext:value-type="float">
            <text:p>1</text:p>
          </table:table-cell>
          <table:table-cell table:style-name="ce1" table:formula="of:=[.C107]/[.B107]" office:value-type="float" office:value="1.6757552618698" calcext:value-type="float">
            <text:p>1.6757552618698</text:p>
          </table:table-cell>
          <table:table-cell table:style-name="ce1" table:formula="of:=[.D107]/[.B107]" office:value-type="float" office:value="1.6757552618698" calcext:value-type="float">
            <text:p>1.6757552618698</text:p>
          </table:table-cell>
          <table:table-cell table:style-name="ce1" table:formula="of:=[.E107]/[.B107]" office:value-type="float" office:value="1.57445717082721" calcext:value-type="float">
            <text:p>1.57445717082721</text:p>
          </table:table-cell>
          <table:table-cell table:style-name="ce1" table:formula="of:=[.F107]/[.B107]" office:value-type="float" office:value="1.27027704356339" calcext:value-type="float">
            <text:p>1.27027704356339</text:p>
          </table:table-cell>
          <table:table-cell table:formula="of:=[.G107]/[.B107]" office:value-type="float" office:value="1.27027704356339" calcext:value-type="float">
            <text:p>1.27027704356339</text:p>
          </table:table-cell>
          <table:table-cell table:formula="of:=[.H107]/[.B107]" office:value-type="float" office:value="32.8550699951052" calcext:value-type="float">
            <text:p>32.855069995105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1031702" calcext:value-type="float">
            <text:p>1031702</text:p>
          </table:table-cell>
          <table:table-cell table:number-columns-repeated="2" table:style-name="Default" office:value-type="float" office:value="1042093" calcext:value-type="float">
            <text:p>1042093</text:p>
          </table:table-cell>
          <table:table-cell table:style-name="Default" office:value-type="float" office:value="1050821" calcext:value-type="float">
            <text:p>1050821</text:p>
          </table:table-cell>
          <table:table-cell table:style-name="Default" office:value-type="float" office:value="1063789" calcext:value-type="float">
            <text:p>1063789</text:p>
          </table:table-cell>
          <table:table-cell office:value-type="float" office:value="1042093" calcext:value-type="float">
            <text:p>1042093</text:p>
          </table:table-cell>
          <table:table-cell office:value-type="float" office:value="12597215" calcext:value-type="float">
            <text:p>12597215</text:p>
          </table:table-cell>
          <table:table-cell table:number-columns-repeated="2"/>
          <table:table-cell table:style-name="ce1" table:formula="of:=[.B108]/[.B108]" office:value-type="float" office:value="1" calcext:value-type="float">
            <text:p>1</text:p>
          </table:table-cell>
          <table:table-cell table:style-name="ce1" table:formula="of:=[.C108]/[.B108]" office:value-type="float" office:value="1.01007170675253" calcext:value-type="float">
            <text:p>1.01007170675253</text:p>
          </table:table-cell>
          <table:table-cell table:style-name="ce1" table:formula="of:=[.D108]/[.B108]" office:value-type="float" office:value="1.01007170675253" calcext:value-type="float">
            <text:p>1.01007170675253</text:p>
          </table:table-cell>
          <table:table-cell table:style-name="ce1" table:formula="of:=[.E108]/[.B108]" office:value-type="float" office:value="1.01853151394492" calcext:value-type="float">
            <text:p>1.01853151394492</text:p>
          </table:table-cell>
          <table:table-cell table:style-name="ce1" table:formula="of:=[.F108]/[.B108]" office:value-type="float" office:value="1.03110103498879" calcext:value-type="float">
            <text:p>1.03110103498879</text:p>
          </table:table-cell>
          <table:table-cell table:formula="of:=[.G108]/[.B108]" office:value-type="float" office:value="1.01007170675253" calcext:value-type="float">
            <text:p>1.01007170675253</text:p>
          </table:table-cell>
          <table:table-cell table:formula="of:=[.H108]/[.B108]" office:value-type="float" office:value="12.2101294753718" calcext:value-type="float">
            <text:p>12.210129475371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986563.399999999" calcext:value-type="float">
            <text:p>986563.399999999</text:p>
          </table:table-cell>
          <table:table-cell table:style-name="Default" office:value-type="float" office:value="1723297.4" calcext:value-type="float">
            <text:p>1723297.4</text:p>
          </table:table-cell>
          <table:table-cell table:style-name="Default" office:value-type="float" office:value="988111.4" calcext:value-type="float">
            <text:p>988111.4</text:p>
          </table:table-cell>
          <table:table-cell table:style-name="Default" office:value-type="float" office:value="3553957.6" calcext:value-type="float">
            <text:p>3553957.6</text:p>
          </table:table-cell>
          <table:table-cell table:style-name="Default" office:value-type="float" office:value="989521.4" calcext:value-type="float">
            <text:p>989521.4</text:p>
          </table:table-cell>
          <table:table-cell office:value-type="float" office:value="988111.4" calcext:value-type="float">
            <text:p>988111.4</text:p>
          </table:table-cell>
          <table:table-cell office:value-type="float" office:value="2013471.4" calcext:value-type="float">
            <text:p>2013471.4</text:p>
          </table:table-cell>
          <table:table-cell table:number-columns-repeated="2"/>
          <table:table-cell table:style-name="ce1" table:formula="of:=[.B109]/[.B109]" office:value-type="float" office:value="1" calcext:value-type="float">
            <text:p>1</text:p>
          </table:table-cell>
          <table:table-cell table:style-name="ce1" table:formula="of:=[.C109]/[.B109]" office:value-type="float" office:value="1.74676802322081" calcext:value-type="float">
            <text:p>1.74676802322081</text:p>
          </table:table-cell>
          <table:table-cell table:style-name="ce1" table:formula="of:=[.D109]/[.B109]" office:value-type="float" office:value="1.00156908314255" calcext:value-type="float">
            <text:p>1.00156908314255</text:p>
          </table:table-cell>
          <table:table-cell table:style-name="ce1" table:formula="of:=[.E109]/[.B109]" office:value-type="float" office:value="3.6023610849541" calcext:value-type="float">
            <text:p>3.6023610849541</text:p>
          </table:table-cell>
          <table:table-cell table:style-name="ce1" table:formula="of:=[.F109]/[.B109]" office:value-type="float" office:value="1.00299828678015" calcext:value-type="float">
            <text:p>1.00299828678015</text:p>
          </table:table-cell>
          <table:table-cell table:formula="of:=[.G109]/[.B109]" office:value-type="float" office:value="1.00156908314255" calcext:value-type="float">
            <text:p>1.00156908314255</text:p>
          </table:table-cell>
          <table:table-cell table:formula="of:=[.H109]/[.B109]" office:value-type="float" office:value="2.04089407735986" calcext:value-type="float">
            <text:p>2.0408940773598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808407.199999999" calcext:value-type="float">
            <text:p>808407.199999999</text:p>
          </table:table-cell>
          <table:table-cell table:style-name="Default" office:value-type="float" office:value="1551869.8" calcext:value-type="float">
            <text:p>1551869.8</text:p>
          </table:table-cell>
          <table:table-cell table:style-name="Default" office:value-type="float" office:value="815747.8" calcext:value-type="float">
            <text:p>815747.8</text:p>
          </table:table-cell>
          <table:table-cell table:style-name="Default" office:value-type="float" office:value="1682747.6" calcext:value-type="float">
            <text:p>1682747.6</text:p>
          </table:table-cell>
          <table:table-cell table:style-name="Default" office:value-type="float" office:value="815303.8" calcext:value-type="float">
            <text:p>815303.8</text:p>
          </table:table-cell>
          <table:table-cell office:value-type="float" office:value="815303.8" calcext:value-type="float">
            <text:p>815303.8</text:p>
          </table:table-cell>
          <table:table-cell office:value-type="float" office:value="1619885.4" calcext:value-type="float">
            <text:p>1619885.4</text:p>
          </table:table-cell>
          <table:table-cell table:number-columns-repeated="2"/>
          <table:table-cell table:style-name="ce1" table:formula="of:=[.B110]/[.B110]" office:value-type="float" office:value="1" calcext:value-type="float">
            <text:p>1</text:p>
          </table:table-cell>
          <table:table-cell table:style-name="ce1" table:formula="of:=[.C110]/[.B110]" office:value-type="float" office:value="1.91966350621321" calcext:value-type="float">
            <text:p>1.91966350621321</text:p>
          </table:table-cell>
          <table:table-cell table:style-name="ce1" table:formula="of:=[.D110]/[.B110]" office:value-type="float" office:value="1.00908032486598" calcext:value-type="float">
            <text:p>1.00908032486598</text:p>
          </table:table-cell>
          <table:table-cell table:style-name="ce1" table:formula="of:=[.E110]/[.B110]" office:value-type="float" office:value="2.08155939234584" calcext:value-type="float">
            <text:p>2.08155939234584</text:p>
          </table:table-cell>
          <table:table-cell table:style-name="ce1" table:formula="of:=[.F110]/[.B110]" office:value-type="float" office:value="1.00853109670473" calcext:value-type="float">
            <text:p>1.00853109670473</text:p>
          </table:table-cell>
          <table:table-cell table:formula="of:=[.G110]/[.B110]" office:value-type="float" office:value="1.00853109670473" calcext:value-type="float">
            <text:p>1.00853109670473</text:p>
          </table:table-cell>
          <table:table-cell table:formula="of:=[.H110]/[.B110]" office:value-type="float" office:value="2.00379882811534" calcext:value-type="float">
            <text:p>2.0037988281153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1063220.4" calcext:value-type="float">
            <text:p>1063220.4</text:p>
          </table:table-cell>
          <table:table-cell table:style-name="Default" office:value-type="float" office:value="1907724.4" calcext:value-type="float">
            <text:p>1907724.4</text:p>
          </table:table-cell>
          <table:table-cell table:style-name="Default" office:value-type="float" office:value="1176663.4" calcext:value-type="float">
            <text:p>1176663.4</text:p>
          </table:table-cell>
          <table:table-cell table:style-name="Default" office:value-type="float" office:value="4537354.6" calcext:value-type="float">
            <text:p>4537354.6</text:p>
          </table:table-cell>
          <table:table-cell table:style-name="Default" office:value-type="float" office:value="1178403.4" calcext:value-type="float">
            <text:p>1178403.4</text:p>
          </table:table-cell>
          <table:table-cell office:value-type="float" office:value="1176663.4" calcext:value-type="float">
            <text:p>1176663.4</text:p>
          </table:table-cell>
          <table:table-cell office:value-type="float" office:value="2492043.4" calcext:value-type="float">
            <text:p>2492043.4</text:p>
          </table:table-cell>
          <table:table-cell table:number-columns-repeated="2"/>
          <table:table-cell table:style-name="ce1" table:formula="of:=[.B111]/[.B111]" office:value-type="float" office:value="1" calcext:value-type="float">
            <text:p>1</text:p>
          </table:table-cell>
          <table:table-cell table:style-name="ce1" table:formula="of:=[.C111]/[.B111]" office:value-type="float" office:value="1.79428874765759" calcext:value-type="float">
            <text:p>1.79428874765759</text:p>
          </table:table-cell>
          <table:table-cell table:style-name="ce1" table:formula="of:=[.D111]/[.B111]" office:value-type="float" office:value="1.10669753891103" calcext:value-type="float">
            <text:p>1.10669753891103</text:p>
          </table:table-cell>
          <table:table-cell table:style-name="ce1" table:formula="of:=[.E111]/[.B111]" office:value-type="float" office:value="4.2675578835771" calcext:value-type="float">
            <text:p>4.2675578835771</text:p>
          </table:table-cell>
          <table:table-cell table:style-name="ce1" table:formula="of:=[.F111]/[.B111]" office:value-type="float" office:value="1.10833407635896" calcext:value-type="float">
            <text:p>1.10833407635896</text:p>
          </table:table-cell>
          <table:table-cell table:formula="of:=[.G111]/[.B111]" office:value-type="float" office:value="1.10669753891103" calcext:value-type="float">
            <text:p>1.10669753891103</text:p>
          </table:table-cell>
          <table:table-cell table:formula="of:=[.H111]/[.B111]" office:value-type="float" office:value="2.3438634172181" calcext:value-type="float">
            <text:p>2.3438634172181</text:p>
          </table:table-cell>
          <table:table-cell table:number-columns-repeated="16367"/>
        </table:table-row>
        <table:table-row table:style-name="ro2" table:number-rows-repeated="3"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 table:number-columns-repeated="5"/>
          <table:table-cell table:number-columns-repeated="16369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9"/>
        </table:table-row>
      </table:table>
      <table:table table:name="estimat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295in">
            <draw:object draw:notify-on-update-of-ranges="estimate.A2:estimate.A111 estimate.I2:estimate.I2 estimate.K2:estimate.K111 estimate.I3:estimate.I3 estimate.L2:estimate.L111 estimate.I4:estimate.I4 estimate.N2:estimate.N111 estimate.I6:estimate.I6 estimate.Q2:estimate.Q111 estimate.I5:estimate.I5 estimate.P2:estimate.P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4" table:default-cell-style-name="Default"/>
        <table:table-column table:style-name="co1" table:number-columns-repeated="5" table:default-cell-style-name="ce4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2"/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277323.4" calcext:value-type="float">
            <text:p>277323.4</text:p>
          </table:table-cell>
          <table:table-cell table:number-columns-repeated="2" table:style-name="Default" office:value-type="float" office:value="277323.4" calcext:value-type="float">
            <text:p>277323.4</text:p>
          </table:table-cell>
          <table:table-cell table:style-name="Default" office:value-type="float" office:value="277539.4" calcext:value-type="float">
            <text:p>277539.4</text:p>
          </table:table-cell>
          <table:table-cell table:style-name="Default" office:value-type="float" office:value="277323.4" calcext:value-type="float">
            <text:p>277323.4</text:p>
          </table:table-cell>
          <table:table-cell table:number-columns-repeated="2" office:value-type="float" office:value="277323.4" calcext:value-type="float">
            <text:p>277323.4</text:p>
          </table:table-cell>
          <table:table-cell office:value-type="string" calcext:value-type="string">
            <text:p>Exhaustive</text:p>
          </table:table-cell>
          <table:table-cell/>
          <table:table-cell table:style-name="ce1" table:formula="of:=[.B2]/[.B2]" office:value-type="float" office:value="1" calcext:value-type="float">
            <text:p>1</text:p>
          </table:table-cell>
          <table:table-cell table:style-name="ce1" table:formula="of:=[.C2]/[.B2]" office:value-type="float" office:value="1" calcext:value-type="float">
            <text:p>1</text:p>
          </table:table-cell>
          <table:table-cell table:style-name="ce1" table:formula="of:=[.D2]/[.B2]" office:value-type="float" office:value="1" calcext:value-type="float">
            <text:p>1</text:p>
          </table:table-cell>
          <table:table-cell table:style-name="ce1" table:formula="of:=[.E2]/[.B2]" office:value-type="float" office:value="1.00077887405102" calcext:value-type="float">
            <text:p>1.00077887405102</text:p>
          </table:table-cell>
          <table:table-cell table:style-name="ce1" table:formula="of:=[.F2]/[.B2]" office:value-type="float" office:value="1" calcext:value-type="float">
            <text:p>1</text:p>
          </table:table-cell>
          <table:table-cell table:formula="of:=[.G2]/[.B2]" office:value-type="float" office:value="1" calcext:value-type="float">
            <text:p>1</text:p>
          </table:table-cell>
          <table:table-cell table:formula="of:=[.H2]/[.B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276312.4" calcext:value-type="float">
            <text:p>276312.4</text:p>
          </table:table-cell>
          <table:table-cell table:number-columns-repeated="4" table:style-name="Default" office:value-type="float" office:value="276312.4" calcext:value-type="float">
            <text:p>276312.4</text:p>
          </table:table-cell>
          <table:table-cell table:number-columns-repeated="2" office:value-type="float" office:value="276312.4" calcext:value-type="float">
            <text:p>276312.4</text:p>
          </table:table-cell>
          <table:table-cell office:value-type="string" calcext:value-type="string">
            <text:p>Kruskal</text:p>
          </table:table-cell>
          <table:table-cell/>
          <table:table-cell table:style-name="ce1" table:formula="of:=[.B3]/[.B3]" office:value-type="float" office:value="1" calcext:value-type="float">
            <text:p>1</text:p>
          </table:table-cell>
          <table:table-cell table:style-name="ce1" table:formula="of:=[.C3]/[.B3]" office:value-type="float" office:value="1" calcext:value-type="float">
            <text:p>1</text:p>
          </table:table-cell>
          <table:table-cell table:style-name="ce1" table:formula="of:=[.D3]/[.B3]" office:value-type="float" office:value="1" calcext:value-type="float">
            <text:p>1</text:p>
          </table:table-cell>
          <table:table-cell table:style-name="ce1" table:formula="of:=[.E3]/[.B3]" office:value-type="float" office:value="1" calcext:value-type="float">
            <text:p>1</text:p>
          </table:table-cell>
          <table:table-cell table:style-name="ce1" table:formula="of:=[.F3]/[.B3]" office:value-type="float" office:value="1" calcext:value-type="float">
            <text:p>1</text:p>
          </table:table-cell>
          <table:table-cell table:formula="of:=[.G3]/[.B3]" office:value-type="float" office:value="1" calcext:value-type="float">
            <text:p>1</text:p>
          </table:table-cell>
          <table:table-cell table:formula="of:=[.H3]/[.B3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276966.4" calcext:value-type="float">
            <text:p>276966.4</text:p>
          </table:table-cell>
          <table:table-cell table:number-columns-repeated="2" table:style-name="Default" office:value-type="float" office:value="276966.4" calcext:value-type="float">
            <text:p>276966.4</text:p>
          </table:table-cell>
          <table:table-cell table:style-name="Default" office:value-type="float" office:value="276922.6" calcext:value-type="float">
            <text:p>276922.6</text:p>
          </table:table-cell>
          <table:table-cell table:style-name="Default" office:value-type="float" office:value="276966.4" calcext:value-type="float">
            <text:p>276966.4</text:p>
          </table:table-cell>
          <table:table-cell table:number-columns-repeated="2" office:value-type="float" office:value="276966.4" calcext:value-type="float">
            <text:p>276966.4</text:p>
          </table:table-cell>
          <table:table-cell office:value-type="string" calcext:value-type="string">
            <text:p>Prim</text:p>
          </table:table-cell>
          <table:table-cell/>
          <table:table-cell table:style-name="ce1" table:formula="of:=[.B4]/[.B4]" office:value-type="float" office:value="1" calcext:value-type="float">
            <text:p>1</text:p>
          </table:table-cell>
          <table:table-cell table:style-name="ce1" table:formula="of:=[.C4]/[.B4]" office:value-type="float" office:value="1" calcext:value-type="float">
            <text:p>1</text:p>
          </table:table-cell>
          <table:table-cell table:style-name="ce1" table:formula="of:=[.D4]/[.B4]" office:value-type="float" office:value="1" calcext:value-type="float">
            <text:p>1</text:p>
          </table:table-cell>
          <table:table-cell table:style-name="ce1" table:formula="of:=[.E4]/[.B4]" office:value-type="float" office:value="0.999841858073759" calcext:value-type="float">
            <text:p>0.999841858073759</text:p>
          </table:table-cell>
          <table:table-cell table:style-name="ce1" table:formula="of:=[.F4]/[.B4]" office:value-type="float" office:value="1" calcext:value-type="float">
            <text:p>1</text:p>
          </table:table-cell>
          <table:table-cell table:formula="of:=[.G4]/[.B4]" office:value-type="float" office:value="1" calcext:value-type="float">
            <text:p>1</text:p>
          </table:table-cell>
          <table:table-cell table:formula="of:=[.H4]/[.B4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276337.400000001" calcext:value-type="float">
            <text:p>276337.400000001</text:p>
          </table:table-cell>
          <table:table-cell table:number-columns-repeated="4" table:style-name="Default" office:value-type="float" office:value="276337.4" calcext:value-type="float">
            <text:p>276337.4</text:p>
          </table:table-cell>
          <table:table-cell table:number-columns-repeated="2" office:value-type="float" office:value="276337.4" calcext:value-type="float">
            <text:p>276337.4</text:p>
          </table:table-cell>
          <table:table-cell office:value-type="string" calcext:value-type="string">
            <text:p>Ensemble</text:p>
          </table:table-cell>
          <table:table-cell/>
          <table:table-cell table:style-name="ce1" table:formula="of:=[.B5]/[.B5]" office:value-type="float" office:value="1" calcext:value-type="float">
            <text:p>1</text:p>
          </table:table-cell>
          <table:table-cell table:style-name="ce1" table:formula="of:=[.C5]/[.B5]" office:value-type="float" office:value="0.999999999999998" calcext:value-type="float">
            <text:p>0.999999999999998</text:p>
          </table:table-cell>
          <table:table-cell table:style-name="ce1" table:formula="of:=[.D5]/[.B5]" office:value-type="float" office:value="0.999999999999998" calcext:value-type="float">
            <text:p>0.999999999999998</text:p>
          </table:table-cell>
          <table:table-cell table:style-name="ce1" table:formula="of:=[.E5]/[.B5]" office:value-type="float" office:value="0.999999999999998" calcext:value-type="float">
            <text:p>0.999999999999998</text:p>
          </table:table-cell>
          <table:table-cell table:style-name="ce1" table:formula="of:=[.F5]/[.B5]" office:value-type="float" office:value="0.999999999999998" calcext:value-type="float">
            <text:p>0.999999999999998</text:p>
          </table:table-cell>
          <table:table-cell table:formula="of:=[.G5]/[.B5]" office:value-type="float" office:value="0.999999999999998" calcext:value-type="float">
            <text:p>0.999999999999998</text:p>
          </table:table-cell>
          <table:table-cell table:formula="of:=[.H5]/[.B5]" office:value-type="float" office:value="0.999999999999998" calcext:value-type="float">
            <text:p>0.99999999999999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1623787.4" calcext:value-type="float">
            <text:p>1623787.4</text:p>
          </table:table-cell>
          <table:table-cell table:number-columns-repeated="4" table:style-name="Default" office:value-type="float" office:value="1691799.4" calcext:value-type="float">
            <text:p>1691799.4</text:p>
          </table:table-cell>
          <table:table-cell table:number-columns-repeated="2" office:value-type="float" office:value="1691799.4" calcext:value-type="float">
            <text:p>1691799.4</text:p>
          </table:table-cell>
          <table:table-cell office:value-type="string" calcext:value-type="string">
            <text:p>GOO</text:p>
          </table:table-cell>
          <table:table-cell/>
          <table:table-cell table:style-name="ce1" table:formula="of:=[.B6]/[.B6]" office:value-type="float" office:value="1" calcext:value-type="float">
            <text:p>1</text:p>
          </table:table-cell>
          <table:table-cell table:style-name="ce1" table:formula="of:=[.C6]/[.B6]" office:value-type="float" office:value="1.04188479353886" calcext:value-type="float">
            <text:p>1.04188479353886</text:p>
          </table:table-cell>
          <table:table-cell table:style-name="ce1" table:formula="of:=[.D6]/[.B6]" office:value-type="float" office:value="1.04188479353886" calcext:value-type="float">
            <text:p>1.04188479353886</text:p>
          </table:table-cell>
          <table:table-cell table:style-name="ce1" table:formula="of:=[.E6]/[.B6]" office:value-type="float" office:value="1.04188479353886" calcext:value-type="float">
            <text:p>1.04188479353886</text:p>
          </table:table-cell>
          <table:table-cell table:style-name="ce1" table:formula="of:=[.F6]/[.B6]" office:value-type="float" office:value="1.04188479353886" calcext:value-type="float">
            <text:p>1.04188479353886</text:p>
          </table:table-cell>
          <table:table-cell table:formula="of:=[.G6]/[.B6]" office:value-type="float" office:value="1.04188479353886" calcext:value-type="float">
            <text:p>1.04188479353886</text:p>
          </table:table-cell>
          <table:table-cell table:formula="of:=[.H6]/[.B6]" office:value-type="float" office:value="1.04188479353886" calcext:value-type="float">
            <text:p>1.0418847935388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1615969.4" calcext:value-type="float">
            <text:p>1615969.4</text:p>
          </table:table-cell>
          <table:table-cell table:number-columns-repeated="4" table:style-name="Default" office:value-type="float" office:value="1689193.4" calcext:value-type="float">
            <text:p>1689193.4</text:p>
          </table:table-cell>
          <table:table-cell table:number-columns-repeated="2" office:value-type="float" office:value="1689193.4" calcext:value-type="float">
            <text:p>1689193.4</text:p>
          </table:table-cell>
          <table:table-cell table:number-columns-repeated="2"/>
          <table:table-cell table:style-name="ce1" table:formula="of:=[.B7]/[.B7]" office:value-type="float" office:value="1" calcext:value-type="float">
            <text:p>1</text:p>
          </table:table-cell>
          <table:table-cell table:style-name="ce1" table:formula="of:=[.C7]/[.B7]" office:value-type="float" office:value="1.045312739214" calcext:value-type="float">
            <text:p>1.045312739214</text:p>
          </table:table-cell>
          <table:table-cell table:style-name="ce1" table:formula="of:=[.D7]/[.B7]" office:value-type="float" office:value="1.045312739214" calcext:value-type="float">
            <text:p>1.045312739214</text:p>
          </table:table-cell>
          <table:table-cell table:style-name="ce1" table:formula="of:=[.E7]/[.B7]" office:value-type="float" office:value="1.045312739214" calcext:value-type="float">
            <text:p>1.045312739214</text:p>
          </table:table-cell>
          <table:table-cell table:style-name="ce1" table:formula="of:=[.F7]/[.B7]" office:value-type="float" office:value="1.045312739214" calcext:value-type="float">
            <text:p>1.045312739214</text:p>
          </table:table-cell>
          <table:table-cell table:formula="of:=[.G7]/[.B7]" office:value-type="float" office:value="1.045312739214" calcext:value-type="float">
            <text:p>1.045312739214</text:p>
          </table:table-cell>
          <table:table-cell table:formula="of:=[.H7]/[.B7]" office:value-type="float" office:value="1.045312739214" calcext:value-type="float">
            <text:p>1.04531273921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1600297.4" calcext:value-type="float">
            <text:p>1600297.4</text:p>
          </table:table-cell>
          <table:table-cell table:number-columns-repeated="4" table:style-name="Default" office:value-type="float" office:value="1683969.4" calcext:value-type="float">
            <text:p>1683969.4</text:p>
          </table:table-cell>
          <table:table-cell table:number-columns-repeated="2" office:value-type="float" office:value="1683969.4" calcext:value-type="float">
            <text:p>1683969.4</text:p>
          </table:table-cell>
          <table:table-cell table:number-columns-repeated="2"/>
          <table:table-cell table:style-name="ce1" table:formula="of:=[.B8]/[.B8]" office:value-type="float" office:value="1" calcext:value-type="float">
            <text:p>1</text:p>
          </table:table-cell>
          <table:table-cell table:style-name="ce1" table:formula="of:=[.C8]/[.B8]" office:value-type="float" office:value="1.05228528147331" calcext:value-type="float">
            <text:p>1.05228528147331</text:p>
          </table:table-cell>
          <table:table-cell table:style-name="ce1" table:formula="of:=[.D8]/[.B8]" office:value-type="float" office:value="1.05228528147331" calcext:value-type="float">
            <text:p>1.05228528147331</text:p>
          </table:table-cell>
          <table:table-cell table:style-name="ce1" table:formula="of:=[.E8]/[.B8]" office:value-type="float" office:value="1.05228528147331" calcext:value-type="float">
            <text:p>1.05228528147331</text:p>
          </table:table-cell>
          <table:table-cell table:style-name="ce1" table:formula="of:=[.F8]/[.B8]" office:value-type="float" office:value="1.05228528147331" calcext:value-type="float">
            <text:p>1.05228528147331</text:p>
          </table:table-cell>
          <table:table-cell table:formula="of:=[.G8]/[.B8]" office:value-type="float" office:value="1.05228528147331" calcext:value-type="float">
            <text:p>1.05228528147331</text:p>
          </table:table-cell>
          <table:table-cell table:formula="of:=[.H8]/[.B8]" office:value-type="float" office:value="1.05228528147331" calcext:value-type="float">
            <text:p>1.0522852814733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number-columns-repeated="5" table:style-name="Default" office:value-type="float" office:value="1752281.4" calcext:value-type="float">
            <text:p>1752281.4</text:p>
          </table:table-cell>
          <table:table-cell table:number-columns-repeated="2" office:value-type="float" office:value="1752281.4" calcext:value-type="float">
            <text:p>1752281.4</text:p>
          </table:table-cell>
          <table:table-cell table:number-columns-repeated="2"/>
          <table:table-cell table:style-name="ce1" table:formula="of:=[.B9]/[.B9]" office:value-type="float" office:value="1" calcext:value-type="float">
            <text:p>1</text:p>
          </table:table-cell>
          <table:table-cell table:style-name="ce1" table:formula="of:=[.C9]/[.B9]" office:value-type="float" office:value="1" calcext:value-type="float">
            <text:p>1</text:p>
          </table:table-cell>
          <table:table-cell table:style-name="ce1" table:formula="of:=[.D9]/[.B9]" office:value-type="float" office:value="1" calcext:value-type="float">
            <text:p>1</text:p>
          </table:table-cell>
          <table:table-cell table:style-name="ce1" table:formula="of:=[.E9]/[.B9]" office:value-type="float" office:value="1" calcext:value-type="float">
            <text:p>1</text:p>
          </table:table-cell>
          <table:table-cell table:style-name="ce1" table:formula="of:=[.F9]/[.B9]" office:value-type="float" office:value="1" calcext:value-type="float">
            <text:p>1</text:p>
          </table:table-cell>
          <table:table-cell table:formula="of:=[.G9]/[.B9]" office:value-type="float" office:value="1" calcext:value-type="float">
            <text:p>1</text:p>
          </table:table-cell>
          <table:table-cell table:formula="of:=[.H9]/[.B9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number-columns-repeated="3" table:style-name="Default" office:value-type="float" office:value="1108175" calcext:value-type="float">
            <text:p>1108175</text:p>
          </table:table-cell>
          <table:table-cell table:style-name="Default" office:value-type="float" office:value="1109113" calcext:value-type="float">
            <text:p>1109113</text:p>
          </table:table-cell>
          <table:table-cell table:style-name="Default" office:value-type="float" office:value="1108175" calcext:value-type="float">
            <text:p>1108175</text:p>
          </table:table-cell>
          <table:table-cell table:number-columns-repeated="2" office:value-type="float" office:value="1108175" calcext:value-type="float">
            <text:p>1108175</text:p>
          </table:table-cell>
          <table:table-cell table:number-columns-repeated="2"/>
          <table:table-cell table:style-name="ce1" table:formula="of:=[.B10]/[.B10]" office:value-type="float" office:value="1" calcext:value-type="float">
            <text:p>1</text:p>
          </table:table-cell>
          <table:table-cell table:style-name="ce1" table:formula="of:=[.C10]/[.B10]" office:value-type="float" office:value="1" calcext:value-type="float">
            <text:p>1</text:p>
          </table:table-cell>
          <table:table-cell table:style-name="ce1" table:formula="of:=[.D10]/[.B10]" office:value-type="float" office:value="1" calcext:value-type="float">
            <text:p>1</text:p>
          </table:table-cell>
          <table:table-cell table:style-name="ce1" table:formula="of:=[.E10]/[.B10]" office:value-type="float" office:value="1.000846436709" calcext:value-type="float">
            <text:p>1.000846436709</text:p>
          </table:table-cell>
          <table:table-cell table:style-name="ce1" table:formula="of:=[.F10]/[.B10]" office:value-type="float" office:value="1" calcext:value-type="float">
            <text:p>1</text:p>
          </table:table-cell>
          <table:table-cell table:formula="of:=[.G10]/[.B10]" office:value-type="float" office:value="1" calcext:value-type="float">
            <text:p>1</text:p>
          </table:table-cell>
          <table:table-cell table:formula="of:=[.H10]/[.B10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number-columns-repeated="3" table:style-name="Default" office:value-type="float" office:value="1104685" calcext:value-type="float">
            <text:p>1104685</text:p>
          </table:table-cell>
          <table:table-cell table:style-name="Default" office:value-type="float" office:value="1105453" calcext:value-type="float">
            <text:p>1105453</text:p>
          </table:table-cell>
          <table:table-cell table:style-name="Default" office:value-type="float" office:value="1104685" calcext:value-type="float">
            <text:p>1104685</text:p>
          </table:table-cell>
          <table:table-cell table:number-columns-repeated="2" office:value-type="float" office:value="1104685" calcext:value-type="float">
            <text:p>1104685</text:p>
          </table:table-cell>
          <table:table-cell table:number-columns-repeated="2"/>
          <table:table-cell table:style-name="ce1" table:formula="of:=[.B11]/[.B11]" office:value-type="float" office:value="1" calcext:value-type="float">
            <text:p>1</text:p>
          </table:table-cell>
          <table:table-cell table:style-name="ce1" table:formula="of:=[.C11]/[.B11]" office:value-type="float" office:value="1" calcext:value-type="float">
            <text:p>1</text:p>
          </table:table-cell>
          <table:table-cell table:style-name="ce1" table:formula="of:=[.D11]/[.B11]" office:value-type="float" office:value="1" calcext:value-type="float">
            <text:p>1</text:p>
          </table:table-cell>
          <table:table-cell table:style-name="ce1" table:formula="of:=[.E11]/[.B11]" office:value-type="float" office:value="1.00069522080955" calcext:value-type="float">
            <text:p>1.00069522080955</text:p>
          </table:table-cell>
          <table:table-cell table:style-name="ce1" table:formula="of:=[.F11]/[.B11]" office:value-type="float" office:value="1" calcext:value-type="float">
            <text:p>1</text:p>
          </table:table-cell>
          <table:table-cell table:formula="of:=[.G11]/[.B11]" office:value-type="float" office:value="1" calcext:value-type="float">
            <text:p>1</text:p>
          </table:table-cell>
          <table:table-cell table:formula="of:=[.H11]/[.B11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number-columns-repeated="5" table:style-name="Default" office:value-type="float" office:value="1120391" calcext:value-type="float">
            <text:p>1120391</text:p>
          </table:table-cell>
          <table:table-cell table:number-columns-repeated="2" office:value-type="float" office:value="1120391" calcext:value-type="float">
            <text:p>1120391</text:p>
          </table:table-cell>
          <table:table-cell table:number-columns-repeated="2"/>
          <table:table-cell table:style-name="ce1" table:formula="of:=[.B12]/[.B12]" office:value-type="float" office:value="1" calcext:value-type="float">
            <text:p>1</text:p>
          </table:table-cell>
          <table:table-cell table:style-name="ce1" table:formula="of:=[.C12]/[.B12]" office:value-type="float" office:value="1" calcext:value-type="float">
            <text:p>1</text:p>
          </table:table-cell>
          <table:table-cell table:style-name="ce1" table:formula="of:=[.D12]/[.B12]" office:value-type="float" office:value="1" calcext:value-type="float">
            <text:p>1</text:p>
          </table:table-cell>
          <table:table-cell table:style-name="ce1" table:formula="of:=[.E12]/[.B12]" office:value-type="float" office:value="1" calcext:value-type="float">
            <text:p>1</text:p>
          </table:table-cell>
          <table:table-cell table:style-name="ce1" table:formula="of:=[.F12]/[.B12]" office:value-type="float" office:value="1" calcext:value-type="float">
            <text:p>1</text:p>
          </table:table-cell>
          <table:table-cell table:formula="of:=[.G12]/[.B12]" office:value-type="float" office:value="1" calcext:value-type="float">
            <text:p>1</text:p>
          </table:table-cell>
          <table:table-cell table:formula="of:=[.H12]/[.B1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number-columns-repeated="5" table:style-name="Default" office:value-type="float" office:value="338582.6" calcext:value-type="float">
            <text:p>338582.6</text:p>
          </table:table-cell>
          <table:table-cell office:value-type="float" office:value="338582.6" calcext:value-type="float">
            <text:p>338582.6</text:p>
          </table:table-cell>
          <table:table-cell office:value-type="float" office:value="451127.6" calcext:value-type="float">
            <text:p>451127.6</text:p>
          </table:table-cell>
          <table:table-cell table:number-columns-repeated="2"/>
          <table:table-cell table:style-name="ce1" table:formula="of:=[.B13]/[.B13]" office:value-type="float" office:value="1" calcext:value-type="float">
            <text:p>1</text:p>
          </table:table-cell>
          <table:table-cell table:style-name="ce1" table:formula="of:=[.C13]/[.B13]" office:value-type="float" office:value="1" calcext:value-type="float">
            <text:p>1</text:p>
          </table:table-cell>
          <table:table-cell table:style-name="ce1" table:formula="of:=[.D13]/[.B13]" office:value-type="float" office:value="1" calcext:value-type="float">
            <text:p>1</text:p>
          </table:table-cell>
          <table:table-cell table:style-name="ce1" table:formula="of:=[.E13]/[.B13]" office:value-type="float" office:value="1" calcext:value-type="float">
            <text:p>1</text:p>
          </table:table-cell>
          <table:table-cell table:style-name="ce1" table:formula="of:=[.F13]/[.B13]" office:value-type="float" office:value="1" calcext:value-type="float">
            <text:p>1</text:p>
          </table:table-cell>
          <table:table-cell table:formula="of:=[.G13]/[.B13]" office:value-type="float" office:value="1" calcext:value-type="float">
            <text:p>1</text:p>
          </table:table-cell>
          <table:table-cell table:formula="of:=[.H13]/[.B13]" office:value-type="float" office:value="1.33240042459359" calcext:value-type="float">
            <text:p>1.3324004245935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number-columns-repeated="5" table:style-name="Default" office:value-type="float" office:value="277849.6" calcext:value-type="float">
            <text:p>277849.6</text:p>
          </table:table-cell>
          <table:table-cell office:value-type="float" office:value="277849.6" calcext:value-type="float">
            <text:p>277849.6</text:p>
          </table:table-cell>
          <table:table-cell office:value-type="float" office:value="288269.6" calcext:value-type="float">
            <text:p>288269.6</text:p>
          </table:table-cell>
          <table:table-cell table:number-columns-repeated="2"/>
          <table:table-cell table:style-name="ce1" table:formula="of:=[.B14]/[.B14]" office:value-type="float" office:value="1" calcext:value-type="float">
            <text:p>1</text:p>
          </table:table-cell>
          <table:table-cell table:style-name="ce1" table:formula="of:=[.C14]/[.B14]" office:value-type="float" office:value="1" calcext:value-type="float">
            <text:p>1</text:p>
          </table:table-cell>
          <table:table-cell table:style-name="ce1" table:formula="of:=[.D14]/[.B14]" office:value-type="float" office:value="1" calcext:value-type="float">
            <text:p>1</text:p>
          </table:table-cell>
          <table:table-cell table:style-name="ce1" table:formula="of:=[.E14]/[.B14]" office:value-type="float" office:value="1" calcext:value-type="float">
            <text:p>1</text:p>
          </table:table-cell>
          <table:table-cell table:style-name="ce1" table:formula="of:=[.F14]/[.B14]" office:value-type="float" office:value="1" calcext:value-type="float">
            <text:p>1</text:p>
          </table:table-cell>
          <table:table-cell table:formula="of:=[.G14]/[.B14]" office:value-type="float" office:value="1" calcext:value-type="float">
            <text:p>1</text:p>
          </table:table-cell>
          <table:table-cell table:formula="of:=[.H14]/[.B14]" office:value-type="float" office:value="1.03750230340443" calcext:value-type="float">
            <text:p>1.0375023034044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number-columns-repeated="5" table:style-name="Default" office:value-type="float" office:value="290148.6" calcext:value-type="float">
            <text:p>290148.6</text:p>
          </table:table-cell>
          <table:table-cell office:value-type="float" office:value="290148.6" calcext:value-type="float">
            <text:p>290148.6</text:p>
          </table:table-cell>
          <table:table-cell office:value-type="float" office:value="292808.6" calcext:value-type="float">
            <text:p>292808.6</text:p>
          </table:table-cell>
          <table:table-cell table:number-columns-repeated="2"/>
          <table:table-cell table:style-name="ce1" table:formula="of:=[.B15]/[.B15]" office:value-type="float" office:value="1" calcext:value-type="float">
            <text:p>1</text:p>
          </table:table-cell>
          <table:table-cell table:style-name="ce1" table:formula="of:=[.C15]/[.B15]" office:value-type="float" office:value="1" calcext:value-type="float">
            <text:p>1</text:p>
          </table:table-cell>
          <table:table-cell table:style-name="ce1" table:formula="of:=[.D15]/[.B15]" office:value-type="float" office:value="1" calcext:value-type="float">
            <text:p>1</text:p>
          </table:table-cell>
          <table:table-cell table:style-name="ce1" table:formula="of:=[.E15]/[.B15]" office:value-type="float" office:value="1" calcext:value-type="float">
            <text:p>1</text:p>
          </table:table-cell>
          <table:table-cell table:style-name="ce1" table:formula="of:=[.F15]/[.B15]" office:value-type="float" office:value="1" calcext:value-type="float">
            <text:p>1</text:p>
          </table:table-cell>
          <table:table-cell table:formula="of:=[.G15]/[.B15]" office:value-type="float" office:value="1" calcext:value-type="float">
            <text:p>1</text:p>
          </table:table-cell>
          <table:table-cell table:formula="of:=[.H15]/[.B15]" office:value-type="float" office:value="1.00916771612891" calcext:value-type="float">
            <text:p>1.009167716128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1036558.2" calcext:value-type="float">
            <text:p>1036558.2</text:p>
          </table:table-cell>
          <table:table-cell table:number-columns-repeated="2" table:style-name="Default" office:value-type="float" office:value="1052888.2" calcext:value-type="float">
            <text:p>1052888.2</text:p>
          </table:table-cell>
          <table:table-cell table:style-name="Default" office:value-type="float" office:value="1096552.2" calcext:value-type="float">
            <text:p>1096552.2</text:p>
          </table:table-cell>
          <table:table-cell table:style-name="Default" office:value-type="float" office:value="1052888.2" calcext:value-type="float">
            <text:p>1052888.2</text:p>
          </table:table-cell>
          <table:table-cell table:number-columns-repeated="2" office:value-type="float" office:value="1052888.2" calcext:value-type="float">
            <text:p>1052888.2</text:p>
          </table:table-cell>
          <table:table-cell table:number-columns-repeated="2"/>
          <table:table-cell table:style-name="ce1" table:formula="of:=[.B16]/[.B16]" office:value-type="float" office:value="1" calcext:value-type="float">
            <text:p>1</text:p>
          </table:table-cell>
          <table:table-cell table:style-name="ce1" table:formula="of:=[.C16]/[.B16]" office:value-type="float" office:value="1.0157540599264" calcext:value-type="float">
            <text:p>1.0157540599264</text:p>
          </table:table-cell>
          <table:table-cell table:style-name="ce1" table:formula="of:=[.D16]/[.B16]" office:value-type="float" office:value="1.0157540599264" calcext:value-type="float">
            <text:p>1.0157540599264</text:p>
          </table:table-cell>
          <table:table-cell table:style-name="ce1" table:formula="of:=[.E16]/[.B16]" office:value-type="float" office:value="1.05787808152017" calcext:value-type="float">
            <text:p>1.05787808152017</text:p>
          </table:table-cell>
          <table:table-cell table:style-name="ce1" table:formula="of:=[.F16]/[.B16]" office:value-type="float" office:value="1.0157540599264" calcext:value-type="float">
            <text:p>1.0157540599264</text:p>
          </table:table-cell>
          <table:table-cell table:formula="of:=[.G16]/[.B16]" office:value-type="float" office:value="1.0157540599264" calcext:value-type="float">
            <text:p>1.0157540599264</text:p>
          </table:table-cell>
          <table:table-cell table:formula="of:=[.H16]/[.B16]" office:value-type="float" office:value="1.0157540599264" calcext:value-type="float">
            <text:p>1.015754059926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524554.6" calcext:value-type="float">
            <text:p>524554.6</text:p>
          </table:table-cell>
          <table:table-cell table:number-columns-repeated="4" table:style-name="Default" office:value-type="float" office:value="524554.6" calcext:value-type="float">
            <text:p>524554.6</text:p>
          </table:table-cell>
          <table:table-cell office:value-type="float" office:value="524554.6" calcext:value-type="float">
            <text:p>524554.6</text:p>
          </table:table-cell>
          <table:table-cell office:value-type="float" office:value="526427.2" calcext:value-type="float">
            <text:p>526427.2</text:p>
          </table:table-cell>
          <table:table-cell table:number-columns-repeated="2"/>
          <table:table-cell table:style-name="ce1" table:formula="of:=[.B17]/[.B17]" office:value-type="float" office:value="1" calcext:value-type="float">
            <text:p>1</text:p>
          </table:table-cell>
          <table:table-cell table:style-name="ce1" table:formula="of:=[.C17]/[.B17]" office:value-type="float" office:value="1" calcext:value-type="float">
            <text:p>1</text:p>
          </table:table-cell>
          <table:table-cell table:style-name="ce1" table:formula="of:=[.D17]/[.B17]" office:value-type="float" office:value="1" calcext:value-type="float">
            <text:p>1</text:p>
          </table:table-cell>
          <table:table-cell table:style-name="ce1" table:formula="of:=[.E17]/[.B17]" office:value-type="float" office:value="1" calcext:value-type="float">
            <text:p>1</text:p>
          </table:table-cell>
          <table:table-cell table:style-name="ce1" table:formula="of:=[.F17]/[.B17]" office:value-type="float" office:value="1" calcext:value-type="float">
            <text:p>1</text:p>
          </table:table-cell>
          <table:table-cell table:formula="of:=[.G17]/[.B17]" office:value-type="float" office:value="1" calcext:value-type="float">
            <text:p>1</text:p>
          </table:table-cell>
          <table:table-cell table:formula="of:=[.H17]/[.B17]" office:value-type="float" office:value="1.00356988576594" calcext:value-type="float">
            <text:p>1.0035698857659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526563.2" calcext:value-type="float">
            <text:p>526563.2</text:p>
          </table:table-cell>
          <table:table-cell table:number-columns-repeated="4" table:style-name="Default" office:value-type="float" office:value="526563.2" calcext:value-type="float">
            <text:p>526563.2</text:p>
          </table:table-cell>
          <table:table-cell office:value-type="float" office:value="526563.2" calcext:value-type="float">
            <text:p>526563.2</text:p>
          </table:table-cell>
          <table:table-cell office:value-type="float" office:value="526433.2" calcext:value-type="float">
            <text:p>526433.2</text:p>
          </table:table-cell>
          <table:table-cell table:number-columns-repeated="2"/>
          <table:table-cell table:style-name="ce1" table:formula="of:=[.B18]/[.B18]" office:value-type="float" office:value="1" calcext:value-type="float">
            <text:p>1</text:p>
          </table:table-cell>
          <table:table-cell table:style-name="ce1" table:formula="of:=[.C18]/[.B18]" office:value-type="float" office:value="1" calcext:value-type="float">
            <text:p>1</text:p>
          </table:table-cell>
          <table:table-cell table:style-name="ce1" table:formula="of:=[.D18]/[.B18]" office:value-type="float" office:value="1" calcext:value-type="float">
            <text:p>1</text:p>
          </table:table-cell>
          <table:table-cell table:style-name="ce1" table:formula="of:=[.E18]/[.B18]" office:value-type="float" office:value="1" calcext:value-type="float">
            <text:p>1</text:p>
          </table:table-cell>
          <table:table-cell table:style-name="ce1" table:formula="of:=[.F18]/[.B18]" office:value-type="float" office:value="1" calcext:value-type="float">
            <text:p>1</text:p>
          </table:table-cell>
          <table:table-cell table:formula="of:=[.G18]/[.B18]" office:value-type="float" office:value="1" calcext:value-type="float">
            <text:p>1</text:p>
          </table:table-cell>
          <table:table-cell table:formula="of:=[.H18]/[.B18]" office:value-type="float" office:value="0.999753116055206" calcext:value-type="float">
            <text:p>0.99975311605520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number-columns-repeated="5" table:style-name="Default" office:value-type="float" office:value="1070728" calcext:value-type="float">
            <text:p>1070728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number-columns-repeated="2"/>
          <table:table-cell table:style-name="ce1" table:formula="of:=[.B19]/[.B19]" office:value-type="float" office:value="1" calcext:value-type="float">
            <text:p>1</text:p>
          </table:table-cell>
          <table:table-cell table:style-name="ce1" table:formula="of:=[.C19]/[.B19]" office:value-type="float" office:value="1" calcext:value-type="float">
            <text:p>1</text:p>
          </table:table-cell>
          <table:table-cell table:style-name="ce1" table:formula="of:=[.D19]/[.B19]" office:value-type="float" office:value="1" calcext:value-type="float">
            <text:p>1</text:p>
          </table:table-cell>
          <table:table-cell table:style-name="ce1" table:formula="of:=[.E19]/[.B19]" office:value-type="float" office:value="1" calcext:value-type="float">
            <text:p>1</text:p>
          </table:table-cell>
          <table:table-cell table:style-name="ce1" table:formula="of:=[.F19]/[.B19]" office:value-type="float" office:value="1" calcext:value-type="float">
            <text:p>1</text:p>
          </table:table-cell>
          <table:table-cell table:formula="of:=[.G19]/[.B19]" office:value-type="float" office:value="1" calcext:value-type="float">
            <text:p>1</text:p>
          </table:table-cell>
          <table:table-cell table:formula="of:=[.H19]/[.B19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number-columns-repeated="5" table:style-name="Default" office:value-type="float" office:value="1173966" calcext:value-type="float">
            <text:p>1173966</text:p>
          </table:table-cell>
          <table:table-cell table:number-columns-repeated="2" office:value-type="float" office:value="1173966" calcext:value-type="float">
            <text:p>1173966</text:p>
          </table:table-cell>
          <table:table-cell table:number-columns-repeated="2"/>
          <table:table-cell table:style-name="ce1" table:formula="of:=[.B20]/[.B20]" office:value-type="float" office:value="1" calcext:value-type="float">
            <text:p>1</text:p>
          </table:table-cell>
          <table:table-cell table:style-name="ce1" table:formula="of:=[.C20]/[.B20]" office:value-type="float" office:value="1" calcext:value-type="float">
            <text:p>1</text:p>
          </table:table-cell>
          <table:table-cell table:style-name="ce1" table:formula="of:=[.D20]/[.B20]" office:value-type="float" office:value="1" calcext:value-type="float">
            <text:p>1</text:p>
          </table:table-cell>
          <table:table-cell table:style-name="ce1" table:formula="of:=[.E20]/[.B20]" office:value-type="float" office:value="1" calcext:value-type="float">
            <text:p>1</text:p>
          </table:table-cell>
          <table:table-cell table:style-name="ce1" table:formula="of:=[.F20]/[.B20]" office:value-type="float" office:value="1" calcext:value-type="float">
            <text:p>1</text:p>
          </table:table-cell>
          <table:table-cell table:formula="of:=[.G20]/[.B20]" office:value-type="float" office:value="1" calcext:value-type="float">
            <text:p>1</text:p>
          </table:table-cell>
          <table:table-cell table:formula="of:=[.H20]/[.B20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number-columns-repeated="5" table:style-name="Default" office:value-type="float" office:value="1065964" calcext:value-type="float">
            <text:p>1065964</text:p>
          </table:table-cell>
          <table:table-cell table:number-columns-repeated="2" office:value-type="float" office:value="1065964" calcext:value-type="float">
            <text:p>1065964</text:p>
          </table:table-cell>
          <table:table-cell table:number-columns-repeated="2"/>
          <table:table-cell table:style-name="ce1" table:formula="of:=[.B21]/[.B21]" office:value-type="float" office:value="1" calcext:value-type="float">
            <text:p>1</text:p>
          </table:table-cell>
          <table:table-cell table:style-name="ce1" table:formula="of:=[.C21]/[.B21]" office:value-type="float" office:value="1" calcext:value-type="float">
            <text:p>1</text:p>
          </table:table-cell>
          <table:table-cell table:style-name="ce1" table:formula="of:=[.D21]/[.B21]" office:value-type="float" office:value="1" calcext:value-type="float">
            <text:p>1</text:p>
          </table:table-cell>
          <table:table-cell table:style-name="ce1" table:formula="of:=[.E21]/[.B21]" office:value-type="float" office:value="1" calcext:value-type="float">
            <text:p>1</text:p>
          </table:table-cell>
          <table:table-cell table:style-name="ce1" table:formula="of:=[.F21]/[.B21]" office:value-type="float" office:value="1" calcext:value-type="float">
            <text:p>1</text:p>
          </table:table-cell>
          <table:table-cell table:formula="of:=[.G21]/[.B21]" office:value-type="float" office:value="1" calcext:value-type="float">
            <text:p>1</text:p>
          </table:table-cell>
          <table:table-cell table:formula="of:=[.H21]/[.B21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number-columns-repeated="5" table:style-name="Default" office:value-type="float" office:value="4314342" calcext:value-type="float">
            <text:p>4314342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number-columns-repeated="2"/>
          <table:table-cell table:style-name="ce1" table:formula="of:=[.B22]/[.B22]" office:value-type="float" office:value="1" calcext:value-type="float">
            <text:p>1</text:p>
          </table:table-cell>
          <table:table-cell table:style-name="ce1" table:formula="of:=[.C22]/[.B22]" office:value-type="float" office:value="1" calcext:value-type="float">
            <text:p>1</text:p>
          </table:table-cell>
          <table:table-cell table:style-name="ce1" table:formula="of:=[.D22]/[.B22]" office:value-type="float" office:value="1" calcext:value-type="float">
            <text:p>1</text:p>
          </table:table-cell>
          <table:table-cell table:style-name="ce1" table:formula="of:=[.E22]/[.B22]" office:value-type="float" office:value="1" calcext:value-type="float">
            <text:p>1</text:p>
          </table:table-cell>
          <table:table-cell table:style-name="ce1" table:formula="of:=[.F22]/[.B22]" office:value-type="float" office:value="1" calcext:value-type="float">
            <text:p>1</text:p>
          </table:table-cell>
          <table:table-cell table:formula="of:=[.G22]/[.B22]" office:value-type="float" office:value="1" calcext:value-type="float">
            <text:p>1</text:p>
          </table:table-cell>
          <table:table-cell table:formula="of:=[.H22]/[.B2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number-columns-repeated="5" table:style-name="Default" office:value-type="float" office:value="1070728" calcext:value-type="float">
            <text:p>1070728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number-columns-repeated="2"/>
          <table:table-cell table:style-name="ce1" table:formula="of:=[.B23]/[.B23]" office:value-type="float" office:value="1" calcext:value-type="float">
            <text:p>1</text:p>
          </table:table-cell>
          <table:table-cell table:style-name="ce1" table:formula="of:=[.C23]/[.B23]" office:value-type="float" office:value="1" calcext:value-type="float">
            <text:p>1</text:p>
          </table:table-cell>
          <table:table-cell table:style-name="ce1" table:formula="of:=[.D23]/[.B23]" office:value-type="float" office:value="1" calcext:value-type="float">
            <text:p>1</text:p>
          </table:table-cell>
          <table:table-cell table:style-name="ce1" table:formula="of:=[.E23]/[.B23]" office:value-type="float" office:value="1" calcext:value-type="float">
            <text:p>1</text:p>
          </table:table-cell>
          <table:table-cell table:style-name="ce1" table:formula="of:=[.F23]/[.B23]" office:value-type="float" office:value="1" calcext:value-type="float">
            <text:p>1</text:p>
          </table:table-cell>
          <table:table-cell table:formula="of:=[.G23]/[.B23]" office:value-type="float" office:value="1" calcext:value-type="float">
            <text:p>1</text:p>
          </table:table-cell>
          <table:table-cell table:formula="of:=[.H23]/[.B23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number-columns-repeated="5" table:style-name="Default" office:value-type="float" office:value="4314342" calcext:value-type="float">
            <text:p>4314342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number-columns-repeated="2"/>
          <table:table-cell table:style-name="ce1" table:formula="of:=[.B24]/[.B24]" office:value-type="float" office:value="1" calcext:value-type="float">
            <text:p>1</text:p>
          </table:table-cell>
          <table:table-cell table:style-name="ce1" table:formula="of:=[.C24]/[.B24]" office:value-type="float" office:value="1" calcext:value-type="float">
            <text:p>1</text:p>
          </table:table-cell>
          <table:table-cell table:style-name="ce1" table:formula="of:=[.D24]/[.B24]" office:value-type="float" office:value="1" calcext:value-type="float">
            <text:p>1</text:p>
          </table:table-cell>
          <table:table-cell table:style-name="ce1" table:formula="of:=[.E24]/[.B24]" office:value-type="float" office:value="1" calcext:value-type="float">
            <text:p>1</text:p>
          </table:table-cell>
          <table:table-cell table:style-name="ce1" table:formula="of:=[.F24]/[.B24]" office:value-type="float" office:value="1" calcext:value-type="float">
            <text:p>1</text:p>
          </table:table-cell>
          <table:table-cell table:formula="of:=[.G24]/[.B24]" office:value-type="float" office:value="1" calcext:value-type="float">
            <text:p>1</text:p>
          </table:table-cell>
          <table:table-cell table:formula="of:=[.H24]/[.B24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7354541.2" calcext:value-type="float">
            <text:p>7354541.2</text:p>
          </table:table-cell>
          <table:table-cell table:number-columns-repeated="2" table:style-name="Default" office:value-type="float" office:value="7368771.2" calcext:value-type="float">
            <text:p>7368771.2</text:p>
          </table:table-cell>
          <table:table-cell table:style-name="Default" office:value-type="float" office:value="7453187.2" calcext:value-type="float">
            <text:p>7453187.2</text:p>
          </table:table-cell>
          <table:table-cell table:style-name="Default" office:value-type="float" office:value="7354495.2" calcext:value-type="float">
            <text:p>7354495.2</text:p>
          </table:table-cell>
          <table:table-cell office:value-type="float" office:value="7354495.2" calcext:value-type="float">
            <text:p>7354495.2</text:p>
          </table:table-cell>
          <table:table-cell office:value-type="float" office:value="7586765.2" calcext:value-type="float">
            <text:p>7586765.2</text:p>
          </table:table-cell>
          <table:table-cell table:number-columns-repeated="2"/>
          <table:table-cell table:style-name="ce1" table:formula="of:=[.B25]/[.B25]" office:value-type="float" office:value="1" calcext:value-type="float">
            <text:p>1</text:p>
          </table:table-cell>
          <table:table-cell table:style-name="ce1" table:formula="of:=[.C25]/[.B25]" office:value-type="float" office:value="1.0019348589685" calcext:value-type="float">
            <text:p>1.0019348589685</text:p>
          </table:table-cell>
          <table:table-cell table:style-name="ce1" table:formula="of:=[.D25]/[.B25]" office:value-type="float" office:value="1.0019348589685" calcext:value-type="float">
            <text:p>1.0019348589685</text:p>
          </table:table-cell>
          <table:table-cell table:style-name="ce1" table:formula="of:=[.E25]/[.B25]" office:value-type="float" office:value="1.01341293730192" calcext:value-type="float">
            <text:p>1.01341293730192</text:p>
          </table:table-cell>
          <table:table-cell table:style-name="ce1" table:formula="of:=[.F25]/[.B25]" office:value-type="float" office:value="0.99999374536103" calcext:value-type="float">
            <text:p>0.99999374536103</text:p>
          </table:table-cell>
          <table:table-cell table:formula="of:=[.G25]/[.B25]" office:value-type="float" office:value="0.99999374536103" calcext:value-type="float">
            <text:p>0.99999374536103</text:p>
          </table:table-cell>
          <table:table-cell table:formula="of:=[.H25]/[.B25]" office:value-type="float" office:value="1.03157559304991" calcext:value-type="float">
            <text:p>1.031575593049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7353587.2" calcext:value-type="float">
            <text:p>7353587.2</text:p>
          </table:table-cell>
          <table:table-cell table:number-columns-repeated="2" table:style-name="Default" office:value-type="float" office:value="7355697.2" calcext:value-type="float">
            <text:p>7355697.2</text:p>
          </table:table-cell>
          <table:table-cell table:style-name="Default" office:value-type="float" office:value="7353745.2" calcext:value-type="float">
            <text:p>7353745.2</text:p>
          </table:table-cell>
          <table:table-cell table:style-name="Default" office:value-type="float" office:value="7354327.2" calcext:value-type="float">
            <text:p>7354327.2</text:p>
          </table:table-cell>
          <table:table-cell office:value-type="float" office:value="7355697.2" calcext:value-type="float">
            <text:p>7355697.2</text:p>
          </table:table-cell>
          <table:table-cell office:value-type="float" office:value="7586571.2" calcext:value-type="float">
            <text:p>7586571.2</text:p>
          </table:table-cell>
          <table:table-cell table:number-columns-repeated="2"/>
          <table:table-cell table:style-name="ce1" table:formula="of:=[.B26]/[.B26]" office:value-type="float" office:value="1" calcext:value-type="float">
            <text:p>1</text:p>
          </table:table-cell>
          <table:table-cell table:style-name="ce1" table:formula="of:=[.C26]/[.B26]" office:value-type="float" office:value="1.00028693479014" calcext:value-type="float">
            <text:p>1.00028693479014</text:p>
          </table:table-cell>
          <table:table-cell table:style-name="ce1" table:formula="of:=[.D26]/[.B26]" office:value-type="float" office:value="1.00028693479014" calcext:value-type="float">
            <text:p>1.00028693479014</text:p>
          </table:table-cell>
          <table:table-cell table:style-name="ce1" table:formula="of:=[.E26]/[.B26]" office:value-type="float" office:value="1.00002148611225" calcext:value-type="float">
            <text:p>1.00002148611225</text:p>
          </table:table-cell>
          <table:table-cell table:style-name="ce1" table:formula="of:=[.F26]/[.B26]" office:value-type="float" office:value="1.00010063115863" calcext:value-type="float">
            <text:p>1.00010063115863</text:p>
          </table:table-cell>
          <table:table-cell table:formula="of:=[.G26]/[.B26]" office:value-type="float" office:value="1.00028693479014" calcext:value-type="float">
            <text:p>1.00028693479014</text:p>
          </table:table-cell>
          <table:table-cell table:formula="of:=[.H26]/[.B26]" office:value-type="float" office:value="1.03168304035342" calcext:value-type="float">
            <text:p>1.0316830403534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number-columns-repeated="3" table:style-name="Default" office:value-type="float" office:value="23572905.2" calcext:value-type="float">
            <text:p>23572905.2</text:p>
          </table:table-cell>
          <table:table-cell table:style-name="Default" office:value-type="float" office:value="54438323" calcext:value-type="float">
            <text:p>54438323</text:p>
          </table:table-cell>
          <table:table-cell table:style-name="Default" office:value-type="float" office:value="34915518" calcext:value-type="float">
            <text:p>34915518</text:p>
          </table:table-cell>
          <table:table-cell office:value-type="float" office:value="23572905.2" calcext:value-type="float">
            <text:p>23572905.2</text:p>
          </table:table-cell>
          <table:table-cell office:value-type="float" office:value="54438323" calcext:value-type="float">
            <text:p>54438323</text:p>
          </table:table-cell>
          <table:table-cell table:number-columns-repeated="2"/>
          <table:table-cell table:style-name="ce1" table:formula="of:=[.B27]/[.B27]" office:value-type="float" office:value="1" calcext:value-type="float">
            <text:p>1</text:p>
          </table:table-cell>
          <table:table-cell table:style-name="ce1" table:formula="of:=[.C27]/[.B27]" office:value-type="float" office:value="1" calcext:value-type="float">
            <text:p>1</text:p>
          </table:table-cell>
          <table:table-cell table:style-name="ce1" table:formula="of:=[.D27]/[.B27]" office:value-type="float" office:value="1" calcext:value-type="float">
            <text:p>1</text:p>
          </table:table-cell>
          <table:table-cell table:style-name="ce1" table:formula="of:=[.E27]/[.B27]" office:value-type="float" office:value="2.30935994261751" calcext:value-type="float">
            <text:p>2.30935994261751</text:p>
          </table:table-cell>
          <table:table-cell table:style-name="ce1" table:formula="of:=[.F27]/[.B27]" office:value-type="float" office:value="1.48117161222877" calcext:value-type="float">
            <text:p>1.48117161222877</text:p>
          </table:table-cell>
          <table:table-cell table:formula="of:=[.G27]/[.B27]" office:value-type="float" office:value="1" calcext:value-type="float">
            <text:p>1</text:p>
          </table:table-cell>
          <table:table-cell table:formula="of:=[.H27]/[.B27]" office:value-type="float" office:value="2.30935994261751" calcext:value-type="float">
            <text:p>2.3093599426175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number-columns-repeated="3" table:style-name="Default" office:value-type="float" office:value="15777439.2" calcext:value-type="float">
            <text:p>15777439.2</text:p>
          </table:table-cell>
          <table:table-cell table:style-name="Default" office:value-type="float" office:value="46459750.4" calcext:value-type="float">
            <text:p>46459750.4</text:p>
          </table:table-cell>
          <table:table-cell table:style-name="Default" office:value-type="float" office:value="11282316.4" calcext:value-type="float">
            <text:p>11282316.4</text:p>
          </table:table-cell>
          <table:table-cell office:value-type="float" office:value="15777439.2" calcext:value-type="float">
            <text:p>15777439.2</text:p>
          </table:table-cell>
          <table:table-cell office:value-type="float" office:value="46459750.4" calcext:value-type="float">
            <text:p>46459750.4</text:p>
          </table:table-cell>
          <table:table-cell table:number-columns-repeated="2"/>
          <table:table-cell table:style-name="ce1" table:formula="of:=[.B28]/[.B28]" office:value-type="float" office:value="1" calcext:value-type="float">
            <text:p>1</text:p>
          </table:table-cell>
          <table:table-cell table:style-name="ce1" table:formula="of:=[.C28]/[.B28]" office:value-type="float" office:value="1" calcext:value-type="float">
            <text:p>1</text:p>
          </table:table-cell>
          <table:table-cell table:style-name="ce1" table:formula="of:=[.D28]/[.B28]" office:value-type="float" office:value="1" calcext:value-type="float">
            <text:p>1</text:p>
          </table:table-cell>
          <table:table-cell table:style-name="ce1" table:formula="of:=[.E28]/[.B28]" office:value-type="float" office:value="2.9446952582774" calcext:value-type="float">
            <text:p>2.9446952582774</text:p>
          </table:table-cell>
          <table:table-cell table:style-name="ce1" table:formula="of:=[.F28]/[.B28]" office:value-type="float" office:value="0.715091736813665" calcext:value-type="float">
            <text:p>0.715091736813665</text:p>
          </table:table-cell>
          <table:table-cell table:formula="of:=[.G28]/[.B28]" office:value-type="float" office:value="1" calcext:value-type="float">
            <text:p>1</text:p>
          </table:table-cell>
          <table:table-cell table:formula="of:=[.H28]/[.B28]" office:value-type="float" office:value="2.9446952582774" calcext:value-type="float">
            <text:p>2.944695258277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8080207.2" calcext:value-type="float">
            <text:p>8080207.2</text:p>
          </table:table-cell>
          <table:table-cell table:number-columns-repeated="2" table:style-name="Default" office:value-type="float" office:value="8789399.2" calcext:value-type="float">
            <text:p>8789399.2</text:p>
          </table:table-cell>
          <table:table-cell table:style-name="Default" office:value-type="float" office:value="8502767.2" calcext:value-type="float">
            <text:p>8502767.2</text:p>
          </table:table-cell>
          <table:table-cell table:style-name="Default" office:value-type="float" office:value="8530421.2" calcext:value-type="float">
            <text:p>8530421.2</text:p>
          </table:table-cell>
          <table:table-cell office:value-type="float" office:value="8530421.2" calcext:value-type="float">
            <text:p>8530421.2</text:p>
          </table:table-cell>
          <table:table-cell office:value-type="float" office:value="9494679.8" calcext:value-type="float">
            <text:p>9494679.8</text:p>
          </table:table-cell>
          <table:table-cell table:number-columns-repeated="2"/>
          <table:table-cell table:style-name="ce1" table:formula="of:=[.B29]/[.B29]" office:value-type="float" office:value="1" calcext:value-type="float">
            <text:p>1</text:p>
          </table:table-cell>
          <table:table-cell table:style-name="ce1" table:formula="of:=[.C29]/[.B29]" office:value-type="float" office:value="1.08776903641778" calcext:value-type="float">
            <text:p>1.08776903641778</text:p>
          </table:table-cell>
          <table:table-cell table:style-name="ce1" table:formula="of:=[.D29]/[.B29]" office:value-type="float" office:value="1.08776903641778" calcext:value-type="float">
            <text:p>1.08776903641778</text:p>
          </table:table-cell>
          <table:table-cell table:style-name="ce1" table:formula="of:=[.E29]/[.B29]" office:value-type="float" office:value="1.05229568865511" calcext:value-type="float">
            <text:p>1.05229568865511</text:p>
          </table:table-cell>
          <table:table-cell table:style-name="ce1" table:formula="of:=[.F29]/[.B29]" office:value-type="float" office:value="1.0557181256441" calcext:value-type="float">
            <text:p>1.0557181256441</text:p>
          </table:table-cell>
          <table:table-cell table:formula="of:=[.G29]/[.B29]" office:value-type="float" office:value="1.0557181256441" calcext:value-type="float">
            <text:p>1.0557181256441</text:p>
          </table:table-cell>
          <table:table-cell table:formula="of:=[.H29]/[.B29]" office:value-type="float" office:value="1.17505400109047" calcext:value-type="float">
            <text:p>1.1750540010904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7918265.2" calcext:value-type="float">
            <text:p>7918265.2</text:p>
          </table:table-cell>
          <table:table-cell table:number-columns-repeated="2" table:style-name="Default" office:value-type="float" office:value="8409949.2" calcext:value-type="float">
            <text:p>8409949.2</text:p>
          </table:table-cell>
          <table:table-cell table:style-name="Default" office:value-type="float" office:value="8062941.2" calcext:value-type="float">
            <text:p>8062941.2</text:p>
          </table:table-cell>
          <table:table-cell table:style-name="Default" office:value-type="float" office:value="8058043.2" calcext:value-type="float">
            <text:p>8058043.2</text:p>
          </table:table-cell>
          <table:table-cell office:value-type="float" office:value="8058043.2" calcext:value-type="float">
            <text:p>8058043.2</text:p>
          </table:table-cell>
          <table:table-cell office:value-type="float" office:value="9101261.8" calcext:value-type="float">
            <text:p>9101261.8</text:p>
          </table:table-cell>
          <table:table-cell table:number-columns-repeated="2"/>
          <table:table-cell table:style-name="ce1" table:formula="of:=[.B30]/[.B30]" office:value-type="float" office:value="1" calcext:value-type="float">
            <text:p>1</text:p>
          </table:table-cell>
          <table:table-cell table:style-name="ce1" table:formula="of:=[.C30]/[.B30]" office:value-type="float" office:value="1.06209491442646" calcext:value-type="float">
            <text:p>1.06209491442646</text:p>
          </table:table-cell>
          <table:table-cell table:style-name="ce1" table:formula="of:=[.D30]/[.B30]" office:value-type="float" office:value="1.06209491442646" calcext:value-type="float">
            <text:p>1.06209491442646</text:p>
          </table:table-cell>
          <table:table-cell table:style-name="ce1" table:formula="of:=[.E30]/[.B30]" office:value-type="float" office:value="1.01827117384247" calcext:value-type="float">
            <text:p>1.01827117384247</text:p>
          </table:table-cell>
          <table:table-cell table:style-name="ce1" table:formula="of:=[.F30]/[.B30]" office:value-type="float" office:value="1.01765260400725" calcext:value-type="float">
            <text:p>1.01765260400725</text:p>
          </table:table-cell>
          <table:table-cell table:formula="of:=[.G30]/[.B30]" office:value-type="float" office:value="1.01765260400725" calcext:value-type="float">
            <text:p>1.01765260400725</text:p>
          </table:table-cell>
          <table:table-cell table:formula="of:=[.H30]/[.B30]" office:value-type="float" office:value="1.14940098242731" calcext:value-type="float">
            <text:p>1.1494009824273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8172085.2" calcext:value-type="float">
            <text:p>8172085.2</text:p>
          </table:table-cell>
          <table:table-cell table:number-columns-repeated="2" table:style-name="Default" office:value-type="float" office:value="8724881.2" calcext:value-type="float">
            <text:p>8724881.2</text:p>
          </table:table-cell>
          <table:table-cell table:number-columns-repeated="2" table:style-name="Default" office:value-type="float" office:value="9264515.2" calcext:value-type="float">
            <text:p>9264515.2</text:p>
          </table:table-cell>
          <table:table-cell office:value-type="float" office:value="8724881.2" calcext:value-type="float">
            <text:p>8724881.2</text:p>
          </table:table-cell>
          <table:table-cell office:value-type="float" office:value="9623153.8" calcext:value-type="float">
            <text:p>9623153.8</text:p>
          </table:table-cell>
          <table:table-cell table:number-columns-repeated="2"/>
          <table:table-cell table:style-name="ce1" table:formula="of:=[.B31]/[.B31]" office:value-type="float" office:value="1" calcext:value-type="float">
            <text:p>1</text:p>
          </table:table-cell>
          <table:table-cell table:style-name="ce1" table:formula="of:=[.C31]/[.B31]" office:value-type="float" office:value="1.06764442446097" calcext:value-type="float">
            <text:p>1.06764442446097</text:p>
          </table:table-cell>
          <table:table-cell table:style-name="ce1" table:formula="of:=[.D31]/[.B31]" office:value-type="float" office:value="1.06764442446097" calcext:value-type="float">
            <text:p>1.06764442446097</text:p>
          </table:table-cell>
          <table:table-cell table:style-name="ce1" table:formula="of:=[.E31]/[.B31]" office:value-type="float" office:value="1.133678244079" calcext:value-type="float">
            <text:p>1.133678244079</text:p>
          </table:table-cell>
          <table:table-cell table:style-name="ce1" table:formula="of:=[.F31]/[.B31]" office:value-type="float" office:value="1.133678244079" calcext:value-type="float">
            <text:p>1.133678244079</text:p>
          </table:table-cell>
          <table:table-cell table:formula="of:=[.G31]/[.B31]" office:value-type="float" office:value="1.06764442446097" calcext:value-type="float">
            <text:p>1.06764442446097</text:p>
          </table:table-cell>
          <table:table-cell table:formula="of:=[.H31]/[.B31]" office:value-type="float" office:value="1.17756405672325" calcext:value-type="float">
            <text:p>1.1775640567232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11120079.2" calcext:value-type="float">
            <text:p>11120079.2</text:p>
          </table:table-cell>
          <table:table-cell table:number-columns-repeated="2" table:style-name="Default" office:value-type="float" office:value="12790109.2" calcext:value-type="float">
            <text:p>12790109.2</text:p>
          </table:table-cell>
          <table:table-cell table:number-columns-repeated="2" table:style-name="Default" office:value-type="float" office:value="12800599.2" calcext:value-type="float">
            <text:p>12800599.2</text:p>
          </table:table-cell>
          <table:table-cell office:value-type="float" office:value="12790109.2" calcext:value-type="float">
            <text:p>12790109.2</text:p>
          </table:table-cell>
          <table:table-cell office:value-type="float" office:value="15074785.2" calcext:value-type="float">
            <text:p>15074785.2</text:p>
          </table:table-cell>
          <table:table-cell table:number-columns-repeated="2"/>
          <table:table-cell table:style-name="ce1" table:formula="of:=[.B32]/[.B32]" office:value-type="float" office:value="1" calcext:value-type="float">
            <text:p>1</text:p>
          </table:table-cell>
          <table:table-cell table:style-name="ce1" table:formula="of:=[.C32]/[.B32]" office:value-type="float" office:value="1.15018148431892" calcext:value-type="float">
            <text:p>1.15018148431892</text:p>
          </table:table-cell>
          <table:table-cell table:style-name="ce1" table:formula="of:=[.D32]/[.B32]" office:value-type="float" office:value="1.15018148431892" calcext:value-type="float">
            <text:p>1.15018148431892</text:p>
          </table:table-cell>
          <table:table-cell table:style-name="ce1" table:formula="of:=[.E32]/[.B32]" office:value-type="float" office:value="1.15112482292392" calcext:value-type="float">
            <text:p>1.15112482292392</text:p>
          </table:table-cell>
          <table:table-cell table:style-name="ce1" table:formula="of:=[.F32]/[.B32]" office:value-type="float" office:value="1.15112482292392" calcext:value-type="float">
            <text:p>1.15112482292392</text:p>
          </table:table-cell>
          <table:table-cell table:formula="of:=[.G32]/[.B32]" office:value-type="float" office:value="1.15018148431892" calcext:value-type="float">
            <text:p>1.15018148431892</text:p>
          </table:table-cell>
          <table:table-cell table:formula="of:=[.H32]/[.B32]" office:value-type="float" office:value="1.3556364958264" calcext:value-type="float">
            <text:p>1.355636495826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831372.399999999" calcext:value-type="float">
            <text:p>831372.399999999</text:p>
          </table:table-cell>
          <table:table-cell table:number-columns-repeated="2" table:style-name="Default" office:value-type="float" office:value="840376.4" calcext:value-type="float">
            <text:p>840376.4</text:p>
          </table:table-cell>
          <table:table-cell table:number-columns-repeated="2" table:style-name="Default" office:value-type="float" office:value="848415.4" calcext:value-type="float">
            <text:p>848415.4</text:p>
          </table:table-cell>
          <table:table-cell table:number-columns-repeated="2" office:value-type="float" office:value="840376.4" calcext:value-type="float">
            <text:p>840376.4</text:p>
          </table:table-cell>
          <table:table-cell table:number-columns-repeated="2"/>
          <table:table-cell table:style-name="ce1" table:formula="of:=[.B33]/[.B33]" office:value-type="float" office:value="1" calcext:value-type="float">
            <text:p>1</text:p>
          </table:table-cell>
          <table:table-cell table:style-name="ce1" table:formula="of:=[.C33]/[.B33]" office:value-type="float" office:value="1.01083028496015" calcext:value-type="float">
            <text:p>1.01083028496015</text:p>
          </table:table-cell>
          <table:table-cell table:style-name="ce1" table:formula="of:=[.D33]/[.B33]" office:value-type="float" office:value="1.01083028496015" calcext:value-type="float">
            <text:p>1.01083028496015</text:p>
          </table:table-cell>
          <table:table-cell table:style-name="ce1" table:formula="of:=[.E33]/[.B33]" office:value-type="float" office:value="1.02049983858016" calcext:value-type="float">
            <text:p>1.02049983858016</text:p>
          </table:table-cell>
          <table:table-cell table:style-name="ce1" table:formula="of:=[.F33]/[.B33]" office:value-type="float" office:value="1.02049983858016" calcext:value-type="float">
            <text:p>1.02049983858016</text:p>
          </table:table-cell>
          <table:table-cell table:formula="of:=[.G33]/[.B33]" office:value-type="float" office:value="1.01083028496015" calcext:value-type="float">
            <text:p>1.01083028496015</text:p>
          </table:table-cell>
          <table:table-cell table:formula="of:=[.H33]/[.B33]" office:value-type="float" office:value="1.01083028496015" calcext:value-type="float">
            <text:p>1.010830284960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902407.399999999" calcext:value-type="float">
            <text:p>902407.399999999</text:p>
          </table:table-cell>
          <table:table-cell table:number-columns-repeated="4" table:style-name="Default" office:value-type="float" office:value="909938.4" calcext:value-type="float">
            <text:p>909938.4</text:p>
          </table:table-cell>
          <table:table-cell office:value-type="float" office:value="909938.4" calcext:value-type="float">
            <text:p>909938.4</text:p>
          </table:table-cell>
          <table:table-cell office:value-type="float" office:value="958098.4" calcext:value-type="float">
            <text:p>958098.4</text:p>
          </table:table-cell>
          <table:table-cell table:number-columns-repeated="2"/>
          <table:table-cell table:style-name="ce1" table:formula="of:=[.B34]/[.B34]" office:value-type="float" office:value="1" calcext:value-type="float">
            <text:p>1</text:p>
          </table:table-cell>
          <table:table-cell table:style-name="ce1" table:formula="of:=[.C34]/[.B34]" office:value-type="float" office:value="1.00834545461396" calcext:value-type="float">
            <text:p>1.00834545461396</text:p>
          </table:table-cell>
          <table:table-cell table:style-name="ce1" table:formula="of:=[.D34]/[.B34]" office:value-type="float" office:value="1.00834545461396" calcext:value-type="float">
            <text:p>1.00834545461396</text:p>
          </table:table-cell>
          <table:table-cell table:style-name="ce1" table:formula="of:=[.E34]/[.B34]" office:value-type="float" office:value="1.00834545461396" calcext:value-type="float">
            <text:p>1.00834545461396</text:p>
          </table:table-cell>
          <table:table-cell table:style-name="ce1" table:formula="of:=[.F34]/[.B34]" office:value-type="float" office:value="1.00834545461396" calcext:value-type="float">
            <text:p>1.00834545461396</text:p>
          </table:table-cell>
          <table:table-cell table:formula="of:=[.G34]/[.B34]" office:value-type="float" office:value="1.00834545461396" calcext:value-type="float">
            <text:p>1.00834545461396</text:p>
          </table:table-cell>
          <table:table-cell table:formula="of:=[.H34]/[.B34]" office:value-type="float" office:value="1.06171381130075" calcext:value-type="float">
            <text:p>1.0617138113007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8528153.8" calcext:value-type="float">
            <text:p>8528153.8</text:p>
          </table:table-cell>
          <table:table-cell table:number-columns-repeated="4" table:style-name="Default" office:value-type="float" office:value="9277667.8" calcext:value-type="float">
            <text:p>9277667.8</text:p>
          </table:table-cell>
          <table:table-cell office:value-type="float" office:value="9277667.8" calcext:value-type="float">
            <text:p>9277667.8</text:p>
          </table:table-cell>
          <table:table-cell office:value-type="float" office:value="9085701.8" calcext:value-type="float">
            <text:p>9085701.8</text:p>
          </table:table-cell>
          <table:table-cell table:number-columns-repeated="2"/>
          <table:table-cell table:style-name="ce1" table:formula="of:=[.B35]/[.B35]" office:value-type="float" office:value="1" calcext:value-type="float">
            <text:p>1</text:p>
          </table:table-cell>
          <table:table-cell table:style-name="ce1" table:formula="of:=[.C35]/[.B35]" office:value-type="float" office:value="1.08788701723461" calcext:value-type="float">
            <text:p>1.08788701723461</text:p>
          </table:table-cell>
          <table:table-cell table:style-name="ce1" table:formula="of:=[.D35]/[.B35]" office:value-type="float" office:value="1.08788701723461" calcext:value-type="float">
            <text:p>1.08788701723461</text:p>
          </table:table-cell>
          <table:table-cell table:style-name="ce1" table:formula="of:=[.E35]/[.B35]" office:value-type="float" office:value="1.08788701723461" calcext:value-type="float">
            <text:p>1.08788701723461</text:p>
          </table:table-cell>
          <table:table-cell table:style-name="ce1" table:formula="of:=[.F35]/[.B35]" office:value-type="float" office:value="1.08788701723461" calcext:value-type="float">
            <text:p>1.08788701723461</text:p>
          </table:table-cell>
          <table:table-cell table:formula="of:=[.G35]/[.B35]" office:value-type="float" office:value="1.08788701723461" calcext:value-type="float">
            <text:p>1.08788701723461</text:p>
          </table:table-cell>
          <table:table-cell table:formula="of:=[.H35]/[.B35]" office:value-type="float" office:value="1.06537733876235" calcext:value-type="float">
            <text:p>1.0653773387623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11505821.6" calcext:value-type="float">
            <text:p>11505821.6</text:p>
          </table:table-cell>
          <table:table-cell table:number-columns-repeated="4" table:style-name="Default" office:value-type="float" office:value="11505821.6" calcext:value-type="float">
            <text:p>11505821.6</text:p>
          </table:table-cell>
          <table:table-cell office:value-type="float" office:value="11505821.6" calcext:value-type="float">
            <text:p>11505821.6</text:p>
          </table:table-cell>
          <table:table-cell office:value-type="float" office:value="19443723.4" calcext:value-type="float">
            <text:p>19443723.4</text:p>
          </table:table-cell>
          <table:table-cell table:number-columns-repeated="2"/>
          <table:table-cell table:style-name="ce1" table:formula="of:=[.B36]/[.B36]" office:value-type="float" office:value="1" calcext:value-type="float">
            <text:p>1</text:p>
          </table:table-cell>
          <table:table-cell table:style-name="ce1" table:formula="of:=[.C36]/[.B36]" office:value-type="float" office:value="1" calcext:value-type="float">
            <text:p>1</text:p>
          </table:table-cell>
          <table:table-cell table:style-name="ce1" table:formula="of:=[.D36]/[.B36]" office:value-type="float" office:value="1" calcext:value-type="float">
            <text:p>1</text:p>
          </table:table-cell>
          <table:table-cell table:style-name="ce1" table:formula="of:=[.E36]/[.B36]" office:value-type="float" office:value="1" calcext:value-type="float">
            <text:p>1</text:p>
          </table:table-cell>
          <table:table-cell table:style-name="ce1" table:formula="of:=[.F36]/[.B36]" office:value-type="float" office:value="1" calcext:value-type="float">
            <text:p>1</text:p>
          </table:table-cell>
          <table:table-cell table:formula="of:=[.G36]/[.B36]" office:value-type="float" office:value="1" calcext:value-type="float">
            <text:p>1</text:p>
          </table:table-cell>
          <table:table-cell table:formula="of:=[.H36]/[.B36]" office:value-type="float" office:value="1.68990308349645" calcext:value-type="float">
            <text:p>1.6899030834964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5285457.2" calcext:value-type="float">
            <text:p>5285457.2</text:p>
          </table:table-cell>
          <table:table-cell table:number-columns-repeated="4" table:style-name="Default" office:value-type="float" office:value="22033160" calcext:value-type="float">
            <text:p>22033160</text:p>
          </table:table-cell>
          <table:table-cell office:value-type="float" office:value="22033160" calcext:value-type="float">
            <text:p>22033160</text:p>
          </table:table-cell>
          <table:table-cell office:value-type="float" office:value="17783148" calcext:value-type="float">
            <text:p>17783148</text:p>
          </table:table-cell>
          <table:table-cell table:number-columns-repeated="2"/>
          <table:table-cell table:style-name="ce1" table:formula="of:=[.B37]/[.B37]" office:value-type="float" office:value="1" calcext:value-type="float">
            <text:p>1</text:p>
          </table:table-cell>
          <table:table-cell table:style-name="ce1" table:formula="of:=[.C37]/[.B37]" office:value-type="float" office:value="4.1686384292356" calcext:value-type="float">
            <text:p>4.1686384292356</text:p>
          </table:table-cell>
          <table:table-cell table:style-name="ce1" table:formula="of:=[.D37]/[.B37]" office:value-type="float" office:value="4.1686384292356" calcext:value-type="float">
            <text:p>4.1686384292356</text:p>
          </table:table-cell>
          <table:table-cell table:style-name="ce1" table:formula="of:=[.E37]/[.B37]" office:value-type="float" office:value="4.1686384292356" calcext:value-type="float">
            <text:p>4.1686384292356</text:p>
          </table:table-cell>
          <table:table-cell table:style-name="ce1" table:formula="of:=[.F37]/[.B37]" office:value-type="float" office:value="4.1686384292356" calcext:value-type="float">
            <text:p>4.1686384292356</text:p>
          </table:table-cell>
          <table:table-cell table:formula="of:=[.G37]/[.B37]" office:value-type="float" office:value="4.1686384292356" calcext:value-type="float">
            <text:p>4.1686384292356</text:p>
          </table:table-cell>
          <table:table-cell table:formula="of:=[.H37]/[.B37]" office:value-type="float" office:value="3.36454299544796" calcext:value-type="float">
            <text:p>3.3645429954479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5064729.2" calcext:value-type="float">
            <text:p>5064729.2</text:p>
          </table:table-cell>
          <table:table-cell table:number-columns-repeated="4" table:style-name="Default" office:value-type="float" office:value="21982772" calcext:value-type="float">
            <text:p>21982772</text:p>
          </table:table-cell>
          <table:table-cell office:value-type="float" office:value="21982772" calcext:value-type="float">
            <text:p>21982772</text:p>
          </table:table-cell>
          <table:table-cell office:value-type="float" office:value="17631984" calcext:value-type="float">
            <text:p>17631984</text:p>
          </table:table-cell>
          <table:table-cell table:number-columns-repeated="2"/>
          <table:table-cell table:style-name="ce1" table:formula="of:=[.B38]/[.B38]" office:value-type="float" office:value="1" calcext:value-type="float">
            <text:p>1</text:p>
          </table:table-cell>
          <table:table-cell table:style-name="ce1" table:formula="of:=[.C38]/[.B38]" office:value-type="float" office:value="4.34036473262973" calcext:value-type="float">
            <text:p>4.34036473262973</text:p>
          </table:table-cell>
          <table:table-cell table:style-name="ce1" table:formula="of:=[.D38]/[.B38]" office:value-type="float" office:value="4.34036473262973" calcext:value-type="float">
            <text:p>4.34036473262973</text:p>
          </table:table-cell>
          <table:table-cell table:style-name="ce1" table:formula="of:=[.E38]/[.B38]" office:value-type="float" office:value="4.34036473262973" calcext:value-type="float">
            <text:p>4.34036473262973</text:p>
          </table:table-cell>
          <table:table-cell table:style-name="ce1" table:formula="of:=[.F38]/[.B38]" office:value-type="float" office:value="4.34036473262973" calcext:value-type="float">
            <text:p>4.34036473262973</text:p>
          </table:table-cell>
          <table:table-cell table:formula="of:=[.G38]/[.B38]" office:value-type="float" office:value="4.34036473262973" calcext:value-type="float">
            <text:p>4.34036473262973</text:p>
          </table:table-cell>
          <table:table-cell table:formula="of:=[.H38]/[.B38]" office:value-type="float" office:value="3.48132808364167" calcext:value-type="float">
            <text:p>3.4813280836416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5108375.2" calcext:value-type="float">
            <text:p>5108375.2</text:p>
          </table:table-cell>
          <table:table-cell table:number-columns-repeated="4" table:style-name="Default" office:value-type="float" office:value="21992392" calcext:value-type="float">
            <text:p>21992392</text:p>
          </table:table-cell>
          <table:table-cell office:value-type="float" office:value="21992392" calcext:value-type="float">
            <text:p>21992392</text:p>
          </table:table-cell>
          <table:table-cell office:value-type="float" office:value="17660844" calcext:value-type="float">
            <text:p>17660844</text:p>
          </table:table-cell>
          <table:table-cell table:number-columns-repeated="2"/>
          <table:table-cell table:style-name="ce1" table:formula="of:=[.B39]/[.B39]" office:value-type="float" office:value="1" calcext:value-type="float">
            <text:p>1</text:p>
          </table:table-cell>
          <table:table-cell table:style-name="ce1" table:formula="of:=[.C39]/[.B39]" office:value-type="float" office:value="4.30516380237693" calcext:value-type="float">
            <text:p>4.30516380237693</text:p>
          </table:table-cell>
          <table:table-cell table:style-name="ce1" table:formula="of:=[.D39]/[.B39]" office:value-type="float" office:value="4.30516380237693" calcext:value-type="float">
            <text:p>4.30516380237693</text:p>
          </table:table-cell>
          <table:table-cell table:style-name="ce1" table:formula="of:=[.E39]/[.B39]" office:value-type="float" office:value="4.30516380237693" calcext:value-type="float">
            <text:p>4.30516380237693</text:p>
          </table:table-cell>
          <table:table-cell table:style-name="ce1" table:formula="of:=[.F39]/[.B39]" office:value-type="float" office:value="4.30516380237693" calcext:value-type="float">
            <text:p>4.30516380237693</text:p>
          </table:table-cell>
          <table:table-cell table:formula="of:=[.G39]/[.B39]" office:value-type="float" office:value="4.30516380237693" calcext:value-type="float">
            <text:p>4.30516380237693</text:p>
          </table:table-cell>
          <table:table-cell table:formula="of:=[.H39]/[.B39]" office:value-type="float" office:value="3.45723313354117" calcext:value-type="float">
            <text:p>3.4572331335411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13082501.4" calcext:value-type="float">
            <text:p>13082501.4</text:p>
          </table:table-cell>
          <table:table-cell table:number-columns-repeated="4" table:style-name="Default" office:value-type="float" office:value="13082501.4" calcext:value-type="float">
            <text:p>13082501.4</text:p>
          </table:table-cell>
          <table:table-cell office:value-type="float" office:value="13082501.4" calcext:value-type="float">
            <text:p>13082501.4</text:p>
          </table:table-cell>
          <table:table-cell office:value-type="float" office:value="28537707.4" calcext:value-type="float">
            <text:p>28537707.4</text:p>
          </table:table-cell>
          <table:table-cell table:number-columns-repeated="2"/>
          <table:table-cell table:style-name="ce1" table:formula="of:=[.B40]/[.B40]" office:value-type="float" office:value="1" calcext:value-type="float">
            <text:p>1</text:p>
          </table:table-cell>
          <table:table-cell table:style-name="ce1" table:formula="of:=[.C40]/[.B40]" office:value-type="float" office:value="1" calcext:value-type="float">
            <text:p>1</text:p>
          </table:table-cell>
          <table:table-cell table:style-name="ce1" table:formula="of:=[.D40]/[.B40]" office:value-type="float" office:value="1" calcext:value-type="float">
            <text:p>1</text:p>
          </table:table-cell>
          <table:table-cell table:style-name="ce1" table:formula="of:=[.E40]/[.B40]" office:value-type="float" office:value="1" calcext:value-type="float">
            <text:p>1</text:p>
          </table:table-cell>
          <table:table-cell table:style-name="ce1" table:formula="of:=[.F40]/[.B40]" office:value-type="float" office:value="1" calcext:value-type="float">
            <text:p>1</text:p>
          </table:table-cell>
          <table:table-cell table:formula="of:=[.G40]/[.B40]" office:value-type="float" office:value="1" calcext:value-type="float">
            <text:p>1</text:p>
          </table:table-cell>
          <table:table-cell table:formula="of:=[.H40]/[.B40]" office:value-type="float" office:value="2.18136475032214" calcext:value-type="float">
            <text:p>2.1813647503221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8469037.4" calcext:value-type="float">
            <text:p>8469037.4</text:p>
          </table:table-cell>
          <table:table-cell table:number-columns-repeated="4" table:style-name="Default" office:value-type="float" office:value="23093974" calcext:value-type="float">
            <text:p>23093974</text:p>
          </table:table-cell>
          <table:table-cell office:value-type="float" office:value="23093974" calcext:value-type="float">
            <text:p>23093974</text:p>
          </table:table-cell>
          <table:table-cell office:value-type="float" office:value="20134466.4" calcext:value-type="float">
            <text:p>20134466.4</text:p>
          </table:table-cell>
          <table:table-cell table:number-columns-repeated="2"/>
          <table:table-cell table:style-name="ce1" table:formula="of:=[.B41]/[.B41]" office:value-type="float" office:value="1" calcext:value-type="float">
            <text:p>1</text:p>
          </table:table-cell>
          <table:table-cell table:style-name="ce1" table:formula="of:=[.C41]/[.B41]" office:value-type="float" office:value="2.7268711790079" calcext:value-type="float">
            <text:p>2.7268711790079</text:p>
          </table:table-cell>
          <table:table-cell table:style-name="ce1" table:formula="of:=[.D41]/[.B41]" office:value-type="float" office:value="2.7268711790079" calcext:value-type="float">
            <text:p>2.7268711790079</text:p>
          </table:table-cell>
          <table:table-cell table:style-name="ce1" table:formula="of:=[.E41]/[.B41]" office:value-type="float" office:value="2.7268711790079" calcext:value-type="float">
            <text:p>2.7268711790079</text:p>
          </table:table-cell>
          <table:table-cell table:style-name="ce1" table:formula="of:=[.F41]/[.B41]" office:value-type="float" office:value="2.7268711790079" calcext:value-type="float">
            <text:p>2.7268711790079</text:p>
          </table:table-cell>
          <table:table-cell table:formula="of:=[.G41]/[.B41]" office:value-type="float" office:value="2.7268711790079" calcext:value-type="float">
            <text:p>2.7268711790079</text:p>
          </table:table-cell>
          <table:table-cell table:formula="of:=[.H41]/[.B41]" office:value-type="float" office:value="2.37742088610921" calcext:value-type="float">
            <text:p>2.3774208861092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4315708.4" calcext:value-type="float">
            <text:p>4315708.4</text:p>
          </table:table-cell>
          <table:table-cell table:number-columns-repeated="4" table:style-name="Default" office:value-type="float" office:value="5234738.4" calcext:value-type="float">
            <text:p>5234738.4</text:p>
          </table:table-cell>
          <table:table-cell office:value-type="float" office:value="5234738.4" calcext:value-type="float">
            <text:p>5234738.4</text:p>
          </table:table-cell>
          <table:table-cell office:value-type="float" office:value="28901350.4" calcext:value-type="float">
            <text:p>28901350.4</text:p>
          </table:table-cell>
          <table:table-cell table:number-columns-repeated="2"/>
          <table:table-cell table:style-name="ce1" table:formula="of:=[.B42]/[.B42]" office:value-type="float" office:value="1" calcext:value-type="float">
            <text:p>1</text:p>
          </table:table-cell>
          <table:table-cell table:style-name="ce1" table:formula="of:=[.C42]/[.B42]" office:value-type="float" office:value="1.21294997595296" calcext:value-type="float">
            <text:p>1.21294997595296</text:p>
          </table:table-cell>
          <table:table-cell table:style-name="ce1" table:formula="of:=[.D42]/[.B42]" office:value-type="float" office:value="1.21294997595296" calcext:value-type="float">
            <text:p>1.21294997595296</text:p>
          </table:table-cell>
          <table:table-cell table:style-name="ce1" table:formula="of:=[.E42]/[.B42]" office:value-type="float" office:value="1.21294997595296" calcext:value-type="float">
            <text:p>1.21294997595296</text:p>
          </table:table-cell>
          <table:table-cell table:style-name="ce1" table:formula="of:=[.F42]/[.B42]" office:value-type="float" office:value="1.21294997595296" calcext:value-type="float">
            <text:p>1.21294997595296</text:p>
          </table:table-cell>
          <table:table-cell table:formula="of:=[.G42]/[.B42]" office:value-type="float" office:value="1.21294997595296" calcext:value-type="float">
            <text:p>1.21294997595296</text:p>
          </table:table-cell>
          <table:table-cell table:formula="of:=[.H42]/[.B42]" office:value-type="float" office:value="6.696780162441" calcext:value-type="float">
            <text:p>6.69678016244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286384.599999998" calcext:value-type="float">
            <text:p>286384.599999998</text:p>
          </table:table-cell>
          <table:table-cell table:number-columns-repeated="2" table:style-name="Default" office:value-type="float" office:value="286320.6" calcext:value-type="float">
            <text:p>286320.6</text:p>
          </table:table-cell>
          <table:table-cell table:style-name="Default" office:value-type="float" office:value="288496.6" calcext:value-type="float">
            <text:p>288496.6</text:p>
          </table:table-cell>
          <table:table-cell table:style-name="Default" office:value-type="float" office:value="286626.2" calcext:value-type="float">
            <text:p>286626.2</text:p>
          </table:table-cell>
          <table:table-cell office:value-type="float" office:value="286626.2" calcext:value-type="float">
            <text:p>286626.2</text:p>
          </table:table-cell>
          <table:table-cell office:value-type="float" office:value="295118.6" calcext:value-type="float">
            <text:p>295118.6</text:p>
          </table:table-cell>
          <table:table-cell table:number-columns-repeated="2"/>
          <table:table-cell table:style-name="ce1" table:formula="of:=[.B43]/[.B43]" office:value-type="float" office:value="1" calcext:value-type="float">
            <text:p>1</text:p>
          </table:table-cell>
          <table:table-cell table:style-name="ce1" table:formula="of:=[.C43]/[.B43]" office:value-type="float" office:value="0.999776524296356" calcext:value-type="float">
            <text:p>0.999776524296356</text:p>
          </table:table-cell>
          <table:table-cell table:style-name="ce1" table:formula="of:=[.D43]/[.B43]" office:value-type="float" office:value="0.999776524296356" calcext:value-type="float">
            <text:p>0.999776524296356</text:p>
          </table:table-cell>
          <table:table-cell table:style-name="ce1" table:formula="of:=[.E43]/[.B43]" office:value-type="float" office:value="1.00737469822051" calcext:value-type="float">
            <text:p>1.00737469822051</text:p>
          </table:table-cell>
          <table:table-cell table:style-name="ce1" table:formula="of:=[.F43]/[.B43]" office:value-type="float" office:value="1.00084362078129" calcext:value-type="float">
            <text:p>1.00084362078129</text:p>
          </table:table-cell>
          <table:table-cell table:formula="of:=[.G43]/[.B43]" office:value-type="float" office:value="1.00084362078129" calcext:value-type="float">
            <text:p>1.00084362078129</text:p>
          </table:table-cell>
          <table:table-cell table:formula="of:=[.H43]/[.B43]" office:value-type="float" office:value="1.03049744993272" calcext:value-type="float">
            <text:p>1.0304974499327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2128057.2" calcext:value-type="float">
            <text:p>2128057.2</text:p>
          </table:table-cell>
          <table:table-cell table:number-columns-repeated="2" table:style-name="Default" office:value-type="float" office:value="2128057.2" calcext:value-type="float">
            <text:p>2128057.2</text:p>
          </table:table-cell>
          <table:table-cell table:style-name="Default" office:value-type="float" office:value="2991761.2" calcext:value-type="float">
            <text:p>2991761.2</text:p>
          </table:table-cell>
          <table:table-cell table:style-name="Default" office:value-type="float" office:value="2276943.2" calcext:value-type="float">
            <text:p>2276943.2</text:p>
          </table:table-cell>
          <table:table-cell table:number-columns-repeated="2" office:value-type="float" office:value="2128057.2" calcext:value-type="float">
            <text:p>2128057.2</text:p>
          </table:table-cell>
          <table:table-cell table:number-columns-repeated="2"/>
          <table:table-cell table:style-name="ce1" table:formula="of:=[.B44]/[.B44]" office:value-type="float" office:value="1" calcext:value-type="float">
            <text:p>1</text:p>
          </table:table-cell>
          <table:table-cell table:style-name="ce1" table:formula="of:=[.C44]/[.B44]" office:value-type="float" office:value="1" calcext:value-type="float">
            <text:p>1</text:p>
          </table:table-cell>
          <table:table-cell table:style-name="ce1" table:formula="of:=[.D44]/[.B44]" office:value-type="float" office:value="1" calcext:value-type="float">
            <text:p>1</text:p>
          </table:table-cell>
          <table:table-cell table:style-name="ce1" table:formula="of:=[.E44]/[.B44]" office:value-type="float" office:value="1.40586503031968" calcext:value-type="float">
            <text:p>1.40586503031968</text:p>
          </table:table-cell>
          <table:table-cell table:style-name="ce1" table:formula="of:=[.F44]/[.B44]" office:value-type="float" office:value="1.06996334497024" calcext:value-type="float">
            <text:p>1.06996334497024</text:p>
          </table:table-cell>
          <table:table-cell table:formula="of:=[.G44]/[.B44]" office:value-type="float" office:value="1" calcext:value-type="float">
            <text:p>1</text:p>
          </table:table-cell>
          <table:table-cell table:formula="of:=[.H44]/[.B44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1066732" calcext:value-type="float">
            <text:p>1066732</text:p>
          </table:table-cell>
          <table:table-cell table:style-name="Default" office:value-type="float" office:value="1222171" calcext:value-type="float">
            <text:p>1222171</text:p>
          </table:table-cell>
          <table:table-cell table:style-name="Default" office:value-type="float" office:value="1066732" calcext:value-type="float">
            <text:p>1066732</text:p>
          </table:table-cell>
          <table:table-cell table:style-name="Default" office:value-type="float" office:value="893397" calcext:value-type="float">
            <text:p>893397</text:p>
          </table:table-cell>
          <table:table-cell table:style-name="Default" office:value-type="float" office:value="1066732" calcext:value-type="float">
            <text:p>1066732</text:p>
          </table:table-cell>
          <table:table-cell office:value-type="float" office:value="1066732" calcext:value-type="float">
            <text:p>1066732</text:p>
          </table:table-cell>
          <table:table-cell office:value-type="float" office:value="893397" calcext:value-type="float">
            <text:p>893397</text:p>
          </table:table-cell>
          <table:table-cell table:number-columns-repeated="2"/>
          <table:table-cell table:style-name="ce1" table:formula="of:=[.B45]/[.B45]" office:value-type="float" office:value="1" calcext:value-type="float">
            <text:p>1</text:p>
          </table:table-cell>
          <table:table-cell table:style-name="ce1" table:formula="of:=[.C45]/[.B45]" office:value-type="float" office:value="1.14571513744783" calcext:value-type="float">
            <text:p>1.14571513744783</text:p>
          </table:table-cell>
          <table:table-cell table:style-name="ce1" table:formula="of:=[.D45]/[.B45]" office:value-type="float" office:value="1" calcext:value-type="float">
            <text:p>1</text:p>
          </table:table-cell>
          <table:table-cell table:style-name="ce1" table:formula="of:=[.E45]/[.B45]" office:value-type="float" office:value="0.837508390111106" calcext:value-type="float">
            <text:p>0.837508390111106</text:p>
          </table:table-cell>
          <table:table-cell table:style-name="ce1" table:formula="of:=[.F45]/[.B45]" office:value-type="float" office:value="1" calcext:value-type="float">
            <text:p>1</text:p>
          </table:table-cell>
          <table:table-cell table:formula="of:=[.G45]/[.B45]" office:value-type="float" office:value="1" calcext:value-type="float">
            <text:p>1</text:p>
          </table:table-cell>
          <table:table-cell table:formula="of:=[.H45]/[.B45]" office:value-type="float" office:value="0.837508390111106" calcext:value-type="float">
            <text:p>0.83750839011110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1244880" calcext:value-type="float">
            <text:p>1244880</text:p>
          </table:table-cell>
          <table:table-cell table:style-name="Default" office:value-type="float" office:value="1298021" calcext:value-type="float">
            <text:p>1298021</text:p>
          </table:table-cell>
          <table:table-cell table:style-name="Default" office:value-type="float" office:value="1244880" calcext:value-type="float">
            <text:p>1244880</text:p>
          </table:table-cell>
          <table:table-cell table:style-name="Default" office:value-type="float" office:value="897782" calcext:value-type="float">
            <text:p>897782</text:p>
          </table:table-cell>
          <table:table-cell table:style-name="Default" office:value-type="float" office:value="1244880" calcext:value-type="float">
            <text:p>1244880</text:p>
          </table:table-cell>
          <table:table-cell office:value-type="float" office:value="1244880" calcext:value-type="float">
            <text:p>1244880</text:p>
          </table:table-cell>
          <table:table-cell office:value-type="float" office:value="897782" calcext:value-type="float">
            <text:p>897782</text:p>
          </table:table-cell>
          <table:table-cell table:number-columns-repeated="2"/>
          <table:table-cell table:style-name="ce1" table:formula="of:=[.B46]/[.B46]" office:value-type="float" office:value="1" calcext:value-type="float">
            <text:p>1</text:p>
          </table:table-cell>
          <table:table-cell table:style-name="ce1" table:formula="of:=[.C46]/[.B46]" office:value-type="float" office:value="1.0426876486087" calcext:value-type="float">
            <text:p>1.0426876486087</text:p>
          </table:table-cell>
          <table:table-cell table:style-name="ce1" table:formula="of:=[.D46]/[.B46]" office:value-type="float" office:value="1" calcext:value-type="float">
            <text:p>1</text:p>
          </table:table-cell>
          <table:table-cell table:style-name="ce1" table:formula="of:=[.E46]/[.B46]" office:value-type="float" office:value="0.721179551442709" calcext:value-type="float">
            <text:p>0.721179551442709</text:p>
          </table:table-cell>
          <table:table-cell table:style-name="ce1" table:formula="of:=[.F46]/[.B46]" office:value-type="float" office:value="1" calcext:value-type="float">
            <text:p>1</text:p>
          </table:table-cell>
          <table:table-cell table:formula="of:=[.G46]/[.B46]" office:value-type="float" office:value="1" calcext:value-type="float">
            <text:p>1</text:p>
          </table:table-cell>
          <table:table-cell table:formula="of:=[.H46]/[.B46]" office:value-type="float" office:value="0.721179551442709" calcext:value-type="float">
            <text:p>0.72117955144270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917986.6" calcext:value-type="float">
            <text:p>917986.6</text:p>
          </table:table-cell>
          <table:table-cell table:number-columns-repeated="4" table:style-name="Default" office:value-type="float" office:value="917986.6" calcext:value-type="float">
            <text:p>917986.6</text:p>
          </table:table-cell>
          <table:table-cell office:value-type="float" office:value="917986.6" calcext:value-type="float">
            <text:p>917986.6</text:p>
          </table:table-cell>
          <table:table-cell office:value-type="float" office:value="1612562.6" calcext:value-type="float">
            <text:p>1612562.6</text:p>
          </table:table-cell>
          <table:table-cell table:style-name="ce7"/>
          <table:table-cell/>
          <table:table-cell table:style-name="ce3" table:formula="of:=[.B47]/[.B47]" office:value-type="float" office:value="1" calcext:value-type="float">
            <text:p>1</text:p>
          </table:table-cell>
          <table:table-cell table:style-name="ce3" table:formula="of:=[.C47]/[.B47]" office:value-type="float" office:value="1" calcext:value-type="float">
            <text:p>1</text:p>
          </table:table-cell>
          <table:table-cell table:style-name="ce3" table:formula="of:=[.D47]/[.B47]" office:value-type="float" office:value="1" calcext:value-type="float">
            <text:p>1</text:p>
          </table:table-cell>
          <table:table-cell table:style-name="ce3" table:formula="of:=[.E47]/[.B47]" office:value-type="float" office:value="1" calcext:value-type="float">
            <text:p>1</text:p>
          </table:table-cell>
          <table:table-cell table:style-name="ce3" table:formula="of:=[.F47]/[.B47]" office:value-type="float" office:value="1" calcext:value-type="float">
            <text:p>1</text:p>
          </table:table-cell>
          <table:table-cell table:style-name="ce5" table:formula="of:=[.G47]/[.B47]" office:value-type="float" office:value="1" calcext:value-type="float">
            <text:p>1</text:p>
          </table:table-cell>
          <table:table-cell table:style-name="ce5" table:formula="of:=[.H47]/[.B47]" office:value-type="float" office:value="1.75662978087044" calcext:value-type="float">
            <text:p>1.75662978087044</text:p>
          </table:table-cell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number-columns-repeated="5" table:style-name="Default" office:value-type="float" office:value="178174.6" calcext:value-type="float">
            <text:p>178174.6</text:p>
          </table:table-cell>
          <table:table-cell office:value-type="float" office:value="178174.6" calcext:value-type="float">
            <text:p>178174.6</text:p>
          </table:table-cell>
          <table:table-cell office:value-type="float" office:value="245109.6" calcext:value-type="float">
            <text:p>245109.6</text:p>
          </table:table-cell>
          <table:table-cell table:number-columns-repeated="2"/>
          <table:table-cell table:style-name="ce1" table:formula="of:=[.B48]/[.B48]" office:value-type="float" office:value="1" calcext:value-type="float">
            <text:p>1</text:p>
          </table:table-cell>
          <table:table-cell table:style-name="ce1" table:formula="of:=[.C48]/[.B48]" office:value-type="float" office:value="1" calcext:value-type="float">
            <text:p>1</text:p>
          </table:table-cell>
          <table:table-cell table:style-name="ce1" table:formula="of:=[.D48]/[.B48]" office:value-type="float" office:value="1" calcext:value-type="float">
            <text:p>1</text:p>
          </table:table-cell>
          <table:table-cell table:style-name="ce1" table:formula="of:=[.E48]/[.B48]" office:value-type="float" office:value="1" calcext:value-type="float">
            <text:p>1</text:p>
          </table:table-cell>
          <table:table-cell table:style-name="ce1" table:formula="of:=[.F48]/[.B48]" office:value-type="float" office:value="1" calcext:value-type="float">
            <text:p>1</text:p>
          </table:table-cell>
          <table:table-cell table:formula="of:=[.G48]/[.B48]" office:value-type="float" office:value="1" calcext:value-type="float">
            <text:p>1</text:p>
          </table:table-cell>
          <table:table-cell table:formula="of:=[.H48]/[.B48]" office:value-type="float" office:value="1.37567083074692" calcext:value-type="float">
            <text:p>1.3756708307469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number-columns-repeated="5" table:style-name="Default" office:value-type="float" office:value="7269504.6" calcext:value-type="float">
            <text:p>7269504.6</text:p>
          </table:table-cell>
          <table:table-cell office:value-type="float" office:value="7269504.6" calcext:value-type="float">
            <text:p>7269504.6</text:p>
          </table:table-cell>
          <table:table-cell office:value-type="float" office:value="10785410.6" calcext:value-type="float">
            <text:p>10785410.6</text:p>
          </table:table-cell>
          <table:table-cell table:number-columns-repeated="2"/>
          <table:table-cell table:style-name="ce1" table:formula="of:=[.B49]/[.B49]" office:value-type="float" office:value="1" calcext:value-type="float">
            <text:p>1</text:p>
          </table:table-cell>
          <table:table-cell table:style-name="ce1" table:formula="of:=[.C49]/[.B49]" office:value-type="float" office:value="1" calcext:value-type="float">
            <text:p>1</text:p>
          </table:table-cell>
          <table:table-cell table:style-name="ce1" table:formula="of:=[.D49]/[.B49]" office:value-type="float" office:value="1" calcext:value-type="float">
            <text:p>1</text:p>
          </table:table-cell>
          <table:table-cell table:style-name="ce1" table:formula="of:=[.E49]/[.B49]" office:value-type="float" office:value="1" calcext:value-type="float">
            <text:p>1</text:p>
          </table:table-cell>
          <table:table-cell table:style-name="ce1" table:formula="of:=[.F49]/[.B49]" office:value-type="float" office:value="1" calcext:value-type="float">
            <text:p>1</text:p>
          </table:table-cell>
          <table:table-cell table:formula="of:=[.G49]/[.B49]" office:value-type="float" office:value="1" calcext:value-type="float">
            <text:p>1</text:p>
          </table:table-cell>
          <table:table-cell table:formula="of:=[.H49]/[.B49]" office:value-type="float" office:value="1.48365138939454" calcext:value-type="float">
            <text:p>1.4836513893945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55430.8000000001" calcext:value-type="float">
            <text:p>55430.8000000001</text:p>
          </table:table-cell>
          <table:table-cell table:number-columns-repeated="4" table:style-name="Default" office:value-type="float" office:value="55430.8" calcext:value-type="float">
            <text:p>55430.8</text:p>
          </table:table-cell>
          <table:table-cell office:value-type="float" office:value="55430.8" calcext:value-type="float">
            <text:p>55430.8</text:p>
          </table:table-cell>
          <table:table-cell office:value-type="float" office:value="54372.8" calcext:value-type="float">
            <text:p>54372.8</text:p>
          </table:table-cell>
          <table:table-cell table:number-columns-repeated="2"/>
          <table:table-cell table:style-name="ce1" table:formula="of:=[.B50]/[.B50]" office:value-type="float" office:value="1" calcext:value-type="float">
            <text:p>1</text:p>
          </table:table-cell>
          <table:table-cell table:style-name="ce1" table:formula="of:=[.C50]/[.B50]" office:value-type="float" office:value="0.999999999999999" calcext:value-type="float">
            <text:p>0.999999999999999</text:p>
          </table:table-cell>
          <table:table-cell table:style-name="ce1" table:formula="of:=[.D50]/[.B50]" office:value-type="float" office:value="0.999999999999999" calcext:value-type="float">
            <text:p>0.999999999999999</text:p>
          </table:table-cell>
          <table:table-cell table:style-name="ce1" table:formula="of:=[.E50]/[.B50]" office:value-type="float" office:value="0.999999999999999" calcext:value-type="float">
            <text:p>0.999999999999999</text:p>
          </table:table-cell>
          <table:table-cell table:style-name="ce1" table:formula="of:=[.F50]/[.B50]" office:value-type="float" office:value="0.999999999999999" calcext:value-type="float">
            <text:p>0.999999999999999</text:p>
          </table:table-cell>
          <table:table-cell table:formula="of:=[.G50]/[.B50]" office:value-type="float" office:value="0.999999999999999" calcext:value-type="float">
            <text:p>0.999999999999999</text:p>
          </table:table-cell>
          <table:table-cell table:formula="of:=[.H50]/[.B50]" office:value-type="float" office:value="0.980913138543914" calcext:value-type="float">
            <text:p>0.98091313854391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9716.8" calcext:value-type="float">
            <text:p>9716.8</text:p>
          </table:table-cell>
          <table:table-cell table:number-columns-repeated="3" table:style-name="Default" office:value-type="float" office:value="9821.8" calcext:value-type="float">
            <text:p>9821.8</text:p>
          </table:table-cell>
          <table:table-cell table:style-name="Default" office:value-type="float" office:value="9940.8" calcext:value-type="float">
            <text:p>9940.8</text:p>
          </table:table-cell>
          <table:table-cell table:number-columns-repeated="2" office:value-type="float" office:value="9821.8" calcext:value-type="float">
            <text:p>9821.8</text:p>
          </table:table-cell>
          <table:table-cell table:number-columns-repeated="2"/>
          <table:table-cell table:style-name="ce1" table:formula="of:=[.B51]/[.B51]" office:value-type="float" office:value="1" calcext:value-type="float">
            <text:p>1</text:p>
          </table:table-cell>
          <table:table-cell table:style-name="ce1" table:formula="of:=[.C51]/[.B51]" office:value-type="float" office:value="1.01080602667545" calcext:value-type="float">
            <text:p>1.01080602667545</text:p>
          </table:table-cell>
          <table:table-cell table:style-name="ce1" table:formula="of:=[.D51]/[.B51]" office:value-type="float" office:value="1.01080602667545" calcext:value-type="float">
            <text:p>1.01080602667545</text:p>
          </table:table-cell>
          <table:table-cell table:style-name="ce1" table:formula="of:=[.E51]/[.B51]" office:value-type="float" office:value="1.01080602667545" calcext:value-type="float">
            <text:p>1.01080602667545</text:p>
          </table:table-cell>
          <table:table-cell table:style-name="ce1" table:formula="of:=[.F51]/[.B51]" office:value-type="float" office:value="1.02305285690762" calcext:value-type="float">
            <text:p>1.02305285690762</text:p>
          </table:table-cell>
          <table:table-cell table:formula="of:=[.G51]/[.B51]" office:value-type="float" office:value="1.01080602667545" calcext:value-type="float">
            <text:p>1.01080602667545</text:p>
          </table:table-cell>
          <table:table-cell table:formula="of:=[.H51]/[.B51]" office:value-type="float" office:value="1.01080602667545" calcext:value-type="float">
            <text:p>1.0108060266754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1240499.8" calcext:value-type="float">
            <text:p>1240499.8</text:p>
          </table:table-cell>
          <table:table-cell table:style-name="Default" office:value-type="float" office:value="2284563.2" calcext:value-type="float">
            <text:p>2284563.2</text:p>
          </table:table-cell>
          <table:table-cell table:style-name="Default" office:value-type="float" office:value="1230823.8" calcext:value-type="float">
            <text:p>1230823.8</text:p>
          </table:table-cell>
          <table:table-cell table:style-name="Default" office:value-type="float" office:value="2284563.2" calcext:value-type="float">
            <text:p>2284563.2</text:p>
          </table:table-cell>
          <table:table-cell table:style-name="Default" office:value-type="float" office:value="1322709.8" calcext:value-type="float">
            <text:p>1322709.8</text:p>
          </table:table-cell>
          <table:table-cell office:value-type="float" office:value="1230823.8" calcext:value-type="float">
            <text:p>1230823.8</text:p>
          </table:table-cell>
          <table:table-cell office:value-type="float" office:value="2204118.2" calcext:value-type="float">
            <text:p>2204118.2</text:p>
          </table:table-cell>
          <table:table-cell table:number-columns-repeated="2"/>
          <table:table-cell table:style-name="ce1" table:formula="of:=[.B52]/[.B52]" office:value-type="float" office:value="1" calcext:value-type="float">
            <text:p>1</text:p>
          </table:table-cell>
          <table:table-cell table:style-name="ce1" table:formula="of:=[.C52]/[.B52]" office:value-type="float" office:value="1.84164737471139" calcext:value-type="float">
            <text:p>1.84164737471139</text:p>
          </table:table-cell>
          <table:table-cell table:style-name="ce1" table:formula="of:=[.D52]/[.B52]" office:value-type="float" office:value="0.992199918129774" calcext:value-type="float">
            <text:p>0.992199918129774</text:p>
          </table:table-cell>
          <table:table-cell table:style-name="ce1" table:formula="of:=[.E52]/[.B52]" office:value-type="float" office:value="1.84164737471139" calcext:value-type="float">
            <text:p>1.84164737471139</text:p>
          </table:table-cell>
          <table:table-cell table:style-name="ce1" table:formula="of:=[.F52]/[.B52]" office:value-type="float" office:value="1.06627167533602" calcext:value-type="float">
            <text:p>1.06627167533602</text:p>
          </table:table-cell>
          <table:table-cell table:formula="of:=[.G52]/[.B52]" office:value-type="float" office:value="0.992199918129774" calcext:value-type="float">
            <text:p>0.992199918129774</text:p>
          </table:table-cell>
          <table:table-cell table:formula="of:=[.H52]/[.B52]" office:value-type="float" office:value="1.77679851298646" calcext:value-type="float">
            <text:p>1.7767985129864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1185259.8" calcext:value-type="float">
            <text:p>1185259.8</text:p>
          </table:table-cell>
          <table:table-cell table:style-name="Default" office:value-type="float" office:value="1451217.8" calcext:value-type="float">
            <text:p>1451217.8</text:p>
          </table:table-cell>
          <table:table-cell table:style-name="Default" office:value-type="float" office:value="1187857.8" calcext:value-type="float">
            <text:p>1187857.8</text:p>
          </table:table-cell>
          <table:table-cell table:style-name="Default" office:value-type="float" office:value="839670.8" calcext:value-type="float">
            <text:p>839670.8</text:p>
          </table:table-cell>
          <table:table-cell table:style-name="Default" office:value-type="float" office:value="1279743.8" calcext:value-type="float">
            <text:p>1279743.8</text:p>
          </table:table-cell>
          <table:table-cell office:value-type="float" office:value="1187857.8" calcext:value-type="float">
            <text:p>1187857.8</text:p>
          </table:table-cell>
          <table:table-cell office:value-type="float" office:value="1032820.8" calcext:value-type="float">
            <text:p>1032820.8</text:p>
          </table:table-cell>
          <table:table-cell table:number-columns-repeated="2"/>
          <table:table-cell table:style-name="ce1" table:formula="of:=[.B53]/[.B53]" office:value-type="float" office:value="1" calcext:value-type="float">
            <text:p>1</text:p>
          </table:table-cell>
          <table:table-cell table:style-name="ce1" table:formula="of:=[.C53]/[.B53]" office:value-type="float" office:value="1.22438793587701" calcext:value-type="float">
            <text:p>1.22438793587701</text:p>
          </table:table-cell>
          <table:table-cell table:style-name="ce1" table:formula="of:=[.D53]/[.B53]" office:value-type="float" office:value="1.00219192450465" calcext:value-type="float">
            <text:p>1.00219192450465</text:p>
          </table:table-cell>
          <table:table-cell table:style-name="ce1" table:formula="of:=[.E53]/[.B53]" office:value-type="float" office:value="0.708427637552544" calcext:value-type="float">
            <text:p>0.708427637552544</text:p>
          </table:table-cell>
          <table:table-cell table:style-name="ce1" table:formula="of:=[.F53]/[.B53]" office:value-type="float" office:value="1.07971585638862" calcext:value-type="float">
            <text:p>1.07971585638862</text:p>
          </table:table-cell>
          <table:table-cell table:formula="of:=[.G53]/[.B53]" office:value-type="float" office:value="1.00219192450465" calcext:value-type="float">
            <text:p>1.00219192450465</text:p>
          </table:table-cell>
          <table:table-cell table:formula="of:=[.H53]/[.B53]" office:value-type="float" office:value="0.871387690698698" calcext:value-type="float">
            <text:p>0.87138769069869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288884.4" calcext:value-type="float">
            <text:p>288884.4</text:p>
          </table:table-cell>
          <table:table-cell table:number-columns-repeated="2" table:style-name="Default" office:value-type="float" office:value="301453" calcext:value-type="float">
            <text:p>301453</text:p>
          </table:table-cell>
          <table:table-cell table:style-name="Default" office:value-type="float" office:value="289516.4" calcext:value-type="float">
            <text:p>289516.4</text:p>
          </table:table-cell>
          <table:table-cell table:style-name="Default" office:value-type="float" office:value="295854" calcext:value-type="float">
            <text:p>295854</text:p>
          </table:table-cell>
          <table:table-cell office:value-type="float" office:value="301453" calcext:value-type="float">
            <text:p>301453</text:p>
          </table:table-cell>
          <table:table-cell office:value-type="float" office:value="346647" calcext:value-type="float">
            <text:p>346647</text:p>
          </table:table-cell>
          <table:table-cell table:number-columns-repeated="2"/>
          <table:table-cell table:style-name="ce1" table:formula="of:=[.B54]/[.B54]" office:value-type="float" office:value="1" calcext:value-type="float">
            <text:p>1</text:p>
          </table:table-cell>
          <table:table-cell table:style-name="ce1" table:formula="of:=[.C54]/[.B54]" office:value-type="float" office:value="1.04350736834526" calcext:value-type="float">
            <text:p>1.04350736834526</text:p>
          </table:table-cell>
          <table:table-cell table:style-name="ce1" table:formula="of:=[.D54]/[.B54]" office:value-type="float" office:value="1.04350736834526" calcext:value-type="float">
            <text:p>1.04350736834526</text:p>
          </table:table-cell>
          <table:table-cell table:style-name="ce1" table:formula="of:=[.E54]/[.B54]" office:value-type="float" office:value="1.00218772630159" calcext:value-type="float">
            <text:p>1.00218772630159</text:p>
          </table:table-cell>
          <table:table-cell table:style-name="ce1" table:formula="of:=[.F54]/[.B54]" office:value-type="float" office:value="1.02412591334112" calcext:value-type="float">
            <text:p>1.02412591334112</text:p>
          </table:table-cell>
          <table:table-cell table:formula="of:=[.G54]/[.B54]" office:value-type="float" office:value="1.04350736834526" calcext:value-type="float">
            <text:p>1.04350736834526</text:p>
          </table:table-cell>
          <table:table-cell table:formula="of:=[.H54]/[.B54]" office:value-type="float" office:value="1.19995056846268" calcext:value-type="float">
            <text:p>1.1999505684626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276921.999999994" calcext:value-type="float">
            <text:p>276921.999999994</text:p>
          </table:table-cell>
          <table:table-cell table:number-columns-repeated="4" table:style-name="Default" office:value-type="float" office:value="278908" calcext:value-type="float">
            <text:p>278908</text:p>
          </table:table-cell>
          <table:table-cell office:value-type="float" office:value="278908" calcext:value-type="float">
            <text:p>278908</text:p>
          </table:table-cell>
          <table:table-cell office:value-type="float" office:value="278885" calcext:value-type="float">
            <text:p>278885</text:p>
          </table:table-cell>
          <table:table-cell table:number-columns-repeated="2"/>
          <table:table-cell table:style-name="ce1" table:formula="of:=[.B55]/[.B55]" office:value-type="float" office:value="1" calcext:value-type="float">
            <text:p>1</text:p>
          </table:table-cell>
          <table:table-cell table:style-name="ce1" table:formula="of:=[.C55]/[.B55]" office:value-type="float" office:value="1.00717169455661" calcext:value-type="float">
            <text:p>1.00717169455661</text:p>
          </table:table-cell>
          <table:table-cell table:style-name="ce1" table:formula="of:=[.D55]/[.B55]" office:value-type="float" office:value="1.00717169455661" calcext:value-type="float">
            <text:p>1.00717169455661</text:p>
          </table:table-cell>
          <table:table-cell table:style-name="ce1" table:formula="of:=[.E55]/[.B55]" office:value-type="float" office:value="1.00717169455661" calcext:value-type="float">
            <text:p>1.00717169455661</text:p>
          </table:table-cell>
          <table:table-cell table:style-name="ce1" table:formula="of:=[.F55]/[.B55]" office:value-type="float" office:value="1.00717169455661" calcext:value-type="float">
            <text:p>1.00717169455661</text:p>
          </table:table-cell>
          <table:table-cell table:formula="of:=[.G55]/[.B55]" office:value-type="float" office:value="1.00717169455661" calcext:value-type="float">
            <text:p>1.00717169455661</text:p>
          </table:table-cell>
          <table:table-cell table:formula="of:=[.H55]/[.B55]" office:value-type="float" office:value="1.00708863867806" calcext:value-type="float">
            <text:p>1.0070886386780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359368" calcext:value-type="float">
            <text:p>359368</text:p>
          </table:table-cell>
          <table:table-cell table:number-columns-repeated="2" table:style-name="Default" office:value-type="float" office:value="359368" calcext:value-type="float">
            <text:p>359368</text:p>
          </table:table-cell>
          <table:table-cell table:style-name="Default" office:value-type="float" office:value="358127" calcext:value-type="float">
            <text:p>358127</text:p>
          </table:table-cell>
          <table:table-cell table:style-name="Default" office:value-type="float" office:value="359368" calcext:value-type="float">
            <text:p>359368</text:p>
          </table:table-cell>
          <table:table-cell office:value-type="float" office:value="359368" calcext:value-type="float">
            <text:p>359368</text:p>
          </table:table-cell>
          <table:table-cell office:value-type="float" office:value="447423" calcext:value-type="float">
            <text:p>447423</text:p>
          </table:table-cell>
          <table:table-cell table:number-columns-repeated="2"/>
          <table:table-cell table:style-name="ce1" table:formula="of:=[.B56]/[.B56]" office:value-type="float" office:value="1" calcext:value-type="float">
            <text:p>1</text:p>
          </table:table-cell>
          <table:table-cell table:style-name="ce1" table:formula="of:=[.C56]/[.B56]" office:value-type="float" office:value="1" calcext:value-type="float">
            <text:p>1</text:p>
          </table:table-cell>
          <table:table-cell table:style-name="ce1" table:formula="of:=[.D56]/[.B56]" office:value-type="float" office:value="1" calcext:value-type="float">
            <text:p>1</text:p>
          </table:table-cell>
          <table:table-cell table:style-name="ce1" table:formula="of:=[.E56]/[.B56]" office:value-type="float" office:value="0.996546715344717" calcext:value-type="float">
            <text:p>0.996546715344717</text:p>
          </table:table-cell>
          <table:table-cell table:style-name="ce1" table:formula="of:=[.F56]/[.B56]" office:value-type="float" office:value="1" calcext:value-type="float">
            <text:p>1</text:p>
          </table:table-cell>
          <table:table-cell table:formula="of:=[.G56]/[.B56]" office:value-type="float" office:value="1" calcext:value-type="float">
            <text:p>1</text:p>
          </table:table-cell>
          <table:table-cell table:formula="of:=[.H56]/[.B56]" office:value-type="float" office:value="1.24502738140291" calcext:value-type="float">
            <text:p>1.245027381402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5115567.6" calcext:value-type="float">
            <text:p>5115567.6</text:p>
          </table:table-cell>
          <table:table-cell table:number-columns-repeated="4" table:style-name="Default" office:value-type="float" office:value="5115567.6" calcext:value-type="float">
            <text:p>5115567.6</text:p>
          </table:table-cell>
          <table:table-cell office:value-type="float" office:value="5115567.6" calcext:value-type="float">
            <text:p>5115567.6</text:p>
          </table:table-cell>
          <table:table-cell office:value-type="float" office:value="4861597.6" calcext:value-type="float">
            <text:p>4861597.6</text:p>
          </table:table-cell>
          <table:table-cell table:number-columns-repeated="2"/>
          <table:table-cell table:style-name="ce1" table:formula="of:=[.B57]/[.B57]" office:value-type="float" office:value="1" calcext:value-type="float">
            <text:p>1</text:p>
          </table:table-cell>
          <table:table-cell table:style-name="ce1" table:formula="of:=[.C57]/[.B57]" office:value-type="float" office:value="1" calcext:value-type="float">
            <text:p>1</text:p>
          </table:table-cell>
          <table:table-cell table:style-name="ce1" table:formula="of:=[.D57]/[.B57]" office:value-type="float" office:value="1" calcext:value-type="float">
            <text:p>1</text:p>
          </table:table-cell>
          <table:table-cell table:style-name="ce1" table:formula="of:=[.E57]/[.B57]" office:value-type="float" office:value="1" calcext:value-type="float">
            <text:p>1</text:p>
          </table:table-cell>
          <table:table-cell table:style-name="ce1" table:formula="of:=[.F57]/[.B57]" office:value-type="float" office:value="1" calcext:value-type="float">
            <text:p>1</text:p>
          </table:table-cell>
          <table:table-cell table:formula="of:=[.G57]/[.B57]" office:value-type="float" office:value="1" calcext:value-type="float">
            <text:p>1</text:p>
          </table:table-cell>
          <table:table-cell table:formula="of:=[.H57]/[.B57]" office:value-type="float" office:value="0.950353505249349" calcext:value-type="float">
            <text:p>0.95035350524934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1661749.4" calcext:value-type="float">
            <text:p>1661749.4</text:p>
          </table:table-cell>
          <table:table-cell table:number-columns-repeated="4" table:style-name="Default" office:value-type="float" office:value="1661749.4" calcext:value-type="float">
            <text:p>1661749.4</text:p>
          </table:table-cell>
          <table:table-cell office:value-type="float" office:value="1661749.4" calcext:value-type="float">
            <text:p>1661749.4</text:p>
          </table:table-cell>
          <table:table-cell office:value-type="float" office:value="1662085.4" calcext:value-type="float">
            <text:p>1662085.4</text:p>
          </table:table-cell>
          <table:table-cell table:number-columns-repeated="2"/>
          <table:table-cell table:style-name="ce1" table:formula="of:=[.B58]/[.B58]" office:value-type="float" office:value="1" calcext:value-type="float">
            <text:p>1</text:p>
          </table:table-cell>
          <table:table-cell table:style-name="ce1" table:formula="of:=[.C58]/[.B58]" office:value-type="float" office:value="1" calcext:value-type="float">
            <text:p>1</text:p>
          </table:table-cell>
          <table:table-cell table:style-name="ce1" table:formula="of:=[.D58]/[.B58]" office:value-type="float" office:value="1" calcext:value-type="float">
            <text:p>1</text:p>
          </table:table-cell>
          <table:table-cell table:style-name="ce1" table:formula="of:=[.E58]/[.B58]" office:value-type="float" office:value="1" calcext:value-type="float">
            <text:p>1</text:p>
          </table:table-cell>
          <table:table-cell table:style-name="ce1" table:formula="of:=[.F58]/[.B58]" office:value-type="float" office:value="1" calcext:value-type="float">
            <text:p>1</text:p>
          </table:table-cell>
          <table:table-cell table:formula="of:=[.G58]/[.B58]" office:value-type="float" office:value="1" calcext:value-type="float">
            <text:p>1</text:p>
          </table:table-cell>
          <table:table-cell table:formula="of:=[.H58]/[.B58]" office:value-type="float" office:value="1.00020219655262" calcext:value-type="float">
            <text:p>1.0002021965526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1656870.4" calcext:value-type="float">
            <text:p>1656870.4</text:p>
          </table:table-cell>
          <table:table-cell table:number-columns-repeated="4" table:style-name="Default" office:value-type="float" office:value="1656870.4" calcext:value-type="float">
            <text:p>1656870.4</text:p>
          </table:table-cell>
          <table:table-cell office:value-type="float" office:value="1656870.4" calcext:value-type="float">
            <text:p>1656870.4</text:p>
          </table:table-cell>
          <table:table-cell office:value-type="float" office:value="1656978.4" calcext:value-type="float">
            <text:p>1656978.4</text:p>
          </table:table-cell>
          <table:table-cell table:number-columns-repeated="2"/>
          <table:table-cell table:style-name="ce1" table:formula="of:=[.B59]/[.B59]" office:value-type="float" office:value="1" calcext:value-type="float">
            <text:p>1</text:p>
          </table:table-cell>
          <table:table-cell table:style-name="ce1" table:formula="of:=[.C59]/[.B59]" office:value-type="float" office:value="1" calcext:value-type="float">
            <text:p>1</text:p>
          </table:table-cell>
          <table:table-cell table:style-name="ce1" table:formula="of:=[.D59]/[.B59]" office:value-type="float" office:value="1" calcext:value-type="float">
            <text:p>1</text:p>
          </table:table-cell>
          <table:table-cell table:style-name="ce1" table:formula="of:=[.E59]/[.B59]" office:value-type="float" office:value="1" calcext:value-type="float">
            <text:p>1</text:p>
          </table:table-cell>
          <table:table-cell table:style-name="ce1" table:formula="of:=[.F59]/[.B59]" office:value-type="float" office:value="1" calcext:value-type="float">
            <text:p>1</text:p>
          </table:table-cell>
          <table:table-cell table:formula="of:=[.G59]/[.B59]" office:value-type="float" office:value="1" calcext:value-type="float">
            <text:p>1</text:p>
          </table:table-cell>
          <table:table-cell table:formula="of:=[.H59]/[.B59]" office:value-type="float" office:value="1.0000651831308" calcext:value-type="float">
            <text:p>1.000065183130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12084046.6" calcext:value-type="float">
            <text:p>12084046.6</text:p>
          </table:table-cell>
          <table:table-cell table:number-columns-repeated="4" table:style-name="Default" office:value-type="float" office:value="12084046.6" calcext:value-type="float">
            <text:p>12084046.6</text:p>
          </table:table-cell>
          <table:table-cell office:value-type="float" office:value="12084046.6" calcext:value-type="float">
            <text:p>12084046.6</text:p>
          </table:table-cell>
          <table:table-cell office:value-type="float" office:value="12046675.6" calcext:value-type="float">
            <text:p>12046675.6</text:p>
          </table:table-cell>
          <table:table-cell table:number-columns-repeated="2"/>
          <table:table-cell table:style-name="ce1" table:formula="of:=[.B60]/[.B60]" office:value-type="float" office:value="1" calcext:value-type="float">
            <text:p>1</text:p>
          </table:table-cell>
          <table:table-cell table:style-name="ce1" table:formula="of:=[.C60]/[.B60]" office:value-type="float" office:value="1" calcext:value-type="float">
            <text:p>1</text:p>
          </table:table-cell>
          <table:table-cell table:style-name="ce1" table:formula="of:=[.D60]/[.B60]" office:value-type="float" office:value="1" calcext:value-type="float">
            <text:p>1</text:p>
          </table:table-cell>
          <table:table-cell table:style-name="ce1" table:formula="of:=[.E60]/[.B60]" office:value-type="float" office:value="1" calcext:value-type="float">
            <text:p>1</text:p>
          </table:table-cell>
          <table:table-cell table:style-name="ce1" table:formula="of:=[.F60]/[.B60]" office:value-type="float" office:value="1" calcext:value-type="float">
            <text:p>1</text:p>
          </table:table-cell>
          <table:table-cell table:formula="of:=[.G60]/[.B60]" office:value-type="float" office:value="1" calcext:value-type="float">
            <text:p>1</text:p>
          </table:table-cell>
          <table:table-cell table:formula="of:=[.H60]/[.B60]" office:value-type="float" office:value="0.996907410138587" calcext:value-type="float">
            <text:p>0.99690741013858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283018" calcext:value-type="float">
            <text:p>283018</text:p>
          </table:table-cell>
          <table:table-cell table:number-columns-repeated="2" table:style-name="Default" office:value-type="float" office:value="287082.6" calcext:value-type="float">
            <text:p>287082.6</text:p>
          </table:table-cell>
          <table:table-cell table:style-name="Default" office:value-type="float" office:value="284023.6" calcext:value-type="float">
            <text:p>284023.6</text:p>
          </table:table-cell>
          <table:table-cell table:style-name="Default" office:value-type="float" office:value="287082.6" calcext:value-type="float">
            <text:p>287082.6</text:p>
          </table:table-cell>
          <table:table-cell office:value-type="float" office:value="287082.6" calcext:value-type="float">
            <text:p>287082.6</text:p>
          </table:table-cell>
          <table:table-cell office:value-type="float" office:value="336580.6" calcext:value-type="float">
            <text:p>336580.6</text:p>
          </table:table-cell>
          <table:table-cell table:number-columns-repeated="2"/>
          <table:table-cell table:style-name="ce1" table:formula="of:=[.B61]/[.B61]" office:value-type="float" office:value="1" calcext:value-type="float">
            <text:p>1</text:p>
          </table:table-cell>
          <table:table-cell table:style-name="ce1" table:formula="of:=[.C61]/[.B61]" office:value-type="float" office:value="1.014361630709" calcext:value-type="float">
            <text:p>1.014361630709</text:p>
          </table:table-cell>
          <table:table-cell table:style-name="ce1" table:formula="of:=[.D61]/[.B61]" office:value-type="float" office:value="1.014361630709" calcext:value-type="float">
            <text:p>1.014361630709</text:p>
          </table:table-cell>
          <table:table-cell table:style-name="ce1" table:formula="of:=[.E61]/[.B61]" office:value-type="float" office:value="1.00355313089627" calcext:value-type="float">
            <text:p>1.00355313089627</text:p>
          </table:table-cell>
          <table:table-cell table:style-name="ce1" table:formula="of:=[.F61]/[.B61]" office:value-type="float" office:value="1.014361630709" calcext:value-type="float">
            <text:p>1.014361630709</text:p>
          </table:table-cell>
          <table:table-cell table:formula="of:=[.G61]/[.B61]" office:value-type="float" office:value="1.014361630709" calcext:value-type="float">
            <text:p>1.014361630709</text:p>
          </table:table-cell>
          <table:table-cell table:formula="of:=[.H61]/[.B61]" office:value-type="float" office:value="1.18925510038231" calcext:value-type="float">
            <text:p>1.1892551003823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313652" calcext:value-type="float">
            <text:p>313652</text:p>
          </table:table-cell>
          <table:table-cell table:number-columns-repeated="2" table:style-name="Default" office:value-type="float" office:value="313652" calcext:value-type="float">
            <text:p>313652</text:p>
          </table:table-cell>
          <table:table-cell table:style-name="Default" office:value-type="float" office:value="313653.6" calcext:value-type="float">
            <text:p>313653.6</text:p>
          </table:table-cell>
          <table:table-cell table:style-name="Default" office:value-type="float" office:value="313652" calcext:value-type="float">
            <text:p>313652</text:p>
          </table:table-cell>
          <table:table-cell office:value-type="float" office:value="313652" calcext:value-type="float">
            <text:p>313652</text:p>
          </table:table-cell>
          <table:table-cell office:value-type="float" office:value="562615.2" calcext:value-type="float">
            <text:p>562615.2</text:p>
          </table:table-cell>
          <table:table-cell table:number-columns-repeated="2"/>
          <table:table-cell table:style-name="ce1" table:formula="of:=[.B62]/[.B62]" office:value-type="float" office:value="1" calcext:value-type="float">
            <text:p>1</text:p>
          </table:table-cell>
          <table:table-cell table:style-name="ce1" table:formula="of:=[.C62]/[.B62]" office:value-type="float" office:value="1" calcext:value-type="float">
            <text:p>1</text:p>
          </table:table-cell>
          <table:table-cell table:style-name="ce1" table:formula="of:=[.D62]/[.B62]" office:value-type="float" office:value="1" calcext:value-type="float">
            <text:p>1</text:p>
          </table:table-cell>
          <table:table-cell table:style-name="ce1" table:formula="of:=[.E62]/[.B62]" office:value-type="float" office:value="1.00000510119496" calcext:value-type="float">
            <text:p>1.00000510119496</text:p>
          </table:table-cell>
          <table:table-cell table:style-name="ce1" table:formula="of:=[.F62]/[.B62]" office:value-type="float" office:value="1" calcext:value-type="float">
            <text:p>1</text:p>
          </table:table-cell>
          <table:table-cell table:formula="of:=[.G62]/[.B62]" office:value-type="float" office:value="1" calcext:value-type="float">
            <text:p>1</text:p>
          </table:table-cell>
          <table:table-cell table:formula="of:=[.H62]/[.B62]" office:value-type="float" office:value="1.79375613737518" calcext:value-type="float">
            <text:p>1.7937561373751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309053" calcext:value-type="float">
            <text:p>309053</text:p>
          </table:table-cell>
          <table:table-cell table:number-columns-repeated="2" table:style-name="Default" office:value-type="float" office:value="309542.6" calcext:value-type="float">
            <text:p>309542.6</text:p>
          </table:table-cell>
          <table:table-cell table:style-name="Default" office:value-type="float" office:value="308340.6" calcext:value-type="float">
            <text:p>308340.6</text:p>
          </table:table-cell>
          <table:table-cell table:style-name="Default" office:value-type="float" office:value="309542.6" calcext:value-type="float">
            <text:p>309542.6</text:p>
          </table:table-cell>
          <table:table-cell office:value-type="float" office:value="309542.6" calcext:value-type="float">
            <text:p>309542.6</text:p>
          </table:table-cell>
          <table:table-cell office:value-type="float" office:value="336623.6" calcext:value-type="float">
            <text:p>336623.6</text:p>
          </table:table-cell>
          <table:table-cell table:number-columns-repeated="2"/>
          <table:table-cell table:style-name="ce1" table:formula="of:=[.B63]/[.B63]" office:value-type="float" office:value="1" calcext:value-type="float">
            <text:p>1</text:p>
          </table:table-cell>
          <table:table-cell table:style-name="ce1" table:formula="of:=[.C63]/[.B63]" office:value-type="float" office:value="1.00158419429677" calcext:value-type="float">
            <text:p>1.00158419429677</text:p>
          </table:table-cell>
          <table:table-cell table:style-name="ce1" table:formula="of:=[.D63]/[.B63]" office:value-type="float" office:value="1.00158419429677" calcext:value-type="float">
            <text:p>1.00158419429677</text:p>
          </table:table-cell>
          <table:table-cell table:style-name="ce1" table:formula="of:=[.E63]/[.B63]" office:value-type="float" office:value="0.997694893756088" calcext:value-type="float">
            <text:p>0.997694893756088</text:p>
          </table:table-cell>
          <table:table-cell table:style-name="ce1" table:formula="of:=[.F63]/[.B63]" office:value-type="float" office:value="1.00158419429677" calcext:value-type="float">
            <text:p>1.00158419429677</text:p>
          </table:table-cell>
          <table:table-cell table:formula="of:=[.G63]/[.B63]" office:value-type="float" office:value="1.00158419429677" calcext:value-type="float">
            <text:p>1.00158419429677</text:p>
          </table:table-cell>
          <table:table-cell table:formula="of:=[.H63]/[.B63]" office:value-type="float" office:value="1.08920994133692" calcext:value-type="float">
            <text:p>1.0892099413369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718779.199999999" calcext:value-type="float">
            <text:p>718779.199999999</text:p>
          </table:table-cell>
          <table:table-cell table:number-columns-repeated="2" table:style-name="Default" office:value-type="float" office:value="750448.6" calcext:value-type="float">
            <text:p>750448.6</text:p>
          </table:table-cell>
          <table:table-cell table:style-name="Default" office:value-type="float" office:value="771072.6" calcext:value-type="float">
            <text:p>771072.6</text:p>
          </table:table-cell>
          <table:table-cell table:style-name="Default" office:value-type="float" office:value="880524.6" calcext:value-type="float">
            <text:p>880524.6</text:p>
          </table:table-cell>
          <table:table-cell office:value-type="float" office:value="880524.6" calcext:value-type="float">
            <text:p>880524.6</text:p>
          </table:table-cell>
          <table:table-cell office:value-type="float" office:value="752684.2" calcext:value-type="float">
            <text:p>752684.2</text:p>
          </table:table-cell>
          <table:table-cell table:number-columns-repeated="2"/>
          <table:table-cell table:style-name="ce1" table:formula="of:=[.B64]/[.B64]" office:value-type="float" office:value="1" calcext:value-type="float">
            <text:p>1</text:p>
          </table:table-cell>
          <table:table-cell table:style-name="ce1" table:formula="of:=[.C64]/[.B64]" office:value-type="float" office:value="1.04405998392831" calcext:value-type="float">
            <text:p>1.04405998392831</text:p>
          </table:table-cell>
          <table:table-cell table:style-name="ce1" table:formula="of:=[.D64]/[.B64]" office:value-type="float" office:value="1.04405998392831" calcext:value-type="float">
            <text:p>1.04405998392831</text:p>
          </table:table-cell>
          <table:table-cell table:style-name="ce1" table:formula="of:=[.E64]/[.B64]" office:value-type="float" office:value="1.07275307910969" calcext:value-type="float">
            <text:p>1.07275307910969</text:p>
          </table:table-cell>
          <table:table-cell table:style-name="ce1" table:formula="of:=[.F64]/[.B64]" office:value-type="float" office:value="1.22502793625637" calcext:value-type="float">
            <text:p>1.22502793625637</text:p>
          </table:table-cell>
          <table:table-cell table:formula="of:=[.G64]/[.B64]" office:value-type="float" office:value="1.22502793625637" calcext:value-type="float">
            <text:p>1.22502793625637</text:p>
          </table:table-cell>
          <table:table-cell table:formula="of:=[.H64]/[.B64]" office:value-type="float" office:value="1.04717025757006" calcext:value-type="float">
            <text:p>1.0471702575700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694198" calcext:value-type="float">
            <text:p>694198</text:p>
          </table:table-cell>
          <table:table-cell table:number-columns-repeated="2" table:style-name="Default" office:value-type="float" office:value="749160.6" calcext:value-type="float">
            <text:p>749160.6</text:p>
          </table:table-cell>
          <table:table-cell table:style-name="Default" office:value-type="float" office:value="763320.6" calcext:value-type="float">
            <text:p>763320.6</text:p>
          </table:table-cell>
          <table:table-cell table:style-name="Default" office:value-type="float" office:value="693706" calcext:value-type="float">
            <text:p>693706</text:p>
          </table:table-cell>
          <table:table-cell office:value-type="float" office:value="693706" calcext:value-type="float">
            <text:p>693706</text:p>
          </table:table-cell>
          <table:table-cell office:value-type="float" office:value="751638.6" calcext:value-type="float">
            <text:p>751638.6</text:p>
          </table:table-cell>
          <table:table-cell table:number-columns-repeated="2"/>
          <table:table-cell table:style-name="ce1" table:formula="of:=[.B65]/[.B65]" office:value-type="float" office:value="1" calcext:value-type="float">
            <text:p>1</text:p>
          </table:table-cell>
          <table:table-cell table:style-name="ce1" table:formula="of:=[.C65]/[.B65]" office:value-type="float" office:value="1.07917424135477" calcext:value-type="float">
            <text:p>1.07917424135477</text:p>
          </table:table-cell>
          <table:table-cell table:style-name="ce1" table:formula="of:=[.D65]/[.B65]" office:value-type="float" office:value="1.07917424135477" calcext:value-type="float">
            <text:p>1.07917424135477</text:p>
          </table:table-cell>
          <table:table-cell table:style-name="ce1" table:formula="of:=[.E65]/[.B65]" office:value-type="float" office:value="1.0995718800688" calcext:value-type="float">
            <text:p>1.0995718800688</text:p>
          </table:table-cell>
          <table:table-cell table:style-name="ce1" table:formula="of:=[.F65]/[.B65]" office:value-type="float" office:value="0.99929126848536" calcext:value-type="float">
            <text:p>0.99929126848536</text:p>
          </table:table-cell>
          <table:table-cell table:formula="of:=[.G65]/[.B65]" office:value-type="float" office:value="0.99929126848536" calcext:value-type="float">
            <text:p>0.99929126848536</text:p>
          </table:table-cell>
          <table:table-cell table:formula="of:=[.H65]/[.B65]" office:value-type="float" office:value="1.08274382812973" calcext:value-type="float">
            <text:p>1.0827438281297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3416785.2" calcext:value-type="float">
            <text:p>3416785.2</text:p>
          </table:table-cell>
          <table:table-cell table:number-columns-repeated="2" table:style-name="Default" office:value-type="float" office:value="3412599.2" calcext:value-type="float">
            <text:p>3412599.2</text:p>
          </table:table-cell>
          <table:table-cell table:style-name="Default" office:value-type="float" office:value="1373679.6" calcext:value-type="float">
            <text:p>1373679.6</text:p>
          </table:table-cell>
          <table:table-cell table:style-name="Default" office:value-type="float" office:value="3412599.2" calcext:value-type="float">
            <text:p>3412599.2</text:p>
          </table:table-cell>
          <table:table-cell office:value-type="float" office:value="3412599.2" calcext:value-type="float">
            <text:p>3412599.2</text:p>
          </table:table-cell>
          <table:table-cell office:value-type="float" office:value="3427626.2" calcext:value-type="float">
            <text:p>3427626.2</text:p>
          </table:table-cell>
          <table:table-cell table:number-columns-repeated="2"/>
          <table:table-cell table:style-name="ce1" table:formula="of:=[.B66]/[.B66]" office:value-type="float" office:value="1" calcext:value-type="float">
            <text:p>1</text:p>
          </table:table-cell>
          <table:table-cell table:style-name="ce1" table:formula="of:=[.C66]/[.B66]" office:value-type="float" office:value="0.998774871771279" calcext:value-type="float">
            <text:p>0.998774871771279</text:p>
          </table:table-cell>
          <table:table-cell table:style-name="ce1" table:formula="of:=[.D66]/[.B66]" office:value-type="float" office:value="0.998774871771279" calcext:value-type="float">
            <text:p>0.998774871771279</text:p>
          </table:table-cell>
          <table:table-cell table:style-name="ce1" table:formula="of:=[.E66]/[.B66]" office:value-type="float" office:value="0.402038618055358" calcext:value-type="float">
            <text:p>0.402038618055358</text:p>
          </table:table-cell>
          <table:table-cell table:style-name="ce1" table:formula="of:=[.F66]/[.B66]" office:value-type="float" office:value="0.998774871771279" calcext:value-type="float">
            <text:p>0.998774871771279</text:p>
          </table:table-cell>
          <table:table-cell table:formula="of:=[.G66]/[.B66]" office:value-type="float" office:value="0.998774871771279" calcext:value-type="float">
            <text:p>0.998774871771279</text:p>
          </table:table-cell>
          <table:table-cell table:formula="of:=[.H66]/[.B66]" office:value-type="float" office:value="1.00317286553454" calcext:value-type="float">
            <text:p>1.0031728655345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3481632.8" calcext:value-type="float">
            <text:p>3481632.8</text:p>
          </table:table-cell>
          <table:table-cell table:number-columns-repeated="2" table:style-name="Default" office:value-type="float" office:value="3459939.8" calcext:value-type="float">
            <text:p>3459939.8</text:p>
          </table:table-cell>
          <table:table-cell table:style-name="Default" office:value-type="float" office:value="1418958.2" calcext:value-type="float">
            <text:p>1418958.2</text:p>
          </table:table-cell>
          <table:table-cell table:style-name="Default" office:value-type="float" office:value="3459939.8" calcext:value-type="float">
            <text:p>3459939.8</text:p>
          </table:table-cell>
          <table:table-cell office:value-type="float" office:value="3459939.8" calcext:value-type="float">
            <text:p>3459939.8</text:p>
          </table:table-cell>
          <table:table-cell office:value-type="float" office:value="3680945.8" calcext:value-type="float">
            <text:p>3680945.8</text:p>
          </table:table-cell>
          <table:table-cell table:number-columns-repeated="2"/>
          <table:table-cell table:style-name="ce1" table:formula="of:=[.B67]/[.B67]" office:value-type="float" office:value="1" calcext:value-type="float">
            <text:p>1</text:p>
          </table:table-cell>
          <table:table-cell table:style-name="ce1" table:formula="of:=[.C67]/[.B67]" office:value-type="float" office:value="0.99376930272486" calcext:value-type="float">
            <text:p>0.99376930272486</text:p>
          </table:table-cell>
          <table:table-cell table:style-name="ce1" table:formula="of:=[.D67]/[.B67]" office:value-type="float" office:value="0.99376930272486" calcext:value-type="float">
            <text:p>0.99376930272486</text:p>
          </table:table-cell>
          <table:table-cell table:style-name="ce1" table:formula="of:=[.E67]/[.B67]" office:value-type="float" office:value="0.407555386082071" calcext:value-type="float">
            <text:p>0.407555386082071</text:p>
          </table:table-cell>
          <table:table-cell table:style-name="ce1" table:formula="of:=[.F67]/[.B67]" office:value-type="float" office:value="0.99376930272486" calcext:value-type="float">
            <text:p>0.99376930272486</text:p>
          </table:table-cell>
          <table:table-cell table:formula="of:=[.G67]/[.B67]" office:value-type="float" office:value="0.99376930272486" calcext:value-type="float">
            <text:p>0.99376930272486</text:p>
          </table:table-cell>
          <table:table-cell table:formula="of:=[.H67]/[.B67]" office:value-type="float" office:value="1.05724699054995" calcext:value-type="float">
            <text:p>1.0572469905499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number-columns-repeated="5" table:style-name="Default" office:value-type="float" office:value="1193772" calcext:value-type="float">
            <text:p>1193772</text:p>
          </table:table-cell>
          <table:table-cell office:value-type="float" office:value="1193772" calcext:value-type="float">
            <text:p>1193772</text:p>
          </table:table-cell>
          <table:table-cell office:value-type="float" office:value="1201530" calcext:value-type="float">
            <text:p>1201530</text:p>
          </table:table-cell>
          <table:table-cell table:number-columns-repeated="2"/>
          <table:table-cell table:style-name="ce1" table:formula="of:=[.B68]/[.B68]" office:value-type="float" office:value="1" calcext:value-type="float">
            <text:p>1</text:p>
          </table:table-cell>
          <table:table-cell table:style-name="ce1" table:formula="of:=[.C68]/[.B68]" office:value-type="float" office:value="1" calcext:value-type="float">
            <text:p>1</text:p>
          </table:table-cell>
          <table:table-cell table:style-name="ce1" table:formula="of:=[.D68]/[.B68]" office:value-type="float" office:value="1" calcext:value-type="float">
            <text:p>1</text:p>
          </table:table-cell>
          <table:table-cell table:style-name="ce1" table:formula="of:=[.E68]/[.B68]" office:value-type="float" office:value="1" calcext:value-type="float">
            <text:p>1</text:p>
          </table:table-cell>
          <table:table-cell table:style-name="ce1" table:formula="of:=[.F68]/[.B68]" office:value-type="float" office:value="1" calcext:value-type="float">
            <text:p>1</text:p>
          </table:table-cell>
          <table:table-cell table:formula="of:=[.G68]/[.B68]" office:value-type="float" office:value="1" calcext:value-type="float">
            <text:p>1</text:p>
          </table:table-cell>
          <table:table-cell table:formula="of:=[.H68]/[.B68]" office:value-type="float" office:value="1.0064987284004" calcext:value-type="float">
            <text:p>1.006498728400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number-columns-repeated="5" table:style-name="Default" office:value-type="float" office:value="17874705" calcext:value-type="float">
            <text:p>17874705</text:p>
          </table:table-cell>
          <table:table-cell office:value-type="float" office:value="17874705" calcext:value-type="float">
            <text:p>17874705</text:p>
          </table:table-cell>
          <table:table-cell office:value-type="float" office:value="22891559.8" calcext:value-type="float">
            <text:p>22891559.8</text:p>
          </table:table-cell>
          <table:table-cell table:number-columns-repeated="2"/>
          <table:table-cell table:style-name="ce1" table:formula="of:=[.B69]/[.B69]" office:value-type="float" office:value="1" calcext:value-type="float">
            <text:p>1</text:p>
          </table:table-cell>
          <table:table-cell table:style-name="ce1" table:formula="of:=[.C69]/[.B69]" office:value-type="float" office:value="1" calcext:value-type="float">
            <text:p>1</text:p>
          </table:table-cell>
          <table:table-cell table:style-name="ce1" table:formula="of:=[.D69]/[.B69]" office:value-type="float" office:value="1" calcext:value-type="float">
            <text:p>1</text:p>
          </table:table-cell>
          <table:table-cell table:style-name="ce1" table:formula="of:=[.E69]/[.B69]" office:value-type="float" office:value="1" calcext:value-type="float">
            <text:p>1</text:p>
          </table:table-cell>
          <table:table-cell table:style-name="ce1" table:formula="of:=[.F69]/[.B69]" office:value-type="float" office:value="1" calcext:value-type="float">
            <text:p>1</text:p>
          </table:table-cell>
          <table:table-cell table:formula="of:=[.G69]/[.B69]" office:value-type="float" office:value="1" calcext:value-type="float">
            <text:p>1</text:p>
          </table:table-cell>
          <table:table-cell table:formula="of:=[.H69]/[.B69]" office:value-type="float" office:value="1.28066783759508" calcext:value-type="float">
            <text:p>1.2806678375950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number-columns-repeated="5" table:style-name="Default" office:value-type="float" office:value="2763234" calcext:value-type="float">
            <text:p>2763234</text:p>
          </table:table-cell>
          <table:table-cell office:value-type="float" office:value="2763234" calcext:value-type="float">
            <text:p>2763234</text:p>
          </table:table-cell>
          <table:table-cell office:value-type="float" office:value="3636592.4" calcext:value-type="float">
            <text:p>3636592.4</text:p>
          </table:table-cell>
          <table:table-cell table:number-columns-repeated="2"/>
          <table:table-cell table:style-name="ce1" table:formula="of:=[.B70]/[.B70]" office:value-type="float" office:value="1" calcext:value-type="float">
            <text:p>1</text:p>
          </table:table-cell>
          <table:table-cell table:style-name="ce1" table:formula="of:=[.C70]/[.B70]" office:value-type="float" office:value="1" calcext:value-type="float">
            <text:p>1</text:p>
          </table:table-cell>
          <table:table-cell table:style-name="ce1" table:formula="of:=[.D70]/[.B70]" office:value-type="float" office:value="1" calcext:value-type="float">
            <text:p>1</text:p>
          </table:table-cell>
          <table:table-cell table:style-name="ce1" table:formula="of:=[.E70]/[.B70]" office:value-type="float" office:value="1" calcext:value-type="float">
            <text:p>1</text:p>
          </table:table-cell>
          <table:table-cell table:style-name="ce1" table:formula="of:=[.F70]/[.B70]" office:value-type="float" office:value="1" calcext:value-type="float">
            <text:p>1</text:p>
          </table:table-cell>
          <table:table-cell table:formula="of:=[.G70]/[.B70]" office:value-type="float" office:value="1" calcext:value-type="float">
            <text:p>1</text:p>
          </table:table-cell>
          <table:table-cell table:formula="of:=[.H70]/[.B70]" office:value-type="float" office:value="1.31606385850782" calcext:value-type="float">
            <text:p>1.3160638585078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number-columns-repeated="5" table:style-name="Default" office:value-type="float" office:value="2401956" calcext:value-type="float">
            <text:p>2401956</text:p>
          </table:table-cell>
          <table:table-cell office:value-type="float" office:value="2401956" calcext:value-type="float">
            <text:p>2401956</text:p>
          </table:table-cell>
          <table:table-cell office:value-type="float" office:value="3105583.4" calcext:value-type="float">
            <text:p>3105583.4</text:p>
          </table:table-cell>
          <table:table-cell table:number-columns-repeated="2"/>
          <table:table-cell table:style-name="ce1" table:formula="of:=[.B71]/[.B71]" office:value-type="float" office:value="1" calcext:value-type="float">
            <text:p>1</text:p>
          </table:table-cell>
          <table:table-cell table:style-name="ce1" table:formula="of:=[.C71]/[.B71]" office:value-type="float" office:value="1" calcext:value-type="float">
            <text:p>1</text:p>
          </table:table-cell>
          <table:table-cell table:style-name="ce1" table:formula="of:=[.D71]/[.B71]" office:value-type="float" office:value="1" calcext:value-type="float">
            <text:p>1</text:p>
          </table:table-cell>
          <table:table-cell table:style-name="ce1" table:formula="of:=[.E71]/[.B71]" office:value-type="float" office:value="1" calcext:value-type="float">
            <text:p>1</text:p>
          </table:table-cell>
          <table:table-cell table:style-name="ce1" table:formula="of:=[.F71]/[.B71]" office:value-type="float" office:value="1" calcext:value-type="float">
            <text:p>1</text:p>
          </table:table-cell>
          <table:table-cell table:formula="of:=[.G71]/[.B71]" office:value-type="float" office:value="1" calcext:value-type="float">
            <text:p>1</text:p>
          </table:table-cell>
          <table:table-cell table:formula="of:=[.H71]/[.B71]" office:value-type="float" office:value="1.29293933777305" calcext:value-type="float">
            <text:p>1.2929393377730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3271983.2" calcext:value-type="float">
            <text:p>3271983.2</text:p>
          </table:table-cell>
          <table:table-cell table:number-columns-repeated="2" table:style-name="Default" office:value-type="float" office:value="3026407.2" calcext:value-type="float">
            <text:p>3026407.2</text:p>
          </table:table-cell>
          <table:table-cell table:style-name="Default" office:value-type="float" office:value="3239065.2" calcext:value-type="float">
            <text:p>3239065.2</text:p>
          </table:table-cell>
          <table:table-cell table:style-name="Default" office:value-type="float" office:value="3376871.2" calcext:value-type="float">
            <text:p>3376871.2</text:p>
          </table:table-cell>
          <table:table-cell office:value-type="float" office:value="3376871.2" calcext:value-type="float">
            <text:p>3376871.2</text:p>
          </table:table-cell>
          <table:table-cell office:value-type="float" office:value="3212747.2" calcext:value-type="float">
            <text:p>3212747.2</text:p>
          </table:table-cell>
          <table:table-cell table:number-columns-repeated="2"/>
          <table:table-cell table:style-name="ce1" table:formula="of:=[.B72]/[.B72]" office:value-type="float" office:value="1" calcext:value-type="float">
            <text:p>1</text:p>
          </table:table-cell>
          <table:table-cell table:style-name="ce1" table:formula="of:=[.C72]/[.B72]" office:value-type="float" office:value="0.924945824905214" calcext:value-type="float">
            <text:p>0.924945824905214</text:p>
          </table:table-cell>
          <table:table-cell table:style-name="ce1" table:formula="of:=[.D72]/[.B72]" office:value-type="float" office:value="0.924945824905214" calcext:value-type="float">
            <text:p>0.924945824905214</text:p>
          </table:table-cell>
          <table:table-cell table:style-name="ce1" table:formula="of:=[.E72]/[.B72]" office:value-type="float" office:value="0.989939434896854" calcext:value-type="float">
            <text:p>0.989939434896854</text:p>
          </table:table-cell>
          <table:table-cell table:style-name="ce1" table:formula="of:=[.F72]/[.B72]" office:value-type="float" office:value="1.03205639931159" calcext:value-type="float">
            <text:p>1.03205639931159</text:p>
          </table:table-cell>
          <table:table-cell table:formula="of:=[.G72]/[.B72]" office:value-type="float" office:value="1.03205639931159" calcext:value-type="float">
            <text:p>1.03205639931159</text:p>
          </table:table-cell>
          <table:table-cell table:formula="of:=[.H72]/[.B72]" office:value-type="float" office:value="0.981895995065012" calcext:value-type="float">
            <text:p>0.98189599506501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1335489.6" calcext:value-type="float">
            <text:p>1335489.6</text:p>
          </table:table-cell>
          <table:table-cell table:number-columns-repeated="2" table:style-name="Default" office:value-type="float" office:value="1479802.6" calcext:value-type="float">
            <text:p>1479802.6</text:p>
          </table:table-cell>
          <table:table-cell table:style-name="Default" office:value-type="float" office:value="1335977.6" calcext:value-type="float">
            <text:p>1335977.6</text:p>
          </table:table-cell>
          <table:table-cell table:style-name="Default" office:value-type="float" office:value="1406532.2" calcext:value-type="float">
            <text:p>1406532.2</text:p>
          </table:table-cell>
          <table:table-cell office:value-type="float" office:value="1406532.2" calcext:value-type="float">
            <text:p>1406532.2</text:p>
          </table:table-cell>
          <table:table-cell office:value-type="float" office:value="1603156.6" calcext:value-type="float">
            <text:p>1603156.6</text:p>
          </table:table-cell>
          <table:table-cell table:number-columns-repeated="2"/>
          <table:table-cell table:style-name="ce1" table:formula="of:=[.B73]/[.B73]" office:value-type="float" office:value="1" calcext:value-type="float">
            <text:p>1</text:p>
          </table:table-cell>
          <table:table-cell table:style-name="ce1" table:formula="of:=[.C73]/[.B73]" office:value-type="float" office:value="1.10805999537548" calcext:value-type="float">
            <text:p>1.10805999537548</text:p>
          </table:table-cell>
          <table:table-cell table:style-name="ce1" table:formula="of:=[.D73]/[.B73]" office:value-type="float" office:value="1.10805999537548" calcext:value-type="float">
            <text:p>1.10805999537548</text:p>
          </table:table-cell>
          <table:table-cell table:style-name="ce1" table:formula="of:=[.E73]/[.B73]" office:value-type="float" office:value="1.00036540906047" calcext:value-type="float">
            <text:p>1.00036540906047</text:p>
          </table:table-cell>
          <table:table-cell table:style-name="ce1" table:formula="of:=[.F73]/[.B73]" office:value-type="float" office:value="1.05319592155566" calcext:value-type="float">
            <text:p>1.05319592155566</text:p>
          </table:table-cell>
          <table:table-cell table:formula="of:=[.G73]/[.B73]" office:value-type="float" office:value="1.05319592155566" calcext:value-type="float">
            <text:p>1.05319592155566</text:p>
          </table:table-cell>
          <table:table-cell table:formula="of:=[.H73]/[.B73]" office:value-type="float" office:value="1.20042612087732" calcext:value-type="float">
            <text:p>1.2004261208773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2039454.8" calcext:value-type="float">
            <text:p>2039454.8</text:p>
          </table:table-cell>
          <table:table-cell table:style-name="Default" office:value-type="float" office:value="5659324.2" calcext:value-type="float">
            <text:p>5659324.2</text:p>
          </table:table-cell>
          <table:table-cell table:style-name="Default" office:value-type="float" office:value="2048080.8" calcext:value-type="float">
            <text:p>2048080.8</text:p>
          </table:table-cell>
          <table:table-cell table:style-name="Default" office:value-type="float" office:value="6952692.6" calcext:value-type="float">
            <text:p>6952692.6</text:p>
          </table:table-cell>
          <table:table-cell table:style-name="Default" office:value-type="float" office:value="2049408.8" calcext:value-type="float">
            <text:p>2049408.8</text:p>
          </table:table-cell>
          <table:table-cell office:value-type="float" office:value="2048080.8" calcext:value-type="float">
            <text:p>2048080.8</text:p>
          </table:table-cell>
          <table:table-cell office:value-type="float" office:value="6386531.8" calcext:value-type="float">
            <text:p>6386531.8</text:p>
          </table:table-cell>
          <table:table-cell table:number-columns-repeated="2"/>
          <table:table-cell table:style-name="ce1" table:formula="of:=[.B74]/[.B74]" office:value-type="float" office:value="1" calcext:value-type="float">
            <text:p>1</text:p>
          </table:table-cell>
          <table:table-cell table:style-name="ce1" table:formula="of:=[.C74]/[.B74]" office:value-type="float" office:value="2.77492014042184" calcext:value-type="float">
            <text:p>2.77492014042184</text:p>
          </table:table-cell>
          <table:table-cell table:style-name="ce1" table:formula="of:=[.D74]/[.B74]" office:value-type="float" office:value="1.00422956174366" calcext:value-type="float">
            <text:p>1.00422956174366</text:p>
          </table:table-cell>
          <table:table-cell table:style-name="ce1" table:formula="of:=[.E74]/[.B74]" office:value-type="float" office:value="3.40909374407317" calcext:value-type="float">
            <text:p>3.40909374407317</text:p>
          </table:table-cell>
          <table:table-cell table:style-name="ce1" table:formula="of:=[.F74]/[.B74]" office:value-type="float" office:value="1.00488071616003" calcext:value-type="float">
            <text:p>1.00488071616003</text:p>
          </table:table-cell>
          <table:table-cell table:formula="of:=[.G74]/[.B74]" office:value-type="float" office:value="1.00422956174366" calcext:value-type="float">
            <text:p>1.00422956174366</text:p>
          </table:table-cell>
          <table:table-cell table:formula="of:=[.H74]/[.B74]" office:value-type="float" office:value="3.13148974912315" calcext:value-type="float">
            <text:p>3.131489749123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24049132.8" calcext:value-type="float">
            <text:p>24049132.8</text:p>
          </table:table-cell>
          <table:table-cell table:style-name="Default" office:value-type="float" office:value="22217879.2" calcext:value-type="float">
            <text:p>22217879.2</text:p>
          </table:table-cell>
          <table:table-cell table:style-name="Default" office:value-type="float" office:value="27076274.8" calcext:value-type="float">
            <text:p>27076274.8</text:p>
          </table:table-cell>
          <table:table-cell table:style-name="Default" office:value-type="float" office:value="22183345.6" calcext:value-type="float">
            <text:p>22183345.6</text:p>
          </table:table-cell>
          <table:table-cell table:style-name="Default" office:value-type="float" office:value="27494756.2" calcext:value-type="float">
            <text:p>27494756.2</text:p>
          </table:table-cell>
          <table:table-cell office:value-type="float" office:value="27076274.8" calcext:value-type="float">
            <text:p>27076274.8</text:p>
          </table:table-cell>
          <table:table-cell office:value-type="float" office:value="46588877.2" calcext:value-type="float">
            <text:p>46588877.2</text:p>
          </table:table-cell>
          <table:table-cell table:number-columns-repeated="2"/>
          <table:table-cell table:style-name="ce1" table:formula="of:=[.B75]/[.B75]" office:value-type="float" office:value="1" calcext:value-type="float">
            <text:p>1</text:p>
          </table:table-cell>
          <table:table-cell table:style-name="ce1" table:formula="of:=[.C75]/[.B75]" office:value-type="float" office:value="0.923853653467288" calcext:value-type="float">
            <text:p>0.923853653467288</text:p>
          </table:table-cell>
          <table:table-cell table:style-name="ce1" table:formula="of:=[.D75]/[.B75]" office:value-type="float" office:value="1.12587322899227" calcext:value-type="float">
            <text:p>1.12587322899227</text:p>
          </table:table-cell>
          <table:table-cell table:style-name="ce1" table:formula="of:=[.E75]/[.B75]" office:value-type="float" office:value="0.922417693165219" calcext:value-type="float">
            <text:p>0.922417693165219</text:p>
          </table:table-cell>
          <table:table-cell table:style-name="ce1" table:formula="of:=[.F75]/[.B75]" office:value-type="float" office:value="1.14327433045735" calcext:value-type="float">
            <text:p>1.14327433045735</text:p>
          </table:table-cell>
          <table:table-cell table:formula="of:=[.G75]/[.B75]" office:value-type="float" office:value="1.12587322899227" calcext:value-type="float">
            <text:p>1.12587322899227</text:p>
          </table:table-cell>
          <table:table-cell table:formula="of:=[.H75]/[.B75]" office:value-type="float" office:value="1.93723730445698" calcext:value-type="float">
            <text:p>1.9372373044569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5641328.99999999" calcext:value-type="float">
            <text:p>5641328.99999999</text:p>
          </table:table-cell>
          <table:table-cell table:number-columns-repeated="4" table:style-name="Default" office:value-type="float" office:value="5641293" calcext:value-type="float">
            <text:p>5641293</text:p>
          </table:table-cell>
          <table:table-cell office:value-type="float" office:value="5641293" calcext:value-type="float">
            <text:p>5641293</text:p>
          </table:table-cell>
          <table:table-cell office:value-type="float" office:value="97674563" calcext:value-type="float">
            <text:p>97674563</text:p>
          </table:table-cell>
          <table:table-cell table:number-columns-repeated="2"/>
          <table:table-cell table:style-name="ce1" table:formula="of:=[.B76]/[.B76]" office:value-type="float" office:value="1" calcext:value-type="float">
            <text:p>1</text:p>
          </table:table-cell>
          <table:table-cell table:style-name="ce1" table:formula="of:=[.C76]/[.B76]" office:value-type="float" office:value="0.999993618524999" calcext:value-type="float">
            <text:p>0.999993618524999</text:p>
          </table:table-cell>
          <table:table-cell table:style-name="ce1" table:formula="of:=[.D76]/[.B76]" office:value-type="float" office:value="0.999993618524999" calcext:value-type="float">
            <text:p>0.999993618524999</text:p>
          </table:table-cell>
          <table:table-cell table:style-name="ce1" table:formula="of:=[.E76]/[.B76]" office:value-type="float" office:value="0.999993618524999" calcext:value-type="float">
            <text:p>0.999993618524999</text:p>
          </table:table-cell>
          <table:table-cell table:style-name="ce1" table:formula="of:=[.F76]/[.B76]" office:value-type="float" office:value="0.999993618524999" calcext:value-type="float">
            <text:p>0.999993618524999</text:p>
          </table:table-cell>
          <table:table-cell table:formula="of:=[.G76]/[.B76]" office:value-type="float" office:value="0.999993618524999" calcext:value-type="float">
            <text:p>0.999993618524999</text:p>
          </table:table-cell>
          <table:table-cell table:formula="of:=[.H76]/[.B76]" office:value-type="float" office:value="17.3141050628319" calcext:value-type="float">
            <text:p>17.314105062831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1959667.19999999" calcext:value-type="float">
            <text:p>1959667.19999999</text:p>
          </table:table-cell>
          <table:table-cell table:number-columns-repeated="4" table:style-name="Default" office:value-type="float" office:value="1959649.2" calcext:value-type="float">
            <text:p>1959649.2</text:p>
          </table:table-cell>
          <table:table-cell office:value-type="float" office:value="1959649.2" calcext:value-type="float">
            <text:p>1959649.2</text:p>
          </table:table-cell>
          <table:table-cell office:value-type="float" office:value="47385486" calcext:value-type="float">
            <text:p>47385486</text:p>
          </table:table-cell>
          <table:table-cell table:number-columns-repeated="2"/>
          <table:table-cell table:style-name="ce1" table:formula="of:=[.B77]/[.B77]" office:value-type="float" office:value="1" calcext:value-type="float">
            <text:p>1</text:p>
          </table:table-cell>
          <table:table-cell table:style-name="ce1" table:formula="of:=[.C77]/[.B77]" office:value-type="float" office:value="0.999990814766922" calcext:value-type="float">
            <text:p>0.999990814766922</text:p>
          </table:table-cell>
          <table:table-cell table:style-name="ce1" table:formula="of:=[.D77]/[.B77]" office:value-type="float" office:value="0.999990814766922" calcext:value-type="float">
            <text:p>0.999990814766922</text:p>
          </table:table-cell>
          <table:table-cell table:style-name="ce1" table:formula="of:=[.E77]/[.B77]" office:value-type="float" office:value="0.999990814766922" calcext:value-type="float">
            <text:p>0.999990814766922</text:p>
          </table:table-cell>
          <table:table-cell table:style-name="ce1" table:formula="of:=[.F77]/[.B77]" office:value-type="float" office:value="0.999990814766922" calcext:value-type="float">
            <text:p>0.999990814766922</text:p>
          </table:table-cell>
          <table:table-cell table:formula="of:=[.G77]/[.B77]" office:value-type="float" office:value="0.999990814766922" calcext:value-type="float">
            <text:p>0.999990814766922</text:p>
          </table:table-cell>
          <table:table-cell table:formula="of:=[.H77]/[.B77]" office:value-type="float" office:value="24.1803740961732" calcext:value-type="float">
            <text:p>24.180374096173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1907292.19999999" calcext:value-type="float">
            <text:p>1907292.19999999</text:p>
          </table:table-cell>
          <table:table-cell table:number-columns-repeated="4" table:style-name="Default" office:value-type="float" office:value="5317268.2" calcext:value-type="float">
            <text:p>5317268.2</text:p>
          </table:table-cell>
          <table:table-cell office:value-type="float" office:value="5317268.2" calcext:value-type="float">
            <text:p>5317268.2</text:p>
          </table:table-cell>
          <table:table-cell office:value-type="float" office:value="54218941" calcext:value-type="float">
            <text:p>54218941</text:p>
          </table:table-cell>
          <table:table-cell table:number-columns-repeated="2"/>
          <table:table-cell table:style-name="ce1" table:formula="of:=[.B78]/[.B78]" office:value-type="float" office:value="1" calcext:value-type="float">
            <text:p>1</text:p>
          </table:table-cell>
          <table:table-cell table:style-name="ce1" table:formula="of:=[.C78]/[.B78]" office:value-type="float" office:value="2.78786239465565" calcext:value-type="float">
            <text:p>2.78786239465565</text:p>
          </table:table-cell>
          <table:table-cell table:style-name="ce1" table:formula="of:=[.D78]/[.B78]" office:value-type="float" office:value="2.78786239465565" calcext:value-type="float">
            <text:p>2.78786239465565</text:p>
          </table:table-cell>
          <table:table-cell table:style-name="ce1" table:formula="of:=[.E78]/[.B78]" office:value-type="float" office:value="2.78786239465565" calcext:value-type="float">
            <text:p>2.78786239465565</text:p>
          </table:table-cell>
          <table:table-cell table:style-name="ce1" table:formula="of:=[.F78]/[.B78]" office:value-type="float" office:value="2.78786239465565" calcext:value-type="float">
            <text:p>2.78786239465565</text:p>
          </table:table-cell>
          <table:table-cell table:formula="of:=[.G78]/[.B78]" office:value-type="float" office:value="2.78786239465565" calcext:value-type="float">
            <text:p>2.78786239465565</text:p>
          </table:table-cell>
          <table:table-cell table:formula="of:=[.H78]/[.B78]" office:value-type="float" office:value="28.4271812153378" calcext:value-type="float">
            <text:p>28.427181215337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145523.8" calcext:value-type="float">
            <text:p>145523.8</text:p>
          </table:table-cell>
          <table:table-cell table:number-columns-repeated="2" table:style-name="Default" office:value-type="float" office:value="145523.8" calcext:value-type="float">
            <text:p>145523.8</text:p>
          </table:table-cell>
          <table:table-cell table:style-name="Default" office:value-type="float" office:value="141689.8" calcext:value-type="float">
            <text:p>141689.8</text:p>
          </table:table-cell>
          <table:table-cell table:style-name="Default" office:value-type="float" office:value="145523.8" calcext:value-type="float">
            <text:p>145523.8</text:p>
          </table:table-cell>
          <table:table-cell office:value-type="float" office:value="145523.8" calcext:value-type="float">
            <text:p>145523.8</text:p>
          </table:table-cell>
          <table:table-cell office:value-type="float" office:value="177483.8" calcext:value-type="float">
            <text:p>177483.8</text:p>
          </table:table-cell>
          <table:table-cell table:number-columns-repeated="2"/>
          <table:table-cell table:style-name="ce1" table:formula="of:=[.B79]/[.B79]" office:value-type="float" office:value="1" calcext:value-type="float">
            <text:p>1</text:p>
          </table:table-cell>
          <table:table-cell table:style-name="ce1" table:formula="of:=[.C79]/[.B79]" office:value-type="float" office:value="1" calcext:value-type="float">
            <text:p>1</text:p>
          </table:table-cell>
          <table:table-cell table:style-name="ce1" table:formula="of:=[.D79]/[.B79]" office:value-type="float" office:value="1" calcext:value-type="float">
            <text:p>1</text:p>
          </table:table-cell>
          <table:table-cell table:style-name="ce1" table:formula="of:=[.E79]/[.B79]" office:value-type="float" office:value="0.97365379408729" calcext:value-type="float">
            <text:p>0.97365379408729</text:p>
          </table:table-cell>
          <table:table-cell table:style-name="ce1" table:formula="of:=[.F79]/[.B79]" office:value-type="float" office:value="1" calcext:value-type="float">
            <text:p>1</text:p>
          </table:table-cell>
          <table:table-cell table:formula="of:=[.G79]/[.B79]" office:value-type="float" office:value="1" calcext:value-type="float">
            <text:p>1</text:p>
          </table:table-cell>
          <table:table-cell table:formula="of:=[.H79]/[.B79]" office:value-type="float" office:value="1.21962043322123" calcext:value-type="float">
            <text:p>1.2196204332212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27062.8" calcext:value-type="float">
            <text:p>27062.8</text:p>
          </table:table-cell>
          <table:table-cell table:number-columns-repeated="2" table:style-name="Default" office:value-type="float" office:value="27062.8" calcext:value-type="float">
            <text:p>27062.8</text:p>
          </table:table-cell>
          <table:table-cell table:style-name="Default" office:value-type="float" office:value="26902.8" calcext:value-type="float">
            <text:p>26902.8</text:p>
          </table:table-cell>
          <table:table-cell table:style-name="Default" office:value-type="float" office:value="27062.8" calcext:value-type="float">
            <text:p>27062.8</text:p>
          </table:table-cell>
          <table:table-cell office:value-type="float" office:value="27062.8" calcext:value-type="float">
            <text:p>27062.8</text:p>
          </table:table-cell>
          <table:table-cell office:value-type="float" office:value="53462.8" calcext:value-type="float">
            <text:p>53462.8</text:p>
          </table:table-cell>
          <table:table-cell table:number-columns-repeated="2"/>
          <table:table-cell table:style-name="ce1" table:formula="of:=[.B80]/[.B80]" office:value-type="float" office:value="1" calcext:value-type="float">
            <text:p>1</text:p>
          </table:table-cell>
          <table:table-cell table:style-name="ce1" table:formula="of:=[.C80]/[.B80]" office:value-type="float" office:value="0.999999999999998" calcext:value-type="float">
            <text:p>0.999999999999998</text:p>
          </table:table-cell>
          <table:table-cell table:style-name="ce1" table:formula="of:=[.D80]/[.B80]" office:value-type="float" office:value="0.999999999999998" calcext:value-type="float">
            <text:p>0.999999999999998</text:p>
          </table:table-cell>
          <table:table-cell table:style-name="ce1" table:formula="of:=[.E80]/[.B80]" office:value-type="float" office:value="0.994087825354359" calcext:value-type="float">
            <text:p>0.994087825354359</text:p>
          </table:table-cell>
          <table:table-cell table:style-name="ce1" table:formula="of:=[.F80]/[.B80]" office:value-type="float" office:value="0.999999999999998" calcext:value-type="float">
            <text:p>0.999999999999998</text:p>
          </table:table-cell>
          <table:table-cell table:formula="of:=[.G80]/[.B80]" office:value-type="float" office:value="0.999999999999998" calcext:value-type="float">
            <text:p>0.999999999999998</text:p>
          </table:table-cell>
          <table:table-cell table:formula="of:=[.H80]/[.B80]" office:value-type="float" office:value="1.97550881653044" calcext:value-type="float">
            <text:p>1.9755088165304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74553.8000000001" calcext:value-type="float">
            <text:p>74553.8000000001</text:p>
          </table:table-cell>
          <table:table-cell table:number-columns-repeated="4" table:style-name="Default" office:value-type="float" office:value="203618.8" calcext:value-type="float">
            <text:p>203618.8</text:p>
          </table:table-cell>
          <table:table-cell office:value-type="float" office:value="203618.8" calcext:value-type="float">
            <text:p>203618.8</text:p>
          </table:table-cell>
          <table:table-cell office:value-type="float" office:value="169893.8" calcext:value-type="float">
            <text:p>169893.8</text:p>
          </table:table-cell>
          <table:table-cell table:number-columns-repeated="2"/>
          <table:table-cell table:style-name="ce1" table:formula="of:=[.B81]/[.B81]" office:value-type="float" office:value="1" calcext:value-type="float">
            <text:p>1</text:p>
          </table:table-cell>
          <table:table-cell table:style-name="ce1" table:formula="of:=[.C81]/[.B81]" office:value-type="float" office:value="2.73116594995828" calcext:value-type="float">
            <text:p>2.73116594995828</text:p>
          </table:table-cell>
          <table:table-cell table:style-name="ce1" table:formula="of:=[.D81]/[.B81]" office:value-type="float" office:value="2.73116594995828" calcext:value-type="float">
            <text:p>2.73116594995828</text:p>
          </table:table-cell>
          <table:table-cell table:style-name="ce1" table:formula="of:=[.E81]/[.B81]" office:value-type="float" office:value="2.73116594995828" calcext:value-type="float">
            <text:p>2.73116594995828</text:p>
          </table:table-cell>
          <table:table-cell table:style-name="ce1" table:formula="of:=[.F81]/[.B81]" office:value-type="float" office:value="2.73116594995828" calcext:value-type="float">
            <text:p>2.73116594995828</text:p>
          </table:table-cell>
          <table:table-cell table:formula="of:=[.G81]/[.B81]" office:value-type="float" office:value="2.73116594995828" calcext:value-type="float">
            <text:p>2.73116594995828</text:p>
          </table:table-cell>
          <table:table-cell table:formula="of:=[.H81]/[.B81]" office:value-type="float" office:value="2.27880805539087" calcext:value-type="float">
            <text:p>2.2788080553908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327498" calcext:value-type="float">
            <text:p>327498</text:p>
          </table:table-cell>
          <table:table-cell table:number-columns-repeated="2" table:style-name="Default" office:value-type="float" office:value="342444.8" calcext:value-type="float">
            <text:p>342444.8</text:p>
          </table:table-cell>
          <table:table-cell table:style-name="Default" office:value-type="float" office:value="327498" calcext:value-type="float">
            <text:p>327498</text:p>
          </table:table-cell>
          <table:table-cell table:style-name="Default" office:value-type="float" office:value="342444.8" calcext:value-type="float">
            <text:p>342444.8</text:p>
          </table:table-cell>
          <table:table-cell office:value-type="float" office:value="342444.8" calcext:value-type="float">
            <text:p>342444.8</text:p>
          </table:table-cell>
          <table:table-cell office:value-type="float" office:value="376756" calcext:value-type="float">
            <text:p>376756</text:p>
          </table:table-cell>
          <table:table-cell table:number-columns-repeated="2"/>
          <table:table-cell table:style-name="ce1" table:formula="of:=[.B82]/[.B82]" office:value-type="float" office:value="1" calcext:value-type="float">
            <text:p>1</text:p>
          </table:table-cell>
          <table:table-cell table:style-name="ce1" table:formula="of:=[.C82]/[.B82]" office:value-type="float" office:value="1.04563936268313" calcext:value-type="float">
            <text:p>1.04563936268313</text:p>
          </table:table-cell>
          <table:table-cell table:style-name="ce1" table:formula="of:=[.D82]/[.B82]" office:value-type="float" office:value="1.04563936268313" calcext:value-type="float">
            <text:p>1.04563936268313</text:p>
          </table:table-cell>
          <table:table-cell table:style-name="ce1" table:formula="of:=[.E82]/[.B82]" office:value-type="float" office:value="1" calcext:value-type="float">
            <text:p>1</text:p>
          </table:table-cell>
          <table:table-cell table:style-name="ce1" table:formula="of:=[.F82]/[.B82]" office:value-type="float" office:value="1.04563936268313" calcext:value-type="float">
            <text:p>1.04563936268313</text:p>
          </table:table-cell>
          <table:table-cell table:formula="of:=[.G82]/[.B82]" office:value-type="float" office:value="1.04563936268313" calcext:value-type="float">
            <text:p>1.04563936268313</text:p>
          </table:table-cell>
          <table:table-cell table:formula="of:=[.H82]/[.B82]" office:value-type="float" office:value="1.15040702538641" calcext:value-type="float">
            <text:p>1.1504070253864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323807" calcext:value-type="float">
            <text:p>323807</text:p>
          </table:table-cell>
          <table:table-cell table:number-columns-repeated="2" table:style-name="Default" office:value-type="float" office:value="340914.4" calcext:value-type="float">
            <text:p>340914.4</text:p>
          </table:table-cell>
          <table:table-cell table:style-name="Default" office:value-type="float" office:value="323807" calcext:value-type="float">
            <text:p>323807</text:p>
          </table:table-cell>
          <table:table-cell table:style-name="Default" office:value-type="float" office:value="340914.4" calcext:value-type="float">
            <text:p>340914.4</text:p>
          </table:table-cell>
          <table:table-cell office:value-type="float" office:value="340914.4" calcext:value-type="float">
            <text:p>340914.4</text:p>
          </table:table-cell>
          <table:table-cell office:value-type="float" office:value="376748" calcext:value-type="float">
            <text:p>376748</text:p>
          </table:table-cell>
          <table:table-cell table:number-columns-repeated="2"/>
          <table:table-cell table:style-name="ce1" table:formula="of:=[.B83]/[.B83]" office:value-type="float" office:value="1" calcext:value-type="float">
            <text:p>1</text:p>
          </table:table-cell>
          <table:table-cell table:style-name="ce1" table:formula="of:=[.C83]/[.B83]" office:value-type="float" office:value="1.0528320882501" calcext:value-type="float">
            <text:p>1.0528320882501</text:p>
          </table:table-cell>
          <table:table-cell table:style-name="ce1" table:formula="of:=[.D83]/[.B83]" office:value-type="float" office:value="1.0528320882501" calcext:value-type="float">
            <text:p>1.0528320882501</text:p>
          </table:table-cell>
          <table:table-cell table:style-name="ce1" table:formula="of:=[.E83]/[.B83]" office:value-type="float" office:value="1" calcext:value-type="float">
            <text:p>1</text:p>
          </table:table-cell>
          <table:table-cell table:style-name="ce1" table:formula="of:=[.F83]/[.B83]" office:value-type="float" office:value="1.0528320882501" calcext:value-type="float">
            <text:p>1.0528320882501</text:p>
          </table:table-cell>
          <table:table-cell table:formula="of:=[.G83]/[.B83]" office:value-type="float" office:value="1.0528320882501" calcext:value-type="float">
            <text:p>1.0528320882501</text:p>
          </table:table-cell>
          <table:table-cell table:formula="of:=[.H83]/[.B83]" office:value-type="float" office:value="1.16349553900935" calcext:value-type="float">
            <text:p>1.1634955390093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425781.4" calcext:value-type="float">
            <text:p>425781.4</text:p>
          </table:table-cell>
          <table:table-cell table:number-columns-repeated="2" table:style-name="Default" office:value-type="float" office:value="290001.4" calcext:value-type="float">
            <text:p>290001.4</text:p>
          </table:table-cell>
          <table:table-cell table:style-name="Default" office:value-type="float" office:value="291116.4" calcext:value-type="float">
            <text:p>291116.4</text:p>
          </table:table-cell>
          <table:table-cell table:style-name="Default" office:value-type="float" office:value="289090.8" calcext:value-type="float">
            <text:p>289090.8</text:p>
          </table:table-cell>
          <table:table-cell office:value-type="float" office:value="290001.4" calcext:value-type="float">
            <text:p>290001.4</text:p>
          </table:table-cell>
          <table:table-cell office:value-type="float" office:value="294637" calcext:value-type="float">
            <text:p>294637</text:p>
          </table:table-cell>
          <table:table-cell table:number-columns-repeated="2"/>
          <table:table-cell table:style-name="ce1" table:formula="of:=[.B84]/[.B84]" office:value-type="float" office:value="1" calcext:value-type="float">
            <text:p>1</text:p>
          </table:table-cell>
          <table:table-cell table:style-name="ce1" table:formula="of:=[.C84]/[.B84]" office:value-type="float" office:value="0.681103965556035" calcext:value-type="float">
            <text:p>0.681103965556035</text:p>
          </table:table-cell>
          <table:table-cell table:style-name="ce1" table:formula="of:=[.D84]/[.B84]" office:value-type="float" office:value="0.681103965556035" calcext:value-type="float">
            <text:p>0.681103965556035</text:p>
          </table:table-cell>
          <table:table-cell table:style-name="ce1" table:formula="of:=[.E84]/[.B84]" office:value-type="float" office:value="0.683722680229809" calcext:value-type="float">
            <text:p>0.683722680229809</text:p>
          </table:table-cell>
          <table:table-cell table:style-name="ce1" table:formula="of:=[.F84]/[.B84]" office:value-type="float" office:value="0.678965309428736" calcext:value-type="float">
            <text:p>0.678965309428736</text:p>
          </table:table-cell>
          <table:table-cell table:formula="of:=[.G84]/[.B84]" office:value-type="float" office:value="0.681103965556035" calcext:value-type="float">
            <text:p>0.681103965556035</text:p>
          </table:table-cell>
          <table:table-cell table:formula="of:=[.H84]/[.B84]" office:value-type="float" office:value="0.691991242454462" calcext:value-type="float">
            <text:p>0.69199124245446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522314.4" calcext:value-type="float">
            <text:p>522314.4</text:p>
          </table:table-cell>
          <table:table-cell table:number-columns-repeated="2" table:style-name="Default" office:value-type="float" office:value="417622.4" calcext:value-type="float">
            <text:p>417622.4</text:p>
          </table:table-cell>
          <table:table-cell table:style-name="Default" office:value-type="float" office:value="395845.4" calcext:value-type="float">
            <text:p>395845.4</text:p>
          </table:table-cell>
          <table:table-cell table:style-name="Default" office:value-type="float" office:value="545752.4" calcext:value-type="float">
            <text:p>545752.4</text:p>
          </table:table-cell>
          <table:table-cell office:value-type="float" office:value="417622.4" calcext:value-type="float">
            <text:p>417622.4</text:p>
          </table:table-cell>
          <table:table-cell office:value-type="float" office:value="562348.4" calcext:value-type="float">
            <text:p>562348.4</text:p>
          </table:table-cell>
          <table:table-cell table:number-columns-repeated="2"/>
          <table:table-cell table:style-name="ce1" table:formula="of:=[.B85]/[.B85]" office:value-type="float" office:value="1" calcext:value-type="float">
            <text:p>1</text:p>
          </table:table-cell>
          <table:table-cell table:style-name="ce1" table:formula="of:=[.C85]/[.B85]" office:value-type="float" office:value="0.799561337003154" calcext:value-type="float">
            <text:p>0.799561337003154</text:p>
          </table:table-cell>
          <table:table-cell table:style-name="ce1" table:formula="of:=[.D85]/[.B85]" office:value-type="float" office:value="0.799561337003154" calcext:value-type="float">
            <text:p>0.799561337003154</text:p>
          </table:table-cell>
          <table:table-cell table:style-name="ce1" table:formula="of:=[.E85]/[.B85]" office:value-type="float" office:value="0.757868058012569" calcext:value-type="float">
            <text:p>0.757868058012569</text:p>
          </table:table-cell>
          <table:table-cell table:style-name="ce1" table:formula="of:=[.F85]/[.B85]" office:value-type="float" office:value="1.04487335597104" calcext:value-type="float">
            <text:p>1.04487335597104</text:p>
          </table:table-cell>
          <table:table-cell table:formula="of:=[.G85]/[.B85]" office:value-type="float" office:value="0.799561337003154" calcext:value-type="float">
            <text:p>0.799561337003154</text:p>
          </table:table-cell>
          <table:table-cell table:formula="of:=[.H85]/[.B85]" office:value-type="float" office:value="1.0766473219961" calcext:value-type="float">
            <text:p>1.076647321996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106392.8" calcext:value-type="float">
            <text:p>106392.8</text:p>
          </table:table-cell>
          <table:table-cell table:number-columns-repeated="2" table:style-name="Default" office:value-type="float" office:value="103344.8" calcext:value-type="float">
            <text:p>103344.8</text:p>
          </table:table-cell>
          <table:table-cell table:style-name="Default" office:value-type="float" office:value="109470.2" calcext:value-type="float">
            <text:p>109470.2</text:p>
          </table:table-cell>
          <table:table-cell table:style-name="Default" office:value-type="float" office:value="103347.8" calcext:value-type="float">
            <text:p>103347.8</text:p>
          </table:table-cell>
          <table:table-cell office:value-type="float" office:value="103344.8" calcext:value-type="float">
            <text:p>103344.8</text:p>
          </table:table-cell>
          <table:table-cell office:value-type="float" office:value="107057.2" calcext:value-type="float">
            <text:p>107057.2</text:p>
          </table:table-cell>
          <table:table-cell table:number-columns-repeated="2"/>
          <table:table-cell table:style-name="ce1" table:formula="of:=[.B86]/[.B86]" office:value-type="float" office:value="1" calcext:value-type="float">
            <text:p>1</text:p>
          </table:table-cell>
          <table:table-cell table:style-name="ce1" table:formula="of:=[.C86]/[.B86]" office:value-type="float" office:value="0.971351444834613" calcext:value-type="float">
            <text:p>0.971351444834613</text:p>
          </table:table-cell>
          <table:table-cell table:style-name="ce1" table:formula="of:=[.D86]/[.B86]" office:value-type="float" office:value="0.971351444834613" calcext:value-type="float">
            <text:p>0.971351444834613</text:p>
          </table:table-cell>
          <table:table-cell table:style-name="ce1" table:formula="of:=[.E86]/[.B86]" office:value-type="float" office:value="1.02892488965419" calcext:value-type="float">
            <text:p>1.02892488965419</text:p>
          </table:table-cell>
          <table:table-cell table:style-name="ce1" table:formula="of:=[.F86]/[.B86]" office:value-type="float" office:value="0.971379642231429" calcext:value-type="float">
            <text:p>0.971379642231429</text:p>
          </table:table-cell>
          <table:table-cell table:formula="of:=[.G86]/[.B86]" office:value-type="float" office:value="0.971351444834613" calcext:value-type="float">
            <text:p>0.971351444834613</text:p>
          </table:table-cell>
          <table:table-cell table:formula="of:=[.H86]/[.B86]" office:value-type="float" office:value="1.00624478348159" calcext:value-type="float">
            <text:p>1.0062447834815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104582.8" calcext:value-type="float">
            <text:p>104582.8</text:p>
          </table:table-cell>
          <table:table-cell table:number-columns-repeated="2" table:style-name="Default" office:value-type="float" office:value="103338.8" calcext:value-type="float">
            <text:p>103338.8</text:p>
          </table:table-cell>
          <table:table-cell table:style-name="Default" office:value-type="float" office:value="106460.2" calcext:value-type="float">
            <text:p>106460.2</text:p>
          </table:table-cell>
          <table:table-cell table:style-name="Default" office:value-type="float" office:value="103338.8" calcext:value-type="float">
            <text:p>103338.8</text:p>
          </table:table-cell>
          <table:table-cell office:value-type="float" office:value="103338.8" calcext:value-type="float">
            <text:p>103338.8</text:p>
          </table:table-cell>
          <table:table-cell office:value-type="float" office:value="106411.2" calcext:value-type="float">
            <text:p>106411.2</text:p>
          </table:table-cell>
          <table:table-cell table:number-columns-repeated="2"/>
          <table:table-cell table:style-name="ce1" table:formula="of:=[.B87]/[.B87]" office:value-type="float" office:value="1" calcext:value-type="float">
            <text:p>1</text:p>
          </table:table-cell>
          <table:table-cell table:style-name="ce1" table:formula="of:=[.C87]/[.B87]" office:value-type="float" office:value="0.988105118623713" calcext:value-type="float">
            <text:p>0.988105118623713</text:p>
          </table:table-cell>
          <table:table-cell table:style-name="ce1" table:formula="of:=[.D87]/[.B87]" office:value-type="float" office:value="0.988105118623713" calcext:value-type="float">
            <text:p>0.988105118623713</text:p>
          </table:table-cell>
          <table:table-cell table:style-name="ce1" table:formula="of:=[.E87]/[.B87]" office:value-type="float" office:value="1.01795132660437" calcext:value-type="float">
            <text:p>1.01795132660437</text:p>
          </table:table-cell>
          <table:table-cell table:style-name="ce1" table:formula="of:=[.F87]/[.B87]" office:value-type="float" office:value="0.988105118623713" calcext:value-type="float">
            <text:p>0.988105118623713</text:p>
          </table:table-cell>
          <table:table-cell table:formula="of:=[.G87]/[.B87]" office:value-type="float" office:value="0.988105118623713" calcext:value-type="float">
            <text:p>0.988105118623713</text:p>
          </table:table-cell>
          <table:table-cell table:formula="of:=[.H87]/[.B87]" office:value-type="float" office:value="1.01748279831865" calcext:value-type="float">
            <text:p>1.0174827983186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103385.8" calcext:value-type="float">
            <text:p>103385.8</text:p>
          </table:table-cell>
          <table:table-cell table:number-columns-repeated="2" table:style-name="Default" office:value-type="float" office:value="103389.8" calcext:value-type="float">
            <text:p>103389.8</text:p>
          </table:table-cell>
          <table:table-cell table:style-name="Default" office:value-type="float" office:value="118529.2" calcext:value-type="float">
            <text:p>118529.2</text:p>
          </table:table-cell>
          <table:table-cell table:style-name="Default" office:value-type="float" office:value="103389.8" calcext:value-type="float">
            <text:p>103389.8</text:p>
          </table:table-cell>
          <table:table-cell office:value-type="float" office:value="103389.8" calcext:value-type="float">
            <text:p>103389.8</text:p>
          </table:table-cell>
          <table:table-cell office:value-type="float" office:value="107117.2" calcext:value-type="float">
            <text:p>107117.2</text:p>
          </table:table-cell>
          <table:table-cell table:number-columns-repeated="2"/>
          <table:table-cell table:style-name="ce1" table:formula="of:=[.B88]/[.B88]" office:value-type="float" office:value="1" calcext:value-type="float">
            <text:p>1</text:p>
          </table:table-cell>
          <table:table-cell table:style-name="ce1" table:formula="of:=[.C88]/[.B88]" office:value-type="float" office:value="1.00003869003287" calcext:value-type="float">
            <text:p>1.00003869003287</text:p>
          </table:table-cell>
          <table:table-cell table:style-name="ce1" table:formula="of:=[.D88]/[.B88]" office:value-type="float" office:value="1.00003869003287" calcext:value-type="float">
            <text:p>1.00003869003287</text:p>
          </table:table-cell>
          <table:table-cell table:style-name="ce1" table:formula="of:=[.E88]/[.B88]" office:value-type="float" office:value="1.14647466093022" calcext:value-type="float">
            <text:p>1.14647466093022</text:p>
          </table:table-cell>
          <table:table-cell table:style-name="ce1" table:formula="of:=[.F88]/[.B88]" office:value-type="float" office:value="1.00003869003287" calcext:value-type="float">
            <text:p>1.00003869003287</text:p>
          </table:table-cell>
          <table:table-cell table:formula="of:=[.G88]/[.B88]" office:value-type="float" office:value="1.00003869003287" calcext:value-type="float">
            <text:p>1.00003869003287</text:p>
          </table:table-cell>
          <table:table-cell table:formula="of:=[.H88]/[.B88]" office:value-type="float" office:value="1.03609199716015" calcext:value-type="float">
            <text:p>1.036091997160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1226851" calcext:value-type="float">
            <text:p>1226851</text:p>
          </table:table-cell>
          <table:table-cell table:number-columns-repeated="2" table:style-name="Default" office:value-type="float" office:value="1198164" calcext:value-type="float">
            <text:p>1198164</text:p>
          </table:table-cell>
          <table:table-cell table:style-name="Default" office:value-type="float" office:value="1110768" calcext:value-type="float">
            <text:p>1110768</text:p>
          </table:table-cell>
          <table:table-cell table:style-name="Default" office:value-type="float" office:value="1105872" calcext:value-type="float">
            <text:p>1105872</text:p>
          </table:table-cell>
          <table:table-cell office:value-type="float" office:value="1105872" calcext:value-type="float">
            <text:p>1105872</text:p>
          </table:table-cell>
          <table:table-cell office:value-type="float" office:value="1233076" calcext:value-type="float">
            <text:p>1233076</text:p>
          </table:table-cell>
          <table:table-cell table:number-columns-repeated="2"/>
          <table:table-cell table:style-name="ce1" table:formula="of:=[.B89]/[.B89]" office:value-type="float" office:value="1" calcext:value-type="float">
            <text:p>1</text:p>
          </table:table-cell>
          <table:table-cell table:style-name="ce1" table:formula="of:=[.C89]/[.B89]" office:value-type="float" office:value="0.976617372443761" calcext:value-type="float">
            <text:p>0.976617372443761</text:p>
          </table:table-cell>
          <table:table-cell table:style-name="ce1" table:formula="of:=[.D89]/[.B89]" office:value-type="float" office:value="0.976617372443761" calcext:value-type="float">
            <text:p>0.976617372443761</text:p>
          </table:table-cell>
          <table:table-cell table:style-name="ce1" table:formula="of:=[.E89]/[.B89]" office:value-type="float" office:value="0.905381338076099" calcext:value-type="float">
            <text:p>0.905381338076099</text:p>
          </table:table-cell>
          <table:table-cell table:style-name="ce1" table:formula="of:=[.F89]/[.B89]" office:value-type="float" office:value="0.901390633418402" calcext:value-type="float">
            <text:p>0.901390633418402</text:p>
          </table:table-cell>
          <table:table-cell table:formula="of:=[.G89]/[.B89]" office:value-type="float" office:value="0.901390633418402" calcext:value-type="float">
            <text:p>0.901390633418402</text:p>
          </table:table-cell>
          <table:table-cell table:formula="of:=[.H89]/[.B89]" office:value-type="float" office:value="1.00507396578721" calcext:value-type="float">
            <text:p>1.0050739657872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817635.199999999" calcext:value-type="float">
            <text:p>817635.199999999</text:p>
          </table:table-cell>
          <table:table-cell table:number-columns-repeated="2" table:style-name="Default" office:value-type="float" office:value="822110.2" calcext:value-type="float">
            <text:p>822110.2</text:p>
          </table:table-cell>
          <table:table-cell table:style-name="Default" office:value-type="float" office:value="807131.6" calcext:value-type="float">
            <text:p>807131.6</text:p>
          </table:table-cell>
          <table:table-cell table:style-name="Default" office:value-type="float" office:value="970646.6" calcext:value-type="float">
            <text:p>970646.6</text:p>
          </table:table-cell>
          <table:table-cell office:value-type="float" office:value="822110.2" calcext:value-type="float">
            <text:p>822110.2</text:p>
          </table:table-cell>
          <table:table-cell office:value-type="float" office:value="822924.2" calcext:value-type="float">
            <text:p>822924.2</text:p>
          </table:table-cell>
          <table:table-cell table:number-columns-repeated="2"/>
          <table:table-cell table:style-name="ce1" table:formula="of:=[.B90]/[.B90]" office:value-type="float" office:value="1" calcext:value-type="float">
            <text:p>1</text:p>
          </table:table-cell>
          <table:table-cell table:style-name="ce1" table:formula="of:=[.C90]/[.B90]" office:value-type="float" office:value="1.00547310096239" calcext:value-type="float">
            <text:p>1.00547310096239</text:p>
          </table:table-cell>
          <table:table-cell table:style-name="ce1" table:formula="of:=[.D90]/[.B90]" office:value-type="float" office:value="1.00547310096239" calcext:value-type="float">
            <text:p>1.00547310096239</text:p>
          </table:table-cell>
          <table:table-cell table:style-name="ce1" table:formula="of:=[.E90]/[.B90]" office:value-type="float" office:value="0.987153684185809" calcext:value-type="float">
            <text:p>0.987153684185809</text:p>
          </table:table-cell>
          <table:table-cell table:style-name="ce1" table:formula="of:=[.F90]/[.B90]" office:value-type="float" office:value="1.18713895879238" calcext:value-type="float">
            <text:p>1.18713895879238</text:p>
          </table:table-cell>
          <table:table-cell table:formula="of:=[.G90]/[.B90]" office:value-type="float" office:value="1.00547310096239" calcext:value-type="float">
            <text:p>1.00547310096239</text:p>
          </table:table-cell>
          <table:table-cell table:formula="of:=[.H90]/[.B90]" office:value-type="float" office:value="1.00646865496985" calcext:value-type="float">
            <text:p>1.0064686549698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2148618.2" calcext:value-type="float">
            <text:p>2148618.2</text:p>
          </table:table-cell>
          <table:table-cell table:number-columns-repeated="2" table:style-name="Default" office:value-type="float" office:value="2149506.2" calcext:value-type="float">
            <text:p>2149506.2</text:p>
          </table:table-cell>
          <table:table-cell table:style-name="Default" office:value-type="float" office:value="3059654.2" calcext:value-type="float">
            <text:p>3059654.2</text:p>
          </table:table-cell>
          <table:table-cell table:style-name="Default" office:value-type="float" office:value="2172764.2" calcext:value-type="float">
            <text:p>2172764.2</text:p>
          </table:table-cell>
          <table:table-cell office:value-type="float" office:value="2149506.2" calcext:value-type="float">
            <text:p>2149506.2</text:p>
          </table:table-cell>
          <table:table-cell office:value-type="float" office:value="2950868.2" calcext:value-type="float">
            <text:p>2950868.2</text:p>
          </table:table-cell>
          <table:table-cell table:number-columns-repeated="2"/>
          <table:table-cell table:style-name="ce1" table:formula="of:=[.B91]/[.B91]" office:value-type="float" office:value="1" calcext:value-type="float">
            <text:p>1</text:p>
          </table:table-cell>
          <table:table-cell table:style-name="ce1" table:formula="of:=[.C91]/[.B91]" office:value-type="float" office:value="1.00041328887561" calcext:value-type="float">
            <text:p>1.00041328887561</text:p>
          </table:table-cell>
          <table:table-cell table:style-name="ce1" table:formula="of:=[.D91]/[.B91]" office:value-type="float" office:value="1.00041328887561" calcext:value-type="float">
            <text:p>1.00041328887561</text:p>
          </table:table-cell>
          <table:table-cell table:style-name="ce1" table:formula="of:=[.E91]/[.B91]" office:value-type="float" office:value="1.42401018477829" calcext:value-type="float">
            <text:p>1.42401018477829</text:p>
          </table:table-cell>
          <table:table-cell table:style-name="ce1" table:formula="of:=[.F91]/[.B91]" office:value-type="float" office:value="1.01123792025964" calcext:value-type="float">
            <text:p>1.01123792025964</text:p>
          </table:table-cell>
          <table:table-cell table:formula="of:=[.G91]/[.B91]" office:value-type="float" office:value="1.00041328887561" calcext:value-type="float">
            <text:p>1.00041328887561</text:p>
          </table:table-cell>
          <table:table-cell table:formula="of:=[.H91]/[.B91]" office:value-type="float" office:value="1.37337950502328" calcext:value-type="float">
            <text:p>1.37337950502328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1656237.6" calcext:value-type="float">
            <text:p>1656237.6</text:p>
          </table:table-cell>
          <table:table-cell table:number-columns-repeated="2" table:style-name="Default" office:value-type="float" office:value="1732635.2" calcext:value-type="float">
            <text:p>1732635.2</text:p>
          </table:table-cell>
          <table:table-cell table:style-name="Default" office:value-type="float" office:value="1656295.6" calcext:value-type="float">
            <text:p>1656295.6</text:p>
          </table:table-cell>
          <table:table-cell table:style-name="Default" office:value-type="float" office:value="1705665.2" calcext:value-type="float">
            <text:p>1705665.2</text:p>
          </table:table-cell>
          <table:table-cell office:value-type="float" office:value="1705665.2" calcext:value-type="float">
            <text:p>1705665.2</text:p>
          </table:table-cell>
          <table:table-cell office:value-type="float" office:value="2791107.2" calcext:value-type="float">
            <text:p>2791107.2</text:p>
          </table:table-cell>
          <table:table-cell table:number-columns-repeated="2"/>
          <table:table-cell table:style-name="ce1" table:formula="of:=[.B92]/[.B92]" office:value-type="float" office:value="1" calcext:value-type="float">
            <text:p>1</text:p>
          </table:table-cell>
          <table:table-cell table:style-name="ce1" table:formula="of:=[.C92]/[.B92]" office:value-type="float" office:value="1.04612719817495" calcext:value-type="float">
            <text:p>1.04612719817495</text:p>
          </table:table-cell>
          <table:table-cell table:style-name="ce1" table:formula="of:=[.D92]/[.B92]" office:value-type="float" office:value="1.04612719817495" calcext:value-type="float">
            <text:p>1.04612719817495</text:p>
          </table:table-cell>
          <table:table-cell table:style-name="ce1" table:formula="of:=[.E92]/[.B92]" office:value-type="float" office:value="1.00003501913011" calcext:value-type="float">
            <text:p>1.00003501913011</text:p>
          </table:table-cell>
          <table:table-cell table:style-name="ce1" table:formula="of:=[.F92]/[.B92]" office:value-type="float" office:value="1.0298433026759" calcext:value-type="float">
            <text:p>1.0298433026759</text:p>
          </table:table-cell>
          <table:table-cell table:formula="of:=[.G92]/[.B92]" office:value-type="float" office:value="1.0298433026759" calcext:value-type="float">
            <text:p>1.0298433026759</text:p>
          </table:table-cell>
          <table:table-cell table:formula="of:=[.H92]/[.B92]" office:value-type="float" office:value="1.68520941681315" calcext:value-type="float">
            <text:p>1.6852094168131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4185286.2" calcext:value-type="float">
            <text:p>4185286.2</text:p>
          </table:table-cell>
          <table:table-cell table:number-columns-repeated="2" table:style-name="Default" office:value-type="float" office:value="4189126.2" calcext:value-type="float">
            <text:p>4189126.2</text:p>
          </table:table-cell>
          <table:table-cell table:style-name="Default" office:value-type="float" office:value="5052830.2" calcext:value-type="float">
            <text:p>5052830.2</text:p>
          </table:table-cell>
          <table:table-cell table:style-name="Default" office:value-type="float" office:value="4338012.2" calcext:value-type="float">
            <text:p>4338012.2</text:p>
          </table:table-cell>
          <table:table-cell office:value-type="float" office:value="4189126.2" calcext:value-type="float">
            <text:p>4189126.2</text:p>
          </table:table-cell>
          <table:table-cell office:value-type="float" office:value="9537036.2" calcext:value-type="float">
            <text:p>9537036.2</text:p>
          </table:table-cell>
          <table:table-cell table:number-columns-repeated="2"/>
          <table:table-cell table:style-name="ce1" table:formula="of:=[.B93]/[.B93]" office:value-type="float" office:value="1" calcext:value-type="float">
            <text:p>1</text:p>
          </table:table-cell>
          <table:table-cell table:style-name="ce1" table:formula="of:=[.C93]/[.B93]" office:value-type="float" office:value="1.00091749997886" calcext:value-type="float">
            <text:p>1.00091749997886</text:p>
          </table:table-cell>
          <table:table-cell table:style-name="ce1" table:formula="of:=[.D93]/[.B93]" office:value-type="float" office:value="1.00091749997886" calcext:value-type="float">
            <text:p>1.00091749997886</text:p>
          </table:table-cell>
          <table:table-cell table:style-name="ce1" table:formula="of:=[.E93]/[.B93]" office:value-type="float" office:value="1.20728427126441" calcext:value-type="float">
            <text:p>1.20728427126441</text:p>
          </table:table-cell>
          <table:table-cell table:style-name="ce1" table:formula="of:=[.F93]/[.B93]" office:value-type="float" office:value="1.03649117233608" calcext:value-type="float">
            <text:p>1.03649117233608</text:p>
          </table:table-cell>
          <table:table-cell table:formula="of:=[.G93]/[.B93]" office:value-type="float" office:value="1.00091749997886" calcext:value-type="float">
            <text:p>1.00091749997886</text:p>
          </table:table-cell>
          <table:table-cell table:formula="of:=[.H93]/[.B93]" office:value-type="float" office:value="2.27870586245691" calcext:value-type="float">
            <text:p>2.278705862456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980008.800000012" calcext:value-type="float">
            <text:p>980008.800000012</text:p>
          </table:table-cell>
          <table:table-cell table:number-columns-repeated="2" table:style-name="Default" office:value-type="float" office:value="980008.8" calcext:value-type="float">
            <text:p>980008.8</text:p>
          </table:table-cell>
          <table:table-cell table:style-name="Default" office:value-type="float" office:value="803676.8" calcext:value-type="float">
            <text:p>803676.8</text:p>
          </table:table-cell>
          <table:table-cell table:style-name="Default" office:value-type="float" office:value="774632.8" calcext:value-type="float">
            <text:p>774632.8</text:p>
          </table:table-cell>
          <table:table-cell office:value-type="float" office:value="980008.8" calcext:value-type="float">
            <text:p>980008.8</text:p>
          </table:table-cell>
          <table:table-cell office:value-type="float" office:value="13898498" calcext:value-type="float">
            <text:p>13898498</text:p>
          </table:table-cell>
          <table:table-cell table:number-columns-repeated="2"/>
          <table:table-cell table:style-name="ce1" table:formula="of:=[.B94]/[.B94]" office:value-type="float" office:value="1" calcext:value-type="float">
            <text:p>1</text:p>
          </table:table-cell>
          <table:table-cell table:style-name="ce1" table:formula="of:=[.C94]/[.B94]" office:value-type="float" office:value="0.999999999999988" calcext:value-type="float">
            <text:p>0.999999999999988</text:p>
          </table:table-cell>
          <table:table-cell table:style-name="ce1" table:formula="of:=[.D94]/[.B94]" office:value-type="float" office:value="0.999999999999988" calcext:value-type="float">
            <text:p>0.999999999999988</text:p>
          </table:table-cell>
          <table:table-cell table:style-name="ce1" table:formula="of:=[.E94]/[.B94]" office:value-type="float" office:value="0.820071003444041" calcext:value-type="float">
            <text:p>0.820071003444041</text:p>
          </table:table-cell>
          <table:table-cell table:style-name="ce1" table:formula="of:=[.F94]/[.B94]" office:value-type="float" office:value="0.790434534873555" calcext:value-type="float">
            <text:p>0.790434534873555</text:p>
          </table:table-cell>
          <table:table-cell table:formula="of:=[.G94]/[.B94]" office:value-type="float" office:value="0.999999999999988" calcext:value-type="float">
            <text:p>0.999999999999988</text:p>
          </table:table-cell>
          <table:table-cell table:formula="of:=[.H94]/[.B94]" office:value-type="float" office:value="14.182013467634" calcext:value-type="float">
            <text:p>14.18201346763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525406.800000012" calcext:value-type="float">
            <text:p>525406.800000012</text:p>
          </table:table-cell>
          <table:table-cell table:number-columns-repeated="2" table:style-name="Default" office:value-type="float" office:value="525406.8" calcext:value-type="float">
            <text:p>525406.8</text:p>
          </table:table-cell>
          <table:table-cell table:style-name="Default" office:value-type="float" office:value="481816.8" calcext:value-type="float">
            <text:p>481816.8</text:p>
          </table:table-cell>
          <table:table-cell table:style-name="Default" office:value-type="float" office:value="477476.8" calcext:value-type="float">
            <text:p>477476.8</text:p>
          </table:table-cell>
          <table:table-cell office:value-type="float" office:value="525406.8" calcext:value-type="float">
            <text:p>525406.8</text:p>
          </table:table-cell>
          <table:table-cell office:value-type="float" office:value="7585978.2" calcext:value-type="float">
            <text:p>7585978.2</text:p>
          </table:table-cell>
          <table:table-cell table:number-columns-repeated="2"/>
          <table:table-cell table:style-name="ce1" table:formula="of:=[.B95]/[.B95]" office:value-type="float" office:value="1" calcext:value-type="float">
            <text:p>1</text:p>
          </table:table-cell>
          <table:table-cell table:style-name="ce1" table:formula="of:=[.C95]/[.B95]" office:value-type="float" office:value="0.999999999999977" calcext:value-type="float">
            <text:p>0.999999999999977</text:p>
          </table:table-cell>
          <table:table-cell table:style-name="ce1" table:formula="of:=[.D95]/[.B95]" office:value-type="float" office:value="0.999999999999977" calcext:value-type="float">
            <text:p>0.999999999999977</text:p>
          </table:table-cell>
          <table:table-cell table:style-name="ce1" table:formula="of:=[.E95]/[.B95]" office:value-type="float" office:value="0.917035714040985" calcext:value-type="float">
            <text:p>0.917035714040985</text:p>
          </table:table-cell>
          <table:table-cell table:style-name="ce1" table:formula="of:=[.F95]/[.B95]" office:value-type="float" office:value="0.908775447900539" calcext:value-type="float">
            <text:p>0.908775447900539</text:p>
          </table:table-cell>
          <table:table-cell table:formula="of:=[.G95]/[.B95]" office:value-type="float" office:value="0.999999999999977" calcext:value-type="float">
            <text:p>0.999999999999977</text:p>
          </table:table-cell>
          <table:table-cell table:formula="of:=[.H95]/[.B95]" office:value-type="float" office:value="14.4382946699583" calcext:value-type="float">
            <text:p>14.438294669958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5285676.79999998" calcext:value-type="float">
            <text:p>5285676.79999998</text:p>
          </table:table-cell>
          <table:table-cell table:number-columns-repeated="2" table:style-name="Default" office:value-type="float" office:value="5305006.8" calcext:value-type="float">
            <text:p>5305006.8</text:p>
          </table:table-cell>
          <table:table-cell table:style-name="Default" office:value-type="float" office:value="6036714.8" calcext:value-type="float">
            <text:p>6036714.8</text:p>
          </table:table-cell>
          <table:table-cell table:style-name="Default" office:value-type="float" office:value="5305006.8" calcext:value-type="float">
            <text:p>5305006.8</text:p>
          </table:table-cell>
          <table:table-cell office:value-type="float" office:value="5305006.8" calcext:value-type="float">
            <text:p>5305006.8</text:p>
          </table:table-cell>
          <table:table-cell office:value-type="float" office:value="155296703.8" calcext:value-type="float">
            <text:p>155296703.8</text:p>
          </table:table-cell>
          <table:table-cell table:number-columns-repeated="2"/>
          <table:table-cell table:style-name="ce1" table:formula="of:=[.B96]/[.B96]" office:value-type="float" office:value="1" calcext:value-type="float">
            <text:p>1</text:p>
          </table:table-cell>
          <table:table-cell table:style-name="ce1" table:formula="of:=[.C96]/[.B96]" office:value-type="float" office:value="1.00365705296245" calcext:value-type="float">
            <text:p>1.00365705296245</text:p>
          </table:table-cell>
          <table:table-cell table:style-name="ce1" table:formula="of:=[.D96]/[.B96]" office:value-type="float" office:value="1.00365705296245" calcext:value-type="float">
            <text:p>1.00365705296245</text:p>
          </table:table-cell>
          <table:table-cell table:style-name="ce1" table:formula="of:=[.E96]/[.B96]" office:value-type="float" office:value="1.14208927795207" calcext:value-type="float">
            <text:p>1.14208927795207</text:p>
          </table:table-cell>
          <table:table-cell table:style-name="ce1" table:formula="of:=[.F96]/[.B96]" office:value-type="float" office:value="1.00365705296245" calcext:value-type="float">
            <text:p>1.00365705296245</text:p>
          </table:table-cell>
          <table:table-cell table:formula="of:=[.G96]/[.B96]" office:value-type="float" office:value="1.00365705296245" calcext:value-type="float">
            <text:p>1.00365705296245</text:p>
          </table:table-cell>
          <table:table-cell table:formula="of:=[.H96]/[.B96]" office:value-type="float" office:value="29.3806658401816" calcext:value-type="float">
            <text:p>29.380665840181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13195" calcext:value-type="float">
            <text:p>13195</text:p>
          </table:table-cell>
          <table:table-cell table:number-columns-repeated="3" table:style-name="Default" office:value-type="float" office:value="18616" calcext:value-type="float">
            <text:p>18616</text:p>
          </table:table-cell>
          <table:table-cell table:style-name="Default" office:value-type="float" office:value="14246" calcext:value-type="float">
            <text:p>14246</text:p>
          </table:table-cell>
          <table:table-cell office:value-type="float" office:value="14246" calcext:value-type="float">
            <text:p>14246</text:p>
          </table:table-cell>
          <table:table-cell office:value-type="float" office:value="92257" calcext:value-type="float">
            <text:p>92257</text:p>
          </table:table-cell>
          <table:table-cell table:number-columns-repeated="2"/>
          <table:table-cell table:style-name="ce1" table:formula="of:=[.B97]/[.B97]" office:value-type="float" office:value="1" calcext:value-type="float">
            <text:p>1</text:p>
          </table:table-cell>
          <table:table-cell table:style-name="ce1" table:formula="of:=[.C97]/[.B97]" office:value-type="float" office:value="1.41083743842365" calcext:value-type="float">
            <text:p>1.41083743842365</text:p>
          </table:table-cell>
          <table:table-cell table:style-name="ce1" table:formula="of:=[.D97]/[.B97]" office:value-type="float" office:value="1.41083743842365" calcext:value-type="float">
            <text:p>1.41083743842365</text:p>
          </table:table-cell>
          <table:table-cell table:style-name="ce1" table:formula="of:=[.E97]/[.B97]" office:value-type="float" office:value="1.41083743842365" calcext:value-type="float">
            <text:p>1.41083743842365</text:p>
          </table:table-cell>
          <table:table-cell table:style-name="ce1" table:formula="of:=[.F97]/[.B97]" office:value-type="float" office:value="1.07965138309966" calcext:value-type="float">
            <text:p>1.07965138309966</text:p>
          </table:table-cell>
          <table:table-cell table:formula="of:=[.G97]/[.B97]" office:value-type="float" office:value="1.07965138309966" calcext:value-type="float">
            <text:p>1.07965138309966</text:p>
          </table:table-cell>
          <table:table-cell table:formula="of:=[.H97]/[.B97]" office:value-type="float" office:value="6.99181508147025" calcext:value-type="float">
            <text:p>6.9918150814702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13435.3999999994" calcext:value-type="float">
            <text:p>13435.3999999994</text:p>
          </table:table-cell>
          <table:table-cell table:number-columns-repeated="2" table:style-name="Default" office:value-type="float" office:value="25734.4" calcext:value-type="float">
            <text:p>25734.4</text:p>
          </table:table-cell>
          <table:table-cell table:style-name="Default" office:value-type="float" office:value="25996.4" calcext:value-type="float">
            <text:p>25996.4</text:p>
          </table:table-cell>
          <table:table-cell table:style-name="Default" office:value-type="float" office:value="13294.8" calcext:value-type="float">
            <text:p>13294.8</text:p>
          </table:table-cell>
          <table:table-cell office:value-type="float" office:value="13294.8" calcext:value-type="float">
            <text:p>13294.8</text:p>
          </table:table-cell>
          <table:table-cell office:value-type="float" office:value="66162" calcext:value-type="float">
            <text:p>66162</text:p>
          </table:table-cell>
          <table:table-cell table:number-columns-repeated="2"/>
          <table:table-cell table:style-name="ce1" table:formula="of:=[.B98]/[.B98]" office:value-type="float" office:value="1" calcext:value-type="float">
            <text:p>1</text:p>
          </table:table-cell>
          <table:table-cell table:style-name="ce1" table:formula="of:=[.C98]/[.B98]" office:value-type="float" office:value="1.91541747919683" calcext:value-type="float">
            <text:p>1.91541747919683</text:p>
          </table:table-cell>
          <table:table-cell table:style-name="ce1" table:formula="of:=[.D98]/[.B98]" office:value-type="float" office:value="1.91541747919683" calcext:value-type="float">
            <text:p>1.91541747919683</text:p>
          </table:table-cell>
          <table:table-cell table:style-name="ce1" table:formula="of:=[.E98]/[.B98]" office:value-type="float" office:value="1.93491820117012" calcext:value-type="float">
            <text:p>1.93491820117012</text:p>
          </table:table-cell>
          <table:table-cell table:style-name="ce1" table:formula="of:=[.F98]/[.B98]" office:value-type="float" office:value="0.989535108742617" calcext:value-type="float">
            <text:p>0.989535108742617</text:p>
          </table:table-cell>
          <table:table-cell table:formula="of:=[.G98]/[.B98]" office:value-type="float" office:value="0.989535108742617" calcext:value-type="float">
            <text:p>0.989535108742617</text:p>
          </table:table-cell>
          <table:table-cell table:formula="of:=[.H98]/[.B98]" office:value-type="float" office:value="4.92445330991282" calcext:value-type="float">
            <text:p>4.9244533099128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31911.9999999995" calcext:value-type="float">
            <text:p>31911.9999999995</text:p>
          </table:table-cell>
          <table:table-cell table:number-columns-repeated="2" table:style-name="Default" office:value-type="float" office:value="37402" calcext:value-type="float">
            <text:p>37402</text:p>
          </table:table-cell>
          <table:table-cell table:style-name="Default" office:value-type="float" office:value="77764" calcext:value-type="float">
            <text:p>77764</text:p>
          </table:table-cell>
          <table:table-cell table:style-name="Default" office:value-type="float" office:value="31934" calcext:value-type="float">
            <text:p>31934</text:p>
          </table:table-cell>
          <table:table-cell office:value-type="float" office:value="31934" calcext:value-type="float">
            <text:p>31934</text:p>
          </table:table-cell>
          <table:table-cell office:value-type="float" office:value="117416" calcext:value-type="float">
            <text:p>117416</text:p>
          </table:table-cell>
          <table:table-cell table:number-columns-repeated="2"/>
          <table:table-cell table:style-name="ce1" table:formula="of:=[.B99]/[.B99]" office:value-type="float" office:value="1" calcext:value-type="float">
            <text:p>1</text:p>
          </table:table-cell>
          <table:table-cell table:style-name="ce1" table:formula="of:=[.C99]/[.B99]" office:value-type="float" office:value="1.17203559789423" calcext:value-type="float">
            <text:p>1.17203559789423</text:p>
          </table:table-cell>
          <table:table-cell table:style-name="ce1" table:formula="of:=[.D99]/[.B99]" office:value-type="float" office:value="1.17203559789423" calcext:value-type="float">
            <text:p>1.17203559789423</text:p>
          </table:table-cell>
          <table:table-cell table:style-name="ce1" table:formula="of:=[.E99]/[.B99]" office:value-type="float" office:value="2.43682627224872" calcext:value-type="float">
            <text:p>2.43682627224872</text:p>
          </table:table-cell>
          <table:table-cell table:style-name="ce1" table:formula="of:=[.F99]/[.B99]" office:value-type="float" office:value="1.00068939583857" calcext:value-type="float">
            <text:p>1.00068939583857</text:p>
          </table:table-cell>
          <table:table-cell table:formula="of:=[.G99]/[.B99]" office:value-type="float" office:value="1.00068939583857" calcext:value-type="float">
            <text:p>1.00068939583857</text:p>
          </table:table-cell>
          <table:table-cell table:formula="of:=[.H99]/[.B99]" office:value-type="float" office:value="3.67936826272254" calcext:value-type="float">
            <text:p>3.67936826272254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52553.3999999997" calcext:value-type="float">
            <text:p>52553.3999999997</text:p>
          </table:table-cell>
          <table:table-cell table:number-columns-repeated="2" table:style-name="Default" office:value-type="float" office:value="52553.4" calcext:value-type="float">
            <text:p>52553.4</text:p>
          </table:table-cell>
          <table:table-cell table:number-columns-repeated="2" table:style-name="Default" office:value-type="float" office:value="52393.4" calcext:value-type="float">
            <text:p>52393.4</text:p>
          </table:table-cell>
          <table:table-cell office:value-type="float" office:value="52553.4" calcext:value-type="float">
            <text:p>52553.4</text:p>
          </table:table-cell>
          <table:table-cell office:value-type="float" office:value="137972.4" calcext:value-type="float">
            <text:p>137972.4</text:p>
          </table:table-cell>
          <table:table-cell table:style-name="ce7"/>
          <table:table-cell/>
          <table:table-cell table:style-name="ce3" table:formula="of:=[.B100]/[.B100]" office:value-type="float" office:value="1" calcext:value-type="float">
            <text:p>1</text:p>
          </table:table-cell>
          <table:table-cell table:style-name="ce3" table:formula="of:=[.C100]/[.B100]" office:value-type="float" office:value="1.00000000000001" calcext:value-type="float">
            <text:p>1.00000000000001</text:p>
          </table:table-cell>
          <table:table-cell table:style-name="ce3" table:formula="of:=[.D100]/[.B100]" office:value-type="float" office:value="1.00000000000001" calcext:value-type="float">
            <text:p>1.00000000000001</text:p>
          </table:table-cell>
          <table:table-cell table:style-name="ce3" table:formula="of:=[.E100]/[.B100]" office:value-type="float" office:value="0.996955477666532" calcext:value-type="float">
            <text:p>0.996955477666532</text:p>
          </table:table-cell>
          <table:table-cell table:style-name="ce3" table:formula="of:=[.F100]/[.B100]" office:value-type="float" office:value="0.996955477666532" calcext:value-type="float">
            <text:p>0.996955477666532</text:p>
          </table:table-cell>
          <table:table-cell table:style-name="ce5" table:formula="of:=[.G100]/[.B100]" office:value-type="float" office:value="1.00000000000001" calcext:value-type="float">
            <text:p>1.00000000000001</text:p>
          </table:table-cell>
          <table:table-cell table:style-name="ce5" table:formula="of:=[.H100]/[.B100]" office:value-type="float" office:value="2.62537533251894" calcext:value-type="float">
            <text:p>2.62537533251894</text:p>
          </table:table-cell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24866.4000000001" calcext:value-type="float">
            <text:p>24866.4000000001</text:p>
          </table:table-cell>
          <table:table-cell table:number-columns-repeated="2" table:style-name="Default" office:value-type="float" office:value="28335.4" calcext:value-type="float">
            <text:p>28335.4</text:p>
          </table:table-cell>
          <table:table-cell table:style-name="Default" office:value-type="float" office:value="24714.4" calcext:value-type="float">
            <text:p>24714.4</text:p>
          </table:table-cell>
          <table:table-cell table:style-name="Default" office:value-type="float" office:value="24581.4" calcext:value-type="float">
            <text:p>24581.4</text:p>
          </table:table-cell>
          <table:table-cell office:value-type="float" office:value="24581.4" calcext:value-type="float">
            <text:p>24581.4</text:p>
          </table:table-cell>
          <table:table-cell office:value-type="float" office:value="100870.4" calcext:value-type="float">
            <text:p>100870.4</text:p>
          </table:table-cell>
          <table:table-cell table:number-columns-repeated="2"/>
          <table:table-cell table:style-name="ce1" table:formula="of:=[.B101]/[.B101]" office:value-type="float" office:value="1" calcext:value-type="float">
            <text:p>1</text:p>
          </table:table-cell>
          <table:table-cell table:style-name="ce1" table:formula="of:=[.C101]/[.B101]" office:value-type="float" office:value="1.13950551748544" calcext:value-type="float">
            <text:p>1.13950551748544</text:p>
          </table:table-cell>
          <table:table-cell table:style-name="ce1" table:formula="of:=[.D101]/[.B101]" office:value-type="float" office:value="1.13950551748544" calcext:value-type="float">
            <text:p>1.13950551748544</text:p>
          </table:table-cell>
          <table:table-cell table:style-name="ce1" table:formula="of:=[.E101]/[.B101]" office:value-type="float" office:value="0.993887333912424" calcext:value-type="float">
            <text:p>0.993887333912424</text:p>
          </table:table-cell>
          <table:table-cell table:style-name="ce1" table:formula="of:=[.F101]/[.B101]" office:value-type="float" office:value="0.988538751085799" calcext:value-type="float">
            <text:p>0.988538751085799</text:p>
          </table:table-cell>
          <table:table-cell table:formula="of:=[.G101]/[.B101]" office:value-type="float" office:value="0.988538751085799" calcext:value-type="float">
            <text:p>0.988538751085799</text:p>
          </table:table-cell>
          <table:table-cell table:formula="of:=[.H101]/[.B101]" office:value-type="float" office:value="4.05649390341986" calcext:value-type="float">
            <text:p>4.05649390341986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32677.3999999985" calcext:value-type="float">
            <text:p>32677.3999999985</text:p>
          </table:table-cell>
          <table:table-cell table:number-columns-repeated="2" table:style-name="Default" office:value-type="float" office:value="70729.4" calcext:value-type="float">
            <text:p>70729.4</text:p>
          </table:table-cell>
          <table:table-cell table:style-name="Default" office:value-type="float" office:value="80251.4" calcext:value-type="float">
            <text:p>80251.4</text:p>
          </table:table-cell>
          <table:table-cell table:style-name="Default" office:value-type="float" office:value="70758.4" calcext:value-type="float">
            <text:p>70758.4</text:p>
          </table:table-cell>
          <table:table-cell office:value-type="float" office:value="70729.4" calcext:value-type="float">
            <text:p>70729.4</text:p>
          </table:table-cell>
          <table:table-cell office:value-type="float" office:value="194506.4" calcext:value-type="float">
            <text:p>194506.4</text:p>
          </table:table-cell>
          <table:table-cell table:number-columns-repeated="2"/>
          <table:table-cell table:style-name="ce1" table:formula="of:=[.B102]/[.B102]" office:value-type="float" office:value="1" calcext:value-type="float">
            <text:p>1</text:p>
          </table:table-cell>
          <table:table-cell table:style-name="ce1" table:formula="of:=[.C102]/[.B102]" office:value-type="float" office:value="2.16447452979745" calcext:value-type="float">
            <text:p>2.16447452979745</text:p>
          </table:table-cell>
          <table:table-cell table:style-name="ce1" table:formula="of:=[.D102]/[.B102]" office:value-type="float" office:value="2.16447452979745" calcext:value-type="float">
            <text:p>2.16447452979745</text:p>
          </table:table-cell>
          <table:table-cell table:style-name="ce1" table:formula="of:=[.E102]/[.B102]" office:value-type="float" office:value="2.45586858195584" calcext:value-type="float">
            <text:p>2.45586858195584</text:p>
          </table:table-cell>
          <table:table-cell table:style-name="ce1" table:formula="of:=[.F102]/[.B102]" office:value-type="float" office:value="2.16536199330434" calcext:value-type="float">
            <text:p>2.16536199330434</text:p>
          </table:table-cell>
          <table:table-cell table:formula="of:=[.G102]/[.B102]" office:value-type="float" office:value="2.16447452979745" calcext:value-type="float">
            <text:p>2.16447452979745</text:p>
          </table:table-cell>
          <table:table-cell table:formula="of:=[.H102]/[.B102]" office:value-type="float" office:value="5.95232178814743" calcext:value-type="float">
            <text:p>5.9523217881474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254901.2" calcext:value-type="float">
            <text:p>254901.2</text:p>
          </table:table-cell>
          <table:table-cell table:number-columns-repeated="2" table:style-name="Default" office:value-type="float" office:value="342464.2" calcext:value-type="float">
            <text:p>342464.2</text:p>
          </table:table-cell>
          <table:table-cell table:style-name="Default" office:value-type="float" office:value="280626.6" calcext:value-type="float">
            <text:p>280626.6</text:p>
          </table:table-cell>
          <table:table-cell table:style-name="Default" office:value-type="float" office:value="380776.2" calcext:value-type="float">
            <text:p>380776.2</text:p>
          </table:table-cell>
          <table:table-cell office:value-type="float" office:value="342464.2" calcext:value-type="float">
            <text:p>342464.2</text:p>
          </table:table-cell>
          <table:table-cell office:value-type="float" office:value="532509.2" calcext:value-type="float">
            <text:p>532509.2</text:p>
          </table:table-cell>
          <table:table-cell table:number-columns-repeated="2"/>
          <table:table-cell table:style-name="ce1" table:formula="of:=[.B103]/[.B103]" office:value-type="float" office:value="1" calcext:value-type="float">
            <text:p>1</text:p>
          </table:table-cell>
          <table:table-cell table:style-name="ce1" table:formula="of:=[.C103]/[.B103]" office:value-type="float" office:value="1.34351740988273" calcext:value-type="float">
            <text:p>1.34351740988273</text:p>
          </table:table-cell>
          <table:table-cell table:style-name="ce1" table:formula="of:=[.D103]/[.B103]" office:value-type="float" office:value="1.34351740988273" calcext:value-type="float">
            <text:p>1.34351740988273</text:p>
          </table:table-cell>
          <table:table-cell table:style-name="ce1" table:formula="of:=[.E103]/[.B103]" office:value-type="float" office:value="1.10092302429333" calcext:value-type="float">
            <text:p>1.10092302429333</text:p>
          </table:table-cell>
          <table:table-cell table:style-name="ce1" table:formula="of:=[.F103]/[.B103]" office:value-type="float" office:value="1.49381878155144" calcext:value-type="float">
            <text:p>1.49381878155144</text:p>
          </table:table-cell>
          <table:table-cell table:formula="of:=[.G103]/[.B103]" office:value-type="float" office:value="1.34351740988273" calcext:value-type="float">
            <text:p>1.34351740988273</text:p>
          </table:table-cell>
          <table:table-cell table:formula="of:=[.H103]/[.B103]" office:value-type="float" office:value="2.08908078894882" calcext:value-type="float">
            <text:p>2.08908078894882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185484.6" calcext:value-type="float">
            <text:p>185484.6</text:p>
          </table:table-cell>
          <table:table-cell table:number-columns-repeated="2" table:style-name="Default" office:value-type="float" office:value="279027.6" calcext:value-type="float">
            <text:p>279027.6</text:p>
          </table:table-cell>
          <table:table-cell table:style-name="Default" office:value-type="float" office:value="213571.6" calcext:value-type="float">
            <text:p>213571.6</text:p>
          </table:table-cell>
          <table:table-cell table:style-name="Default" office:value-type="float" office:value="314212.6" calcext:value-type="float">
            <text:p>314212.6</text:p>
          </table:table-cell>
          <table:table-cell office:value-type="float" office:value="279027.6" calcext:value-type="float">
            <text:p>279027.6</text:p>
          </table:table-cell>
          <table:table-cell office:value-type="float" office:value="351689.2" calcext:value-type="float">
            <text:p>351689.2</text:p>
          </table:table-cell>
          <table:table-cell table:number-columns-repeated="2"/>
          <table:table-cell table:style-name="ce1" table:formula="of:=[.B104]/[.B104]" office:value-type="float" office:value="1" calcext:value-type="float">
            <text:p>1</text:p>
          </table:table-cell>
          <table:table-cell table:style-name="ce1" table:formula="of:=[.C104]/[.B104]" office:value-type="float" office:value="1.50431680042441" calcext:value-type="float">
            <text:p>1.50431680042441</text:p>
          </table:table-cell>
          <table:table-cell table:style-name="ce1" table:formula="of:=[.D104]/[.B104]" office:value-type="float" office:value="1.50431680042441" calcext:value-type="float">
            <text:p>1.50431680042441</text:p>
          </table:table-cell>
          <table:table-cell table:style-name="ce1" table:formula="of:=[.E104]/[.B104]" office:value-type="float" office:value="1.15142497005142" calcext:value-type="float">
            <text:p>1.15142497005142</text:p>
          </table:table-cell>
          <table:table-cell table:style-name="ce1" table:formula="of:=[.F104]/[.B104]" office:value-type="float" office:value="1.69400909832946" calcext:value-type="float">
            <text:p>1.69400909832946</text:p>
          </table:table-cell>
          <table:table-cell table:formula="of:=[.G104]/[.B104]" office:value-type="float" office:value="1.50431680042441" calcext:value-type="float">
            <text:p>1.50431680042441</text:p>
          </table:table-cell>
          <table:table-cell table:formula="of:=[.H104]/[.B104]" office:value-type="float" office:value="1.89605606071879" calcext:value-type="float">
            <text:p>1.8960560607187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331748.000000001" calcext:value-type="float">
            <text:p>331748.000000001</text:p>
          </table:table-cell>
          <table:table-cell table:number-columns-repeated="2" table:style-name="Default" office:value-type="float" office:value="441588.6" calcext:value-type="float">
            <text:p>441588.6</text:p>
          </table:table-cell>
          <table:table-cell table:style-name="Default" office:value-type="float" office:value="318711.4" calcext:value-type="float">
            <text:p>318711.4</text:p>
          </table:table-cell>
          <table:table-cell table:style-name="Default" office:value-type="float" office:value="446810.6" calcext:value-type="float">
            <text:p>446810.6</text:p>
          </table:table-cell>
          <table:table-cell office:value-type="float" office:value="441588.6" calcext:value-type="float">
            <text:p>441588.6</text:p>
          </table:table-cell>
          <table:table-cell office:value-type="float" office:value="549402.6" calcext:value-type="float">
            <text:p>549402.6</text:p>
          </table:table-cell>
          <table:table-cell table:number-columns-repeated="2"/>
          <table:table-cell table:style-name="ce1" table:formula="of:=[.B105]/[.B105]" office:value-type="float" office:value="1" calcext:value-type="float">
            <text:p>1</text:p>
          </table:table-cell>
          <table:table-cell table:style-name="ce1" table:formula="of:=[.C105]/[.B105]" office:value-type="float" office:value="1.33109649492988" calcext:value-type="float">
            <text:p>1.33109649492988</text:p>
          </table:table-cell>
          <table:table-cell table:style-name="ce1" table:formula="of:=[.D105]/[.B105]" office:value-type="float" office:value="1.33109649492988" calcext:value-type="float">
            <text:p>1.33109649492988</text:p>
          </table:table-cell>
          <table:table-cell table:style-name="ce1" table:formula="of:=[.E105]/[.B105]" office:value-type="float" office:value="0.960703304918189" calcext:value-type="float">
            <text:p>0.960703304918189</text:p>
          </table:table-cell>
          <table:table-cell table:style-name="ce1" table:formula="of:=[.F105]/[.B105]" office:value-type="float" office:value="1.34683735847691" calcext:value-type="float">
            <text:p>1.34683735847691</text:p>
          </table:table-cell>
          <table:table-cell table:formula="of:=[.G105]/[.B105]" office:value-type="float" office:value="1.33109649492988" calcext:value-type="float">
            <text:p>1.33109649492988</text:p>
          </table:table-cell>
          <table:table-cell table:formula="of:=[.H105]/[.B105]" office:value-type="float" office:value="1.65608413615153" calcext:value-type="float">
            <text:p>1.65608413615153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663994" calcext:value-type="float">
            <text:p>663994</text:p>
          </table:table-cell>
          <table:table-cell table:number-columns-repeated="2" table:style-name="Default" office:value-type="float" office:value="280605" calcext:value-type="float">
            <text:p>280605</text:p>
          </table:table-cell>
          <table:table-cell table:number-columns-repeated="2" table:style-name="Default" office:value-type="float" office:value="264414" calcext:value-type="float">
            <text:p>264414</text:p>
          </table:table-cell>
          <table:table-cell office:value-type="float" office:value="280605" calcext:value-type="float">
            <text:p>280605</text:p>
          </table:table-cell>
          <table:table-cell office:value-type="float" office:value="3365107.4" calcext:value-type="float">
            <text:p>3365107.4</text:p>
          </table:table-cell>
          <table:table-cell table:number-columns-repeated="2"/>
          <table:table-cell table:style-name="ce1" table:formula="of:=[.B106]/[.B106]" office:value-type="float" office:value="1" calcext:value-type="float">
            <text:p>1</text:p>
          </table:table-cell>
          <table:table-cell table:style-name="ce1" table:formula="of:=[.C106]/[.B106]" office:value-type="float" office:value="0.422601710256418" calcext:value-type="float">
            <text:p>0.422601710256418</text:p>
          </table:table-cell>
          <table:table-cell table:style-name="ce1" table:formula="of:=[.D106]/[.B106]" office:value-type="float" office:value="0.422601710256418" calcext:value-type="float">
            <text:p>0.422601710256418</text:p>
          </table:table-cell>
          <table:table-cell table:style-name="ce1" table:formula="of:=[.E106]/[.B106]" office:value-type="float" office:value="0.398217453772173" calcext:value-type="float">
            <text:p>0.398217453772173</text:p>
          </table:table-cell>
          <table:table-cell table:style-name="ce1" table:formula="of:=[.F106]/[.B106]" office:value-type="float" office:value="0.398217453772173" calcext:value-type="float">
            <text:p>0.398217453772173</text:p>
          </table:table-cell>
          <table:table-cell table:formula="of:=[.G106]/[.B106]" office:value-type="float" office:value="0.422601710256418" calcext:value-type="float">
            <text:p>0.422601710256418</text:p>
          </table:table-cell>
          <table:table-cell table:formula="of:=[.H106]/[.B106]" office:value-type="float" office:value="5.06797862631289" calcext:value-type="float">
            <text:p>5.06797862631289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135216.400000001" calcext:value-type="float">
            <text:p>135216.400000001</text:p>
          </table:table-cell>
          <table:table-cell table:number-columns-repeated="2" table:style-name="Default" office:value-type="float" office:value="163261" calcext:value-type="float">
            <text:p>163261</text:p>
          </table:table-cell>
          <table:table-cell table:style-name="Default" office:value-type="float" office:value="129854.8" calcext:value-type="float">
            <text:p>129854.8</text:p>
          </table:table-cell>
          <table:table-cell table:style-name="Default" office:value-type="float" office:value="138420" calcext:value-type="float">
            <text:p>138420</text:p>
          </table:table-cell>
          <table:table-cell office:value-type="float" office:value="138420" calcext:value-type="float">
            <text:p>138420</text:p>
          </table:table-cell>
          <table:table-cell office:value-type="float" office:value="2861752.4" calcext:value-type="float">
            <text:p>2861752.4</text:p>
          </table:table-cell>
          <table:table-cell table:number-columns-repeated="2"/>
          <table:table-cell table:style-name="ce1" table:formula="of:=[.B107]/[.B107]" office:value-type="float" office:value="1" calcext:value-type="float">
            <text:p>1</text:p>
          </table:table-cell>
          <table:table-cell table:style-name="ce1" table:formula="of:=[.C107]/[.B107]" office:value-type="float" office:value="1.20740531473992" calcext:value-type="float">
            <text:p>1.20740531473992</text:p>
          </table:table-cell>
          <table:table-cell table:style-name="ce1" table:formula="of:=[.D107]/[.B107]" office:value-type="float" office:value="1.20740531473992" calcext:value-type="float">
            <text:p>1.20740531473992</text:p>
          </table:table-cell>
          <table:table-cell table:style-name="ce1" table:formula="of:=[.E107]/[.B107]" office:value-type="float" office:value="0.960348005123634" calcext:value-type="float">
            <text:p>0.960348005123634</text:p>
          </table:table-cell>
          <table:table-cell table:style-name="ce1" table:formula="of:=[.F107]/[.B107]" office:value-type="float" office:value="1.02369239234294" calcext:value-type="float">
            <text:p>1.02369239234294</text:p>
          </table:table-cell>
          <table:table-cell table:formula="of:=[.G107]/[.B107]" office:value-type="float" office:value="1.02369239234294" calcext:value-type="float">
            <text:p>1.02369239234294</text:p>
          </table:table-cell>
          <table:table-cell table:formula="of:=[.H107]/[.B107]" office:value-type="float" office:value="21.1642404323735" calcext:value-type="float">
            <text:p>21.164240432373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1105428" calcext:value-type="float">
            <text:p>1105428</text:p>
          </table:table-cell>
          <table:table-cell table:number-columns-repeated="2" table:style-name="Default" office:value-type="float" office:value="1103906" calcext:value-type="float">
            <text:p>1103906</text:p>
          </table:table-cell>
          <table:table-cell table:number-columns-repeated="2" table:style-name="Default" office:value-type="float" office:value="1125138" calcext:value-type="float">
            <text:p>1125138</text:p>
          </table:table-cell>
          <table:table-cell office:value-type="float" office:value="1103906" calcext:value-type="float">
            <text:p>1103906</text:p>
          </table:table-cell>
          <table:table-cell office:value-type="float" office:value="9171779" calcext:value-type="float">
            <text:p>9171779</text:p>
          </table:table-cell>
          <table:table-cell table:number-columns-repeated="2"/>
          <table:table-cell table:style-name="ce1" table:formula="of:=[.B108]/[.B108]" office:value-type="float" office:value="1" calcext:value-type="float">
            <text:p>1</text:p>
          </table:table-cell>
          <table:table-cell table:style-name="ce1" table:formula="of:=[.C108]/[.B108]" office:value-type="float" office:value="0.998623157727143" calcext:value-type="float">
            <text:p>0.998623157727143</text:p>
          </table:table-cell>
          <table:table-cell table:style-name="ce1" table:formula="of:=[.D108]/[.B108]" office:value-type="float" office:value="0.998623157727143" calcext:value-type="float">
            <text:p>0.998623157727143</text:p>
          </table:table-cell>
          <table:table-cell table:style-name="ce1" table:formula="of:=[.E108]/[.B108]" office:value-type="float" office:value="1.0178301978962" calcext:value-type="float">
            <text:p>1.0178301978962</text:p>
          </table:table-cell>
          <table:table-cell table:style-name="ce1" table:formula="of:=[.F108]/[.B108]" office:value-type="float" office:value="1.0178301978962" calcext:value-type="float">
            <text:p>1.0178301978962</text:p>
          </table:table-cell>
          <table:table-cell table:formula="of:=[.G108]/[.B108]" office:value-type="float" office:value="0.998623157727143" calcext:value-type="float">
            <text:p>0.998623157727143</text:p>
          </table:table-cell>
          <table:table-cell table:formula="of:=[.H108]/[.B108]" office:value-type="float" office:value="8.29703879402367" calcext:value-type="float">
            <text:p>8.29703879402367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2317682.6" calcext:value-type="float">
            <text:p>2317682.6</text:p>
          </table:table-cell>
          <table:table-cell table:number-columns-repeated="2" table:style-name="Default" office:value-type="float" office:value="2338462.6" calcext:value-type="float">
            <text:p>2338462.6</text:p>
          </table:table-cell>
          <table:table-cell table:number-columns-repeated="2" table:style-name="Default" office:value-type="float" office:value="3234986.6" calcext:value-type="float">
            <text:p>3234986.6</text:p>
          </table:table-cell>
          <table:table-cell office:value-type="float" office:value="2338462.6" calcext:value-type="float">
            <text:p>2338462.6</text:p>
          </table:table-cell>
          <table:table-cell office:value-type="float" office:value="35475508.2" calcext:value-type="float">
            <text:p>35475508.2</text:p>
          </table:table-cell>
          <table:table-cell table:number-columns-repeated="2"/>
          <table:table-cell table:style-name="ce1" table:formula="of:=[.B109]/[.B109]" office:value-type="float" office:value="1" calcext:value-type="float">
            <text:p>1</text:p>
          </table:table-cell>
          <table:table-cell table:style-name="ce1" table:formula="of:=[.C109]/[.B109]" office:value-type="float" office:value="1.00896585235614" calcext:value-type="float">
            <text:p>1.00896585235614</text:p>
          </table:table-cell>
          <table:table-cell table:style-name="ce1" table:formula="of:=[.D109]/[.B109]" office:value-type="float" office:value="1.00896585235614" calcext:value-type="float">
            <text:p>1.00896585235614</text:p>
          </table:table-cell>
          <table:table-cell table:style-name="ce1" table:formula="of:=[.E109]/[.B109]" office:value-type="float" office:value="1.39578499661688" calcext:value-type="float">
            <text:p>1.39578499661688</text:p>
          </table:table-cell>
          <table:table-cell table:style-name="ce1" table:formula="of:=[.F109]/[.B109]" office:value-type="float" office:value="1.39578499661688" calcext:value-type="float">
            <text:p>1.39578499661688</text:p>
          </table:table-cell>
          <table:table-cell table:formula="of:=[.G109]/[.B109]" office:value-type="float" office:value="1.00896585235614" calcext:value-type="float">
            <text:p>1.00896585235614</text:p>
          </table:table-cell>
          <table:table-cell table:formula="of:=[.H109]/[.B109]" office:value-type="float" office:value="15.3064566304291" calcext:value-type="float">
            <text:p>15.3064566304291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1713033.2" calcext:value-type="float">
            <text:p>1713033.2</text:p>
          </table:table-cell>
          <table:table-cell table:number-columns-repeated="2" table:style-name="Default" office:value-type="float" office:value="1730487.2" calcext:value-type="float">
            <text:p>1730487.2</text:p>
          </table:table-cell>
          <table:table-cell table:style-name="Default" office:value-type="float" office:value="1671377.6" calcext:value-type="float">
            <text:p>1671377.6</text:p>
          </table:table-cell>
          <table:table-cell table:style-name="Default" office:value-type="float" office:value="1678709.6" calcext:value-type="float">
            <text:p>1678709.6</text:p>
          </table:table-cell>
          <table:table-cell office:value-type="float" office:value="1730487.2" calcext:value-type="float">
            <text:p>1730487.2</text:p>
          </table:table-cell>
          <table:table-cell office:value-type="float" office:value="3907911.2" calcext:value-type="float">
            <text:p>3907911.2</text:p>
          </table:table-cell>
          <table:table-cell table:number-columns-repeated="2"/>
          <table:table-cell table:style-name="ce1" table:formula="of:=[.B110]/[.B110]" office:value-type="float" office:value="1" calcext:value-type="float">
            <text:p>1</text:p>
          </table:table-cell>
          <table:table-cell table:style-name="ce1" table:formula="of:=[.C110]/[.B110]" office:value-type="float" office:value="1.0101889443824" calcext:value-type="float">
            <text:p>1.0101889443824</text:p>
          </table:table-cell>
          <table:table-cell table:style-name="ce1" table:formula="of:=[.D110]/[.B110]" office:value-type="float" office:value="1.0101889443824" calcext:value-type="float">
            <text:p>1.0101889443824</text:p>
          </table:table-cell>
          <table:table-cell table:style-name="ce1" table:formula="of:=[.E110]/[.B110]" office:value-type="float" office:value="0.975683133286618" calcext:value-type="float">
            <text:p>0.975683133286618</text:p>
          </table:table-cell>
          <table:table-cell table:style-name="ce1" table:formula="of:=[.F110]/[.B110]" office:value-type="float" office:value="0.979963260490224" calcext:value-type="float">
            <text:p>0.979963260490224</text:p>
          </table:table-cell>
          <table:table-cell table:formula="of:=[.G110]/[.B110]" office:value-type="float" office:value="1.0101889443824" calcext:value-type="float">
            <text:p>1.0101889443824</text:p>
          </table:table-cell>
          <table:table-cell table:formula="of:=[.H110]/[.B110]" office:value-type="float" office:value="2.28128164708075" calcext:value-type="float">
            <text:p>2.28128164708075</text:p>
          </table:table-cell>
          <table:table-cell table:number-columns-repeated="16367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3359505.6" calcext:value-type="float">
            <text:p>3359505.6</text:p>
          </table:table-cell>
          <table:table-cell table:number-columns-repeated="2" table:style-name="Default" office:value-type="float" office:value="3564825.6" calcext:value-type="float">
            <text:p>3564825.6</text:p>
          </table:table-cell>
          <table:table-cell table:number-columns-repeated="2" table:style-name="Default" office:value-type="float" office:value="4376365.6" calcext:value-type="float">
            <text:p>4376365.6</text:p>
          </table:table-cell>
          <table:table-cell office:value-type="float" office:value="3564825.6" calcext:value-type="float">
            <text:p>3564825.6</text:p>
          </table:table-cell>
          <table:table-cell office:value-type="float" office:value="86393530.2" calcext:value-type="float">
            <text:p>86393530.2</text:p>
          </table:table-cell>
          <table:table-cell table:number-columns-repeated="2"/>
          <table:table-cell table:style-name="ce1" table:formula="of:=[.B111]/[.B111]" office:value-type="float" office:value="1" calcext:value-type="float">
            <text:p>1</text:p>
          </table:table-cell>
          <table:table-cell table:style-name="ce1" table:formula="of:=[.C111]/[.B111]" office:value-type="float" office:value="1.06111613565996" calcext:value-type="float">
            <text:p>1.06111613565996</text:p>
          </table:table-cell>
          <table:table-cell table:style-name="ce1" table:formula="of:=[.D111]/[.B111]" office:value-type="float" office:value="1.06111613565996" calcext:value-type="float">
            <text:p>1.06111613565996</text:p>
          </table:table-cell>
          <table:table-cell table:style-name="ce1" table:formula="of:=[.E111]/[.B111]" office:value-type="float" office:value="1.30268144217411" calcext:value-type="float">
            <text:p>1.30268144217411</text:p>
          </table:table-cell>
          <table:table-cell table:style-name="ce1" table:formula="of:=[.F111]/[.B111]" office:value-type="float" office:value="1.30268144217411" calcext:value-type="float">
            <text:p>1.30268144217411</text:p>
          </table:table-cell>
          <table:table-cell table:formula="of:=[.G111]/[.B111]" office:value-type="float" office:value="1.06111613565996" calcext:value-type="float">
            <text:p>1.06111613565996</text:p>
          </table:table-cell>
          <table:table-cell table:formula="of:=[.H111]/[.B111]" office:value-type="float" office:value="25.7161441254928" calcext:value-type="float">
            <text:p>25.7161441254928</text:p>
          </table:table-cell>
          <table:table-cell table:number-columns-repeated="16367"/>
        </table:table-row>
        <table:table-row table:style-name="ro2" table:number-rows-repeated="3"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 table:number-columns-repeated="5"/>
          <table:table-cell table:number-columns-repeated="16369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number-style style:name="N129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41:31.225231028</meta:creation-date>
    <dc:date>2023-07-03T18:44:57.309717803</dc:date>
    <meta:editing-duration>PT5H16M49S</meta:editing-duration>
    <meta:editing-cycles>47</meta:editing-cycles>
    <meta:generator>LibreOffice/7.5.0.3$MacOSX_X86_64 LibreOffice_project/c21113d003cd3efa8c53188764377a8272d9d6de</meta:generator>
    <meta:document-statistic meta:table-count="2" meta:cell-count="3340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258cm" svg:y="0.293cm" style:legend-expansion="custom" svg:width="3.093cm" svg:height="2.281cm" style:legend-expansion-aspect-ratio="1.35598421744849" chart:style-name="ch2"/>
        <chart:plot-area chart:style-name="ch3" table:cell-range-address="true.A2:true.A111 true.I2:true.I5 true.K2:true.L111 true.N2:true.N111 true.I6:true.I6 true.P2:true.Q111" chart:data-source-has-labels="both" svg:x="0.429cm" svg:y="0.174cm" svg:width="20.266cm" svg:height="8.102cm">
          <chart:coordinate-region svg:x="1.156cm" svg:y="0.174cm" svg:width="19.539cm" svg:height="7.874cm"/>
          <chart:axis chart:dimension="x" chart:name="primary-x" chart:style-name="ch4" chartooo:axis-type="auto">
            <chartooo:date-scale/>
            <chart:title svg:x="9.907cm" svg:y="8.375cm" chart:style-name="ch5">
              <text:p>join size</text:p>
            </chart:title>
            <chart:categories table:cell-range-address="true.A2:true.A111"/>
          </chart:axis>
          <chart:axis chart:dimension="y" chart:name="primary-y" chart:style-name="ch6">
            <chart:title svg:x="-0.091cm" svg:y="5.421cm" chart:style-name="ch7">
              <text:p>cost ratio</text:p>
            </chart:title>
            <chart:grid chart:style-name="ch8" chart:class="major"/>
          </chart:axis>
          <chart:series chart:style-name="ch9" chart:values-cell-range-address="true.K2:true.K111" chart:label-cell-address="true.I2:true.I2" chart:class="chart:line">
            <chart:data-point chart:repeated="110"/>
          </chart:series>
          <chart:series chart:style-name="ch10" chart:values-cell-range-address="true.L2:true.L111" chart:label-cell-address="true.I3:true.I3" chart:class="chart:line">
            <chart:data-point chart:repeated="110"/>
          </chart:series>
          <chart:series chart:style-name="ch11" chart:values-cell-range-address="true.N2:true.N111" chart:label-cell-address="true.I4:true.I4" chart:class="chart:line">
            <chart:data-point chart:repeated="110"/>
          </chart:series>
          <chart:series chart:style-name="ch12" chart:values-cell-range-address="true.Q2:true.Q111" chart:label-cell-address="true.I6:true.I6" chart:class="chart:line">
            <chart:data-point chart:repeated="110"/>
          </chart:series>
          <chart:series chart:style-name="ch13" chart:values-cell-range-address="true.P2:true.P111" chart:label-cell-address="true.I5:tru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true.I2:true.I2</svg:desc>
                </draw:g>
              </table:table-cell>
              <table:table-cell office:value-type="string">
                <text:p>Kruskal</text:p>
                <draw:g>
                  <svg:desc>true.I3:true.I3</svg:desc>
                </draw:g>
              </table:table-cell>
              <table:table-cell office:value-type="string">
                <text:p>Prim</text:p>
                <draw:g>
                  <svg:desc>true.I4:true.I4</svg:desc>
                </draw:g>
              </table:table-cell>
              <table:table-cell office:value-type="string">
                <text:p>GOO</text:p>
                <draw:g>
                  <svg:desc>true.I6:true.I6</svg:desc>
                </draw:g>
              </table:table-cell>
              <table:table-cell office:value-type="string">
                <text:p>Ensemble</text:p>
                <draw:g>
                  <svg:desc>true.I5:tru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true.A2:true.A111</svg:desc>
                </draw:g>
              </table:table-cell>
              <table:table-cell office:value-type="float" office:value="1">
                <text:p>1</text:p>
                <draw:g>
                  <svg:desc>true.K2:true.K111</svg:desc>
                </draw:g>
              </table:table-cell>
              <table:table-cell office:value-type="float" office:value="1">
                <text:p>1</text:p>
                <draw:g>
                  <svg:desc>true.L2:true.L111</svg:desc>
                </draw:g>
              </table:table-cell>
              <table:table-cell office:value-type="float" office:value="1.00077887405102">
                <text:p>1.00077887405102</text:p>
                <draw:g>
                  <svg:desc>true.N2:true.N111</svg:desc>
                </draw:g>
              </table:table-cell>
              <table:table-cell office:value-type="float" office:value="1">
                <text:p>1</text:p>
                <draw:g>
                  <svg:desc>true.Q2:true.Q111</svg:desc>
                </draw:g>
              </table:table-cell>
              <table:table-cell office:value-type="float" office:value="1">
                <text:p>1</text:p>
                <draw:g>
                  <svg:desc>true.P2:true.P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">
                <text:p>1</text:p>
              </table:table-cell>
              <table:table-cell office:value-type="float" office:value="1.00015816693907">
                <text:p>1.00015816693907</text:p>
              </table:table-cell>
              <table:table-cell office:value-type="float" office:value="1">
                <text:p>1</text:p>
              </table:table-cell>
              <table:table-cell office:value-type="float" office:value="1.00015816693907">
                <text:p>1.0001581669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">
                <text:p>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999999999999996">
                <text:p>0.999999999999996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">
                <text:p>1</text:p>
              </table:table-cell>
              <table:table-cell office:value-type="float" office:value="1.48142681732843">
                <text:p>1.48142681732843</text:p>
              </table:table-cell>
              <table:table-cell office:value-type="float" office:value="2.81956812819215">
                <text:p>2.81956812819215</text:p>
              </table:table-cell>
              <table:table-cell office:value-type="float" office:value="2.81956812819215">
                <text:p>2.81956812819215</text:p>
              </table:table-cell>
              <table:table-cell office:value-type="float" office:value="1.04188479353886">
                <text:p>1.0418847935388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">
                <text:p>1</text:p>
              </table:table-cell>
              <table:table-cell office:value-type="float" office:value="1.31670203656084">
                <text:p>1.31670203656084</text:p>
              </table:table-cell>
              <table:table-cell office:value-type="float" office:value="2.66065322771582">
                <text:p>2.66065322771582</text:p>
              </table:table-cell>
              <table:table-cell office:value-type="float" office:value="2.66065322771582">
                <text:p>2.66065322771582</text:p>
              </table:table-cell>
              <table:table-cell office:value-type="float" office:value="1.045312739214">
                <text:p>1.04531273921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">
                <text:p>1</text:p>
              </table:table-cell>
              <table:table-cell office:value-type="float" office:value="1.0009474811682">
                <text:p>1.0009474811682</text:p>
              </table:table-cell>
              <table:table-cell office:value-type="float" office:value="1.0009474811682">
                <text:p>1.0009474811682</text:p>
              </table:table-cell>
              <table:table-cell office:value-type="float" office:value="1.0009474811682">
                <text:p>1.0009474811682</text:p>
              </table:table-cell>
              <table:table-cell office:value-type="float" office:value="1.0009474811682">
                <text:p>1.0009474811682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1">
                <text:p>1</text:p>
              </table:table-cell>
              <table:table-cell office:value-type="float" office:value="1.00765625571787">
                <text:p>1.00765625571787</text:p>
              </table:table-cell>
              <table:table-cell office:value-type="float" office:value="1.00765625571787">
                <text:p>1.00765625571787</text:p>
              </table:table-cell>
              <table:table-cell office:value-type="float" office:value="1.00765625571787">
                <text:p>1.00765625571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240042459359">
                <text:p>1.3324004245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750230340443">
                <text:p>1.03750230340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916771612891">
                <text:p>1.00916771612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1">
                <text:p>1</text:p>
              </table:table-cell>
              <table:table-cell office:value-type="float" office:value="1.0157540599264">
                <text:p>1.0157540599264</text:p>
              </table:table-cell>
              <table:table-cell office:value-type="float" office:value="1.0157540599264">
                <text:p>1.0157540599264</text:p>
              </table:table-cell>
              <table:table-cell office:value-type="float" office:value="1.0157540599264">
                <text:p>1.0157540599264</text:p>
              </table:table-cell>
              <table:table-cell office:value-type="float" office:value="1.0157540599264">
                <text:p>1.0157540599264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1">
                <text:p>1</text:p>
              </table:table-cell>
              <table:table-cell office:value-type="float" office:value="1.00356988576594">
                <text:p>1.00356988576594</text:p>
              </table:table-cell>
              <table:table-cell office:value-type="float" office:value="1.00356988576594">
                <text:p>1.00356988576594</text:p>
              </table:table-cell>
              <table:table-cell office:value-type="float" office:value="1.00356988576594">
                <text:p>1.00356988576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1">
                <text:p>1</text:p>
              </table:table-cell>
              <table:table-cell office:value-type="float" office:value="1.00004179242387">
                <text:p>1.00004179242387</text:p>
              </table:table-cell>
              <table:table-cell office:value-type="float" office:value="1.00004179242387">
                <text:p>1.00004179242387</text:p>
              </table:table-cell>
              <table:table-cell office:value-type="float" office:value="1.00004179242387">
                <text:p>1.00004179242387</text:p>
              </table:table-cell>
              <table:table-cell office:value-type="float" office:value="1.00004179242387">
                <text:p>1.00004179242387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523676805089">
                <text:p>1.01523676805089</text:p>
              </table:table-cell>
              <table:table-cell office:value-type="float" office:value="1.05617425756274">
                <text:p>1.05617425756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">
                <text:p>1</text:p>
              </table:table-cell>
              <table:table-cell office:value-type="float" office:value="1.00358117231502">
                <text:p>1.00358117231502</text:p>
              </table:table-cell>
              <table:table-cell office:value-type="float" office:value="1.003646262623">
                <text:p>1.003646262623</text:p>
              </table:table-cell>
              <table:table-cell office:value-type="float" office:value="1.01423428605455">
                <text:p>1.01423428605455</text:p>
              </table:table-cell>
              <table:table-cell office:value-type="float" office:value="1.00004339353866">
                <text:p>1.00004339353866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5321987380665">
                <text:p>2.35321987380665</text:p>
              </table:table-cell>
              <table:table-cell office:value-type="float" office:value="2.30935994261751">
                <text:p>2.3093599426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1">
                <text:p>1</text:p>
              </table:table-cell>
              <table:table-cell office:value-type="float" office:value="1.41544432333031">
                <text:p>1.41544432333031</text:p>
              </table:table-cell>
              <table:table-cell office:value-type="float" office:value="4.20352525481769">
                <text:p>4.20352525481769</text:p>
              </table:table-cell>
              <table:table-cell office:value-type="float" office:value="4.20352525481769">
                <text:p>4.20352525481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1">
                <text:p>1</text:p>
              </table:table-cell>
              <table:table-cell office:value-type="float" office:value="1.47053561977733">
                <text:p>1.47053561977733</text:p>
              </table:table-cell>
              <table:table-cell office:value-type="float" office:value="1.50148173535966">
                <text:p>1.50148173535966</text:p>
              </table:table-cell>
              <table:table-cell office:value-type="float" office:value="1.95052253899905">
                <text:p>1.95052253899905</text:p>
              </table:table-cell>
              <table:table-cell office:value-type="float" office:value="1.00017641565235">
                <text:p>1.00017641565235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">
                <text:p>1</text:p>
              </table:table-cell>
              <table:table-cell office:value-type="float" office:value="1.03650162871147">
                <text:p>1.03650162871147</text:p>
              </table:table-cell>
              <table:table-cell office:value-type="float" office:value="1.04684604240998">
                <text:p>1.04684604240998</text:p>
              </table:table-cell>
              <table:table-cell office:value-type="float" office:value="1.13312017743136">
                <text:p>1.13312017743136</text:p>
              </table:table-cell>
              <table:table-cell office:value-type="float" office:value="1.03650162871147">
                <text:p>1.03650162871147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1">
                <text:p>1</text:p>
              </table:table-cell>
              <table:table-cell office:value-type="float" office:value="1.00006347458318">
                <text:p>1.00006347458318</text:p>
              </table:table-cell>
              <table:table-cell office:value-type="float" office:value="1.00006347458318">
                <text:p>1.00006347458318</text:p>
              </table:table-cell>
              <table:table-cell office:value-type="float" office:value="1.01606246131563">
                <text:p>1.01606246131563</text:p>
              </table:table-cell>
              <table:table-cell office:value-type="float" office:value="1.00006347458318">
                <text:p>1.00006347458318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1">
                <text:p>1</text:p>
              </table:table-cell>
              <table:table-cell office:value-type="float" office:value="1.3311453052415">
                <text:p>1.3311453052415</text:p>
              </table:table-cell>
              <table:table-cell office:value-type="float" office:value="1.00002793914271">
                <text:p>1.00002793914271</text:p>
              </table:table-cell>
              <table:table-cell office:value-type="float" office:value="1.33371834506772">
                <text:p>1.33371834506772</text:p>
              </table:table-cell>
              <table:table-cell office:value-type="float" office:value="1.28823966047609">
                <text:p>1.28823966047609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1">
                <text:p>1</text:p>
              </table:table-cell>
              <table:table-cell office:value-type="float" office:value="1.01083028496015">
                <text:p>1.01083028496015</text:p>
              </table:table-cell>
              <table:table-cell office:value-type="float" office:value="1.01083028496015">
                <text:p>1.01083028496015</text:p>
              </table:table-cell>
              <table:table-cell office:value-type="float" office:value="1.01083028496015">
                <text:p>1.01083028496015</text:p>
              </table:table-cell>
              <table:table-cell office:value-type="float" office:value="1.01083028496015">
                <text:p>1.01083028496015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1">
                <text:p>1</text:p>
              </table:table-cell>
              <table:table-cell office:value-type="float" office:value="1.00834545461396">
                <text:p>1.00834545461396</text:p>
              </table:table-cell>
              <table:table-cell office:value-type="float" office:value="1.00834545461396">
                <text:p>1.00834545461396</text:p>
              </table:table-cell>
              <table:table-cell office:value-type="float" office:value="1.06171381130075">
                <text:p>1.06171381130075</text:p>
              </table:table-cell>
              <table:table-cell office:value-type="float" office:value="1.00834545461396">
                <text:p>1.00834545461396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">
                <text:p>1</text:p>
              </table:table-cell>
              <table:table-cell office:value-type="float" office:value="1.08866724873375">
                <text:p>1.08866724873375</text:p>
              </table:table-cell>
              <table:table-cell office:value-type="float" office:value="1.08866724873375">
                <text:p>1.08866724873375</text:p>
              </table:table-cell>
              <table:table-cell office:value-type="float" office:value="1.06614142634222">
                <text:p>1.06614142634222</text:p>
              </table:table-cell>
              <table:table-cell office:value-type="float" office:value="1.08866724873375">
                <text:p>1.08866724873375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">
                <text:p>1</text:p>
              </table:table-cell>
              <table:table-cell office:value-type="float" office:value="1.47922166587061">
                <text:p>1.47922166587061</text:p>
              </table:table-cell>
              <table:table-cell office:value-type="float" office:value="1.47922166587061">
                <text:p>1.47922166587061</text:p>
              </table:table-cell>
              <table:table-cell office:value-type="float" office:value="2.49974125432948">
                <text:p>2.49974125432948</text:p>
              </table:table-cell>
              <table:table-cell office:value-type="float" office:value="1.47922166587061">
                <text:p>1.47922166587061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">
                <text:p>1</text:p>
              </table:table-cell>
              <table:table-cell office:value-type="float" office:value="2.74431207200013">
                <text:p>2.74431207200013</text:p>
              </table:table-cell>
              <table:table-cell office:value-type="float" office:value="4.1686384292356">
                <text:p>4.1686384292356</text:p>
              </table:table-cell>
              <table:table-cell office:value-type="float" office:value="3.36454299544796">
                <text:p>3.36454299544796</text:p>
              </table:table-cell>
              <table:table-cell office:value-type="float" office:value="2.72849130251211">
                <text:p>2.72849130251211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">
                <text:p>1</text:p>
              </table:table-cell>
              <table:table-cell office:value-type="float" office:value="2.77651448768475">
                <text:p>2.77651448768475</text:p>
              </table:table-cell>
              <table:table-cell office:value-type="float" office:value="4.34036473262973">
                <text:p>4.34036473262973</text:p>
              </table:table-cell>
              <table:table-cell office:value-type="float" office:value="3.48132808364167">
                <text:p>3.48132808364167</text:p>
              </table:table-cell>
              <table:table-cell office:value-type="float" office:value="2.66856044346853">
                <text:p>2.66856044346853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">
                <text:p>1</text:p>
              </table:table-cell>
              <table:table-cell office:value-type="float" office:value="2.76868739007268">
                <text:p>2.76868739007268</text:p>
              </table:table-cell>
              <table:table-cell office:value-type="float" office:value="4.30516380237693">
                <text:p>4.30516380237693</text:p>
              </table:table-cell>
              <table:table-cell office:value-type="float" office:value="3.45723313354117">
                <text:p>3.45723313354117</text:p>
              </table:table-cell>
              <table:table-cell office:value-type="float" office:value="2.74182209638791">
                <text:p>2.74182209638791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">
                <text:p>1</text:p>
              </table:table-cell>
              <table:table-cell office:value-type="float" office:value="1.17085601723987">
                <text:p>1.17085601723987</text:p>
              </table:table-cell>
              <table:table-cell office:value-type="float" office:value="1.17085601723987">
                <text:p>1.17085601723987</text:p>
              </table:table-cell>
              <table:table-cell office:value-type="float" office:value="2.55406404370961">
                <text:p>2.55406404370961</text:p>
              </table:table-cell>
              <table:table-cell office:value-type="float" office:value="1.17085601723987">
                <text:p>1.17085601723987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1">
                <text:p>1</text:p>
              </table:table-cell>
              <table:table-cell office:value-type="float" office:value="2.7268711790079">
                <text:p>2.7268711790079</text:p>
              </table:table-cell>
              <table:table-cell office:value-type="float" office:value="2.7268711790079">
                <text:p>2.7268711790079</text:p>
              </table:table-cell>
              <table:table-cell office:value-type="float" office:value="2.37742088610921">
                <text:p>2.37742088610921</text:p>
              </table:table-cell>
              <table:table-cell office:value-type="float" office:value="2.55870167724138">
                <text:p>2.55870167724138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1">
                <text:p>1</text:p>
              </table:table-cell>
              <table:table-cell office:value-type="float" office:value="1.36395932441373">
                <text:p>1.36395932441373</text:p>
              </table:table-cell>
              <table:table-cell office:value-type="float" office:value="1.36395932441373">
                <text:p>1.36395932441373</text:p>
              </table:table-cell>
              <table:table-cell office:value-type="float" office:value="7.53051315157">
                <text:p>7.53051315157</text:p>
              </table:table-cell>
              <table:table-cell office:value-type="float" office:value="1.0632913965015">
                <text:p>1.0632913965015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1">
                <text:p>1</text:p>
              </table:table-cell>
              <table:table-cell office:value-type="float" office:value="1.00080189829164">
                <text:p>1.00080189829164</text:p>
              </table:table-cell>
              <table:table-cell office:value-type="float" office:value="1.00110226089217">
                <text:p>1.00110226089217</text:p>
              </table:table-cell>
              <table:table-cell office:value-type="float" office:value="1.03072779255143">
                <text:p>1.03072779255143</text:p>
              </table:table-cell>
              <table:table-cell office:value-type="float" office:value="1.00080189829164">
                <text:p>1.00080189829164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1">
                <text:p>1</text:p>
              </table:table-cell>
              <table:table-cell office:value-type="float" office:value="1.23266622961912">
                <text:p>1.23266622961912</text:p>
              </table:table-cell>
              <table:table-cell office:value-type="float" office:value="1.25796377548947">
                <text:p>1.25796377548947</text:p>
              </table:table-cell>
              <table:table-cell office:value-type="float" office:value="1.22307465569412">
                <text:p>1.22307465569412</text:p>
              </table:table-cell>
              <table:table-cell office:value-type="float" office:value="1.23266622961912">
                <text:p>1.23266622961912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1">
                <text:p>1</text:p>
              </table:table-cell>
              <table:table-cell office:value-type="float" office:value="1.07197906430096">
                <text:p>1.07197906430096</text:p>
              </table:table-cell>
              <table:table-cell office:value-type="float" office:value="1.07197906430096">
                <text:p>1.07197906430096</text:p>
              </table:table-cell>
              <table:table-cell office:value-type="float" office:value="1.07197906430096">
                <text:p>1.07197906430096</text:p>
              </table:table-cell>
              <table:table-cell office:value-type="float" office:value="1.07197906430096">
                <text:p>1.07197906430096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1">
                <text:p>1</text:p>
              </table:table-cell>
              <table:table-cell office:value-type="float" office:value="1.06050103713364">
                <text:p>1.06050103713364</text:p>
              </table:table-cell>
              <table:table-cell office:value-type="float" office:value="1.06050103713364">
                <text:p>1.06050103713364</text:p>
              </table:table-cell>
              <table:table-cell office:value-type="float" office:value="1.06050103713364">
                <text:p>1.06050103713364</text:p>
              </table:table-cell>
              <table:table-cell office:value-type="float" office:value="1.06050103713364">
                <text:p>1.06050103713364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1">
                <text:p>1</text:p>
              </table:table-cell>
              <table:table-cell office:value-type="float" office:value="1.45887249334576">
                <text:p>1.45887249334576</text:p>
              </table:table-cell>
              <table:table-cell office:value-type="float" office:value="1.75662978087044">
                <text:p>1.75662978087044</text:p>
              </table:table-cell>
              <table:table-cell office:value-type="float" office:value="1.75662978087044">
                <text:p>1.75662978087044</text:p>
              </table:table-cell>
              <table:table-cell office:value-type="float" office:value="1.35105937276209">
                <text:p>1.35105937276209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1">
                <text:p>1</text:p>
              </table:table-cell>
              <table:table-cell office:value-type="float" office:value="1.37567083074692">
                <text:p>1.37567083074692</text:p>
              </table:table-cell>
              <table:table-cell office:value-type="float" office:value="1.37567083074692">
                <text:p>1.37567083074692</text:p>
              </table:table-cell>
              <table:table-cell office:value-type="float" office:value="1.37567083074692">
                <text:p>1.37567083074692</text:p>
              </table:table-cell>
              <table:table-cell office:value-type="float" office:value="1.37567083074692">
                <text:p>1.37567083074692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1">
                <text:p>1</text:p>
              </table:table-cell>
              <table:table-cell office:value-type="float" office:value="1.10927303090953">
                <text:p>1.10927303090953</text:p>
              </table:table-cell>
              <table:table-cell office:value-type="float" office:value="3.57473537524874">
                <text:p>3.57473537524874</text:p>
              </table:table-cell>
              <table:table-cell office:value-type="float" office:value="4.11497296727934">
                <text:p>4.11497296727934</text:p>
              </table:table-cell>
              <table:table-cell office:value-type="float" office:value="1.10927303090953">
                <text:p>1.10927303090953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1">
                <text:p>1</text:p>
              </table:table-cell>
              <table:table-cell office:value-type="float" office:value="1.01945825854104">
                <text:p>1.01945825854104</text:p>
              </table:table-cell>
              <table:table-cell office:value-type="float" office:value="1.01945825854104">
                <text:p>1.01945825854104</text:p>
              </table:table-cell>
              <table:table-cell office:value-type="float" office:value="1">
                <text:p>1</text:p>
              </table:table-cell>
              <table:table-cell office:value-type="float" office:value="1.01945825854104">
                <text:p>1.01945825854104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1">
                <text:p>1</text:p>
              </table:table-cell>
              <table:table-cell office:value-type="float" office:value="1.01225565923088">
                <text:p>1.01225565923088</text:p>
              </table:table-cell>
              <table:table-cell office:value-type="float" office:value="1.01225565923088">
                <text:p>1.01225565923088</text:p>
              </table:table-cell>
              <table:table-cell office:value-type="float" office:value="1.01153473809965">
                <text:p>1.01153473809965</text:p>
              </table:table-cell>
              <table:table-cell office:value-type="float" office:value="1.01225565923088">
                <text:p>1.01225565923088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1">
                <text:p>1</text:p>
              </table:table-cell>
              <table:table-cell office:value-type="float" office:value="1.98823727811154">
                <text:p>1.98823727811154</text:p>
              </table:table-cell>
              <table:table-cell office:value-type="float" office:value="2.69795204592285">
                <text:p>2.69795204592285</text:p>
              </table:table-cell>
              <table:table-cell office:value-type="float" office:value="2.60295062406056">
                <text:p>2.60295062406056</text:p>
              </table:table-cell>
              <table:table-cell office:value-type="float" office:value="1.45353982300885">
                <text:p>1.45353982300885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1">
                <text:p>1</text:p>
              </table:table-cell>
              <table:table-cell office:value-type="float" office:value="1.07478852925109">
                <text:p>1.07478852925109</text:p>
              </table:table-cell>
              <table:table-cell office:value-type="float" office:value="1.07478852925109">
                <text:p>1.07478852925109</text:p>
              </table:table-cell>
              <table:table-cell office:value-type="float" office:value="1.3220228077622">
                <text:p>1.3220228077622</text:p>
              </table:table-cell>
              <table:table-cell office:value-type="float" office:value="1.07478852925109">
                <text:p>1.07478852925109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1">
                <text:p>1</text:p>
              </table:table-cell>
              <table:table-cell office:value-type="float" office:value="1.00102133359959">
                <text:p>1.00102133359959</text:p>
              </table:table-cell>
              <table:table-cell office:value-type="float" office:value="1.00102133359959">
                <text:p>1.00102133359959</text:p>
              </table:table-cell>
              <table:table-cell office:value-type="float" office:value="1.14196953056096">
                <text:p>1.14196953056096</text:p>
              </table:table-cell>
              <table:table-cell office:value-type="float" office:value="1.00102133359959">
                <text:p>1.00102133359959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1">
                <text:p>1</text:p>
              </table:table-cell>
              <table:table-cell office:value-type="float" office:value="1.00725535303488">
                <text:p>1.00725535303488</text:p>
              </table:table-cell>
              <table:table-cell office:value-type="float" office:value="1.00725535303488">
                <text:p>1.00725535303488</text:p>
              </table:table-cell>
              <table:table-cell office:value-type="float" office:value="1.00717229025748">
                <text:p>1.00717229025748</text:p>
              </table:table-cell>
              <table:table-cell office:value-type="float" office:value="1.00725535303488">
                <text:p>1.00725535303488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1">
                <text:p>1</text:p>
              </table:table-cell>
              <table:table-cell office:value-type="float" office:value="1.01019845954911">
                <text:p>1.01019845954911</text:p>
              </table:table-cell>
              <table:table-cell office:value-type="float" office:value="1.01019845954911">
                <text:p>1.01019845954911</text:p>
              </table:table-cell>
              <table:table-cell office:value-type="float" office:value="1.25772474278968">
                <text:p>1.25772474278968</text:p>
              </table:table-cell>
              <table:table-cell office:value-type="float" office:value="1.00670995670996">
                <text:p>1.00670995670996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">
                <text:p>1</text:p>
              </table:table-cell>
              <table:table-cell office:value-type="float" office:value="1.67638527825577">
                <text:p>1.67638527825577</text:p>
              </table:table-cell>
              <table:table-cell office:value-type="float" office:value="2.08111095480215">
                <text:p>2.08111095480215</text:p>
              </table:table-cell>
              <table:table-cell office:value-type="float" office:value="1.97779109070904">
                <text:p>1.97779109070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352925071585">
                <text:p>1.0135292507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94677704847">
                <text:p>1.00194677704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1">
                <text:p>1</text:p>
              </table:table-cell>
              <table:table-cell office:value-type="float" office:value="1.00347094431103">
                <text:p>1.00347094431103</text:p>
              </table:table-cell>
              <table:table-cell office:value-type="float" office:value="1.12234226540588">
                <text:p>1.12234226540588</text:p>
              </table:table-cell>
              <table:table-cell office:value-type="float" office:value="1.11887132109485">
                <text:p>1.11887132109485</text:p>
              </table:table-cell>
              <table:table-cell office:value-type="float" office:value="1.00347094431103">
                <text:p>1.00347094431103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1">
                <text:p>1</text:p>
              </table:table-cell>
              <table:table-cell office:value-type="float" office:value="1.014361630709">
                <text:p>1.014361630709</text:p>
              </table:table-cell>
              <table:table-cell office:value-type="float" office:value="1.014361630709">
                <text:p>1.014361630709</text:p>
              </table:table-cell>
              <table:table-cell office:value-type="float" office:value="1.18925510038231">
                <text:p>1.18925510038231</text:p>
              </table:table-cell>
              <table:table-cell office:value-type="float" office:value="1.00038160117024">
                <text:p>1.00038160117024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1">
                <text:p>1</text:p>
              </table:table-cell>
              <table:table-cell office:value-type="float" office:value="1.05721580525405">
                <text:p>1.05721580525405</text:p>
              </table:table-cell>
              <table:table-cell office:value-type="float" office:value="1.05721580525405">
                <text:p>1.05721580525405</text:p>
              </table:table-cell>
              <table:table-cell office:value-type="float" office:value="1.79378130105252">
                <text:p>1.79378130105252</text:p>
              </table:table-cell>
              <table:table-cell office:value-type="float" office:value="1.00001402848292">
                <text:p>1.00001402848292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1">
                <text:p>1</text:p>
              </table:table-cell>
              <table:table-cell office:value-type="float" office:value="1.00389828650525">
                <text:p>1.00389828650525</text:p>
              </table:table-cell>
              <table:table-cell office:value-type="float" office:value="1.00389828650525">
                <text:p>1.00389828650525</text:p>
              </table:table-cell>
              <table:table-cell office:value-type="float" office:value="1.09172648687847">
                <text:p>1.09172648687847</text:p>
              </table:table-cell>
              <table:table-cell office:value-type="float" office:value="1.00104754287953">
                <text:p>1.00104754287953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1">
                <text:p>1</text:p>
              </table:table-cell>
              <table:table-cell office:value-type="float" office:value="1.05709403048189">
                <text:p>1.05709403048189</text:p>
              </table:table-cell>
              <table:table-cell office:value-type="float" office:value="1.24032118702394">
                <text:p>1.24032118702394</text:p>
              </table:table-cell>
              <table:table-cell office:value-type="float" office:value="1.16202691978184">
                <text:p>1.16202691978184</text:p>
              </table:table-cell>
              <table:table-cell office:value-type="float" office:value="1.05709403048189">
                <text:p>1.05709403048189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72128631316">
                <text:p>1.00072128631316</text:p>
              </table:table-cell>
              <table:table-cell office:value-type="float" office:value="1.00019618987718">
                <text:p>1.00019618987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1">
                <text:p>1</text:p>
              </table:table-cell>
              <table:table-cell office:value-type="float" office:value="1.00008445185938">
                <text:p>1.00008445185938</text:p>
              </table:table-cell>
              <table:table-cell office:value-type="float" office:value="1.00008445185938">
                <text:p>1.00008445185938</text:p>
              </table:table-cell>
              <table:table-cell office:value-type="float" office:value="3.30634780944981">
                <text:p>3.30634780944981</text:p>
              </table:table-cell>
              <table:table-cell office:value-type="float" office:value="1.00008445185938">
                <text:p>1.00008445185938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1">
                <text:p>1</text:p>
              </table:table-cell>
              <table:table-cell office:value-type="float" office:value="1.0008633494205">
                <text:p>1.0008633494205</text:p>
              </table:table-cell>
              <table:table-cell office:value-type="float" office:value="1.0008633494205">
                <text:p>1.0008633494205</text:p>
              </table:table-cell>
              <table:table-cell office:value-type="float" office:value="5.09535454530193">
                <text:p>5.09535454530193</text:p>
              </table:table-cell>
              <table:table-cell office:value-type="float" office:value="1.0008633494205">
                <text:p>1.0008633494205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64987284004">
                <text:p>1.006498728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1">
                <text:p>1</text:p>
              </table:table-cell>
              <table:table-cell office:value-type="float" office:value="1.02079222273201">
                <text:p>1.02079222273201</text:p>
              </table:table-cell>
              <table:table-cell office:value-type="float" office:value="1.34980766313504">
                <text:p>1.34980766313504</text:p>
              </table:table-cell>
              <table:table-cell office:value-type="float" office:value="2.77763427615754">
                <text:p>2.77763427615754</text:p>
              </table:table-cell>
              <table:table-cell office:value-type="float" office:value="1.02079222273201">
                <text:p>1.02079222273201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9928779104484">
                <text:p>1.59928779104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2875714625913">
                <text:p>1.52875714625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1">
                <text:p>1</text:p>
              </table:table-cell>
              <table:table-cell office:value-type="float" office:value="1.57441739757319">
                <text:p>1.57441739757319</text:p>
              </table:table-cell>
              <table:table-cell office:value-type="float" office:value="1.48890008557767">
                <text:p>1.48890008557767</text:p>
              </table:table-cell>
              <table:table-cell office:value-type="float" office:value="1.68029946772024">
                <text:p>1.68029946772024</text:p>
              </table:table-cell>
              <table:table-cell office:value-type="float" office:value="1.00026763832281">
                <text:p>1.00026763832281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1">
                <text:p>1</text:p>
              </table:table-cell>
              <table:table-cell office:value-type="float" office:value="1.11318936525781">
                <text:p>1.11318936525781</text:p>
              </table:table-cell>
              <table:table-cell office:value-type="float" office:value="1.0980213750446">
                <text:p>1.0980213750446</text:p>
              </table:table-cell>
              <table:table-cell office:value-type="float" office:value="1.20055017719678">
                <text:p>1.20055017719678</text:p>
              </table:table-cell>
              <table:table-cell office:value-type="float" office:value="1.00000299546576">
                <text:p>1.00000299546576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1">
                <text:p>1</text:p>
              </table:table-cell>
              <table:table-cell office:value-type="float" office:value="1.00695004112206">
                <text:p>1.00695004112206</text:p>
              </table:table-cell>
              <table:table-cell office:value-type="float" office:value="1.00760295952968">
                <text:p>1.00760295952968</text:p>
              </table:table-cell>
              <table:table-cell office:value-type="float" office:value="1.03714997575155">
                <text:p>1.03714997575155</text:p>
              </table:table-cell>
              <table:table-cell office:value-type="float" office:value="1.00442883209023">
                <text:p>1.00442883209023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1">
                <text:p>1</text:p>
              </table:table-cell>
              <table:table-cell office:value-type="float" office:value="1.16861533151221">
                <text:p>1.16861533151221</text:p>
              </table:table-cell>
              <table:table-cell office:value-type="float" office:value="1.59018105057868">
                <text:p>1.59018105057868</text:p>
              </table:table-cell>
              <table:table-cell office:value-type="float" office:value="4.75068785387841">
                <text:p>4.75068785387841</text:p>
              </table:table-cell>
              <table:table-cell office:value-type="float" office:value="1.10887979164057">
                <text:p>1.10887979164057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1">
                <text:p>1</text:p>
              </table:table-cell>
              <table:table-cell office:value-type="float" office:value="1.09907478737135">
                <text:p>1.09907478737135</text:p>
              </table:table-cell>
              <table:table-cell office:value-type="float" office:value="1.38167260074494">
                <text:p>1.38167260074494</text:p>
              </table:table-cell>
              <table:table-cell office:value-type="float" office:value="29.2780856557571">
                <text:p>29.2780856557571</text:p>
              </table:table-cell>
              <table:table-cell office:value-type="float" office:value="1.0026174291043">
                <text:p>1.002617429104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1">
                <text:p>1</text:p>
              </table:table-cell>
              <table:table-cell office:value-type="float" office:value="1.07671501598378">
                <text:p>1.07671501598378</text:p>
              </table:table-cell>
              <table:table-cell office:value-type="float" office:value="1.07671501598378">
                <text:p>1.07671501598378</text:p>
              </table:table-cell>
              <table:table-cell office:value-type="float" office:value="25.2896395891064">
                <text:p>25.2896395891064</text:p>
              </table:table-cell>
              <table:table-cell office:value-type="float" office:value="1.07671501598378">
                <text:p>1.07671501598378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">
                <text:p>1</text:p>
              </table:table-cell>
              <table:table-cell office:value-type="float" office:value="1.046457343617">
                <text:p>1.046457343617</text:p>
              </table:table-cell>
              <table:table-cell office:value-type="float" office:value="1.046457343617">
                <text:p>1.046457343617</text:p>
              </table:table-cell>
              <table:table-cell office:value-type="float" office:value="29.7478325411213">
                <text:p>29.7478325411213</text:p>
              </table:table-cell>
              <table:table-cell office:value-type="float" office:value="1.046457343617">
                <text:p>1.046457343617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1">
                <text:p>1</text:p>
              </table:table-cell>
              <table:table-cell office:value-type="float" office:value="2.47740624694017">
                <text:p>2.47740624694017</text:p>
              </table:table-cell>
              <table:table-cell office:value-type="float" office:value="2.47740624694017">
                <text:p>2.47740624694017</text:p>
              </table:table-cell>
              <table:table-cell office:value-type="float" office:value="3.10325425578045">
                <text:p>3.10325425578045</text:p>
              </table:table-cell>
              <table:table-cell office:value-type="float" office:value="2.47740624694017">
                <text:p>2.47740624694017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1">
                <text:p>1</text:p>
              </table:table-cell>
              <table:table-cell office:value-type="float" office:value="1.09873816522403">
                <text:p>1.09873816522403</text:p>
              </table:table-cell>
              <table:table-cell office:value-type="float" office:value="1.09873816522403">
                <text:p>1.09873816522403</text:p>
              </table:table-cell>
              <table:table-cell office:value-type="float" office:value="2.17056693245855">
                <text:p>2.17056693245855</text:p>
              </table:table-cell>
              <table:table-cell office:value-type="float" office:value="1.0922422333014">
                <text:p>1.0922422333014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1">
                <text:p>1</text:p>
              </table:table-cell>
              <table:table-cell office:value-type="float" office:value="2.94362523997873">
                <text:p>2.94362523997873</text:p>
              </table:table-cell>
              <table:table-cell office:value-type="float" office:value="2.94362523997873">
                <text:p>2.94362523997873</text:p>
              </table:table-cell>
              <table:table-cell office:value-type="float" office:value="2.8818668609627">
                <text:p>2.8818668609627</text:p>
              </table:table-cell>
              <table:table-cell office:value-type="float" office:value="2.94362523997873">
                <text:p>2.94362523997873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1">
                <text:p>1</text:p>
              </table:table-cell>
              <table:table-cell office:value-type="float" office:value="1.05384089410827">
                <text:p>1.05384089410827</text:p>
              </table:table-cell>
              <table:table-cell office:value-type="float" office:value="1.06987106566299">
                <text:p>1.06987106566299</text:p>
              </table:table-cell>
              <table:table-cell office:value-type="float" office:value="1.17490303095344">
                <text:p>1.17490303095344</text:p>
              </table:table-cell>
              <table:table-cell office:value-type="float" office:value="1.00980698177135">
                <text:p>1.00980698177135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1">
                <text:p>1</text:p>
              </table:table-cell>
              <table:table-cell office:value-type="float" office:value="1.06068720815411">
                <text:p>1.06068720815411</text:p>
              </table:table-cell>
              <table:table-cell office:value-type="float" office:value="1.07689079563086">
                <text:p>1.07689079563086</text:p>
              </table:table-cell>
              <table:table-cell office:value-type="float" office:value="1.18758844871416">
                <text:p>1.18758844871416</text:p>
              </table:table-cell>
              <table:table-cell office:value-type="float" office:value="1.0081265888225">
                <text:p>1.0081265888225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1">
                <text:p>1</text:p>
              </table:table-cell>
              <table:table-cell office:value-type="float" office:value="1.00763221911011">
                <text:p>1.00763221911011</text:p>
              </table:table-cell>
              <table:table-cell office:value-type="float" office:value="1.015969163758">
                <text:p>1.015969163758</text:p>
              </table:table-cell>
              <table:table-cell office:value-type="float" office:value="1.02563871809179">
                <text:p>1.02563871809179</text:p>
              </table:table-cell>
              <table:table-cell office:value-type="float" office:value="1.00763221911011">
                <text:p>1.00763221911011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1">
                <text:p>1</text:p>
              </table:table-cell>
              <table:table-cell office:value-type="float" office:value="1.28468097364437">
                <text:p>1.28468097364437</text:p>
              </table:table-cell>
              <table:table-cell office:value-type="float" office:value="1.28468097364437">
                <text:p>1.28468097364437</text:p>
              </table:table-cell>
              <table:table-cell office:value-type="float" office:value="1.82383806018673">
                <text:p>1.82383806018673</text:p>
              </table:table-cell>
              <table:table-cell office:value-type="float" office:value="1.28184866378773">
                <text:p>1.28184866378773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1935418941">
                <text:p>1.00001935418941</text:p>
              </table:table-cell>
              <table:table-cell office:value-type="float" office:value="1.04317919656889">
                <text:p>1.04317919656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69672172395">
                <text:p>1.0369672172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33618543359">
                <text:p>1.0433618543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1">
                <text:p>1</text:p>
              </table:table-cell>
              <table:table-cell office:value-type="float" office:value="1.01262657832229">
                <text:p>1.01262657832229</text:p>
              </table:table-cell>
              <table:table-cell office:value-type="float" office:value="1.01262657832229">
                <text:p>1.01262657832229</text:p>
              </table:table-cell>
              <table:table-cell office:value-type="float" office:value="1.11156648204214">
                <text:p>1.11156648204214</text:p>
              </table:table-cell>
              <table:table-cell office:value-type="float" office:value="1.00985992814319">
                <text:p>1.00985992814319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1">
                <text:p>1</text:p>
              </table:table-cell>
              <table:table-cell office:value-type="float" office:value="1.00416043471324">
                <text:p>1.00416043471324</text:p>
              </table:table-cell>
              <table:table-cell office:value-type="float" office:value="1.00416043471324">
                <text:p>1.00416043471324</text:p>
              </table:table-cell>
              <table:table-cell office:value-type="float" office:value="1.02261720670302">
                <text:p>1.02261720670302</text:p>
              </table:table-cell>
              <table:table-cell office:value-type="float" office:value="1.00388704891965">
                <text:p>1.00388704891965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1">
                <text:p>1</text:p>
              </table:table-cell>
              <table:table-cell office:value-type="float" office:value="2.07181930016341">
                <text:p>2.07181930016341</text:p>
              </table:table-cell>
              <table:table-cell office:value-type="float" office:value="2.56249846059596">
                <text:p>2.56249846059596</text:p>
              </table:table-cell>
              <table:table-cell office:value-type="float" office:value="2.87599202928309">
                <text:p>2.87599202928309</text:p>
              </table:table-cell>
              <table:table-cell office:value-type="float" office:value="1.03198676343902">
                <text:p>1.03198676343902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1">
                <text:p>1</text:p>
              </table:table-cell>
              <table:table-cell office:value-type="float" office:value="1.88384736033426">
                <text:p>1.88384736033426</text:p>
              </table:table-cell>
              <table:table-cell office:value-type="float" office:value="1.8552868382468">
                <text:p>1.8552868382468</text:p>
              </table:table-cell>
              <table:table-cell office:value-type="float" office:value="2.84686009627824">
                <text:p>2.84686009627824</text:p>
              </table:table-cell>
              <table:table-cell office:value-type="float" office:value="1.00000479155154">
                <text:p>1.00000479155154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1">
                <text:p>1</text:p>
              </table:table-cell>
              <table:table-cell office:value-type="float" office:value="2.23665176925642">
                <text:p>2.23665176925642</text:p>
              </table:table-cell>
              <table:table-cell office:value-type="float" office:value="3.11929012210883">
                <text:p>3.11929012210883</text:p>
              </table:table-cell>
              <table:table-cell office:value-type="float" office:value="6.96839548179029">
                <text:p>6.96839548179029</text:p>
              </table:table-cell>
              <table:table-cell office:value-type="float" office:value="1.01881151523426">
                <text:p>1.01881151523426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1">
                <text:p>1</text:p>
              </table:table-cell>
              <table:table-cell office:value-type="float" office:value="1.23824367575153">
                <text:p>1.23824367575153</text:p>
              </table:table-cell>
              <table:table-cell office:value-type="float" office:value="1.23824367575153">
                <text:p>1.23824367575153</text:p>
              </table:table-cell>
              <table:table-cell office:value-type="float" office:value="37.6209359584578">
                <text:p>37.6209359584578</text:p>
              </table:table-cell>
              <table:table-cell office:value-type="float" office:value="1.10023246295968">
                <text:p>1.10023246295968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1">
                <text:p>1</text:p>
              </table:table-cell>
              <table:table-cell office:value-type="float" office:value="1.59899487595637">
                <text:p>1.59899487595637</text:p>
              </table:table-cell>
              <table:table-cell office:value-type="float" office:value="1.59899487595637">
                <text:p>1.59899487595637</text:p>
              </table:table-cell>
              <table:table-cell office:value-type="float" office:value="25.395846933508">
                <text:p>25.395846933508</text:p>
              </table:table-cell>
              <table:table-cell office:value-type="float" office:value="1.31249502024376">
                <text:p>1.31249502024376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1">
                <text:p>1</text:p>
              </table:table-cell>
              <table:table-cell office:value-type="float" office:value="1.05514912669855">
                <text:p>1.05514912669855</text:p>
              </table:table-cell>
              <table:table-cell office:value-type="float" office:value="1.05514912669855">
                <text:p>1.05514912669855</text:p>
              </table:table-cell>
              <table:table-cell office:value-type="float" office:value="84.8043646833273">
                <text:p>84.8043646833273</text:p>
              </table:table-cell>
              <table:table-cell office:value-type="float" office:value="1.05514912669855">
                <text:p>1.05514912669855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1">
                <text:p>1</text:p>
              </table:table-cell>
              <table:table-cell office:value-type="float" office:value="1.15114329268305">
                <text:p>1.15114329268305</text:p>
              </table:table-cell>
              <table:table-cell office:value-type="float" office:value="1.00571646341474">
                <text:p>1.00571646341474</text:p>
              </table:table-cell>
              <table:table-cell office:value-type="float" office:value="7.03178353658612">
                <text:p>7.03178353658612</text:p>
              </table:table-cell>
              <table:table-cell office:value-type="float" office:value="1.15114329268305">
                <text:p>1.15114329268305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1">
                <text:p>1</text:p>
              </table:table-cell>
              <table:table-cell office:value-type="float" office:value="1.33184181884152">
                <text:p>1.33184181884152</text:p>
              </table:table-cell>
              <table:table-cell office:value-type="float" office:value="1.05117003265212">
                <text:p>1.05117003265212</text:p>
              </table:table-cell>
              <table:table-cell office:value-type="float" office:value="5.00075583504679">
                <text:p>5.00075583504679</text:p>
              </table:table-cell>
              <table:table-cell office:value-type="float" office:value="1.33184181884152">
                <text:p>1.33184181884152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1">
                <text:p>1</text:p>
              </table:table-cell>
              <table:table-cell office:value-type="float" office:value="2.83783579837011">
                <text:p>2.83783579837011</text:p>
              </table:table-cell>
              <table:table-cell office:value-type="float" office:value="2.76629942650171">
                <text:p>2.76629942650171</text:p>
              </table:table-cell>
              <table:table-cell office:value-type="float" office:value="4.430123754905">
                <text:p>4.430123754905</text:p>
              </table:table-cell>
              <table:table-cell office:value-type="float" office:value="2.83783579837011">
                <text:p>2.83783579837011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1">
                <text:p>1</text:p>
              </table:table-cell>
              <table:table-cell office:value-type="float" office:value="1.97659821078755">
                <text:p>1.97659821078755</text:p>
              </table:table-cell>
              <table:table-cell office:value-type="float" office:value="1.97659821078755">
                <text:p>1.97659821078755</text:p>
              </table:table-cell>
              <table:table-cell office:value-type="float" office:value="5.50980312132698">
                <text:p>5.50980312132698</text:p>
              </table:table-cell>
              <table:table-cell office:value-type="float" office:value="1.97659821078755">
                <text:p>1.97659821078755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1">
                <text:p>1</text:p>
              </table:table-cell>
              <table:table-cell office:value-type="float" office:value="1.54033292278786">
                <text:p>1.54033292278786</text:p>
              </table:table-cell>
              <table:table-cell office:value-type="float" office:value="1.54033292278786">
                <text:p>1.54033292278786</text:p>
              </table:table-cell>
              <table:table-cell office:value-type="float" office:value="6.21540942392438">
                <text:p>6.21540942392438</text:p>
              </table:table-cell>
              <table:table-cell office:value-type="float" office:value="1.51506532752648">
                <text:p>1.51506532752648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1">
                <text:p>1</text:p>
              </table:table-cell>
              <table:table-cell office:value-type="float" office:value="2.56289934222034">
                <text:p>2.56289934222034</text:p>
              </table:table-cell>
              <table:table-cell office:value-type="float" office:value="2.56289934222034">
                <text:p>2.56289934222034</text:p>
              </table:table-cell>
              <table:table-cell office:value-type="float" office:value="8.63892064943986">
                <text:p>8.63892064943986</text:p>
              </table:table-cell>
              <table:table-cell office:value-type="float" office:value="2.56289934222034">
                <text:p>2.56289934222034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1">
                <text:p>1</text:p>
              </table:table-cell>
              <table:table-cell office:value-type="float" office:value="1.89424501424501">
                <text:p>1.89424501424501</text:p>
              </table:table-cell>
              <table:table-cell office:value-type="float" office:value="1.55209028296407">
                <text:p>1.55209028296407</text:p>
              </table:table-cell>
              <table:table-cell office:value-type="float" office:value="2.94586452023345">
                <text:p>2.94586452023345</text:p>
              </table:table-cell>
              <table:table-cell office:value-type="float" office:value="1.77586922247116">
                <text:p>1.77586922247116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1">
                <text:p>1</text:p>
              </table:table-cell>
              <table:table-cell office:value-type="float" office:value="1.57253725690441">
                <text:p>1.57253725690441</text:p>
              </table:table-cell>
              <table:table-cell office:value-type="float" office:value="1.22120473290342">
                <text:p>1.22120473290342</text:p>
              </table:table-cell>
              <table:table-cell office:value-type="float" office:value="1.98212705616068">
                <text:p>1.98212705616068</text:p>
              </table:table-cell>
              <table:table-cell office:value-type="float" office:value="1.36727569489298">
                <text:p>1.36727569489298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1">
                <text:p>1</text:p>
              </table:table-cell>
              <table:table-cell office:value-type="float" office:value="1.90529861855383">
                <text:p>1.90529861855383</text:p>
              </table:table-cell>
              <table:table-cell office:value-type="float" office:value="1.1222866462081">
                <text:p>1.1222866462081</text:p>
              </table:table-cell>
              <table:table-cell office:value-type="float" office:value="1.93437180041491">
                <text:p>1.93437180041491</text:p>
              </table:table-cell>
              <table:table-cell office:value-type="float" office:value="1.00411870663176">
                <text:p>1.00411870663176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1">
                <text:p>1</text:p>
              </table:table-cell>
              <table:table-cell office:value-type="float" office:value="1.25141494886179">
                <text:p>1.25141494886179</text:p>
              </table:table-cell>
              <table:table-cell office:value-type="float" office:value="1.22750043761305">
                <text:p>1.22750043761305</text:p>
              </table:table-cell>
              <table:table-cell office:value-type="float" office:value="16.5033525327376">
                <text:p>16.5033525327376</text:p>
              </table:table-cell>
              <table:table-cell office:value-type="float" office:value="1.10200968583551">
                <text:p>1.10200968583551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1">
                <text:p>1</text:p>
              </table:table-cell>
              <table:table-cell office:value-type="float" office:value="1.6757552618698">
                <text:p>1.6757552618698</text:p>
              </table:table-cell>
              <table:table-cell office:value-type="float" office:value="1.57445717082721">
                <text:p>1.57445717082721</text:p>
              </table:table-cell>
              <table:table-cell office:value-type="float" office:value="32.8550699951052">
                <text:p>32.8550699951052</text:p>
              </table:table-cell>
              <table:table-cell office:value-type="float" office:value="1.27027704356339">
                <text:p>1.27027704356339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1">
                <text:p>1</text:p>
              </table:table-cell>
              <table:table-cell office:value-type="float" office:value="1.01007170675253">
                <text:p>1.01007170675253</text:p>
              </table:table-cell>
              <table:table-cell office:value-type="float" office:value="1.01853151394492">
                <text:p>1.01853151394492</text:p>
              </table:table-cell>
              <table:table-cell office:value-type="float" office:value="12.2101294753718">
                <text:p>12.2101294753718</text:p>
              </table:table-cell>
              <table:table-cell office:value-type="float" office:value="1.01007170675253">
                <text:p>1.01007170675253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1">
                <text:p>1</text:p>
              </table:table-cell>
              <table:table-cell office:value-type="float" office:value="1.74676802322081">
                <text:p>1.74676802322081</text:p>
              </table:table-cell>
              <table:table-cell office:value-type="float" office:value="3.6023610849541">
                <text:p>3.6023610849541</text:p>
              </table:table-cell>
              <table:table-cell office:value-type="float" office:value="2.04089407735986">
                <text:p>2.04089407735986</text:p>
              </table:table-cell>
              <table:table-cell office:value-type="float" office:value="1.00156908314255">
                <text:p>1.00156908314255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1">
                <text:p>1</text:p>
              </table:table-cell>
              <table:table-cell office:value-type="float" office:value="1.91966350621321">
                <text:p>1.91966350621321</text:p>
              </table:table-cell>
              <table:table-cell office:value-type="float" office:value="2.08155939234584">
                <text:p>2.08155939234584</text:p>
              </table:table-cell>
              <table:table-cell office:value-type="float" office:value="2.00379882811534">
                <text:p>2.00379882811534</text:p>
              </table:table-cell>
              <table:table-cell office:value-type="float" office:value="1.00853109670473">
                <text:p>1.00853109670473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1">
                <text:p>1</text:p>
              </table:table-cell>
              <table:table-cell office:value-type="float" office:value="1.79428874765759">
                <text:p>1.79428874765759</text:p>
              </table:table-cell>
              <table:table-cell office:value-type="float" office:value="4.2675578835771">
                <text:p>4.2675578835771</text:p>
              </table:table-cell>
              <table:table-cell office:value-type="float" office:value="2.3438634172181">
                <text:p>2.3438634172181</text:p>
              </table:table-cell>
              <table:table-cell office:value-type="float" office:value="1.10669753891103">
                <text:p>1.10669753891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258cm" svg:y="0.293cm" style:legend-expansion="custom" svg:width="3.093cm" svg:height="2.285cm" style:legend-expansion-aspect-ratio="1.35361050328228" chart:style-name="ch2"/>
        <chart:plot-area chart:style-name="ch3" table:cell-range-address="estimate.A2:estimate.A111 estimate.I2:estimate.I5 estimate.K2:estimate.L111 estimate.N2:estimate.N111 estimate.I6:estimate.I6 estimate.P2:estimate.Q111" chart:data-source-has-labels="both" svg:x="0.429cm" svg:y="0.174cm" svg:width="20.266cm" svg:height="8.102cm">
          <chart:coordinate-region svg:x="1.156cm" svg:y="0.174cm" svg:width="19.539cm" svg:height="7.874cm"/>
          <chart:axis chart:dimension="x" chart:name="primary-x" chart:style-name="ch4" chartooo:axis-type="auto">
            <chartooo:date-scale/>
            <chart:title svg:x="9.908cm" svg:y="8.375cm" chart:style-name="ch5">
              <text:p>join size</text:p>
            </chart:title>
            <chart:categories table:cell-range-address="estimate.A2:estimate.A111"/>
          </chart:axis>
          <chart:axis chart:dimension="y" chart:name="primary-y" chart:style-name="ch6">
            <chart:title svg:x="-0.091cm" svg:y="5.42cm" chart:style-name="ch7">
              <text:p>cost ratio</text:p>
            </chart:title>
            <chart:grid chart:style-name="ch8" chart:class="major"/>
          </chart:axis>
          <chart:series chart:style-name="ch9" chart:values-cell-range-address="estimate.K2:estimate.K111" chart:label-cell-address="estimate.I2:estimate.I2" chart:class="chart:line">
            <chart:data-point chart:repeated="110"/>
          </chart:series>
          <chart:series chart:style-name="ch10" chart:values-cell-range-address="estimate.L2:estimate.L111" chart:label-cell-address="estimate.I3:estimate.I3" chart:class="chart:line">
            <chart:data-point chart:repeated="110"/>
          </chart:series>
          <chart:series chart:style-name="ch11" chart:values-cell-range-address="estimate.N2:estimate.N111" chart:label-cell-address="estimate.I4:estimate.I4" chart:class="chart:line">
            <chart:data-point chart:repeated="110"/>
          </chart:series>
          <chart:series chart:style-name="ch12" chart:values-cell-range-address="estimate.Q2:estimate.Q111" chart:label-cell-address="estimate.I6:estimate.I6" chart:class="chart:line">
            <chart:data-point chart:repeated="110"/>
          </chart:series>
          <chart:series chart:style-name="ch13" chart:values-cell-range-address="estimate.P2:estimate.P111" chart:label-cell-address="estimate.I5:estimat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estimate.I2:estimate.I2</svg:desc>
                </draw:g>
              </table:table-cell>
              <table:table-cell office:value-type="string">
                <text:p>Kruskal</text:p>
                <draw:g>
                  <svg:desc>estimate.I3:estimate.I3</svg:desc>
                </draw:g>
              </table:table-cell>
              <table:table-cell office:value-type="string">
                <text:p>Prim</text:p>
                <draw:g>
                  <svg:desc>estimate.I4:estimate.I4</svg:desc>
                </draw:g>
              </table:table-cell>
              <table:table-cell office:value-type="string">
                <text:p>GOO</text:p>
                <draw:g>
                  <svg:desc>estimate.I6:estimate.I6</svg:desc>
                </draw:g>
              </table:table-cell>
              <table:table-cell office:value-type="string">
                <text:p>Ensemble</text:p>
                <draw:g>
                  <svg:desc>estimate.I5:estimat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estimate.A2:estimate.A111</svg:desc>
                </draw:g>
              </table:table-cell>
              <table:table-cell office:value-type="float" office:value="1">
                <text:p>1</text:p>
                <draw:g>
                  <svg:desc>estimate.K2:estimate.K111</svg:desc>
                </draw:g>
              </table:table-cell>
              <table:table-cell office:value-type="float" office:value="1">
                <text:p>1</text:p>
                <draw:g>
                  <svg:desc>estimate.L2:estimate.L111</svg:desc>
                </draw:g>
              </table:table-cell>
              <table:table-cell office:value-type="float" office:value="1.00077887405102">
                <text:p>1.00077887405102</text:p>
                <draw:g>
                  <svg:desc>estimate.N2:estimate.N111</svg:desc>
                </draw:g>
              </table:table-cell>
              <table:table-cell office:value-type="float" office:value="1">
                <text:p>1</text:p>
                <draw:g>
                  <svg:desc>estimate.Q2:estimate.Q111</svg:desc>
                </draw:g>
              </table:table-cell>
              <table:table-cell office:value-type="float" office:value="1">
                <text:p>1</text:p>
                <draw:g>
                  <svg:desc>estimate.P2:estimate.P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1858073759">
                <text:p>0.9998418580737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">
                <text:p>1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999999999999998">
                <text:p>0.999999999999998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">
                <text:p>1</text:p>
              </table:table-cell>
              <table:table-cell office:value-type="float" office:value="1.04188479353886">
                <text:p>1.04188479353886</text:p>
              </table:table-cell>
              <table:table-cell office:value-type="float" office:value="1.04188479353886">
                <text:p>1.04188479353886</text:p>
              </table:table-cell>
              <table:table-cell office:value-type="float" office:value="1.04188479353886">
                <text:p>1.04188479353886</text:p>
              </table:table-cell>
              <table:table-cell office:value-type="float" office:value="1.04188479353886">
                <text:p>1.0418847935388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">
                <text:p>1</text:p>
              </table:table-cell>
              <table:table-cell office:value-type="float" office:value="1.045312739214">
                <text:p>1.045312739214</text:p>
              </table:table-cell>
              <table:table-cell office:value-type="float" office:value="1.045312739214">
                <text:p>1.045312739214</text:p>
              </table:table-cell>
              <table:table-cell office:value-type="float" office:value="1.045312739214">
                <text:p>1.045312739214</text:p>
              </table:table-cell>
              <table:table-cell office:value-type="float" office:value="1.045312739214">
                <text:p>1.04531273921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">
                <text:p>1</text:p>
              </table:table-cell>
              <table:table-cell office:value-type="float" office:value="1.05228528147331">
                <text:p>1.05228528147331</text:p>
              </table:table-cell>
              <table:table-cell office:value-type="float" office:value="1.05228528147331">
                <text:p>1.05228528147331</text:p>
              </table:table-cell>
              <table:table-cell office:value-type="float" office:value="1.05228528147331">
                <text:p>1.05228528147331</text:p>
              </table:table-cell>
              <table:table-cell office:value-type="float" office:value="1.05228528147331">
                <text:p>1.05228528147331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846436709">
                <text:p>1.0008464367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69522080955">
                <text:p>1.000695220809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240042459359">
                <text:p>1.3324004245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750230340443">
                <text:p>1.03750230340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916771612891">
                <text:p>1.00916771612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1">
                <text:p>1</text:p>
              </table:table-cell>
              <table:table-cell office:value-type="float" office:value="1.0157540599264">
                <text:p>1.0157540599264</text:p>
              </table:table-cell>
              <table:table-cell office:value-type="float" office:value="1.05787808152017">
                <text:p>1.05787808152017</text:p>
              </table:table-cell>
              <table:table-cell office:value-type="float" office:value="1.0157540599264">
                <text:p>1.0157540599264</text:p>
              </table:table-cell>
              <table:table-cell office:value-type="float" office:value="1.0157540599264">
                <text:p>1.0157540599264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356988576594">
                <text:p>1.00356988576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53116055206">
                <text:p>0.999753116055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">
                <text:p>1</text:p>
              </table:table-cell>
              <table:table-cell office:value-type="float" office:value="1.0019348589685">
                <text:p>1.0019348589685</text:p>
              </table:table-cell>
              <table:table-cell office:value-type="float" office:value="1.01341293730192">
                <text:p>1.01341293730192</text:p>
              </table:table-cell>
              <table:table-cell office:value-type="float" office:value="1.03157559304991">
                <text:p>1.03157559304991</text:p>
              </table:table-cell>
              <table:table-cell office:value-type="float" office:value="0.99999374536103">
                <text:p>0.99999374536103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">
                <text:p>1</text:p>
              </table:table-cell>
              <table:table-cell office:value-type="float" office:value="1.00028693479014">
                <text:p>1.00028693479014</text:p>
              </table:table-cell>
              <table:table-cell office:value-type="float" office:value="1.00002148611225">
                <text:p>1.00002148611225</text:p>
              </table:table-cell>
              <table:table-cell office:value-type="float" office:value="1.03168304035342">
                <text:p>1.03168304035342</text:p>
              </table:table-cell>
              <table:table-cell office:value-type="float" office:value="1.00028693479014">
                <text:p>1.00028693479014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0935994261751">
                <text:p>2.30935994261751</text:p>
              </table:table-cell>
              <table:table-cell office:value-type="float" office:value="2.30935994261751">
                <text:p>2.3093599426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9446952582774">
                <text:p>2.9446952582774</text:p>
              </table:table-cell>
              <table:table-cell office:value-type="float" office:value="2.9446952582774">
                <text:p>2.9446952582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1">
                <text:p>1</text:p>
              </table:table-cell>
              <table:table-cell office:value-type="float" office:value="1.08776903641778">
                <text:p>1.08776903641778</text:p>
              </table:table-cell>
              <table:table-cell office:value-type="float" office:value="1.05229568865511">
                <text:p>1.05229568865511</text:p>
              </table:table-cell>
              <table:table-cell office:value-type="float" office:value="1.17505400109047">
                <text:p>1.17505400109047</text:p>
              </table:table-cell>
              <table:table-cell office:value-type="float" office:value="1.0557181256441">
                <text:p>1.0557181256441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">
                <text:p>1</text:p>
              </table:table-cell>
              <table:table-cell office:value-type="float" office:value="1.06209491442646">
                <text:p>1.06209491442646</text:p>
              </table:table-cell>
              <table:table-cell office:value-type="float" office:value="1.01827117384247">
                <text:p>1.01827117384247</text:p>
              </table:table-cell>
              <table:table-cell office:value-type="float" office:value="1.14940098242731">
                <text:p>1.14940098242731</text:p>
              </table:table-cell>
              <table:table-cell office:value-type="float" office:value="1.01765260400725">
                <text:p>1.01765260400725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1">
                <text:p>1</text:p>
              </table:table-cell>
              <table:table-cell office:value-type="float" office:value="1.06764442446097">
                <text:p>1.06764442446097</text:p>
              </table:table-cell>
              <table:table-cell office:value-type="float" office:value="1.133678244079">
                <text:p>1.133678244079</text:p>
              </table:table-cell>
              <table:table-cell office:value-type="float" office:value="1.17756405672325">
                <text:p>1.17756405672325</text:p>
              </table:table-cell>
              <table:table-cell office:value-type="float" office:value="1.06764442446097">
                <text:p>1.06764442446097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1">
                <text:p>1</text:p>
              </table:table-cell>
              <table:table-cell office:value-type="float" office:value="1.15018148431892">
                <text:p>1.15018148431892</text:p>
              </table:table-cell>
              <table:table-cell office:value-type="float" office:value="1.15112482292392">
                <text:p>1.15112482292392</text:p>
              </table:table-cell>
              <table:table-cell office:value-type="float" office:value="1.3556364958264">
                <text:p>1.3556364958264</text:p>
              </table:table-cell>
              <table:table-cell office:value-type="float" office:value="1.15018148431892">
                <text:p>1.15018148431892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1">
                <text:p>1</text:p>
              </table:table-cell>
              <table:table-cell office:value-type="float" office:value="1.01083028496015">
                <text:p>1.01083028496015</text:p>
              </table:table-cell>
              <table:table-cell office:value-type="float" office:value="1.02049983858016">
                <text:p>1.02049983858016</text:p>
              </table:table-cell>
              <table:table-cell office:value-type="float" office:value="1.01083028496015">
                <text:p>1.01083028496015</text:p>
              </table:table-cell>
              <table:table-cell office:value-type="float" office:value="1.01083028496015">
                <text:p>1.01083028496015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1">
                <text:p>1</text:p>
              </table:table-cell>
              <table:table-cell office:value-type="float" office:value="1.00834545461396">
                <text:p>1.00834545461396</text:p>
              </table:table-cell>
              <table:table-cell office:value-type="float" office:value="1.00834545461396">
                <text:p>1.00834545461396</text:p>
              </table:table-cell>
              <table:table-cell office:value-type="float" office:value="1.06171381130075">
                <text:p>1.06171381130075</text:p>
              </table:table-cell>
              <table:table-cell office:value-type="float" office:value="1.00834545461396">
                <text:p>1.00834545461396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">
                <text:p>1</text:p>
              </table:table-cell>
              <table:table-cell office:value-type="float" office:value="1.08788701723461">
                <text:p>1.08788701723461</text:p>
              </table:table-cell>
              <table:table-cell office:value-type="float" office:value="1.08788701723461">
                <text:p>1.08788701723461</text:p>
              </table:table-cell>
              <table:table-cell office:value-type="float" office:value="1.06537733876235">
                <text:p>1.06537733876235</text:p>
              </table:table-cell>
              <table:table-cell office:value-type="float" office:value="1.08788701723461">
                <text:p>1.08788701723461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8990308349645">
                <text:p>1.68990308349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">
                <text:p>1</text:p>
              </table:table-cell>
              <table:table-cell office:value-type="float" office:value="4.1686384292356">
                <text:p>4.1686384292356</text:p>
              </table:table-cell>
              <table:table-cell office:value-type="float" office:value="4.1686384292356">
                <text:p>4.1686384292356</text:p>
              </table:table-cell>
              <table:table-cell office:value-type="float" office:value="3.36454299544796">
                <text:p>3.36454299544796</text:p>
              </table:table-cell>
              <table:table-cell office:value-type="float" office:value="4.1686384292356">
                <text:p>4.1686384292356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">
                <text:p>1</text:p>
              </table:table-cell>
              <table:table-cell office:value-type="float" office:value="4.34036473262973">
                <text:p>4.34036473262973</text:p>
              </table:table-cell>
              <table:table-cell office:value-type="float" office:value="4.34036473262973">
                <text:p>4.34036473262973</text:p>
              </table:table-cell>
              <table:table-cell office:value-type="float" office:value="3.48132808364167">
                <text:p>3.48132808364167</text:p>
              </table:table-cell>
              <table:table-cell office:value-type="float" office:value="4.34036473262973">
                <text:p>4.34036473262973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">
                <text:p>1</text:p>
              </table:table-cell>
              <table:table-cell office:value-type="float" office:value="4.30516380237693">
                <text:p>4.30516380237693</text:p>
              </table:table-cell>
              <table:table-cell office:value-type="float" office:value="4.30516380237693">
                <text:p>4.30516380237693</text:p>
              </table:table-cell>
              <table:table-cell office:value-type="float" office:value="3.45723313354117">
                <text:p>3.45723313354117</text:p>
              </table:table-cell>
              <table:table-cell office:value-type="float" office:value="4.30516380237693">
                <text:p>4.30516380237693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8136475032214">
                <text:p>2.18136475032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1">
                <text:p>1</text:p>
              </table:table-cell>
              <table:table-cell office:value-type="float" office:value="2.7268711790079">
                <text:p>2.7268711790079</text:p>
              </table:table-cell>
              <table:table-cell office:value-type="float" office:value="2.7268711790079">
                <text:p>2.7268711790079</text:p>
              </table:table-cell>
              <table:table-cell office:value-type="float" office:value="2.37742088610921">
                <text:p>2.37742088610921</text:p>
              </table:table-cell>
              <table:table-cell office:value-type="float" office:value="2.7268711790079">
                <text:p>2.7268711790079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1">
                <text:p>1</text:p>
              </table:table-cell>
              <table:table-cell office:value-type="float" office:value="1.21294997595296">
                <text:p>1.21294997595296</text:p>
              </table:table-cell>
              <table:table-cell office:value-type="float" office:value="1.21294997595296">
                <text:p>1.21294997595296</text:p>
              </table:table-cell>
              <table:table-cell office:value-type="float" office:value="6.696780162441">
                <text:p>6.696780162441</text:p>
              </table:table-cell>
              <table:table-cell office:value-type="float" office:value="1.21294997595296">
                <text:p>1.21294997595296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1">
                <text:p>1</text:p>
              </table:table-cell>
              <table:table-cell office:value-type="float" office:value="0.999776524296356">
                <text:p>0.999776524296356</text:p>
              </table:table-cell>
              <table:table-cell office:value-type="float" office:value="1.00737469822051">
                <text:p>1.00737469822051</text:p>
              </table:table-cell>
              <table:table-cell office:value-type="float" office:value="1.03049744993272">
                <text:p>1.03049744993272</text:p>
              </table:table-cell>
              <table:table-cell office:value-type="float" office:value="1.00084362078129">
                <text:p>1.00084362078129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0586503031968">
                <text:p>1.405865030319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1">
                <text:p>1</text:p>
              </table:table-cell>
              <table:table-cell office:value-type="float" office:value="1.14571513744783">
                <text:p>1.14571513744783</text:p>
              </table:table-cell>
              <table:table-cell office:value-type="float" office:value="0.837508390111106">
                <text:p>0.837508390111106</text:p>
              </table:table-cell>
              <table:table-cell office:value-type="float" office:value="0.837508390111106">
                <text:p>0.83750839011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1">
                <text:p>1</text:p>
              </table:table-cell>
              <table:table-cell office:value-type="float" office:value="1.0426876486087">
                <text:p>1.0426876486087</text:p>
              </table:table-cell>
              <table:table-cell office:value-type="float" office:value="0.721179551442709">
                <text:p>0.721179551442709</text:p>
              </table:table-cell>
              <table:table-cell office:value-type="float" office:value="0.721179551442709">
                <text:p>0.721179551442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5662978087044">
                <text:p>1.75662978087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7567083074692">
                <text:p>1.37567083074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8365138939454">
                <text:p>1.48365138939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1">
                <text:p>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80913138543914">
                <text:p>0.980913138543914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1">
                <text:p>1</text:p>
              </table:table-cell>
              <table:table-cell office:value-type="float" office:value="1.01080602667545">
                <text:p>1.01080602667545</text:p>
              </table:table-cell>
              <table:table-cell office:value-type="float" office:value="1.01080602667545">
                <text:p>1.01080602667545</text:p>
              </table:table-cell>
              <table:table-cell office:value-type="float" office:value="1.01080602667545">
                <text:p>1.01080602667545</text:p>
              </table:table-cell>
              <table:table-cell office:value-type="float" office:value="1.01080602667545">
                <text:p>1.01080602667545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1">
                <text:p>1</text:p>
              </table:table-cell>
              <table:table-cell office:value-type="float" office:value="1.84164737471139">
                <text:p>1.84164737471139</text:p>
              </table:table-cell>
              <table:table-cell office:value-type="float" office:value="1.84164737471139">
                <text:p>1.84164737471139</text:p>
              </table:table-cell>
              <table:table-cell office:value-type="float" office:value="1.77679851298646">
                <text:p>1.77679851298646</text:p>
              </table:table-cell>
              <table:table-cell office:value-type="float" office:value="0.992199918129774">
                <text:p>0.992199918129774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1">
                <text:p>1</text:p>
              </table:table-cell>
              <table:table-cell office:value-type="float" office:value="1.22438793587701">
                <text:p>1.22438793587701</text:p>
              </table:table-cell>
              <table:table-cell office:value-type="float" office:value="0.708427637552544">
                <text:p>0.708427637552544</text:p>
              </table:table-cell>
              <table:table-cell office:value-type="float" office:value="0.871387690698698">
                <text:p>0.871387690698698</text:p>
              </table:table-cell>
              <table:table-cell office:value-type="float" office:value="1.00219192450465">
                <text:p>1.00219192450465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1">
                <text:p>1</text:p>
              </table:table-cell>
              <table:table-cell office:value-type="float" office:value="1.04350736834526">
                <text:p>1.04350736834526</text:p>
              </table:table-cell>
              <table:table-cell office:value-type="float" office:value="1.00218772630159">
                <text:p>1.00218772630159</text:p>
              </table:table-cell>
              <table:table-cell office:value-type="float" office:value="1.19995056846268">
                <text:p>1.19995056846268</text:p>
              </table:table-cell>
              <table:table-cell office:value-type="float" office:value="1.04350736834526">
                <text:p>1.04350736834526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1">
                <text:p>1</text:p>
              </table:table-cell>
              <table:table-cell office:value-type="float" office:value="1.00717169455661">
                <text:p>1.00717169455661</text:p>
              </table:table-cell>
              <table:table-cell office:value-type="float" office:value="1.00717169455661">
                <text:p>1.00717169455661</text:p>
              </table:table-cell>
              <table:table-cell office:value-type="float" office:value="1.00708863867806">
                <text:p>1.00708863867806</text:p>
              </table:table-cell>
              <table:table-cell office:value-type="float" office:value="1.00717169455661">
                <text:p>1.00717169455661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546715344717">
                <text:p>0.996546715344717</text:p>
              </table:table-cell>
              <table:table-cell office:value-type="float" office:value="1.24502738140291">
                <text:p>1.24502738140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0353505249349">
                <text:p>0.950353505249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20219655262">
                <text:p>1.00020219655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651831308">
                <text:p>1.0000651831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907410138587">
                <text:p>0.996907410138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1">
                <text:p>1</text:p>
              </table:table-cell>
              <table:table-cell office:value-type="float" office:value="1.014361630709">
                <text:p>1.014361630709</text:p>
              </table:table-cell>
              <table:table-cell office:value-type="float" office:value="1.00355313089627">
                <text:p>1.00355313089627</text:p>
              </table:table-cell>
              <table:table-cell office:value-type="float" office:value="1.18925510038231">
                <text:p>1.18925510038231</text:p>
              </table:table-cell>
              <table:table-cell office:value-type="float" office:value="1.014361630709">
                <text:p>1.014361630709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510119496">
                <text:p>1.00000510119496</text:p>
              </table:table-cell>
              <table:table-cell office:value-type="float" office:value="1.79375613737518">
                <text:p>1.79375613737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1">
                <text:p>1</text:p>
              </table:table-cell>
              <table:table-cell office:value-type="float" office:value="1.00158419429677">
                <text:p>1.00158419429677</text:p>
              </table:table-cell>
              <table:table-cell office:value-type="float" office:value="0.997694893756088">
                <text:p>0.997694893756088</text:p>
              </table:table-cell>
              <table:table-cell office:value-type="float" office:value="1.08920994133692">
                <text:p>1.08920994133692</text:p>
              </table:table-cell>
              <table:table-cell office:value-type="float" office:value="1.00158419429677">
                <text:p>1.00158419429677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1">
                <text:p>1</text:p>
              </table:table-cell>
              <table:table-cell office:value-type="float" office:value="1.04405998392831">
                <text:p>1.04405998392831</text:p>
              </table:table-cell>
              <table:table-cell office:value-type="float" office:value="1.07275307910969">
                <text:p>1.07275307910969</text:p>
              </table:table-cell>
              <table:table-cell office:value-type="float" office:value="1.04717025757006">
                <text:p>1.04717025757006</text:p>
              </table:table-cell>
              <table:table-cell office:value-type="float" office:value="1.22502793625637">
                <text:p>1.22502793625637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1">
                <text:p>1</text:p>
              </table:table-cell>
              <table:table-cell office:value-type="float" office:value="1.07917424135477">
                <text:p>1.07917424135477</text:p>
              </table:table-cell>
              <table:table-cell office:value-type="float" office:value="1.0995718800688">
                <text:p>1.0995718800688</text:p>
              </table:table-cell>
              <table:table-cell office:value-type="float" office:value="1.08274382812973">
                <text:p>1.08274382812973</text:p>
              </table:table-cell>
              <table:table-cell office:value-type="float" office:value="0.99929126848536">
                <text:p>0.99929126848536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1">
                <text:p>1</text:p>
              </table:table-cell>
              <table:table-cell office:value-type="float" office:value="0.998774871771279">
                <text:p>0.998774871771279</text:p>
              </table:table-cell>
              <table:table-cell office:value-type="float" office:value="0.402038618055358">
                <text:p>0.402038618055358</text:p>
              </table:table-cell>
              <table:table-cell office:value-type="float" office:value="1.00317286553454">
                <text:p>1.00317286553454</text:p>
              </table:table-cell>
              <table:table-cell office:value-type="float" office:value="0.998774871771279">
                <text:p>0.998774871771279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1">
                <text:p>1</text:p>
              </table:table-cell>
              <table:table-cell office:value-type="float" office:value="0.99376930272486">
                <text:p>0.99376930272486</text:p>
              </table:table-cell>
              <table:table-cell office:value-type="float" office:value="0.407555386082071">
                <text:p>0.407555386082071</text:p>
              </table:table-cell>
              <table:table-cell office:value-type="float" office:value="1.05724699054995">
                <text:p>1.05724699054995</text:p>
              </table:table-cell>
              <table:table-cell office:value-type="float" office:value="0.99376930272486">
                <text:p>0.99376930272486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64987284004">
                <text:p>1.006498728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066783759508">
                <text:p>1.28066783759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1606385850782">
                <text:p>1.31606385850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9293933777305">
                <text:p>1.29293933777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1">
                <text:p>1</text:p>
              </table:table-cell>
              <table:table-cell office:value-type="float" office:value="0.924945824905214">
                <text:p>0.924945824905214</text:p>
              </table:table-cell>
              <table:table-cell office:value-type="float" office:value="0.989939434896854">
                <text:p>0.989939434896854</text:p>
              </table:table-cell>
              <table:table-cell office:value-type="float" office:value="0.981895995065012">
                <text:p>0.981895995065012</text:p>
              </table:table-cell>
              <table:table-cell office:value-type="float" office:value="1.03205639931159">
                <text:p>1.03205639931159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1">
                <text:p>1</text:p>
              </table:table-cell>
              <table:table-cell office:value-type="float" office:value="1.10805999537548">
                <text:p>1.10805999537548</text:p>
              </table:table-cell>
              <table:table-cell office:value-type="float" office:value="1.00036540906047">
                <text:p>1.00036540906047</text:p>
              </table:table-cell>
              <table:table-cell office:value-type="float" office:value="1.20042612087732">
                <text:p>1.20042612087732</text:p>
              </table:table-cell>
              <table:table-cell office:value-type="float" office:value="1.05319592155566">
                <text:p>1.05319592155566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1">
                <text:p>1</text:p>
              </table:table-cell>
              <table:table-cell office:value-type="float" office:value="2.77492014042184">
                <text:p>2.77492014042184</text:p>
              </table:table-cell>
              <table:table-cell office:value-type="float" office:value="3.40909374407317">
                <text:p>3.40909374407317</text:p>
              </table:table-cell>
              <table:table-cell office:value-type="float" office:value="3.13148974912315">
                <text:p>3.13148974912315</text:p>
              </table:table-cell>
              <table:table-cell office:value-type="float" office:value="1.00422956174366">
                <text:p>1.00422956174366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1">
                <text:p>1</text:p>
              </table:table-cell>
              <table:table-cell office:value-type="float" office:value="0.923853653467288">
                <text:p>0.923853653467288</text:p>
              </table:table-cell>
              <table:table-cell office:value-type="float" office:value="0.922417693165219">
                <text:p>0.922417693165219</text:p>
              </table:table-cell>
              <table:table-cell office:value-type="float" office:value="1.93723730445698">
                <text:p>1.93723730445698</text:p>
              </table:table-cell>
              <table:table-cell office:value-type="float" office:value="1.12587322899227">
                <text:p>1.12587322899227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1">
                <text:p>1</text:p>
              </table:table-cell>
              <table:table-cell office:value-type="float" office:value="0.999993618524999">
                <text:p>0.999993618524999</text:p>
              </table:table-cell>
              <table:table-cell office:value-type="float" office:value="0.999993618524999">
                <text:p>0.999993618524999</text:p>
              </table:table-cell>
              <table:table-cell office:value-type="float" office:value="17.3141050628319">
                <text:p>17.3141050628319</text:p>
              </table:table-cell>
              <table:table-cell office:value-type="float" office:value="0.999993618524999">
                <text:p>0.999993618524999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1">
                <text:p>1</text:p>
              </table:table-cell>
              <table:table-cell office:value-type="float" office:value="0.999990814766922">
                <text:p>0.999990814766922</text:p>
              </table:table-cell>
              <table:table-cell office:value-type="float" office:value="0.999990814766922">
                <text:p>0.999990814766922</text:p>
              </table:table-cell>
              <table:table-cell office:value-type="float" office:value="24.1803740961732">
                <text:p>24.1803740961732</text:p>
              </table:table-cell>
              <table:table-cell office:value-type="float" office:value="0.999990814766922">
                <text:p>0.999990814766922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">
                <text:p>1</text:p>
              </table:table-cell>
              <table:table-cell office:value-type="float" office:value="2.78786239465565">
                <text:p>2.78786239465565</text:p>
              </table:table-cell>
              <table:table-cell office:value-type="float" office:value="2.78786239465565">
                <text:p>2.78786239465565</text:p>
              </table:table-cell>
              <table:table-cell office:value-type="float" office:value="28.4271812153378">
                <text:p>28.4271812153378</text:p>
              </table:table-cell>
              <table:table-cell office:value-type="float" office:value="2.78786239465565">
                <text:p>2.78786239465565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65379408729">
                <text:p>0.97365379408729</text:p>
              </table:table-cell>
              <table:table-cell office:value-type="float" office:value="1.21962043322123">
                <text:p>1.2196204332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1">
                <text:p>1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994087825354359">
                <text:p>0.994087825354359</text:p>
              </table:table-cell>
              <table:table-cell office:value-type="float" office:value="1.97550881653044">
                <text:p>1.97550881653044</text:p>
              </table:table-cell>
              <table:table-cell office:value-type="float" office:value="0.999999999999998">
                <text:p>0.999999999999998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1">
                <text:p>1</text:p>
              </table:table-cell>
              <table:table-cell office:value-type="float" office:value="2.73116594995828">
                <text:p>2.73116594995828</text:p>
              </table:table-cell>
              <table:table-cell office:value-type="float" office:value="2.73116594995828">
                <text:p>2.73116594995828</text:p>
              </table:table-cell>
              <table:table-cell office:value-type="float" office:value="2.27880805539087">
                <text:p>2.27880805539087</text:p>
              </table:table-cell>
              <table:table-cell office:value-type="float" office:value="2.73116594995828">
                <text:p>2.73116594995828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1">
                <text:p>1</text:p>
              </table:table-cell>
              <table:table-cell office:value-type="float" office:value="1.04563936268313">
                <text:p>1.04563936268313</text:p>
              </table:table-cell>
              <table:table-cell office:value-type="float" office:value="1">
                <text:p>1</text:p>
              </table:table-cell>
              <table:table-cell office:value-type="float" office:value="1.15040702538641">
                <text:p>1.15040702538641</text:p>
              </table:table-cell>
              <table:table-cell office:value-type="float" office:value="1.04563936268313">
                <text:p>1.04563936268313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1">
                <text:p>1</text:p>
              </table:table-cell>
              <table:table-cell office:value-type="float" office:value="1.0528320882501">
                <text:p>1.0528320882501</text:p>
              </table:table-cell>
              <table:table-cell office:value-type="float" office:value="1">
                <text:p>1</text:p>
              </table:table-cell>
              <table:table-cell office:value-type="float" office:value="1.16349553900935">
                <text:p>1.16349553900935</text:p>
              </table:table-cell>
              <table:table-cell office:value-type="float" office:value="1.0528320882501">
                <text:p>1.0528320882501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1">
                <text:p>1</text:p>
              </table:table-cell>
              <table:table-cell office:value-type="float" office:value="0.681103965556035">
                <text:p>0.681103965556035</text:p>
              </table:table-cell>
              <table:table-cell office:value-type="float" office:value="0.683722680229809">
                <text:p>0.683722680229809</text:p>
              </table:table-cell>
              <table:table-cell office:value-type="float" office:value="0.691991242454462">
                <text:p>0.691991242454462</text:p>
              </table:table-cell>
              <table:table-cell office:value-type="float" office:value="0.681103965556035">
                <text:p>0.681103965556035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1">
                <text:p>1</text:p>
              </table:table-cell>
              <table:table-cell office:value-type="float" office:value="0.799561337003154">
                <text:p>0.799561337003154</text:p>
              </table:table-cell>
              <table:table-cell office:value-type="float" office:value="0.757868058012569">
                <text:p>0.757868058012569</text:p>
              </table:table-cell>
              <table:table-cell office:value-type="float" office:value="1.0766473219961">
                <text:p>1.0766473219961</text:p>
              </table:table-cell>
              <table:table-cell office:value-type="float" office:value="0.799561337003154">
                <text:p>0.799561337003154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">
                <text:p>1</text:p>
              </table:table-cell>
              <table:table-cell office:value-type="float" office:value="0.971351444834613">
                <text:p>0.971351444834613</text:p>
              </table:table-cell>
              <table:table-cell office:value-type="float" office:value="1.02892488965419">
                <text:p>1.02892488965419</text:p>
              </table:table-cell>
              <table:table-cell office:value-type="float" office:value="1.00624478348159">
                <text:p>1.00624478348159</text:p>
              </table:table-cell>
              <table:table-cell office:value-type="float" office:value="0.971351444834613">
                <text:p>0.971351444834613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">
                <text:p>1</text:p>
              </table:table-cell>
              <table:table-cell office:value-type="float" office:value="0.988105118623713">
                <text:p>0.988105118623713</text:p>
              </table:table-cell>
              <table:table-cell office:value-type="float" office:value="1.01795132660437">
                <text:p>1.01795132660437</text:p>
              </table:table-cell>
              <table:table-cell office:value-type="float" office:value="1.01748279831865">
                <text:p>1.01748279831865</text:p>
              </table:table-cell>
              <table:table-cell office:value-type="float" office:value="0.988105118623713">
                <text:p>0.988105118623713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">
                <text:p>1</text:p>
              </table:table-cell>
              <table:table-cell office:value-type="float" office:value="1.00003869003287">
                <text:p>1.00003869003287</text:p>
              </table:table-cell>
              <table:table-cell office:value-type="float" office:value="1.14647466093022">
                <text:p>1.14647466093022</text:p>
              </table:table-cell>
              <table:table-cell office:value-type="float" office:value="1.03609199716015">
                <text:p>1.03609199716015</text:p>
              </table:table-cell>
              <table:table-cell office:value-type="float" office:value="1.00003869003287">
                <text:p>1.00003869003287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1">
                <text:p>1</text:p>
              </table:table-cell>
              <table:table-cell office:value-type="float" office:value="0.976617372443761">
                <text:p>0.976617372443761</text:p>
              </table:table-cell>
              <table:table-cell office:value-type="float" office:value="0.905381338076099">
                <text:p>0.905381338076099</text:p>
              </table:table-cell>
              <table:table-cell office:value-type="float" office:value="1.00507396578721">
                <text:p>1.00507396578721</text:p>
              </table:table-cell>
              <table:table-cell office:value-type="float" office:value="0.901390633418402">
                <text:p>0.901390633418402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1">
                <text:p>1</text:p>
              </table:table-cell>
              <table:table-cell office:value-type="float" office:value="1.00547310096239">
                <text:p>1.00547310096239</text:p>
              </table:table-cell>
              <table:table-cell office:value-type="float" office:value="0.987153684185809">
                <text:p>0.987153684185809</text:p>
              </table:table-cell>
              <table:table-cell office:value-type="float" office:value="1.00646865496985">
                <text:p>1.00646865496985</text:p>
              </table:table-cell>
              <table:table-cell office:value-type="float" office:value="1.00547310096239">
                <text:p>1.00547310096239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1">
                <text:p>1</text:p>
              </table:table-cell>
              <table:table-cell office:value-type="float" office:value="1.00041328887561">
                <text:p>1.00041328887561</text:p>
              </table:table-cell>
              <table:table-cell office:value-type="float" office:value="1.42401018477829">
                <text:p>1.42401018477829</text:p>
              </table:table-cell>
              <table:table-cell office:value-type="float" office:value="1.37337950502328">
                <text:p>1.37337950502328</text:p>
              </table:table-cell>
              <table:table-cell office:value-type="float" office:value="1.00041328887561">
                <text:p>1.00041328887561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1">
                <text:p>1</text:p>
              </table:table-cell>
              <table:table-cell office:value-type="float" office:value="1.04612719817495">
                <text:p>1.04612719817495</text:p>
              </table:table-cell>
              <table:table-cell office:value-type="float" office:value="1.00003501913011">
                <text:p>1.00003501913011</text:p>
              </table:table-cell>
              <table:table-cell office:value-type="float" office:value="1.68520941681315">
                <text:p>1.68520941681315</text:p>
              </table:table-cell>
              <table:table-cell office:value-type="float" office:value="1.0298433026759">
                <text:p>1.0298433026759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1">
                <text:p>1</text:p>
              </table:table-cell>
              <table:table-cell office:value-type="float" office:value="1.00091749997886">
                <text:p>1.00091749997886</text:p>
              </table:table-cell>
              <table:table-cell office:value-type="float" office:value="1.20728427126441">
                <text:p>1.20728427126441</text:p>
              </table:table-cell>
              <table:table-cell office:value-type="float" office:value="2.27870586245691">
                <text:p>2.27870586245691</text:p>
              </table:table-cell>
              <table:table-cell office:value-type="float" office:value="1.00091749997886">
                <text:p>1.00091749997886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1">
                <text:p>1</text:p>
              </table:table-cell>
              <table:table-cell office:value-type="float" office:value="0.999999999999988">
                <text:p>0.999999999999988</text:p>
              </table:table-cell>
              <table:table-cell office:value-type="float" office:value="0.820071003444041">
                <text:p>0.820071003444041</text:p>
              </table:table-cell>
              <table:table-cell office:value-type="float" office:value="14.182013467634">
                <text:p>14.182013467634</text:p>
              </table:table-cell>
              <table:table-cell office:value-type="float" office:value="0.999999999999988">
                <text:p>0.999999999999988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1">
                <text:p>1</text:p>
              </table:table-cell>
              <table:table-cell office:value-type="float" office:value="0.999999999999977">
                <text:p>0.999999999999977</text:p>
              </table:table-cell>
              <table:table-cell office:value-type="float" office:value="0.917035714040985">
                <text:p>0.917035714040985</text:p>
              </table:table-cell>
              <table:table-cell office:value-type="float" office:value="14.4382946699583">
                <text:p>14.4382946699583</text:p>
              </table:table-cell>
              <table:table-cell office:value-type="float" office:value="0.999999999999977">
                <text:p>0.999999999999977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1">
                <text:p>1</text:p>
              </table:table-cell>
              <table:table-cell office:value-type="float" office:value="1.00365705296245">
                <text:p>1.00365705296245</text:p>
              </table:table-cell>
              <table:table-cell office:value-type="float" office:value="1.14208927795207">
                <text:p>1.14208927795207</text:p>
              </table:table-cell>
              <table:table-cell office:value-type="float" office:value="29.3806658401816">
                <text:p>29.3806658401816</text:p>
              </table:table-cell>
              <table:table-cell office:value-type="float" office:value="1.00365705296245">
                <text:p>1.00365705296245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1">
                <text:p>1</text:p>
              </table:table-cell>
              <table:table-cell office:value-type="float" office:value="1.41083743842365">
                <text:p>1.41083743842365</text:p>
              </table:table-cell>
              <table:table-cell office:value-type="float" office:value="1.41083743842365">
                <text:p>1.41083743842365</text:p>
              </table:table-cell>
              <table:table-cell office:value-type="float" office:value="6.99181508147025">
                <text:p>6.99181508147025</text:p>
              </table:table-cell>
              <table:table-cell office:value-type="float" office:value="1.07965138309966">
                <text:p>1.07965138309966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1">
                <text:p>1</text:p>
              </table:table-cell>
              <table:table-cell office:value-type="float" office:value="1.91541747919683">
                <text:p>1.91541747919683</text:p>
              </table:table-cell>
              <table:table-cell office:value-type="float" office:value="1.93491820117012">
                <text:p>1.93491820117012</text:p>
              </table:table-cell>
              <table:table-cell office:value-type="float" office:value="4.92445330991282">
                <text:p>4.92445330991282</text:p>
              </table:table-cell>
              <table:table-cell office:value-type="float" office:value="0.989535108742617">
                <text:p>0.989535108742617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1">
                <text:p>1</text:p>
              </table:table-cell>
              <table:table-cell office:value-type="float" office:value="1.17203559789423">
                <text:p>1.17203559789423</text:p>
              </table:table-cell>
              <table:table-cell office:value-type="float" office:value="2.43682627224872">
                <text:p>2.43682627224872</text:p>
              </table:table-cell>
              <table:table-cell office:value-type="float" office:value="3.67936826272254">
                <text:p>3.67936826272254</text:p>
              </table:table-cell>
              <table:table-cell office:value-type="float" office:value="1.00068939583857">
                <text:p>1.00068939583857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1">
                <text:p>1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996955477666532">
                <text:p>0.996955477666532</text:p>
              </table:table-cell>
              <table:table-cell office:value-type="float" office:value="2.62537533251894">
                <text:p>2.62537533251894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1">
                <text:p>1</text:p>
              </table:table-cell>
              <table:table-cell office:value-type="float" office:value="1.13950551748544">
                <text:p>1.13950551748544</text:p>
              </table:table-cell>
              <table:table-cell office:value-type="float" office:value="0.993887333912424">
                <text:p>0.993887333912424</text:p>
              </table:table-cell>
              <table:table-cell office:value-type="float" office:value="4.05649390341986">
                <text:p>4.05649390341986</text:p>
              </table:table-cell>
              <table:table-cell office:value-type="float" office:value="0.988538751085799">
                <text:p>0.988538751085799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1">
                <text:p>1</text:p>
              </table:table-cell>
              <table:table-cell office:value-type="float" office:value="2.16447452979745">
                <text:p>2.16447452979745</text:p>
              </table:table-cell>
              <table:table-cell office:value-type="float" office:value="2.45586858195584">
                <text:p>2.45586858195584</text:p>
              </table:table-cell>
              <table:table-cell office:value-type="float" office:value="5.95232178814743">
                <text:p>5.95232178814743</text:p>
              </table:table-cell>
              <table:table-cell office:value-type="float" office:value="2.16447452979745">
                <text:p>2.16447452979745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1">
                <text:p>1</text:p>
              </table:table-cell>
              <table:table-cell office:value-type="float" office:value="1.34351740988273">
                <text:p>1.34351740988273</text:p>
              </table:table-cell>
              <table:table-cell office:value-type="float" office:value="1.10092302429333">
                <text:p>1.10092302429333</text:p>
              </table:table-cell>
              <table:table-cell office:value-type="float" office:value="2.08908078894882">
                <text:p>2.08908078894882</text:p>
              </table:table-cell>
              <table:table-cell office:value-type="float" office:value="1.34351740988273">
                <text:p>1.34351740988273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1">
                <text:p>1</text:p>
              </table:table-cell>
              <table:table-cell office:value-type="float" office:value="1.50431680042441">
                <text:p>1.50431680042441</text:p>
              </table:table-cell>
              <table:table-cell office:value-type="float" office:value="1.15142497005142">
                <text:p>1.15142497005142</text:p>
              </table:table-cell>
              <table:table-cell office:value-type="float" office:value="1.89605606071879">
                <text:p>1.89605606071879</text:p>
              </table:table-cell>
              <table:table-cell office:value-type="float" office:value="1.50431680042441">
                <text:p>1.50431680042441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1">
                <text:p>1</text:p>
              </table:table-cell>
              <table:table-cell office:value-type="float" office:value="1.33109649492988">
                <text:p>1.33109649492988</text:p>
              </table:table-cell>
              <table:table-cell office:value-type="float" office:value="0.960703304918189">
                <text:p>0.960703304918189</text:p>
              </table:table-cell>
              <table:table-cell office:value-type="float" office:value="1.65608413615153">
                <text:p>1.65608413615153</text:p>
              </table:table-cell>
              <table:table-cell office:value-type="float" office:value="1.33109649492988">
                <text:p>1.33109649492988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1">
                <text:p>1</text:p>
              </table:table-cell>
              <table:table-cell office:value-type="float" office:value="0.422601710256418">
                <text:p>0.422601710256418</text:p>
              </table:table-cell>
              <table:table-cell office:value-type="float" office:value="0.398217453772173">
                <text:p>0.398217453772173</text:p>
              </table:table-cell>
              <table:table-cell office:value-type="float" office:value="5.06797862631289">
                <text:p>5.06797862631289</text:p>
              </table:table-cell>
              <table:table-cell office:value-type="float" office:value="0.422601710256418">
                <text:p>0.422601710256418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1">
                <text:p>1</text:p>
              </table:table-cell>
              <table:table-cell office:value-type="float" office:value="1.20740531473992">
                <text:p>1.20740531473992</text:p>
              </table:table-cell>
              <table:table-cell office:value-type="float" office:value="0.960348005123634">
                <text:p>0.960348005123634</text:p>
              </table:table-cell>
              <table:table-cell office:value-type="float" office:value="21.1642404323735">
                <text:p>21.1642404323735</text:p>
              </table:table-cell>
              <table:table-cell office:value-type="float" office:value="1.02369239234294">
                <text:p>1.02369239234294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1">
                <text:p>1</text:p>
              </table:table-cell>
              <table:table-cell office:value-type="float" office:value="0.998623157727143">
                <text:p>0.998623157727143</text:p>
              </table:table-cell>
              <table:table-cell office:value-type="float" office:value="1.0178301978962">
                <text:p>1.0178301978962</text:p>
              </table:table-cell>
              <table:table-cell office:value-type="float" office:value="8.29703879402367">
                <text:p>8.29703879402367</text:p>
              </table:table-cell>
              <table:table-cell office:value-type="float" office:value="0.998623157727143">
                <text:p>0.998623157727143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1">
                <text:p>1</text:p>
              </table:table-cell>
              <table:table-cell office:value-type="float" office:value="1.00896585235614">
                <text:p>1.00896585235614</text:p>
              </table:table-cell>
              <table:table-cell office:value-type="float" office:value="1.39578499661688">
                <text:p>1.39578499661688</text:p>
              </table:table-cell>
              <table:table-cell office:value-type="float" office:value="15.3064566304291">
                <text:p>15.3064566304291</text:p>
              </table:table-cell>
              <table:table-cell office:value-type="float" office:value="1.00896585235614">
                <text:p>1.00896585235614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1">
                <text:p>1</text:p>
              </table:table-cell>
              <table:table-cell office:value-type="float" office:value="1.0101889443824">
                <text:p>1.0101889443824</text:p>
              </table:table-cell>
              <table:table-cell office:value-type="float" office:value="0.975683133286618">
                <text:p>0.975683133286618</text:p>
              </table:table-cell>
              <table:table-cell office:value-type="float" office:value="2.28128164708075">
                <text:p>2.28128164708075</text:p>
              </table:table-cell>
              <table:table-cell office:value-type="float" office:value="1.0101889443824">
                <text:p>1.0101889443824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1">
                <text:p>1</text:p>
              </table:table-cell>
              <table:table-cell office:value-type="float" office:value="1.06111613565996">
                <text:p>1.06111613565996</text:p>
              </table:table-cell>
              <table:table-cell office:value-type="float" office:value="1.30268144217411">
                <text:p>1.30268144217411</text:p>
              </table:table-cell>
              <table:table-cell office:value-type="float" office:value="25.7161441254928">
                <text:p>25.7161441254928</text:p>
              </table:table-cell>
              <table:table-cell office:value-type="float" office:value="1.06111613565996">
                <text:p>1.06111613565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